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9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8.4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ff99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3ff99" fo:wrap-option="wrap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33ff99" style:text-align-source="fix" style:repeat-content="false" fo:wrap-option="wrap"/>
      <style:paragraph-properties fo:text-align="center" fo:margin-left="0mm"/>
    </style:style>
    <style:style style:name="ce17" style:family="table-cell" style:parent-style-name="Default" style:data-style-name="N112">
      <style:table-cell-properties fo:background-color="#33ff99" fo:wrap-option="wrap"/>
    </style:style>
    <style:style style:name="ce18" style:family="table-cell" style:parent-style-name="Default" style:data-style-name="N112">
      <style:table-cell-properties fo:background-color="#33ff99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 style:data-style-name="N111"/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0"/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5" style:family="table-cell" style:parent-style-name="Default" style:data-style-name="N111"/>
    <style:style style:name="ce26" style:family="table-cell" style:parent-style-name="Default">
      <style:table-cell-properties fo:wrap-option="wrap"/>
    </style:style>
    <style:style style:name="ce27" style:family="table-cell" style:parent-style-name="Default" style:data-style-name="N0"/>
    <style:style style:name="ce28" style:family="table-cell" style:parent-style-name="Default">
      <style:table-cell-properties fo:background-color="#33ff99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33ff99" fo:wrap-option="wrap"/>
    </style:style>
    <style:style style:name="ce30" style:family="table-cell" style:parent-style-name="Default">
      <style:table-cell-properties fo:background-color="#33ff99"/>
    </style:style>
    <style:style style:name="ce31" style:family="table-cell" style:parent-style-name="Default">
      <style:table-cell-properties fo:background-color="#33ff99" style:text-align-source="fix" style:repeat-content="false" fo:wrap-option="wrap"/>
      <style:paragraph-properties fo:text-align="center" fo:margin-left="0mm"/>
    </style:style>
    <style:style style:name="ce32" style:family="table-cell" style:parent-style-name="Default" style:data-style-name="N112">
      <style:table-cell-properties fo:background-color="#33ff99" fo:wrap-option="wrap"/>
    </style:style>
    <style:style style:name="ce33" style:family="table-cell" style:parent-style-name="Default" style:data-style-name="N112">
      <style:table-cell-properties fo:background-color="#33ff99"/>
    </style:style>
  </office:automatic-styles>
  <office:body>
    <office:spreadsheet>
      <table:calculation-settings table:automatic-find-labels="false" table:use-regular-expressions="false" table:use-wildcards="true"/>
      <table:table table:name="Results in words" table:style-name="ta1">
        <table:table-column table:style-name="co1" table:number-columns-repeated="5" table:default-cell-style-name="Default"/>
        <table:table-column table:style-name="co1" table:number-columns-repeated="5" table:default-cell-style-name="ce25"/>
        <table:table-column table:style-name="co1" table:default-cell-style-name="ce27"/>
        <table:table-column table:style-name="co2" table:number-columns-repeated="3" table:default-cell-style-name="ce27"/>
        <table:table-column table:style-name="co2" table:default-cell-style-name="Default"/>
        <table:table-column table:style-name="co1" table:number-columns-repeated="1009" table:default-cell-style-name="Default"/>
        <table:table-row table:style-name="ro1">
          <table:table-cell table:style-name="ce23" office:value-type="string" calcext:value-type="string">
            <text:p>xx0</text:p>
          </table:table-cell>
          <table:table-cell table:style-name="ce23" office:value-type="string" calcext:value-type="string">
            <text:p>x25</text:p>
          </table:table-cell>
          <table:table-cell table:style-name="ce23" office:value-type="string" calcext:value-type="string">
            <text:p>x50</text:p>
          </table:table-cell>
          <table:table-cell table:style-name="ce23" office:value-type="string" calcext:value-type="string">
            <text:p>x75</text:p>
          </table:table-cell>
          <table:table-cell table:style-name="ce24"/>
          <table:table-cell table:style-name="ce24" office:value-type="string" calcext:value-type="string">
            <text:p>Total of 4all <text:s/>values</text:p>
          </table:table-cell>
          <table:table-cell table:style-name="ce24" office:value-type="string" calcext:value-type="string">
            <text:p>Minimum value</text:p>
          </table:table-cell>
          <table:table-cell table:style-name="ce24" office:value-type="string" calcext:value-type="string">
            <text:p>Total of all 4 values less min value</text:p>
          </table:table-cell>
          <table:table-cell table:style-name="ce24" office:value-type="string" calcext:value-type="string">
            <text:p>Average of non-Min. Values</text:p>
          </table:table-cell>
          <table:table-cell table:style-name="ce24" office:value-type="string" calcext:value-type="string">
            <text:p>Effective Vref minus Min</text:p>
          </table:table-cell>
          <table:table-cell table:style-name="ce24" office:value-type="string" calcext:value-type="string">
            <text:p>Compare against ALL OFF limits</text:p>
          </table:table-cell>
          <table:table-cell table:style-name="ce24" office:value-type="string" calcext:value-type="string">
            <text:p>In dacade decade in the level?</text:p>
          </table:table-cell>
          <table:table-cell table:style-name="ce26" office:value-type="string" calcext:value-type="string">
            <text:p>Channel</text:p>
          </table:table-cell>
          <table:table-cell table:style-name="ce26"/>
          <table:table-cell table:style-name="ce28" office:value-type="string" calcext:value-type="string">
            <text:p>Limits base on .txt file results only</text:p>
          </table:table-cell>
          <table:table-cell table:style-name="ce31" office:value-type="string" calcext:value-type="string">
            <text:p>Hi limit</text:p>
          </table:table-cell>
          <table:table-cell table:style-name="ce31" office:value-type="string" calcext:value-type="string">
            <text:p>Lo limit</text:p>
          </table:table-cell>
          <table:table-cell table:style-name="ce26" table:number-columns-repeated="1007"/>
        </table:table-row>
        <table:table-row table:style-name="ro2">
          <table:table-cell table:number-columns-repeated="4" table:style-name="ce24" office:value-type="string" calcext:value-type="string">
            <text:p>V</text:p>
          </table:table-cell>
          <table:table-cell table:style-name="ce24" table:number-columns-repeated="4"/>
          <table:table-cell table:style-name="ce24" office:value-type="string" calcext:value-type="string">
            <text:p>Effectively Vref</text:p>
          </table:table-cell>
          <table:table-cell table:style-name="ce24"/>
          <table:table-cell table:style-name="ce26" table:number-columns-repeated="4"/>
          <table:table-cell table:style-name="ce29" office:value-type="string" calcext:value-type="string">
            <text:p>ALL OFF</text:p>
          </table:table-cell>
          <table:table-cell table:style-name="ce32" office:value-type="float" office:value="0.01" calcext:value-type="float">
            <text:p>0.010</text:p>
          </table:table-cell>
          <table:table-cell table:style-name="ce32" office:value-type="float" office:value="-0.01" calcext:value-type="float">
            <text:p>-0.010</text:p>
          </table:table-cell>
          <table:table-cell table:style-name="ce26" table:number-columns-repeated="1007"/>
        </table:table-row>
        <table:table-row table:style-name="ro3">
          <table:table-cell table:number-columns-repeated="4" office:value-type="float" office:value="3.049" calcext:value-type="float">
            <text:p>3.049</text:p>
          </table:table-cell>
          <table:table-cell/>
          <table:table-cell table:formula="of:=SUM([.A3:.D3])" office:value-type="float" office:value="12.196" calcext:value-type="float">
            <text:p>12.196</text:p>
          </table:table-cell>
          <table:table-cell table:formula="of:=MIN([.A3:.D3])" office:value-type="float" office:value="3.049" calcext:value-type="float">
            <text:p>3.049</text:p>
          </table:table-cell>
          <table:table-cell table:formula="of:=[.F3]-[.G3]" office:value-type="float" office:value="9.147" calcext:value-type="float">
            <text:p>9.147</text:p>
          </table:table-cell>
          <table:table-cell table:formula="of:=[.H3]/3" office:value-type="float" office:value="3.049" calcext:value-type="float">
            <text:p>3.049</text:p>
          </table:table-cell>
          <table:table-cell table:formula="of:=[.I3]-[.G3]" office:value-type="float" office:value="0" calcext:value-type="float">
            <text:p>0.000</text:p>
          </table:table-cell>
          <table:table-cell table:formula="of:=IF(AND(([.$J3]&lt;[.$P$2]);[.$J3]&gt;[.$Q$2]);[.$O$2];&quot;DIP&quot;)" office:value-type="string" office:string-value="ALL OFF" calcext:value-type="string">
            <text:p>ALL OFF</text:p>
          </table:table-cell>
          <table:table-cell table:formula="of:=IF(AND(([.$J3]&lt;[.$P$2]);[.$J3]&gt;[.$Q$2]);[.$O$2];IF(AND(([.$J3]&lt;[.$P$3]);[.$J3]&gt;[.$Q$3]);[.$O$3];IF(AND(([.$J3]&lt;[.$P$4]);[.$J3]&gt;[.$Q$4]);[.$O$4];IF(AND(([.$J3]&lt;[.$P$5]);[.$J3]&gt;[.$Q$5]);[.$O$5];IF(AND(([.$J3]&lt;[.$P$6]);[.$J3]&gt;[.$Q$6]);[.$O$6];IF(AND(([.$J3]&lt;[.$P$7]);[.$J3]&gt;[.$Q$7]);[.$O$7];IF(AND(([.$J3]&lt;[.$P$8]);[.$J3]&gt;[.$Q$8]);[.$O$8];IF(AND(([.$J3]&lt;[.$P$9]);[.$J3]&gt;[.$Q$9]);[.$O$9];IF(AND(([.$J3]&lt;[.$P$10]);[.$J3]&gt;[.$Q$10]);[.$O$10];IF(AND(([.$J3]&lt;[.$P$11]);[.$J3]&gt;[.$Q$11]);[.$O$11];IF(AND(([.$J3]&lt;[.$P$12]);[.$J3]&gt;[.$Q$12]);[.$O$12];&quot;Outside set limits&quot;)))))))))))" office:value-type="string" office:string-value="ALL OFF" calcext:value-type="string">
            <text:p>ALL OFF</text:p>
          </table:table-cell>
          <table:table-cell table:formula="of:=IF([.L3]=[.O$2];[.O$2];IF([.G3]=[.A3];[.A$1];IF([.G3]=[.B3];[.B$1];IF([.G3]=[.C3];[.C$1];IF([.G3]=[.D3];[.D$1];&quot;Error&quot;)))))" office:value-type="string" office:string-value="ALL OFF" calcext:value-type="string">
            <text:p>ALL OFF</text:p>
          </table:table-cell>
          <table:table-cell/>
          <table:table-cell table:style-name="ce30" office:value-type="string" calcext:value-type="string">
            <text:p>Level &lt; 100</text:p>
          </table:table-cell>
          <table:table-cell table:style-name="ce33" office:value-type="float" office:value="0.07" calcext:value-type="float">
            <text:p>0.070</text:p>
          </table:table-cell>
          <table:table-cell table:style-name="ce33" office:value-type="float" office:value="0.05" calcext:value-type="float">
            <text:p>0.050</text:p>
          </table:table-cell>
          <table:table-cell table:number-columns-repeated="1007"/>
        </table:table-row>
        <table:table-row table:style-name="ro3">
          <table:table-cell office:value-type="float" office:value="2.999" calcext:value-type="float">
            <text:p>2.999</text:p>
          </table:table-cell>
          <table:table-cell table:number-columns-repeated="3" office:value-type="float" office:value="3.057" calcext:value-type="float">
            <text:p>3.057</text:p>
          </table:table-cell>
          <table:table-cell/>
          <table:table-cell table:formula="of:=SUM([.A4:.D4])" office:value-type="float" office:value="12.17" calcext:value-type="float">
            <text:p>12.170</text:p>
          </table:table-cell>
          <table:table-cell table:formula="of:=MIN([.A4:.D4])" office:value-type="float" office:value="2.999" calcext:value-type="float">
            <text:p>2.999</text:p>
          </table:table-cell>
          <table:table-cell table:formula="of:=[.F4]-[.G4]" office:value-type="float" office:value="9.171" calcext:value-type="float">
            <text:p>9.171</text:p>
          </table:table-cell>
          <table:table-cell table:formula="of:=[.H4]/3" office:value-type="float" office:value="3.057" calcext:value-type="float">
            <text:p>3.057</text:p>
          </table:table-cell>
          <table:table-cell table:formula="of:=[.I4]-[.G4]" office:value-type="float" office:value="0.0579999999999998" calcext:value-type="float">
            <text:p>0.058</text:p>
          </table:table-cell>
          <table:table-cell table:formula="of:=IF(AND(([.$J4]&lt;[.P$2]);[.$J4]&gt;[.Q$2]);[.O$2];&quot;DIP&quot;)" office:value-type="string" office:string-value="DIP" calcext:value-type="string">
            <text:p>DIP</text:p>
          </table:table-cell>
          <table:table-cell table:formula="of:=IF(AND(([.$J4]&lt;[.$P$2]);[.$J4]&gt;[.$Q$2]);[.$O$2];IF(AND(([.$J4]&lt;[.$P$3]);[.$J4]&gt;[.$Q$3]);[.$O$3];IF(AND(([.$J4]&lt;[.$P$4]);[.$J4]&gt;[.$Q$4]);[.$O$4];IF(AND(([.$J4]&lt;[.$P$5]);[.$J4]&gt;[.$Q$5]);[.$O$5];IF(AND(([.$J4]&lt;[.$P$6]);[.$J4]&gt;[.$Q$6]);[.$O$6];IF(AND(([.$J4]&lt;[.$P$7]);[.$J4]&gt;[.$Q$7]);[.$O$7];IF(AND(([.$J4]&lt;[.$P$8]);[.$J4]&gt;[.$Q$8]);[.$O$8];IF(AND(([.$J4]&lt;[.$P$9]);[.$J4]&gt;[.$Q$9]);[.$O$9];IF(AND(([.$J4]&lt;[.$P$10]);[.$J4]&gt;[.$Q$10]);[.$O$10];IF(AND(([.$J4]&lt;[.$P$11]);[.$J4]&gt;[.$Q$11]);[.$O$11];IF(AND(([.$J4]&lt;[.$P$12]);[.$J4]&gt;[.$Q$12]);[.$O$12];&quot;Outside set limits&quot;)))))))))))" office:value-type="string" office:string-value="Level &lt; 100" calcext:value-type="string">
            <text:p>Level &lt; 100</text:p>
          </table:table-cell>
          <table:table-cell table:formula="of:=IF([.L4]=[.O$2];[.O$2];IF([.G4]=[.A4];[.A$1];IF([.G4]=[.B4];[.B$1];IF([.G4]=[.C4];[.C$1];IF([.G4]=[.D4];[.D$1];&quot;Error&quot;)))))" office:value-type="string" office:string-value="xx0" calcext:value-type="string">
            <text:p>xx0</text:p>
          </table:table-cell>
          <table:table-cell/>
          <table:table-cell table:style-name="ce30" office:value-type="string" calcext:value-type="string">
            <text:p>100&lt;Level&lt;200</text:p>
          </table:table-cell>
          <table:table-cell table:style-name="ce33" office:value-type="float" office:value="0.17" calcext:value-type="float">
            <text:p>0.170</text:p>
          </table:table-cell>
          <table:table-cell table:style-name="ce33" office:value-type="float" office:value="0.15" calcext:value-type="float">
            <text:p>0.150</text:p>
          </table:table-cell>
          <table:table-cell table:number-columns-repeated="1007"/>
        </table:table-row>
        <table:table-row table:style-name="ro3">
          <table:table-cell office:value-type="float" office:value="3.055" calcext:value-type="float">
            <text:p>3.055</text:p>
          </table:table-cell>
          <table:table-cell office:value-type="float" office:value="2.997" calcext:value-type="float">
            <text:p>2.997</text:p>
          </table:table-cell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  <table:table-cell/>
          <table:table-cell table:formula="of:=SUM([.A5:.D5])" office:value-type="float" office:value="12.164" calcext:value-type="float">
            <text:p>12.164</text:p>
          </table:table-cell>
          <table:table-cell table:formula="of:=MIN([.A5:.D5])" office:value-type="float" office:value="2.997" calcext:value-type="float">
            <text:p>2.997</text:p>
          </table:table-cell>
          <table:table-cell table:formula="of:=[.F5]-[.G5]" office:value-type="float" office:value="9.167" calcext:value-type="float">
            <text:p>9.167</text:p>
          </table:table-cell>
          <table:table-cell table:formula="of:=[.H5]/3" office:value-type="float" office:value="3.05566666666667" calcext:value-type="float">
            <text:p>3.056</text:p>
          </table:table-cell>
          <table:table-cell table:formula="of:=[.I5]-[.G5]" office:value-type="float" office:value="0.0586666666666669" calcext:value-type="float">
            <text:p>0.059</text:p>
          </table:table-cell>
          <table:table-cell table:formula="of:=IF(AND(([.$J5]&lt;[.P$2]);[.$J5]&gt;[.Q$2]);[.O$2];&quot;DIP&quot;)" office:value-type="string" office:string-value="DIP" calcext:value-type="string">
            <text:p>DIP</text:p>
          </table:table-cell>
          <table:table-cell table:formula="of:=IF(AND(([.$J5]&lt;[.$P$2]);[.$J5]&gt;[.$Q$2]);[.$O$2];IF(AND(([.$J5]&lt;[.$P$3]);[.$J5]&gt;[.$Q$3]);[.$O$3];IF(AND(([.$J5]&lt;[.$P$4]);[.$J5]&gt;[.$Q$4]);[.$O$4];IF(AND(([.$J5]&lt;[.$P$5]);[.$J5]&gt;[.$Q$5]);[.$O$5];IF(AND(([.$J5]&lt;[.$P$6]);[.$J5]&gt;[.$Q$6]);[.$O$6];IF(AND(([.$J5]&lt;[.$P$7]);[.$J5]&gt;[.$Q$7]);[.$O$7];IF(AND(([.$J5]&lt;[.$P$8]);[.$J5]&gt;[.$Q$8]);[.$O$8];IF(AND(([.$J5]&lt;[.$P$9]);[.$J5]&gt;[.$Q$9]);[.$O$9];IF(AND(([.$J5]&lt;[.$P$10]);[.$J5]&gt;[.$Q$10]);[.$O$10];IF(AND(([.$J5]&lt;[.$P$11]);[.$J5]&gt;[.$Q$11]);[.$O$11];IF(AND(([.$J5]&lt;[.$P$12]);[.$J5]&gt;[.$Q$12]);[.$O$12];&quot;Outside set limits&quot;)))))))))))" office:value-type="string" office:string-value="Level &lt; 100" calcext:value-type="string">
            <text:p>Level &lt; 100</text:p>
          </table:table-cell>
          <table:table-cell table:formula="of:=IF([.L5]=[.O$2];[.O$2];IF([.G5]=[.A5];[.A$1];IF([.G5]=[.B5];[.B$1];IF([.G5]=[.C5];[.C$1];IF([.G5]=[.D5];[.D$1];&quot;Error&quot;)))))" office:value-type="string" office:string-value="x25" calcext:value-type="string">
            <text:p>x25</text:p>
          </table:table-cell>
          <table:table-cell/>
          <table:table-cell table:style-name="ce30" office:value-type="string" calcext:value-type="string">
            <text:p>200&lt;Level&lt;300</text:p>
          </table:table-cell>
          <table:table-cell table:style-name="ce33" office:value-type="float" office:value="0.35" calcext:value-type="float">
            <text:p>0.350</text:p>
          </table:table-cell>
          <table:table-cell table:style-name="ce33" office:value-type="float" office:value="0.33" calcext:value-type="float">
            <text:p>0.330</text:p>
          </table:table-cell>
          <table:table-cell table:number-columns-repeated="1007"/>
        </table:table-row>
        <table:table-row table:style-name="ro3">
          <table:table-cell office:value-type="float" office:value="3.057" calcext:value-type="float">
            <text:p>3.057</text:p>
          </table:table-cell>
          <table:table-cell office:value-type="float" office:value="2.999" calcext:value-type="float">
            <text:p>2.999</text:p>
          </table:table-cell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  <table:table-cell/>
          <table:table-cell table:formula="of:=SUM([.A6:.D6])" office:value-type="float" office:value="12.168" calcext:value-type="float">
            <text:p>12.168</text:p>
          </table:table-cell>
          <table:table-cell table:formula="of:=MIN([.A6:.D6])" office:value-type="float" office:value="2.999" calcext:value-type="float">
            <text:p>2.999</text:p>
          </table:table-cell>
          <table:table-cell table:formula="of:=[.F6]-[.G6]" office:value-type="float" office:value="9.169" calcext:value-type="float">
            <text:p>9.169</text:p>
          </table:table-cell>
          <table:table-cell table:formula="of:=[.H6]/3" office:value-type="float" office:value="3.05633333333333" calcext:value-type="float">
            <text:p>3.056</text:p>
          </table:table-cell>
          <table:table-cell table:formula="of:=[.I6]-[.G6]" office:value-type="float" office:value="0.0573333333333332" calcext:value-type="float">
            <text:p>0.057</text:p>
          </table:table-cell>
          <table:table-cell table:formula="of:=IF(AND(([.$J6]&lt;[.P$2]);[.$J6]&gt;[.Q$2]);[.O$2];&quot;DIP&quot;)" office:value-type="string" office:string-value="DIP" calcext:value-type="string">
            <text:p>DIP</text:p>
          </table:table-cell>
          <table:table-cell table:formula="of:=IF(AND(([.$J6]&lt;[.$P$2]);[.$J6]&gt;[.$Q$2]);[.$O$2];IF(AND(([.$J6]&lt;[.$P$3]);[.$J6]&gt;[.$Q$3]);[.$O$3];IF(AND(([.$J6]&lt;[.$P$4]);[.$J6]&gt;[.$Q$4]);[.$O$4];IF(AND(([.$J6]&lt;[.$P$5]);[.$J6]&gt;[.$Q$5]);[.$O$5];IF(AND(([.$J6]&lt;[.$P$6]);[.$J6]&gt;[.$Q$6]);[.$O$6];IF(AND(([.$J6]&lt;[.$P$7]);[.$J6]&gt;[.$Q$7]);[.$O$7];IF(AND(([.$J6]&lt;[.$P$8]);[.$J6]&gt;[.$Q$8]);[.$O$8];IF(AND(([.$J6]&lt;[.$P$9]);[.$J6]&gt;[.$Q$9]);[.$O$9];IF(AND(([.$J6]&lt;[.$P$10]);[.$J6]&gt;[.$Q$10]);[.$O$10];IF(AND(([.$J6]&lt;[.$P$11]);[.$J6]&gt;[.$Q$11]);[.$O$11];IF(AND(([.$J6]&lt;[.$P$12]);[.$J6]&gt;[.$Q$12]);[.$O$12];&quot;Outside set limits&quot;)))))))))))" office:value-type="string" office:string-value="Level &lt; 100" calcext:value-type="string">
            <text:p>Level &lt; 100</text:p>
          </table:table-cell>
          <table:table-cell table:formula="of:=IF([.L6]=[.O$2];[.O$2];IF([.G6]=[.A6];[.A$1];IF([.G6]=[.B6];[.B$1];IF([.G6]=[.C6];[.C$1];IF([.G6]=[.D6];[.D$1];&quot;Error&quot;)))))" office:value-type="string" office:string-value="x25" calcext:value-type="string">
            <text:p>x25</text:p>
          </table:table-cell>
          <table:table-cell/>
          <table:table-cell table:style-name="ce30" office:value-type="string" calcext:value-type="string">
            <text:p>300&lt;Level&lt;400</text:p>
          </table:table-cell>
          <table:table-cell table:style-name="ce33" office:value-type="float" office:value="0.56" calcext:value-type="float">
            <text:p>0.560</text:p>
          </table:table-cell>
          <table:table-cell table:style-name="ce33" office:value-type="float" office:value="0.53" calcext:value-type="float">
            <text:p>0.530</text:p>
          </table:table-cell>
          <table:table-cell table:number-columns-repeated="1007"/>
        </table:table-row>
        <table:table-row table:style-name="ro3">
          <table:table-cell table:number-columns-repeated="2" office:value-type="float" office:value="3.057" calcext:value-type="float">
            <text:p>3.057</text:p>
          </table:table-cell>
          <table:table-cell office:value-type="float" office:value="2.999" calcext:value-type="float">
            <text:p>2.999</text:p>
          </table:table-cell>
          <table:table-cell office:value-type="float" office:value="3.055" calcext:value-type="float">
            <text:p>3.055</text:p>
          </table:table-cell>
          <table:table-cell/>
          <table:table-cell table:formula="of:=SUM([.A7:.D7])" office:value-type="float" office:value="12.168" calcext:value-type="float">
            <text:p>12.168</text:p>
          </table:table-cell>
          <table:table-cell table:formula="of:=MIN([.A7:.D7])" office:value-type="float" office:value="2.999" calcext:value-type="float">
            <text:p>2.999</text:p>
          </table:table-cell>
          <table:table-cell table:formula="of:=[.F7]-[.G7]" office:value-type="float" office:value="9.169" calcext:value-type="float">
            <text:p>9.169</text:p>
          </table:table-cell>
          <table:table-cell table:formula="of:=[.H7]/3" office:value-type="float" office:value="3.05633333333333" calcext:value-type="float">
            <text:p>3.056</text:p>
          </table:table-cell>
          <table:table-cell table:formula="of:=[.I7]-[.G7]" office:value-type="float" office:value="0.0573333333333332" calcext:value-type="float">
            <text:p>0.057</text:p>
          </table:table-cell>
          <table:table-cell table:formula="of:=IF(AND(([.$J7]&lt;[.P$2]);[.$J7]&gt;[.Q$2]);[.O$2];&quot;DIP&quot;)" office:value-type="string" office:string-value="DIP" calcext:value-type="string">
            <text:p>DIP</text:p>
          </table:table-cell>
          <table:table-cell table:formula="of:=IF(AND(([.$J7]&lt;[.$P$2]);[.$J7]&gt;[.$Q$2]);[.$O$2];IF(AND(([.$J7]&lt;[.$P$3]);[.$J7]&gt;[.$Q$3]);[.$O$3];IF(AND(([.$J7]&lt;[.$P$4]);[.$J7]&gt;[.$Q$4]);[.$O$4];IF(AND(([.$J7]&lt;[.$P$5]);[.$J7]&gt;[.$Q$5]);[.$O$5];IF(AND(([.$J7]&lt;[.$P$6]);[.$J7]&gt;[.$Q$6]);[.$O$6];IF(AND(([.$J7]&lt;[.$P$7]);[.$J7]&gt;[.$Q$7]);[.$O$7];IF(AND(([.$J7]&lt;[.$P$8]);[.$J7]&gt;[.$Q$8]);[.$O$8];IF(AND(([.$J7]&lt;[.$P$9]);[.$J7]&gt;[.$Q$9]);[.$O$9];IF(AND(([.$J7]&lt;[.$P$10]);[.$J7]&gt;[.$Q$10]);[.$O$10];IF(AND(([.$J7]&lt;[.$P$11]);[.$J7]&gt;[.$Q$11]);[.$O$11];IF(AND(([.$J7]&lt;[.$P$12]);[.$J7]&gt;[.$Q$12]);[.$O$12];&quot;Outside set limits&quot;)))))))))))" office:value-type="string" office:string-value="Level &lt; 100" calcext:value-type="string">
            <text:p>Level &lt; 100</text:p>
          </table:table-cell>
          <table:table-cell table:formula="of:=IF([.L7]=[.O$2];[.O$2];IF([.G7]=[.A7];[.A$1];IF([.G7]=[.B7];[.B$1];IF([.G7]=[.C7];[.C$1];IF([.G7]=[.D7];[.D$1];&quot;Error&quot;)))))" office:value-type="string" office:string-value="x50" calcext:value-type="string">
            <text:p>x50</text:p>
          </table:table-cell>
          <table:table-cell/>
          <table:table-cell table:style-name="ce30" office:value-type="string" calcext:value-type="string">
            <text:p>400&lt;Level&lt;500</text:p>
          </table:table-cell>
          <table:table-cell table:style-name="ce33" office:value-type="float" office:value="0.73" calcext:value-type="float">
            <text:p>0.730</text:p>
          </table:table-cell>
          <table:table-cell table:style-name="ce33" office:value-type="float" office:value="0.7" calcext:value-type="float">
            <text:p>0.700</text:p>
          </table:table-cell>
          <table:table-cell table:number-columns-repeated="1007"/>
        </table:table-row>
        <table:table-row table:style-name="ro3">
          <table:table-cell table:number-columns-repeated="2" office:value-type="float" office:value="3.057" calcext:value-type="float">
            <text:p>3.057</text:p>
          </table:table-cell>
          <table:table-cell office:value-type="float" office:value="3.059" calcext:value-type="float">
            <text:p>3.059</text:p>
          </table:table-cell>
          <table:table-cell office:value-type="float" office:value="2.997" calcext:value-type="float">
            <text:p>2.997</text:p>
          </table:table-cell>
          <table:table-cell/>
          <table:table-cell table:formula="of:=SUM([.A8:.D8])" office:value-type="float" office:value="12.17" calcext:value-type="float">
            <text:p>12.170</text:p>
          </table:table-cell>
          <table:table-cell table:formula="of:=MIN([.A8:.D8])" office:value-type="float" office:value="2.997" calcext:value-type="float">
            <text:p>2.997</text:p>
          </table:table-cell>
          <table:table-cell table:formula="of:=[.F8]-[.G8]" office:value-type="float" office:value="9.173" calcext:value-type="float">
            <text:p>9.173</text:p>
          </table:table-cell>
          <table:table-cell table:formula="of:=[.H8]/3" office:value-type="float" office:value="3.05766666666667" calcext:value-type="float">
            <text:p>3.058</text:p>
          </table:table-cell>
          <table:table-cell table:formula="of:=[.I8]-[.G8]" office:value-type="float" office:value="0.0606666666666666" calcext:value-type="float">
            <text:p>0.061</text:p>
          </table:table-cell>
          <table:table-cell table:formula="of:=IF(AND(([.$J8]&lt;[.P$2]);[.$J8]&gt;[.Q$2]);[.O$2];&quot;DIP&quot;)" office:value-type="string" office:string-value="DIP" calcext:value-type="string">
            <text:p>DIP</text:p>
          </table:table-cell>
          <table:table-cell table:formula="of:=IF(AND(([.$J8]&lt;[.$P$2]);[.$J8]&gt;[.$Q$2]);[.$O$2];IF(AND(([.$J8]&lt;[.$P$3]);[.$J8]&gt;[.$Q$3]);[.$O$3];IF(AND(([.$J8]&lt;[.$P$4]);[.$J8]&gt;[.$Q$4]);[.$O$4];IF(AND(([.$J8]&lt;[.$P$5]);[.$J8]&gt;[.$Q$5]);[.$O$5];IF(AND(([.$J8]&lt;[.$P$6]);[.$J8]&gt;[.$Q$6]);[.$O$6];IF(AND(([.$J8]&lt;[.$P$7]);[.$J8]&gt;[.$Q$7]);[.$O$7];IF(AND(([.$J8]&lt;[.$P$8]);[.$J8]&gt;[.$Q$8]);[.$O$8];IF(AND(([.$J8]&lt;[.$P$9]);[.$J8]&gt;[.$Q$9]);[.$O$9];IF(AND(([.$J8]&lt;[.$P$10]);[.$J8]&gt;[.$Q$10]);[.$O$10];IF(AND(([.$J8]&lt;[.$P$11]);[.$J8]&gt;[.$Q$11]);[.$O$11];IF(AND(([.$J8]&lt;[.$P$12]);[.$J8]&gt;[.$Q$12]);[.$O$12];&quot;Outside set limits&quot;)))))))))))" office:value-type="string" office:string-value="Level &lt; 100" calcext:value-type="string">
            <text:p>Level &lt; 100</text:p>
          </table:table-cell>
          <table:table-cell table:formula="of:=IF([.L8]=[.O$2];[.O$2];IF([.G8]=[.A8];[.A$1];IF([.G8]=[.B8];[.B$1];IF([.G8]=[.C8];[.C$1];IF([.G8]=[.D8];[.D$1];&quot;Error&quot;)))))" office:value-type="string" office:string-value="x75" calcext:value-type="string">
            <text:p>x75</text:p>
          </table:table-cell>
          <table:table-cell/>
          <table:table-cell table:style-name="ce30" office:value-type="string" calcext:value-type="string">
            <text:p>500&lt;Level&lt;600</text:p>
          </table:table-cell>
          <table:table-cell table:style-name="ce33" office:value-type="float" office:value="0.92" calcext:value-type="float">
            <text:p>0.920</text:p>
          </table:table-cell>
          <table:table-cell table:style-name="ce33" office:value-type="float" office:value="0.88" calcext:value-type="float">
            <text:p>0.880</text:p>
          </table:table-cell>
          <table:table-cell table:number-columns-repeated="1007"/>
        </table:table-row>
        <table:table-row table:style-name="ro3">
          <table:table-cell office:value-type="float" office:value="2.895" calcext:value-type="float">
            <text:p>2.895</text:p>
          </table:table-cell>
          <table:table-cell office:value-type="float" office:value="3.053" calcext:value-type="float">
            <text:p>3.053</text:p>
          </table:table-cell>
          <table:table-cell office:value-type="float" office:value="3.055" calcext:value-type="float">
            <text:p>3.055</text:p>
          </table:table-cell>
          <table:table-cell office:value-type="float" office:value="3.053" calcext:value-type="float">
            <text:p>3.053</text:p>
          </table:table-cell>
          <table:table-cell/>
          <table:table-cell table:formula="of:=SUM([.A9:.D9])" office:value-type="float" office:value="12.056" calcext:value-type="float">
            <text:p>12.056</text:p>
          </table:table-cell>
          <table:table-cell table:formula="of:=MIN([.A9:.D9])" office:value-type="float" office:value="2.895" calcext:value-type="float">
            <text:p>2.895</text:p>
          </table:table-cell>
          <table:table-cell table:formula="of:=[.F9]-[.G9]" office:value-type="float" office:value="9.161" calcext:value-type="float">
            <text:p>9.161</text:p>
          </table:table-cell>
          <table:table-cell table:formula="of:=[.H9]/3" office:value-type="float" office:value="3.05366666666667" calcext:value-type="float">
            <text:p>3.054</text:p>
          </table:table-cell>
          <table:table-cell table:formula="of:=[.I9]-[.G9]" office:value-type="float" office:value="0.158666666666667" calcext:value-type="float">
            <text:p>0.159</text:p>
          </table:table-cell>
          <table:table-cell table:formula="of:=IF(AND(([.$J9]&lt;[.P$2]);[.$J9]&gt;[.Q$2]);[.O$2];&quot;DIP&quot;)" office:value-type="string" office:string-value="DIP" calcext:value-type="string">
            <text:p>DIP</text:p>
          </table:table-cell>
          <table:table-cell table:formula="of:=IF(AND(([.$J9]&lt;[.$P$2]);[.$J9]&gt;[.$Q$2]);[.$O$2];IF(AND(([.$J9]&lt;[.$P$3]);[.$J9]&gt;[.$Q$3]);[.$O$3];IF(AND(([.$J9]&lt;[.$P$4]);[.$J9]&gt;[.$Q$4]);[.$O$4];IF(AND(([.$J9]&lt;[.$P$5]);[.$J9]&gt;[.$Q$5]);[.$O$5];IF(AND(([.$J9]&lt;[.$P$6]);[.$J9]&gt;[.$Q$6]);[.$O$6];IF(AND(([.$J9]&lt;[.$P$7]);[.$J9]&gt;[.$Q$7]);[.$O$7];IF(AND(([.$J9]&lt;[.$P$8]);[.$J9]&gt;[.$Q$8]);[.$O$8];IF(AND(([.$J9]&lt;[.$P$9]);[.$J9]&gt;[.$Q$9]);[.$O$9];IF(AND(([.$J9]&lt;[.$P$10]);[.$J9]&gt;[.$Q$10]);[.$O$10];IF(AND(([.$J9]&lt;[.$P$11]);[.$J9]&gt;[.$Q$11]);[.$O$11];IF(AND(([.$J9]&lt;[.$P$12]);[.$J9]&gt;[.$Q$12]);[.$O$12];&quot;Outside set limits&quot;)))))))))))" office:value-type="string" office:string-value="100&lt;Level&lt;200" calcext:value-type="string">
            <text:p>100&lt;Level&lt;200</text:p>
          </table:table-cell>
          <table:table-cell table:formula="of:=IF([.L9]=[.O$2];[.O$2];IF([.G9]=[.A9];[.A$1];IF([.G9]=[.B9];[.B$1];IF([.G9]=[.C9];[.C$1];IF([.G9]=[.D9];[.D$1];&quot;Error&quot;)))))" office:value-type="string" office:string-value="xx0" calcext:value-type="string">
            <text:p>xx0</text:p>
          </table:table-cell>
          <table:table-cell/>
          <table:table-cell table:style-name="ce30" office:value-type="string" calcext:value-type="string">
            <text:p>600&lt;Level&lt;700</text:p>
          </table:table-cell>
          <table:table-cell table:style-name="ce33" office:value-type="float" office:value="1.22" calcext:value-type="float">
            <text:p>1.220</text:p>
          </table:table-cell>
          <table:table-cell table:style-name="ce33" office:value-type="float" office:value="1.18" calcext:value-type="float">
            <text:p>1.180</text:p>
          </table:table-cell>
          <table:table-cell table:number-columns-repeated="1007"/>
        </table:table-row>
        <table:table-row table:style-name="ro3">
          <table:table-cell office:value-type="float" office:value="2.893" calcext:value-type="float">
            <text:p>2.893</text:p>
          </table:table-cell>
          <table:table-cell table:number-columns-repeated="3" office:value-type="float" office:value="3.055" calcext:value-type="float">
            <text:p>3.055</text:p>
          </table:table-cell>
          <table:table-cell/>
          <table:table-cell table:formula="of:=SUM([.A10:.D10])" office:value-type="float" office:value="12.058" calcext:value-type="float">
            <text:p>12.058</text:p>
          </table:table-cell>
          <table:table-cell table:formula="of:=MIN([.A10:.D10])" office:value-type="float" office:value="2.893" calcext:value-type="float">
            <text:p>2.893</text:p>
          </table:table-cell>
          <table:table-cell table:formula="of:=[.F10]-[.G10]" office:value-type="float" office:value="9.165" calcext:value-type="float">
            <text:p>9.165</text:p>
          </table:table-cell>
          <table:table-cell table:formula="of:=[.H10]/3" office:value-type="float" office:value="3.055" calcext:value-type="float">
            <text:p>3.055</text:p>
          </table:table-cell>
          <table:table-cell table:formula="of:=[.I10]-[.G10]" office:value-type="float" office:value="0.162" calcext:value-type="float">
            <text:p>0.162</text:p>
          </table:table-cell>
          <table:table-cell table:formula="of:=IF(AND(([.$J10]&lt;[.P$2]);[.$J10]&gt;[.Q$2]);[.O$2];&quot;DIP&quot;)" office:value-type="string" office:string-value="DIP" calcext:value-type="string">
            <text:p>DIP</text:p>
          </table:table-cell>
          <table:table-cell table:formula="of:=IF(AND(([.$J10]&lt;[.$P$2]);[.$J10]&gt;[.$Q$2]);[.$O$2];IF(AND(([.$J10]&lt;[.$P$3]);[.$J10]&gt;[.$Q$3]);[.$O$3];IF(AND(([.$J10]&lt;[.$P$4]);[.$J10]&gt;[.$Q$4]);[.$O$4];IF(AND(([.$J10]&lt;[.$P$5]);[.$J10]&gt;[.$Q$5]);[.$O$5];IF(AND(([.$J10]&lt;[.$P$6]);[.$J10]&gt;[.$Q$6]);[.$O$6];IF(AND(([.$J10]&lt;[.$P$7]);[.$J10]&gt;[.$Q$7]);[.$O$7];IF(AND(([.$J10]&lt;[.$P$8]);[.$J10]&gt;[.$Q$8]);[.$O$8];IF(AND(([.$J10]&lt;[.$P$9]);[.$J10]&gt;[.$Q$9]);[.$O$9];IF(AND(([.$J10]&lt;[.$P$10]);[.$J10]&gt;[.$Q$10]);[.$O$10];IF(AND(([.$J10]&lt;[.$P$11]);[.$J10]&gt;[.$Q$11]);[.$O$11];IF(AND(([.$J10]&lt;[.$P$12]);[.$J10]&gt;[.$Q$12]);[.$O$12];&quot;Outside set limits&quot;)))))))))))" office:value-type="string" office:string-value="100&lt;Level&lt;200" calcext:value-type="string">
            <text:p>100&lt;Level&lt;200</text:p>
          </table:table-cell>
          <table:table-cell table:formula="of:=IF([.L10]=[.O$2];[.O$2];IF([.G10]=[.A10];[.A$1];IF([.G10]=[.B10];[.B$1];IF([.G10]=[.C10];[.C$1];IF([.G10]=[.D10];[.D$1];&quot;Error&quot;)))))" office:value-type="string" office:string-value="xx0" calcext:value-type="string">
            <text:p>xx0</text:p>
          </table:table-cell>
          <table:table-cell/>
          <table:table-cell table:style-name="ce30" office:value-type="string" calcext:value-type="string">
            <text:p>700&lt;Level&lt;800</text:p>
          </table:table-cell>
          <table:table-cell table:style-name="ce33" office:value-type="float" office:value="1.54" calcext:value-type="float">
            <text:p>1.540</text:p>
          </table:table-cell>
          <table:table-cell table:style-name="ce33" office:value-type="float" office:value="1.5" calcext:value-type="float">
            <text:p>1.500</text:p>
          </table:table-cell>
          <table:table-cell table:number-columns-repeated="1007"/>
        </table:table-row>
        <table:table-row table:style-name="ro3">
          <table:table-cell office:value-type="float" office:value="3.055" calcext:value-type="float">
            <text:p>3.055</text:p>
          </table:table-cell>
          <table:table-cell office:value-type="float" office:value="2.893" calcext:value-type="float">
            <text:p>2.893</text:p>
          </table:table-cell>
          <table:table-cell office:value-type="float" office:value="3.055" calcext:value-type="float">
            <text:p>3.055</text:p>
          </table:table-cell>
          <table:table-cell office:value-type="float" office:value="3.053" calcext:value-type="float">
            <text:p>3.053</text:p>
          </table:table-cell>
          <table:table-cell/>
          <table:table-cell table:formula="of:=SUM([.A11:.D11])" office:value-type="float" office:value="12.056" calcext:value-type="float">
            <text:p>12.056</text:p>
          </table:table-cell>
          <table:table-cell table:formula="of:=MIN([.A11:.D11])" office:value-type="float" office:value="2.893" calcext:value-type="float">
            <text:p>2.893</text:p>
          </table:table-cell>
          <table:table-cell table:formula="of:=[.F11]-[.G11]" office:value-type="float" office:value="9.163" calcext:value-type="float">
            <text:p>9.163</text:p>
          </table:table-cell>
          <table:table-cell table:formula="of:=[.H11]/3" office:value-type="float" office:value="3.05433333333333" calcext:value-type="float">
            <text:p>3.054</text:p>
          </table:table-cell>
          <table:table-cell table:formula="of:=[.I11]-[.G11]" office:value-type="float" office:value="0.161333333333334" calcext:value-type="float">
            <text:p>0.161</text:p>
          </table:table-cell>
          <table:table-cell table:formula="of:=IF(AND(([.$J11]&lt;[.P$2]);[.$J11]&gt;[.Q$2]);[.O$2];&quot;DIP&quot;)" office:value-type="string" office:string-value="DIP" calcext:value-type="string">
            <text:p>DIP</text:p>
          </table:table-cell>
          <table:table-cell table:formula="of:=IF(AND(([.$J11]&lt;[.$P$2]);[.$J11]&gt;[.$Q$2]);[.$O$2];IF(AND(([.$J11]&lt;[.$P$3]);[.$J11]&gt;[.$Q$3]);[.$O$3];IF(AND(([.$J11]&lt;[.$P$4]);[.$J11]&gt;[.$Q$4]);[.$O$4];IF(AND(([.$J11]&lt;[.$P$5]);[.$J11]&gt;[.$Q$5]);[.$O$5];IF(AND(([.$J11]&lt;[.$P$6]);[.$J11]&gt;[.$Q$6]);[.$O$6];IF(AND(([.$J11]&lt;[.$P$7]);[.$J11]&gt;[.$Q$7]);[.$O$7];IF(AND(([.$J11]&lt;[.$P$8]);[.$J11]&gt;[.$Q$8]);[.$O$8];IF(AND(([.$J11]&lt;[.$P$9]);[.$J11]&gt;[.$Q$9]);[.$O$9];IF(AND(([.$J11]&lt;[.$P$10]);[.$J11]&gt;[.$Q$10]);[.$O$10];IF(AND(([.$J11]&lt;[.$P$11]);[.$J11]&gt;[.$Q$11]);[.$O$11];IF(AND(([.$J11]&lt;[.$P$12]);[.$J11]&gt;[.$Q$12]);[.$O$12];&quot;Outside set limits&quot;)))))))))))" office:value-type="string" office:string-value="100&lt;Level&lt;200" calcext:value-type="string">
            <text:p>100&lt;Level&lt;200</text:p>
          </table:table-cell>
          <table:table-cell table:formula="of:=IF([.L11]=[.O$2];[.O$2];IF([.G11]=[.A11];[.A$1];IF([.G11]=[.B11];[.B$1];IF([.G11]=[.C11];[.C$1];IF([.G11]=[.D11];[.D$1];&quot;Error&quot;)))))" office:value-type="string" office:string-value="x25" calcext:value-type="string">
            <text:p>x25</text:p>
          </table:table-cell>
          <table:table-cell/>
          <table:table-cell table:style-name="ce30" office:value-type="string" calcext:value-type="string">
            <text:p>800&lt;Level&lt;900</text:p>
          </table:table-cell>
          <table:table-cell table:style-name="ce33" office:value-type="float" office:value="2.1" calcext:value-type="float">
            <text:p>2.100</text:p>
          </table:table-cell>
          <table:table-cell table:style-name="ce33" office:value-type="float" office:value="2" calcext:value-type="float">
            <text:p>2.000</text:p>
          </table:table-cell>
          <table:table-cell table:number-columns-repeated="1007"/>
        </table:table-row>
        <table:table-row table:style-name="ro3">
          <table:table-cell table:number-columns-repeated="2" office:value-type="float" office:value="3.055" calcext:value-type="float">
            <text:p>3.055</text:p>
          </table:table-cell>
          <table:table-cell office:value-type="float" office:value="2.897" calcext:value-type="float">
            <text:p>2.897</text:p>
          </table:table-cell>
          <table:table-cell office:value-type="float" office:value="3.053" calcext:value-type="float">
            <text:p>3.053</text:p>
          </table:table-cell>
          <table:table-cell/>
          <table:table-cell table:formula="of:=SUM([.A12:.D12])" office:value-type="float" office:value="12.06" calcext:value-type="float">
            <text:p>12.060</text:p>
          </table:table-cell>
          <table:table-cell table:formula="of:=MIN([.A12:.D12])" office:value-type="float" office:value="2.897" calcext:value-type="float">
            <text:p>2.897</text:p>
          </table:table-cell>
          <table:table-cell table:formula="of:=[.F12]-[.G12]" office:value-type="float" office:value="9.163" calcext:value-type="float">
            <text:p>9.163</text:p>
          </table:table-cell>
          <table:table-cell table:formula="of:=[.H12]/3" office:value-type="float" office:value="3.05433333333333" calcext:value-type="float">
            <text:p>3.054</text:p>
          </table:table-cell>
          <table:table-cell table:formula="of:=[.I12]-[.G12]" office:value-type="float" office:value="0.157333333333332" calcext:value-type="float">
            <text:p>0.157</text:p>
          </table:table-cell>
          <table:table-cell table:formula="of:=IF(AND(([.$J12]&lt;[.P$2]);[.$J12]&gt;[.Q$2]);[.O$2];&quot;DIP&quot;)" office:value-type="string" office:string-value="DIP" calcext:value-type="string">
            <text:p>DIP</text:p>
          </table:table-cell>
          <table:table-cell table:formula="of:=IF(AND(([.$J12]&lt;[.$P$2]);[.$J12]&gt;[.$Q$2]);[.$O$2];IF(AND(([.$J12]&lt;[.$P$3]);[.$J12]&gt;[.$Q$3]);[.$O$3];IF(AND(([.$J12]&lt;[.$P$4]);[.$J12]&gt;[.$Q$4]);[.$O$4];IF(AND(([.$J12]&lt;[.$P$5]);[.$J12]&gt;[.$Q$5]);[.$O$5];IF(AND(([.$J12]&lt;[.$P$6]);[.$J12]&gt;[.$Q$6]);[.$O$6];IF(AND(([.$J12]&lt;[.$P$7]);[.$J12]&gt;[.$Q$7]);[.$O$7];IF(AND(([.$J12]&lt;[.$P$8]);[.$J12]&gt;[.$Q$8]);[.$O$8];IF(AND(([.$J12]&lt;[.$P$9]);[.$J12]&gt;[.$Q$9]);[.$O$9];IF(AND(([.$J12]&lt;[.$P$10]);[.$J12]&gt;[.$Q$10]);[.$O$10];IF(AND(([.$J12]&lt;[.$P$11]);[.$J12]&gt;[.$Q$11]);[.$O$11];IF(AND(([.$J12]&lt;[.$P$12]);[.$J12]&gt;[.$Q$12]);[.$O$12];&quot;Outside set limits&quot;)))))))))))" office:value-type="string" office:string-value="100&lt;Level&lt;200" calcext:value-type="string">
            <text:p>100&lt;Level&lt;200</text:p>
          </table:table-cell>
          <table:table-cell table:formula="of:=IF([.L12]=[.O$2];[.O$2];IF([.G12]=[.A12];[.A$1];IF([.G12]=[.B12];[.B$1];IF([.G12]=[.C12];[.C$1];IF([.G12]=[.D12];[.D$1];&quot;Error&quot;)))))" office:value-type="string" office:string-value="x50" calcext:value-type="string">
            <text:p>x50</text:p>
          </table:table-cell>
          <table:table-cell/>
          <table:table-cell table:style-name="ce30" office:value-type="string" calcext:value-type="string">
            <text:p>900&lt;Level&lt;1000</text:p>
          </table:table-cell>
          <table:table-cell table:style-name="ce33" office:value-type="float" office:value="2.45" calcext:value-type="float">
            <text:p>2.450</text:p>
          </table:table-cell>
          <table:table-cell table:style-name="ce33" office:value-type="float" office:value="2.4" calcext:value-type="float">
            <text:p>2.400</text:p>
          </table:table-cell>
          <table:table-cell table:number-columns-repeated="1007"/>
        </table:table-row>
        <table:table-row table:style-name="ro3">
          <table:table-cell table:number-columns-repeated="2" office:value-type="float" office:value="3.055" calcext:value-type="float">
            <text:p>3.055</text:p>
          </table:table-cell>
          <table:table-cell office:value-type="float" office:value="3.057" calcext:value-type="float">
            <text:p>3.057</text:p>
          </table:table-cell>
          <table:table-cell office:value-type="float" office:value="2.895" calcext:value-type="float">
            <text:p>2.895</text:p>
          </table:table-cell>
          <table:table-cell/>
          <table:table-cell table:formula="of:=SUM([.A13:.D13])" office:value-type="float" office:value="12.062" calcext:value-type="float">
            <text:p>12.062</text:p>
          </table:table-cell>
          <table:table-cell table:formula="of:=MIN([.A13:.D13])" office:value-type="float" office:value="2.895" calcext:value-type="float">
            <text:p>2.895</text:p>
          </table:table-cell>
          <table:table-cell table:formula="of:=[.F13]-[.G13]" office:value-type="float" office:value="9.167" calcext:value-type="float">
            <text:p>9.167</text:p>
          </table:table-cell>
          <table:table-cell table:formula="of:=[.H13]/3" office:value-type="float" office:value="3.05566666666667" calcext:value-type="float">
            <text:p>3.056</text:p>
          </table:table-cell>
          <table:table-cell table:formula="of:=[.I13]-[.G13]" office:value-type="float" office:value="0.160666666666667" calcext:value-type="float">
            <text:p>0.161</text:p>
          </table:table-cell>
          <table:table-cell table:formula="of:=IF(AND(([.$J13]&lt;[.P$2]);[.$J13]&gt;[.Q$2]);[.O$2];&quot;DIP&quot;)" office:value-type="string" office:string-value="DIP" calcext:value-type="string">
            <text:p>DIP</text:p>
          </table:table-cell>
          <table:table-cell table:formula="of:=IF(AND(([.$J13]&lt;[.$P$2]);[.$J13]&gt;[.$Q$2]);[.$O$2];IF(AND(([.$J13]&lt;[.$P$3]);[.$J13]&gt;[.$Q$3]);[.$O$3];IF(AND(([.$J13]&lt;[.$P$4]);[.$J13]&gt;[.$Q$4]);[.$O$4];IF(AND(([.$J13]&lt;[.$P$5]);[.$J13]&gt;[.$Q$5]);[.$O$5];IF(AND(([.$J13]&lt;[.$P$6]);[.$J13]&gt;[.$Q$6]);[.$O$6];IF(AND(([.$J13]&lt;[.$P$7]);[.$J13]&gt;[.$Q$7]);[.$O$7];IF(AND(([.$J13]&lt;[.$P$8]);[.$J13]&gt;[.$Q$8]);[.$O$8];IF(AND(([.$J13]&lt;[.$P$9]);[.$J13]&gt;[.$Q$9]);[.$O$9];IF(AND(([.$J13]&lt;[.$P$10]);[.$J13]&gt;[.$Q$10]);[.$O$10];IF(AND(([.$J13]&lt;[.$P$11]);[.$J13]&gt;[.$Q$11]);[.$O$11];IF(AND(([.$J13]&lt;[.$P$12]);[.$J13]&gt;[.$Q$12]);[.$O$12];&quot;Outside set limits&quot;)))))))))))" office:value-type="string" office:string-value="100&lt;Level&lt;200" calcext:value-type="string">
            <text:p>100&lt;Level&lt;200</text:p>
          </table:table-cell>
          <table:table-cell table:formula="of:=IF([.L13]=[.O$2];[.O$2];IF([.G13]=[.A13];[.A$1];IF([.G13]=[.B13];[.B$1];IF([.G13]=[.C13];[.C$1];IF([.G13]=[.D13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office:value-type="float" office:value="2.709" calcext:value-type="float">
            <text:p>2.709</text:p>
          </table:table-cell>
          <table:table-cell table:number-columns-repeated="3" office:value-type="float" office:value="3.051" calcext:value-type="float">
            <text:p>3.051</text:p>
          </table:table-cell>
          <table:table-cell/>
          <table:table-cell table:formula="of:=SUM([.A14:.D14])" office:value-type="float" office:value="11.862" calcext:value-type="float">
            <text:p>11.862</text:p>
          </table:table-cell>
          <table:table-cell table:formula="of:=MIN([.A14:.D14])" office:value-type="float" office:value="2.709" calcext:value-type="float">
            <text:p>2.709</text:p>
          </table:table-cell>
          <table:table-cell table:formula="of:=[.F14]-[.G14]" office:value-type="float" office:value="9.153" calcext:value-type="float">
            <text:p>9.153</text:p>
          </table:table-cell>
          <table:table-cell table:formula="of:=[.H14]/3" office:value-type="float" office:value="3.051" calcext:value-type="float">
            <text:p>3.051</text:p>
          </table:table-cell>
          <table:table-cell table:formula="of:=[.I14]-[.G14]" office:value-type="float" office:value="0.342" calcext:value-type="float">
            <text:p>0.342</text:p>
          </table:table-cell>
          <table:table-cell table:formula="of:=IF(AND(([.$J14]&lt;[.P$2]);[.$J14]&gt;[.Q$2]);[.O$2];&quot;DIP&quot;)" office:value-type="string" office:string-value="DIP" calcext:value-type="string">
            <text:p>DIP</text:p>
          </table:table-cell>
          <table:table-cell table:formula="of:=IF(AND(([.$J14]&lt;[.$P$2]);[.$J14]&gt;[.$Q$2]);[.$O$2];IF(AND(([.$J14]&lt;[.$P$3]);[.$J14]&gt;[.$Q$3]);[.$O$3];IF(AND(([.$J14]&lt;[.$P$4]);[.$J14]&gt;[.$Q$4]);[.$O$4];IF(AND(([.$J14]&lt;[.$P$5]);[.$J14]&gt;[.$Q$5]);[.$O$5];IF(AND(([.$J14]&lt;[.$P$6]);[.$J14]&gt;[.$Q$6]);[.$O$6];IF(AND(([.$J14]&lt;[.$P$7]);[.$J14]&gt;[.$Q$7]);[.$O$7];IF(AND(([.$J14]&lt;[.$P$8]);[.$J14]&gt;[.$Q$8]);[.$O$8];IF(AND(([.$J14]&lt;[.$P$9]);[.$J14]&gt;[.$Q$9]);[.$O$9];IF(AND(([.$J14]&lt;[.$P$10]);[.$J14]&gt;[.$Q$10]);[.$O$10];IF(AND(([.$J14]&lt;[.$P$11]);[.$J14]&gt;[.$Q$11]);[.$O$11];IF(AND(([.$J14]&lt;[.$P$12]);[.$J14]&gt;[.$Q$12]);[.$O$12];&quot;Outside set limits&quot;)))))))))))" office:value-type="string" office:string-value="200&lt;Level&lt;300" calcext:value-type="string">
            <text:p>200&lt;Level&lt;300</text:p>
          </table:table-cell>
          <table:table-cell table:formula="of:=IF([.L14]=[.O$2];[.O$2];IF([.G14]=[.A14];[.A$1];IF([.G14]=[.B14];[.B$1];IF([.G14]=[.C14];[.C$1];IF([.G14]=[.D14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051" calcext:value-type="float">
            <text:p>3.051</text:p>
          </table:table-cell>
          <table:table-cell office:value-type="float" office:value="2.709" calcext:value-type="float">
            <text:p>2.709</text:p>
          </table:table-cell>
          <table:table-cell office:value-type="float" office:value="3.051" calcext:value-type="float">
            <text:p>3.051</text:p>
          </table:table-cell>
          <table:table-cell office:value-type="float" office:value="3.049" calcext:value-type="float">
            <text:p>3.049</text:p>
          </table:table-cell>
          <table:table-cell/>
          <table:table-cell table:formula="of:=SUM([.A15:.D15])" office:value-type="float" office:value="11.86" calcext:value-type="float">
            <text:p>11.860</text:p>
          </table:table-cell>
          <table:table-cell table:formula="of:=MIN([.A15:.D15])" office:value-type="float" office:value="2.709" calcext:value-type="float">
            <text:p>2.709</text:p>
          </table:table-cell>
          <table:table-cell table:formula="of:=[.F15]-[.G15]" office:value-type="float" office:value="9.151" calcext:value-type="float">
            <text:p>9.151</text:p>
          </table:table-cell>
          <table:table-cell table:formula="of:=[.H15]/3" office:value-type="float" office:value="3.05033333333333" calcext:value-type="float">
            <text:p>3.050</text:p>
          </table:table-cell>
          <table:table-cell table:formula="of:=[.I15]-[.G15]" office:value-type="float" office:value="0.341333333333333" calcext:value-type="float">
            <text:p>0.341</text:p>
          </table:table-cell>
          <table:table-cell table:formula="of:=IF(AND(([.$J15]&lt;[.P$2]);[.$J15]&gt;[.Q$2]);[.O$2];&quot;DIP&quot;)" office:value-type="string" office:string-value="DIP" calcext:value-type="string">
            <text:p>DIP</text:p>
          </table:table-cell>
          <table:table-cell table:formula="of:=IF(AND(([.$J15]&lt;[.$P$2]);[.$J15]&gt;[.$Q$2]);[.$O$2];IF(AND(([.$J15]&lt;[.$P$3]);[.$J15]&gt;[.$Q$3]);[.$O$3];IF(AND(([.$J15]&lt;[.$P$4]);[.$J15]&gt;[.$Q$4]);[.$O$4];IF(AND(([.$J15]&lt;[.$P$5]);[.$J15]&gt;[.$Q$5]);[.$O$5];IF(AND(([.$J15]&lt;[.$P$6]);[.$J15]&gt;[.$Q$6]);[.$O$6];IF(AND(([.$J15]&lt;[.$P$7]);[.$J15]&gt;[.$Q$7]);[.$O$7];IF(AND(([.$J15]&lt;[.$P$8]);[.$J15]&gt;[.$Q$8]);[.$O$8];IF(AND(([.$J15]&lt;[.$P$9]);[.$J15]&gt;[.$Q$9]);[.$O$9];IF(AND(([.$J15]&lt;[.$P$10]);[.$J15]&gt;[.$Q$10]);[.$O$10];IF(AND(([.$J15]&lt;[.$P$11]);[.$J15]&gt;[.$Q$11]);[.$O$11];IF(AND(([.$J15]&lt;[.$P$12]);[.$J15]&gt;[.$Q$12]);[.$O$12];&quot;Outside set limits&quot;)))))))))))" office:value-type="string" office:string-value="200&lt;Level&lt;300" calcext:value-type="string">
            <text:p>200&lt;Level&lt;300</text:p>
          </table:table-cell>
          <table:table-cell table:formula="of:=IF([.L15]=[.O$2];[.O$2];IF([.G15]=[.A15];[.A$1];IF([.G15]=[.B15];[.B$1];IF([.G15]=[.C15];[.C$1];IF([.G15]=[.D15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office:value-type="float" office:value="3.051" calcext:value-type="float">
            <text:p>3.051</text:p>
          </table:table-cell>
          <table:table-cell office:value-type="float" office:value="2.709" calcext:value-type="float">
            <text:p>2.709</text:p>
          </table:table-cell>
          <table:table-cell table:number-columns-repeated="2" office:value-type="float" office:value="3.051" calcext:value-type="float">
            <text:p>3.051</text:p>
          </table:table-cell>
          <table:table-cell/>
          <table:table-cell table:formula="of:=SUM([.A16:.D16])" office:value-type="float" office:value="11.862" calcext:value-type="float">
            <text:p>11.862</text:p>
          </table:table-cell>
          <table:table-cell table:formula="of:=MIN([.A16:.D16])" office:value-type="float" office:value="2.709" calcext:value-type="float">
            <text:p>2.709</text:p>
          </table:table-cell>
          <table:table-cell table:formula="of:=[.F16]-[.G16]" office:value-type="float" office:value="9.153" calcext:value-type="float">
            <text:p>9.153</text:p>
          </table:table-cell>
          <table:table-cell table:formula="of:=[.H16]/3" office:value-type="float" office:value="3.051" calcext:value-type="float">
            <text:p>3.051</text:p>
          </table:table-cell>
          <table:table-cell table:formula="of:=[.I16]-[.G16]" office:value-type="float" office:value="0.342" calcext:value-type="float">
            <text:p>0.342</text:p>
          </table:table-cell>
          <table:table-cell table:formula="of:=IF(AND(([.$J16]&lt;[.P$2]);[.$J16]&gt;[.Q$2]);[.O$2];&quot;DIP&quot;)" office:value-type="string" office:string-value="DIP" calcext:value-type="string">
            <text:p>DIP</text:p>
          </table:table-cell>
          <table:table-cell table:formula="of:=IF(AND(([.$J16]&lt;[.$P$2]);[.$J16]&gt;[.$Q$2]);[.$O$2];IF(AND(([.$J16]&lt;[.$P$3]);[.$J16]&gt;[.$Q$3]);[.$O$3];IF(AND(([.$J16]&lt;[.$P$4]);[.$J16]&gt;[.$Q$4]);[.$O$4];IF(AND(([.$J16]&lt;[.$P$5]);[.$J16]&gt;[.$Q$5]);[.$O$5];IF(AND(([.$J16]&lt;[.$P$6]);[.$J16]&gt;[.$Q$6]);[.$O$6];IF(AND(([.$J16]&lt;[.$P$7]);[.$J16]&gt;[.$Q$7]);[.$O$7];IF(AND(([.$J16]&lt;[.$P$8]);[.$J16]&gt;[.$Q$8]);[.$O$8];IF(AND(([.$J16]&lt;[.$P$9]);[.$J16]&gt;[.$Q$9]);[.$O$9];IF(AND(([.$J16]&lt;[.$P$10]);[.$J16]&gt;[.$Q$10]);[.$O$10];IF(AND(([.$J16]&lt;[.$P$11]);[.$J16]&gt;[.$Q$11]);[.$O$11];IF(AND(([.$J16]&lt;[.$P$12]);[.$J16]&gt;[.$Q$12]);[.$O$12];&quot;Outside set limits&quot;)))))))))))" office:value-type="string" office:string-value="200&lt;Level&lt;300" calcext:value-type="string">
            <text:p>200&lt;Level&lt;300</text:p>
          </table:table-cell>
          <table:table-cell table:formula="of:=IF([.L16]=[.O$2];[.O$2];IF([.G16]=[.A16];[.A$1];IF([.G16]=[.B16];[.B$1];IF([.G16]=[.C16];[.C$1];IF([.G16]=[.D16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051" calcext:value-type="float">
            <text:p>3.051</text:p>
          </table:table-cell>
          <table:table-cell office:value-type="float" office:value="2.711" calcext:value-type="float">
            <text:p>2.711</text:p>
          </table:table-cell>
          <table:table-cell office:value-type="float" office:value="3.049" calcext:value-type="float">
            <text:p>3.049</text:p>
          </table:table-cell>
          <table:table-cell/>
          <table:table-cell table:formula="of:=SUM([.A17:.D17])" office:value-type="float" office:value="11.862" calcext:value-type="float">
            <text:p>11.862</text:p>
          </table:table-cell>
          <table:table-cell table:formula="of:=MIN([.A17:.D17])" office:value-type="float" office:value="2.711" calcext:value-type="float">
            <text:p>2.711</text:p>
          </table:table-cell>
          <table:table-cell table:formula="of:=[.F17]-[.G17]" office:value-type="float" office:value="9.151" calcext:value-type="float">
            <text:p>9.151</text:p>
          </table:table-cell>
          <table:table-cell table:formula="of:=[.H17]/3" office:value-type="float" office:value="3.05033333333333" calcext:value-type="float">
            <text:p>3.050</text:p>
          </table:table-cell>
          <table:table-cell table:formula="of:=[.I17]-[.G17]" office:value-type="float" office:value="0.339333333333333" calcext:value-type="float">
            <text:p>0.339</text:p>
          </table:table-cell>
          <table:table-cell table:formula="of:=IF(AND(([.$J17]&lt;[.P$2]);[.$J17]&gt;[.Q$2]);[.O$2];&quot;DIP&quot;)" office:value-type="string" office:string-value="DIP" calcext:value-type="string">
            <text:p>DIP</text:p>
          </table:table-cell>
          <table:table-cell table:formula="of:=IF(AND(([.$J17]&lt;[.$P$2]);[.$J17]&gt;[.$Q$2]);[.$O$2];IF(AND(([.$J17]&lt;[.$P$3]);[.$J17]&gt;[.$Q$3]);[.$O$3];IF(AND(([.$J17]&lt;[.$P$4]);[.$J17]&gt;[.$Q$4]);[.$O$4];IF(AND(([.$J17]&lt;[.$P$5]);[.$J17]&gt;[.$Q$5]);[.$O$5];IF(AND(([.$J17]&lt;[.$P$6]);[.$J17]&gt;[.$Q$6]);[.$O$6];IF(AND(([.$J17]&lt;[.$P$7]);[.$J17]&gt;[.$Q$7]);[.$O$7];IF(AND(([.$J17]&lt;[.$P$8]);[.$J17]&gt;[.$Q$8]);[.$O$8];IF(AND(([.$J17]&lt;[.$P$9]);[.$J17]&gt;[.$Q$9]);[.$O$9];IF(AND(([.$J17]&lt;[.$P$10]);[.$J17]&gt;[.$Q$10]);[.$O$10];IF(AND(([.$J17]&lt;[.$P$11]);[.$J17]&gt;[.$Q$11]);[.$O$11];IF(AND(([.$J17]&lt;[.$P$12]);[.$J17]&gt;[.$Q$12]);[.$O$12];&quot;Outside set limits&quot;)))))))))))" office:value-type="string" office:string-value="200&lt;Level&lt;300" calcext:value-type="string">
            <text:p>200&lt;Level&lt;300</text:p>
          </table:table-cell>
          <table:table-cell table:formula="of:=IF([.L17]=[.O$2];[.O$2];IF([.G17]=[.A17];[.A$1];IF([.G17]=[.B17];[.B$1];IF([.G17]=[.C17];[.C$1];IF([.G17]=[.D17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049" calcext:value-type="float">
            <text:p>3.049</text:p>
          </table:table-cell>
          <table:table-cell office:value-type="float" office:value="3.051" calcext:value-type="float">
            <text:p>3.051</text:p>
          </table:table-cell>
          <table:table-cell office:value-type="float" office:value="2.707" calcext:value-type="float">
            <text:p>2.707</text:p>
          </table:table-cell>
          <table:table-cell/>
          <table:table-cell table:formula="of:=SUM([.A18:.D18])" office:value-type="float" office:value="11.856" calcext:value-type="float">
            <text:p>11.856</text:p>
          </table:table-cell>
          <table:table-cell table:formula="of:=MIN([.A18:.D18])" office:value-type="float" office:value="2.707" calcext:value-type="float">
            <text:p>2.707</text:p>
          </table:table-cell>
          <table:table-cell table:formula="of:=[.F18]-[.G18]" office:value-type="float" office:value="9.149" calcext:value-type="float">
            <text:p>9.149</text:p>
          </table:table-cell>
          <table:table-cell table:formula="of:=[.H18]/3" office:value-type="float" office:value="3.04966666666667" calcext:value-type="float">
            <text:p>3.050</text:p>
          </table:table-cell>
          <table:table-cell table:formula="of:=[.I18]-[.G18]" office:value-type="float" office:value="0.342666666666666" calcext:value-type="float">
            <text:p>0.343</text:p>
          </table:table-cell>
          <table:table-cell table:formula="of:=IF(AND(([.$J18]&lt;[.P$2]);[.$J18]&gt;[.Q$2]);[.O$2];&quot;DIP&quot;)" office:value-type="string" office:string-value="DIP" calcext:value-type="string">
            <text:p>DIP</text:p>
          </table:table-cell>
          <table:table-cell table:formula="of:=IF(AND(([.$J18]&lt;[.$P$2]);[.$J18]&gt;[.$Q$2]);[.$O$2];IF(AND(([.$J18]&lt;[.$P$3]);[.$J18]&gt;[.$Q$3]);[.$O$3];IF(AND(([.$J18]&lt;[.$P$4]);[.$J18]&gt;[.$Q$4]);[.$O$4];IF(AND(([.$J18]&lt;[.$P$5]);[.$J18]&gt;[.$Q$5]);[.$O$5];IF(AND(([.$J18]&lt;[.$P$6]);[.$J18]&gt;[.$Q$6]);[.$O$6];IF(AND(([.$J18]&lt;[.$P$7]);[.$J18]&gt;[.$Q$7]);[.$O$7];IF(AND(([.$J18]&lt;[.$P$8]);[.$J18]&gt;[.$Q$8]);[.$O$8];IF(AND(([.$J18]&lt;[.$P$9]);[.$J18]&gt;[.$Q$9]);[.$O$9];IF(AND(([.$J18]&lt;[.$P$10]);[.$J18]&gt;[.$Q$10]);[.$O$10];IF(AND(([.$J18]&lt;[.$P$11]);[.$J18]&gt;[.$Q$11]);[.$O$11];IF(AND(([.$J18]&lt;[.$P$12]);[.$J18]&gt;[.$Q$12]);[.$O$12];&quot;Outside set limits&quot;)))))))))))" office:value-type="string" office:string-value="200&lt;Level&lt;300" calcext:value-type="string">
            <text:p>200&lt;Level&lt;300</text:p>
          </table:table-cell>
          <table:table-cell table:formula="of:=IF([.L18]=[.O$2];[.O$2];IF([.G18]=[.A18];[.A$1];IF([.G18]=[.B18];[.B$1];IF([.G18]=[.C18];[.C$1];IF([.G18]=[.D18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office:value-type="float" office:value="2.503" calcext:value-type="float">
            <text:p>2.503</text:p>
          </table:table-cell>
          <table:table-cell table:number-columns-repeated="2" office:value-type="float" office:value="3.047" calcext:value-type="float">
            <text:p>3.047</text:p>
          </table:table-cell>
          <table:table-cell office:value-type="float" office:value="3.045" calcext:value-type="float">
            <text:p>3.045</text:p>
          </table:table-cell>
          <table:table-cell/>
          <table:table-cell table:formula="of:=SUM([.A19:.D19])" office:value-type="float" office:value="11.642" calcext:value-type="float">
            <text:p>11.642</text:p>
          </table:table-cell>
          <table:table-cell table:formula="of:=MIN([.A19:.D19])" office:value-type="float" office:value="2.503" calcext:value-type="float">
            <text:p>2.503</text:p>
          </table:table-cell>
          <table:table-cell table:formula="of:=[.F19]-[.G19]" office:value-type="float" office:value="9.139" calcext:value-type="float">
            <text:p>9.139</text:p>
          </table:table-cell>
          <table:table-cell table:formula="of:=[.H19]/3" office:value-type="float" office:value="3.04633333333333" calcext:value-type="float">
            <text:p>3.046</text:p>
          </table:table-cell>
          <table:table-cell table:formula="of:=[.I19]-[.G19]" office:value-type="float" office:value="0.543333333333333" calcext:value-type="float">
            <text:p>0.543</text:p>
          </table:table-cell>
          <table:table-cell table:formula="of:=IF(AND(([.$J19]&lt;[.P$2]);[.$J19]&gt;[.Q$2]);[.O$2];&quot;DIP&quot;)" office:value-type="string" office:string-value="DIP" calcext:value-type="string">
            <text:p>DIP</text:p>
          </table:table-cell>
          <table:table-cell table:formula="of:=IF(AND(([.$J19]&lt;[.$P$2]);[.$J19]&gt;[.$Q$2]);[.$O$2];IF(AND(([.$J19]&lt;[.$P$3]);[.$J19]&gt;[.$Q$3]);[.$O$3];IF(AND(([.$J19]&lt;[.$P$4]);[.$J19]&gt;[.$Q$4]);[.$O$4];IF(AND(([.$J19]&lt;[.$P$5]);[.$J19]&gt;[.$Q$5]);[.$O$5];IF(AND(([.$J19]&lt;[.$P$6]);[.$J19]&gt;[.$Q$6]);[.$O$6];IF(AND(([.$J19]&lt;[.$P$7]);[.$J19]&gt;[.$Q$7]);[.$O$7];IF(AND(([.$J19]&lt;[.$P$8]);[.$J19]&gt;[.$Q$8]);[.$O$8];IF(AND(([.$J19]&lt;[.$P$9]);[.$J19]&gt;[.$Q$9]);[.$O$9];IF(AND(([.$J19]&lt;[.$P$10]);[.$J19]&gt;[.$Q$10]);[.$O$10];IF(AND(([.$J19]&lt;[.$P$11]);[.$J19]&gt;[.$Q$11]);[.$O$11];IF(AND(([.$J19]&lt;[.$P$12]);[.$J19]&gt;[.$Q$12]);[.$O$12];&quot;Outside set limits&quot;)))))))))))" office:value-type="string" office:string-value="300&lt;Level&lt;400" calcext:value-type="string">
            <text:p>300&lt;Level&lt;400</text:p>
          </table:table-cell>
          <table:table-cell table:formula="of:=IF([.L19]=[.O$2];[.O$2];IF([.G19]=[.A19];[.A$1];IF([.G19]=[.B19];[.B$1];IF([.G19]=[.C19];[.C$1];IF([.G19]=[.D19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047" calcext:value-type="float">
            <text:p>3.047</text:p>
          </table:table-cell>
          <table:table-cell office:value-type="float" office:value="2.503" calcext:value-type="float">
            <text:p>2.503</text:p>
          </table:table-cell>
          <table:table-cell office:value-type="float" office:value="3.047" calcext:value-type="float">
            <text:p>3.047</text:p>
          </table:table-cell>
          <table:table-cell office:value-type="float" office:value="3.045" calcext:value-type="float">
            <text:p>3.045</text:p>
          </table:table-cell>
          <table:table-cell/>
          <table:table-cell table:formula="of:=SUM([.A20:.D20])" office:value-type="float" office:value="11.642" calcext:value-type="float">
            <text:p>11.642</text:p>
          </table:table-cell>
          <table:table-cell table:formula="of:=MIN([.A20:.D20])" office:value-type="float" office:value="2.503" calcext:value-type="float">
            <text:p>2.503</text:p>
          </table:table-cell>
          <table:table-cell table:formula="of:=[.F20]-[.G20]" office:value-type="float" office:value="9.139" calcext:value-type="float">
            <text:p>9.139</text:p>
          </table:table-cell>
          <table:table-cell table:formula="of:=[.H20]/3" office:value-type="float" office:value="3.04633333333333" calcext:value-type="float">
            <text:p>3.046</text:p>
          </table:table-cell>
          <table:table-cell table:formula="of:=[.I20]-[.G20]" office:value-type="float" office:value="0.543333333333333" calcext:value-type="float">
            <text:p>0.543</text:p>
          </table:table-cell>
          <table:table-cell table:formula="of:=IF(AND(([.$J20]&lt;[.P$2]);[.$J20]&gt;[.Q$2]);[.O$2];&quot;DIP&quot;)" office:value-type="string" office:string-value="DIP" calcext:value-type="string">
            <text:p>DIP</text:p>
          </table:table-cell>
          <table:table-cell table:formula="of:=IF(AND(([.$J20]&lt;[.$P$2]);[.$J20]&gt;[.$Q$2]);[.$O$2];IF(AND(([.$J20]&lt;[.$P$3]);[.$J20]&gt;[.$Q$3]);[.$O$3];IF(AND(([.$J20]&lt;[.$P$4]);[.$J20]&gt;[.$Q$4]);[.$O$4];IF(AND(([.$J20]&lt;[.$P$5]);[.$J20]&gt;[.$Q$5]);[.$O$5];IF(AND(([.$J20]&lt;[.$P$6]);[.$J20]&gt;[.$Q$6]);[.$O$6];IF(AND(([.$J20]&lt;[.$P$7]);[.$J20]&gt;[.$Q$7]);[.$O$7];IF(AND(([.$J20]&lt;[.$P$8]);[.$J20]&gt;[.$Q$8]);[.$O$8];IF(AND(([.$J20]&lt;[.$P$9]);[.$J20]&gt;[.$Q$9]);[.$O$9];IF(AND(([.$J20]&lt;[.$P$10]);[.$J20]&gt;[.$Q$10]);[.$O$10];IF(AND(([.$J20]&lt;[.$P$11]);[.$J20]&gt;[.$Q$11]);[.$O$11];IF(AND(([.$J20]&lt;[.$P$12]);[.$J20]&gt;[.$Q$12]);[.$O$12];&quot;Outside set limits&quot;)))))))))))" office:value-type="string" office:string-value="300&lt;Level&lt;400" calcext:value-type="string">
            <text:p>300&lt;Level&lt;400</text:p>
          </table:table-cell>
          <table:table-cell table:formula="of:=IF([.L20]=[.O$2];[.O$2];IF([.G20]=[.A20];[.A$1];IF([.G20]=[.B20];[.B$1];IF([.G20]=[.C20];[.C$1];IF([.G20]=[.D20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047" calcext:value-type="float">
            <text:p>3.047</text:p>
          </table:table-cell>
          <table:table-cell office:value-type="float" office:value="2.507" calcext:value-type="float">
            <text:p>2.507</text:p>
          </table:table-cell>
          <table:table-cell office:value-type="float" office:value="3.045" calcext:value-type="float">
            <text:p>3.045</text:p>
          </table:table-cell>
          <table:table-cell/>
          <table:table-cell table:formula="of:=SUM([.A21:.D21])" office:value-type="float" office:value="11.646" calcext:value-type="float">
            <text:p>11.646</text:p>
          </table:table-cell>
          <table:table-cell table:formula="of:=MIN([.A21:.D21])" office:value-type="float" office:value="2.507" calcext:value-type="float">
            <text:p>2.507</text:p>
          </table:table-cell>
          <table:table-cell table:formula="of:=[.F21]-[.G21]" office:value-type="float" office:value="9.139" calcext:value-type="float">
            <text:p>9.139</text:p>
          </table:table-cell>
          <table:table-cell table:formula="of:=[.H21]/3" office:value-type="float" office:value="3.04633333333333" calcext:value-type="float">
            <text:p>3.046</text:p>
          </table:table-cell>
          <table:table-cell table:formula="of:=[.I21]-[.G21]" office:value-type="float" office:value="0.539333333333333" calcext:value-type="float">
            <text:p>0.539</text:p>
          </table:table-cell>
          <table:table-cell table:formula="of:=IF(AND(([.$J21]&lt;[.P$2]);[.$J21]&gt;[.Q$2]);[.O$2];&quot;DIP&quot;)" office:value-type="string" office:string-value="DIP" calcext:value-type="string">
            <text:p>DIP</text:p>
          </table:table-cell>
          <table:table-cell table:formula="of:=IF(AND(([.$J21]&lt;[.$P$2]);[.$J21]&gt;[.$Q$2]);[.$O$2];IF(AND(([.$J21]&lt;[.$P$3]);[.$J21]&gt;[.$Q$3]);[.$O$3];IF(AND(([.$J21]&lt;[.$P$4]);[.$J21]&gt;[.$Q$4]);[.$O$4];IF(AND(([.$J21]&lt;[.$P$5]);[.$J21]&gt;[.$Q$5]);[.$O$5];IF(AND(([.$J21]&lt;[.$P$6]);[.$J21]&gt;[.$Q$6]);[.$O$6];IF(AND(([.$J21]&lt;[.$P$7]);[.$J21]&gt;[.$Q$7]);[.$O$7];IF(AND(([.$J21]&lt;[.$P$8]);[.$J21]&gt;[.$Q$8]);[.$O$8];IF(AND(([.$J21]&lt;[.$P$9]);[.$J21]&gt;[.$Q$9]);[.$O$9];IF(AND(([.$J21]&lt;[.$P$10]);[.$J21]&gt;[.$Q$10]);[.$O$10];IF(AND(([.$J21]&lt;[.$P$11]);[.$J21]&gt;[.$Q$11]);[.$O$11];IF(AND(([.$J21]&lt;[.$P$12]);[.$J21]&gt;[.$Q$12]);[.$O$12];&quot;Outside set limits&quot;)))))))))))" office:value-type="string" office:string-value="300&lt;Level&lt;400" calcext:value-type="string">
            <text:p>300&lt;Level&lt;400</text:p>
          </table:table-cell>
          <table:table-cell table:formula="of:=IF([.L21]=[.O$2];[.O$2];IF([.G21]=[.A21];[.A$1];IF([.G21]=[.B21];[.B$1];IF([.G21]=[.C21];[.C$1];IF([.G21]=[.D21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047" calcext:value-type="float">
            <text:p>3.047</text:p>
          </table:table-cell>
          <table:table-cell office:value-type="float" office:value="3.045" calcext:value-type="float">
            <text:p>3.045</text:p>
          </table:table-cell>
          <table:table-cell office:value-type="float" office:value="2.499" calcext:value-type="float">
            <text:p>2.499</text:p>
          </table:table-cell>
          <table:table-cell/>
          <table:table-cell table:formula="of:=SUM([.A22:.D22])" office:value-type="float" office:value="11.638" calcext:value-type="float">
            <text:p>11.638</text:p>
          </table:table-cell>
          <table:table-cell table:formula="of:=MIN([.A22:.D22])" office:value-type="float" office:value="2.499" calcext:value-type="float">
            <text:p>2.499</text:p>
          </table:table-cell>
          <table:table-cell table:formula="of:=[.F22]-[.G22]" office:value-type="float" office:value="9.139" calcext:value-type="float">
            <text:p>9.139</text:p>
          </table:table-cell>
          <table:table-cell table:formula="of:=[.H22]/3" office:value-type="float" office:value="3.04633333333333" calcext:value-type="float">
            <text:p>3.046</text:p>
          </table:table-cell>
          <table:table-cell table:formula="of:=[.I22]-[.G22]" office:value-type="float" office:value="0.547333333333333" calcext:value-type="float">
            <text:p>0.547</text:p>
          </table:table-cell>
          <table:table-cell table:formula="of:=IF(AND(([.$J22]&lt;[.P$2]);[.$J22]&gt;[.Q$2]);[.O$2];&quot;DIP&quot;)" office:value-type="string" office:string-value="DIP" calcext:value-type="string">
            <text:p>DIP</text:p>
          </table:table-cell>
          <table:table-cell table:formula="of:=IF(AND(([.$J22]&lt;[.$P$2]);[.$J22]&gt;[.$Q$2]);[.$O$2];IF(AND(([.$J22]&lt;[.$P$3]);[.$J22]&gt;[.$Q$3]);[.$O$3];IF(AND(([.$J22]&lt;[.$P$4]);[.$J22]&gt;[.$Q$4]);[.$O$4];IF(AND(([.$J22]&lt;[.$P$5]);[.$J22]&gt;[.$Q$5]);[.$O$5];IF(AND(([.$J22]&lt;[.$P$6]);[.$J22]&gt;[.$Q$6]);[.$O$6];IF(AND(([.$J22]&lt;[.$P$7]);[.$J22]&gt;[.$Q$7]);[.$O$7];IF(AND(([.$J22]&lt;[.$P$8]);[.$J22]&gt;[.$Q$8]);[.$O$8];IF(AND(([.$J22]&lt;[.$P$9]);[.$J22]&gt;[.$Q$9]);[.$O$9];IF(AND(([.$J22]&lt;[.$P$10]);[.$J22]&gt;[.$Q$10]);[.$O$10];IF(AND(([.$J22]&lt;[.$P$11]);[.$J22]&gt;[.$Q$11]);[.$O$11];IF(AND(([.$J22]&lt;[.$P$12]);[.$J22]&gt;[.$Q$12]);[.$O$12];&quot;Outside set limits&quot;)))))))))))" office:value-type="string" office:string-value="300&lt;Level&lt;400" calcext:value-type="string">
            <text:p>300&lt;Level&lt;400</text:p>
          </table:table-cell>
          <table:table-cell table:formula="of:=IF([.L22]=[.O$2];[.O$2];IF([.G22]=[.A22];[.A$1];IF([.G22]=[.B22];[.B$1];IF([.G22]=[.C22];[.C$1];IF([.G22]=[.D22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office:value-type="float" office:value="2.327" calcext:value-type="float">
            <text:p>2.327</text:p>
          </table:table-cell>
          <table:table-cell table:number-columns-repeated="2" office:value-type="float" office:value="3.043" calcext:value-type="float">
            <text:p>3.043</text:p>
          </table:table-cell>
          <table:table-cell office:value-type="float" office:value="3.041" calcext:value-type="float">
            <text:p>3.041</text:p>
          </table:table-cell>
          <table:table-cell/>
          <table:table-cell table:formula="of:=SUM([.A23:.D23])" office:value-type="float" office:value="11.454" calcext:value-type="float">
            <text:p>11.454</text:p>
          </table:table-cell>
          <table:table-cell table:formula="of:=MIN([.A23:.D23])" office:value-type="float" office:value="2.327" calcext:value-type="float">
            <text:p>2.327</text:p>
          </table:table-cell>
          <table:table-cell table:formula="of:=[.F23]-[.G23]" office:value-type="float" office:value="9.127" calcext:value-type="float">
            <text:p>9.127</text:p>
          </table:table-cell>
          <table:table-cell table:formula="of:=[.H23]/3" office:value-type="float" office:value="3.04233333333333" calcext:value-type="float">
            <text:p>3.042</text:p>
          </table:table-cell>
          <table:table-cell table:formula="of:=[.I23]-[.G23]" office:value-type="float" office:value="0.715333333333334" calcext:value-type="float">
            <text:p>0.715</text:p>
          </table:table-cell>
          <table:table-cell table:formula="of:=IF(AND(([.$J23]&lt;[.P$2]);[.$J23]&gt;[.Q$2]);[.O$2];&quot;DIP&quot;)" office:value-type="string" office:string-value="DIP" calcext:value-type="string">
            <text:p>DIP</text:p>
          </table:table-cell>
          <table:table-cell table:formula="of:=IF(AND(([.$J23]&lt;[.$P$2]);[.$J23]&gt;[.$Q$2]);[.$O$2];IF(AND(([.$J23]&lt;[.$P$3]);[.$J23]&gt;[.$Q$3]);[.$O$3];IF(AND(([.$J23]&lt;[.$P$4]);[.$J23]&gt;[.$Q$4]);[.$O$4];IF(AND(([.$J23]&lt;[.$P$5]);[.$J23]&gt;[.$Q$5]);[.$O$5];IF(AND(([.$J23]&lt;[.$P$6]);[.$J23]&gt;[.$Q$6]);[.$O$6];IF(AND(([.$J23]&lt;[.$P$7]);[.$J23]&gt;[.$Q$7]);[.$O$7];IF(AND(([.$J23]&lt;[.$P$8]);[.$J23]&gt;[.$Q$8]);[.$O$8];IF(AND(([.$J23]&lt;[.$P$9]);[.$J23]&gt;[.$Q$9]);[.$O$9];IF(AND(([.$J23]&lt;[.$P$10]);[.$J23]&gt;[.$Q$10]);[.$O$10];IF(AND(([.$J23]&lt;[.$P$11]);[.$J23]&gt;[.$Q$11]);[.$O$11];IF(AND(([.$J23]&lt;[.$P$12]);[.$J23]&gt;[.$Q$12]);[.$O$12];&quot;Outside set limits&quot;)))))))))))" office:value-type="string" office:string-value="400&lt;Level&lt;500" calcext:value-type="string">
            <text:p>400&lt;Level&lt;500</text:p>
          </table:table-cell>
          <table:table-cell table:formula="of:=IF([.L23]=[.O$2];[.O$2];IF([.G23]=[.A23];[.A$1];IF([.G23]=[.B23];[.B$1];IF([.G23]=[.C23];[.C$1];IF([.G23]=[.D23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043" calcext:value-type="float">
            <text:p>3.043</text:p>
          </table:table-cell>
          <table:table-cell office:value-type="float" office:value="2.329" calcext:value-type="float">
            <text:p>2.329</text:p>
          </table:table-cell>
          <table:table-cell table:number-columns-repeated="2" office:value-type="float" office:value="3.043" calcext:value-type="float">
            <text:p>3.043</text:p>
          </table:table-cell>
          <table:table-cell/>
          <table:table-cell table:formula="of:=SUM([.A24:.D24])" office:value-type="float" office:value="11.458" calcext:value-type="float">
            <text:p>11.458</text:p>
          </table:table-cell>
          <table:table-cell table:formula="of:=MIN([.A24:.D24])" office:value-type="float" office:value="2.329" calcext:value-type="float">
            <text:p>2.329</text:p>
          </table:table-cell>
          <table:table-cell table:formula="of:=[.F24]-[.G24]" office:value-type="float" office:value="9.129" calcext:value-type="float">
            <text:p>9.129</text:p>
          </table:table-cell>
          <table:table-cell table:formula="of:=[.H24]/3" office:value-type="float" office:value="3.043" calcext:value-type="float">
            <text:p>3.043</text:p>
          </table:table-cell>
          <table:table-cell table:formula="of:=[.I24]-[.G24]" office:value-type="float" office:value="0.713999999999999" calcext:value-type="float">
            <text:p>0.714</text:p>
          </table:table-cell>
          <table:table-cell table:formula="of:=IF(AND(([.$J24]&lt;[.P$2]);[.$J24]&gt;[.Q$2]);[.O$2];&quot;DIP&quot;)" office:value-type="string" office:string-value="DIP" calcext:value-type="string">
            <text:p>DIP</text:p>
          </table:table-cell>
          <table:table-cell table:formula="of:=IF(AND(([.$J24]&lt;[.$P$2]);[.$J24]&gt;[.$Q$2]);[.$O$2];IF(AND(([.$J24]&lt;[.$P$3]);[.$J24]&gt;[.$Q$3]);[.$O$3];IF(AND(([.$J24]&lt;[.$P$4]);[.$J24]&gt;[.$Q$4]);[.$O$4];IF(AND(([.$J24]&lt;[.$P$5]);[.$J24]&gt;[.$Q$5]);[.$O$5];IF(AND(([.$J24]&lt;[.$P$6]);[.$J24]&gt;[.$Q$6]);[.$O$6];IF(AND(([.$J24]&lt;[.$P$7]);[.$J24]&gt;[.$Q$7]);[.$O$7];IF(AND(([.$J24]&lt;[.$P$8]);[.$J24]&gt;[.$Q$8]);[.$O$8];IF(AND(([.$J24]&lt;[.$P$9]);[.$J24]&gt;[.$Q$9]);[.$O$9];IF(AND(([.$J24]&lt;[.$P$10]);[.$J24]&gt;[.$Q$10]);[.$O$10];IF(AND(([.$J24]&lt;[.$P$11]);[.$J24]&gt;[.$Q$11]);[.$O$11];IF(AND(([.$J24]&lt;[.$P$12]);[.$J24]&gt;[.$Q$12]);[.$O$12];&quot;Outside set limits&quot;)))))))))))" office:value-type="string" office:string-value="400&lt;Level&lt;500" calcext:value-type="string">
            <text:p>400&lt;Level&lt;500</text:p>
          </table:table-cell>
          <table:table-cell table:formula="of:=IF([.L24]=[.O$2];[.O$2];IF([.G24]=[.A24];[.A$1];IF([.G24]=[.B24];[.B$1];IF([.G24]=[.C24];[.C$1];IF([.G24]=[.D24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office:value-type="float" office:value="3.043" calcext:value-type="float">
            <text:p>3.043</text:p>
          </table:table-cell>
          <table:table-cell office:value-type="float" office:value="3.045" calcext:value-type="float">
            <text:p>3.045</text:p>
          </table:table-cell>
          <table:table-cell office:value-type="float" office:value="2.331" calcext:value-type="float">
            <text:p>2.331</text:p>
          </table:table-cell>
          <table:table-cell office:value-type="float" office:value="3.043" calcext:value-type="float">
            <text:p>3.043</text:p>
          </table:table-cell>
          <table:table-cell/>
          <table:table-cell table:formula="of:=SUM([.A25:.D25])" office:value-type="float" office:value="11.462" calcext:value-type="float">
            <text:p>11.462</text:p>
          </table:table-cell>
          <table:table-cell table:formula="of:=MIN([.A25:.D25])" office:value-type="float" office:value="2.331" calcext:value-type="float">
            <text:p>2.331</text:p>
          </table:table-cell>
          <table:table-cell table:formula="of:=[.F25]-[.G25]" office:value-type="float" office:value="9.131" calcext:value-type="float">
            <text:p>9.131</text:p>
          </table:table-cell>
          <table:table-cell table:formula="of:=[.H25]/3" office:value-type="float" office:value="3.04366666666667" calcext:value-type="float">
            <text:p>3.044</text:p>
          </table:table-cell>
          <table:table-cell table:formula="of:=[.I25]-[.G25]" office:value-type="float" office:value="0.712666666666667" calcext:value-type="float">
            <text:p>0.713</text:p>
          </table:table-cell>
          <table:table-cell table:formula="of:=IF(AND(([.$J25]&lt;[.P$2]);[.$J25]&gt;[.Q$2]);[.O$2];&quot;DIP&quot;)" office:value-type="string" office:string-value="DIP" calcext:value-type="string">
            <text:p>DIP</text:p>
          </table:table-cell>
          <table:table-cell table:formula="of:=IF(AND(([.$J25]&lt;[.$P$2]);[.$J25]&gt;[.$Q$2]);[.$O$2];IF(AND(([.$J25]&lt;[.$P$3]);[.$J25]&gt;[.$Q$3]);[.$O$3];IF(AND(([.$J25]&lt;[.$P$4]);[.$J25]&gt;[.$Q$4]);[.$O$4];IF(AND(([.$J25]&lt;[.$P$5]);[.$J25]&gt;[.$Q$5]);[.$O$5];IF(AND(([.$J25]&lt;[.$P$6]);[.$J25]&gt;[.$Q$6]);[.$O$6];IF(AND(([.$J25]&lt;[.$P$7]);[.$J25]&gt;[.$Q$7]);[.$O$7];IF(AND(([.$J25]&lt;[.$P$8]);[.$J25]&gt;[.$Q$8]);[.$O$8];IF(AND(([.$J25]&lt;[.$P$9]);[.$J25]&gt;[.$Q$9]);[.$O$9];IF(AND(([.$J25]&lt;[.$P$10]);[.$J25]&gt;[.$Q$10]);[.$O$10];IF(AND(([.$J25]&lt;[.$P$11]);[.$J25]&gt;[.$Q$11]);[.$O$11];IF(AND(([.$J25]&lt;[.$P$12]);[.$J25]&gt;[.$Q$12]);[.$O$12];&quot;Outside set limits&quot;)))))))))))" office:value-type="string" office:string-value="400&lt;Level&lt;500" calcext:value-type="string">
            <text:p>400&lt;Level&lt;500</text:p>
          </table:table-cell>
          <table:table-cell table:formula="of:=IF([.L25]=[.O$2];[.O$2];IF([.G25]=[.A25];[.A$1];IF([.G25]=[.B25];[.B$1];IF([.G25]=[.C25];[.C$1];IF([.G25]=[.D25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table:number-columns-repeated="3" office:value-type="float" office:value="3.043" calcext:value-type="float">
            <text:p>3.043</text:p>
          </table:table-cell>
          <table:table-cell office:value-type="float" office:value="2.323" calcext:value-type="float">
            <text:p>2.323</text:p>
          </table:table-cell>
          <table:table-cell/>
          <table:table-cell table:formula="of:=SUM([.A26:.D26])" office:value-type="float" office:value="11.452" calcext:value-type="float">
            <text:p>11.452</text:p>
          </table:table-cell>
          <table:table-cell table:formula="of:=MIN([.A26:.D26])" office:value-type="float" office:value="2.323" calcext:value-type="float">
            <text:p>2.323</text:p>
          </table:table-cell>
          <table:table-cell table:formula="of:=[.F26]-[.G26]" office:value-type="float" office:value="9.129" calcext:value-type="float">
            <text:p>9.129</text:p>
          </table:table-cell>
          <table:table-cell table:formula="of:=[.H26]/3" office:value-type="float" office:value="3.043" calcext:value-type="float">
            <text:p>3.043</text:p>
          </table:table-cell>
          <table:table-cell table:formula="of:=[.I26]-[.G26]" office:value-type="float" office:value="0.720000000000001" calcext:value-type="float">
            <text:p>0.720</text:p>
          </table:table-cell>
          <table:table-cell table:formula="of:=IF(AND(([.$J26]&lt;[.P$2]);[.$J26]&gt;[.Q$2]);[.O$2];&quot;DIP&quot;)" office:value-type="string" office:string-value="DIP" calcext:value-type="string">
            <text:p>DIP</text:p>
          </table:table-cell>
          <table:table-cell table:formula="of:=IF(AND(([.$J26]&lt;[.$P$2]);[.$J26]&gt;[.$Q$2]);[.$O$2];IF(AND(([.$J26]&lt;[.$P$3]);[.$J26]&gt;[.$Q$3]);[.$O$3];IF(AND(([.$J26]&lt;[.$P$4]);[.$J26]&gt;[.$Q$4]);[.$O$4];IF(AND(([.$J26]&lt;[.$P$5]);[.$J26]&gt;[.$Q$5]);[.$O$5];IF(AND(([.$J26]&lt;[.$P$6]);[.$J26]&gt;[.$Q$6]);[.$O$6];IF(AND(([.$J26]&lt;[.$P$7]);[.$J26]&gt;[.$Q$7]);[.$O$7];IF(AND(([.$J26]&lt;[.$P$8]);[.$J26]&gt;[.$Q$8]);[.$O$8];IF(AND(([.$J26]&lt;[.$P$9]);[.$J26]&gt;[.$Q$9]);[.$O$9];IF(AND(([.$J26]&lt;[.$P$10]);[.$J26]&gt;[.$Q$10]);[.$O$10];IF(AND(([.$J26]&lt;[.$P$11]);[.$J26]&gt;[.$Q$11]);[.$O$11];IF(AND(([.$J26]&lt;[.$P$12]);[.$J26]&gt;[.$Q$12]);[.$O$12];&quot;Outside set limits&quot;)))))))))))" office:value-type="string" office:string-value="400&lt;Level&lt;500" calcext:value-type="string">
            <text:p>400&lt;Level&lt;500</text:p>
          </table:table-cell>
          <table:table-cell table:formula="of:=IF([.L26]=[.O$2];[.O$2];IF([.G26]=[.A26];[.A$1];IF([.G26]=[.B26];[.B$1];IF([.G26]=[.C26];[.C$1];IF([.G26]=[.D26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office:value-type="float" office:value="2.135" calcext:value-type="float">
            <text:p>2.135</text:p>
          </table:table-cell>
          <table:table-cell office:value-type="float" office:value="3.037" calcext:value-type="float">
            <text:p>3.037</text:p>
          </table:table-cell>
          <table:table-cell office:value-type="float" office:value="3.041" calcext:value-type="float">
            <text:p>3.041</text:p>
          </table:table-cell>
          <table:table-cell office:value-type="float" office:value="3.039" calcext:value-type="float">
            <text:p>3.039</text:p>
          </table:table-cell>
          <table:table-cell/>
          <table:table-cell table:formula="of:=SUM([.A27:.D27])" office:value-type="float" office:value="11.252" calcext:value-type="float">
            <text:p>11.252</text:p>
          </table:table-cell>
          <table:table-cell table:formula="of:=MIN([.A27:.D27])" office:value-type="float" office:value="2.135" calcext:value-type="float">
            <text:p>2.135</text:p>
          </table:table-cell>
          <table:table-cell table:formula="of:=[.F27]-[.G27]" office:value-type="float" office:value="9.117" calcext:value-type="float">
            <text:p>9.117</text:p>
          </table:table-cell>
          <table:table-cell table:formula="of:=[.H27]/3" office:value-type="float" office:value="3.039" calcext:value-type="float">
            <text:p>3.039</text:p>
          </table:table-cell>
          <table:table-cell table:formula="of:=[.I27]-[.G27]" office:value-type="float" office:value="0.904" calcext:value-type="float">
            <text:p>0.904</text:p>
          </table:table-cell>
          <table:table-cell table:formula="of:=IF(AND(([.$J27]&lt;[.P$2]);[.$J27]&gt;[.Q$2]);[.O$2];&quot;DIP&quot;)" office:value-type="string" office:string-value="DIP" calcext:value-type="string">
            <text:p>DIP</text:p>
          </table:table-cell>
          <table:table-cell table:formula="of:=IF(AND(([.$J27]&lt;[.$P$2]);[.$J27]&gt;[.$Q$2]);[.$O$2];IF(AND(([.$J27]&lt;[.$P$3]);[.$J27]&gt;[.$Q$3]);[.$O$3];IF(AND(([.$J27]&lt;[.$P$4]);[.$J27]&gt;[.$Q$4]);[.$O$4];IF(AND(([.$J27]&lt;[.$P$5]);[.$J27]&gt;[.$Q$5]);[.$O$5];IF(AND(([.$J27]&lt;[.$P$6]);[.$J27]&gt;[.$Q$6]);[.$O$6];IF(AND(([.$J27]&lt;[.$P$7]);[.$J27]&gt;[.$Q$7]);[.$O$7];IF(AND(([.$J27]&lt;[.$P$8]);[.$J27]&gt;[.$Q$8]);[.$O$8];IF(AND(([.$J27]&lt;[.$P$9]);[.$J27]&gt;[.$Q$9]);[.$O$9];IF(AND(([.$J27]&lt;[.$P$10]);[.$J27]&gt;[.$Q$10]);[.$O$10];IF(AND(([.$J27]&lt;[.$P$11]);[.$J27]&gt;[.$Q$11]);[.$O$11];IF(AND(([.$J27]&lt;[.$P$12]);[.$J27]&gt;[.$Q$12]);[.$O$12];&quot;Outside set limits&quot;)))))))))))" office:value-type="string" office:string-value="500&lt;Level&lt;600" calcext:value-type="string">
            <text:p>500&lt;Level&lt;600</text:p>
          </table:table-cell>
          <table:table-cell table:formula="of:=IF([.L27]=[.O$2];[.O$2];IF([.G27]=[.A27];[.A$1];IF([.G27]=[.B27];[.B$1];IF([.G27]=[.C27];[.C$1];IF([.G27]=[.D27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039" calcext:value-type="float">
            <text:p>3.039</text:p>
          </table:table-cell>
          <table:table-cell office:value-type="float" office:value="2.135" calcext:value-type="float">
            <text:p>2.135</text:p>
          </table:table-cell>
          <table:table-cell office:value-type="float" office:value="3.039" calcext:value-type="float">
            <text:p>3.039</text:p>
          </table:table-cell>
          <table:table-cell office:value-type="float" office:value="3.037" calcext:value-type="float">
            <text:p>3.037</text:p>
          </table:table-cell>
          <table:table-cell/>
          <table:table-cell table:formula="of:=SUM([.A28:.D28])" office:value-type="float" office:value="11.25" calcext:value-type="float">
            <text:p>11.250</text:p>
          </table:table-cell>
          <table:table-cell table:formula="of:=MIN([.A28:.D28])" office:value-type="float" office:value="2.135" calcext:value-type="float">
            <text:p>2.135</text:p>
          </table:table-cell>
          <table:table-cell table:formula="of:=[.F28]-[.G28]" office:value-type="float" office:value="9.115" calcext:value-type="float">
            <text:p>9.115</text:p>
          </table:table-cell>
          <table:table-cell table:formula="of:=[.H28]/3" office:value-type="float" office:value="3.03833333333333" calcext:value-type="float">
            <text:p>3.038</text:p>
          </table:table-cell>
          <table:table-cell table:formula="of:=[.I28]-[.G28]" office:value-type="float" office:value="0.903333333333333" calcext:value-type="float">
            <text:p>0.903</text:p>
          </table:table-cell>
          <table:table-cell table:formula="of:=IF(AND(([.$J28]&lt;[.P$2]);[.$J28]&gt;[.Q$2]);[.O$2];&quot;DIP&quot;)" office:value-type="string" office:string-value="DIP" calcext:value-type="string">
            <text:p>DIP</text:p>
          </table:table-cell>
          <table:table-cell table:formula="of:=IF(AND(([.$J28]&lt;[.$P$2]);[.$J28]&gt;[.$Q$2]);[.$O$2];IF(AND(([.$J28]&lt;[.$P$3]);[.$J28]&gt;[.$Q$3]);[.$O$3];IF(AND(([.$J28]&lt;[.$P$4]);[.$J28]&gt;[.$Q$4]);[.$O$4];IF(AND(([.$J28]&lt;[.$P$5]);[.$J28]&gt;[.$Q$5]);[.$O$5];IF(AND(([.$J28]&lt;[.$P$6]);[.$J28]&gt;[.$Q$6]);[.$O$6];IF(AND(([.$J28]&lt;[.$P$7]);[.$J28]&gt;[.$Q$7]);[.$O$7];IF(AND(([.$J28]&lt;[.$P$8]);[.$J28]&gt;[.$Q$8]);[.$O$8];IF(AND(([.$J28]&lt;[.$P$9]);[.$J28]&gt;[.$Q$9]);[.$O$9];IF(AND(([.$J28]&lt;[.$P$10]);[.$J28]&gt;[.$Q$10]);[.$O$10];IF(AND(([.$J28]&lt;[.$P$11]);[.$J28]&gt;[.$Q$11]);[.$O$11];IF(AND(([.$J28]&lt;[.$P$12]);[.$J28]&gt;[.$Q$12]);[.$O$12];&quot;Outside set limits&quot;)))))))))))" office:value-type="string" office:string-value="500&lt;Level&lt;600" calcext:value-type="string">
            <text:p>500&lt;Level&lt;600</text:p>
          </table:table-cell>
          <table:table-cell table:formula="of:=IF([.L28]=[.O$2];[.O$2];IF([.G28]=[.A28];[.A$1];IF([.G28]=[.B28];[.B$1];IF([.G28]=[.C28];[.C$1];IF([.G28]=[.D28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039" calcext:value-type="float">
            <text:p>3.039</text:p>
          </table:table-cell>
          <table:table-cell office:value-type="float" office:value="2.141" calcext:value-type="float">
            <text:p>2.141</text:p>
          </table:table-cell>
          <table:table-cell office:value-type="float" office:value="3.039" calcext:value-type="float">
            <text:p>3.039</text:p>
          </table:table-cell>
          <table:table-cell/>
          <table:table-cell table:formula="of:=SUM([.A29:.D29])" office:value-type="float" office:value="11.258" calcext:value-type="float">
            <text:p>11.258</text:p>
          </table:table-cell>
          <table:table-cell table:formula="of:=MIN([.A29:.D29])" office:value-type="float" office:value="2.141" calcext:value-type="float">
            <text:p>2.141</text:p>
          </table:table-cell>
          <table:table-cell table:formula="of:=[.F29]-[.G29]" office:value-type="float" office:value="9.117" calcext:value-type="float">
            <text:p>9.117</text:p>
          </table:table-cell>
          <table:table-cell table:formula="of:=[.H29]/3" office:value-type="float" office:value="3.039" calcext:value-type="float">
            <text:p>3.039</text:p>
          </table:table-cell>
          <table:table-cell table:formula="of:=[.I29]-[.G29]" office:value-type="float" office:value="0.898" calcext:value-type="float">
            <text:p>0.898</text:p>
          </table:table-cell>
          <table:table-cell table:formula="of:=IF(AND(([.$J29]&lt;[.P$2]);[.$J29]&gt;[.Q$2]);[.O$2];&quot;DIP&quot;)" office:value-type="string" office:string-value="DIP" calcext:value-type="string">
            <text:p>DIP</text:p>
          </table:table-cell>
          <table:table-cell table:formula="of:=IF(AND(([.$J29]&lt;[.$P$2]);[.$J29]&gt;[.$Q$2]);[.$O$2];IF(AND(([.$J29]&lt;[.$P$3]);[.$J29]&gt;[.$Q$3]);[.$O$3];IF(AND(([.$J29]&lt;[.$P$4]);[.$J29]&gt;[.$Q$4]);[.$O$4];IF(AND(([.$J29]&lt;[.$P$5]);[.$J29]&gt;[.$Q$5]);[.$O$5];IF(AND(([.$J29]&lt;[.$P$6]);[.$J29]&gt;[.$Q$6]);[.$O$6];IF(AND(([.$J29]&lt;[.$P$7]);[.$J29]&gt;[.$Q$7]);[.$O$7];IF(AND(([.$J29]&lt;[.$P$8]);[.$J29]&gt;[.$Q$8]);[.$O$8];IF(AND(([.$J29]&lt;[.$P$9]);[.$J29]&gt;[.$Q$9]);[.$O$9];IF(AND(([.$J29]&lt;[.$P$10]);[.$J29]&gt;[.$Q$10]);[.$O$10];IF(AND(([.$J29]&lt;[.$P$11]);[.$J29]&gt;[.$Q$11]);[.$O$11];IF(AND(([.$J29]&lt;[.$P$12]);[.$J29]&gt;[.$Q$12]);[.$O$12];&quot;Outside set limits&quot;)))))))))))" office:value-type="string" office:string-value="500&lt;Level&lt;600" calcext:value-type="string">
            <text:p>500&lt;Level&lt;600</text:p>
          </table:table-cell>
          <table:table-cell table:formula="of:=IF([.L29]=[.O$2];[.O$2];IF([.G29]=[.A29];[.A$1];IF([.G29]=[.B29];[.B$1];IF([.G29]=[.C29];[.C$1];IF([.G29]=[.D29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table:number-columns-repeated="3" office:value-type="float" office:value="3.039" calcext:value-type="float">
            <text:p>3.039</text:p>
          </table:table-cell>
          <table:table-cell office:value-type="float" office:value="2.133" calcext:value-type="float">
            <text:p>2.133</text:p>
          </table:table-cell>
          <table:table-cell/>
          <table:table-cell table:formula="of:=SUM([.A30:.D30])" office:value-type="float" office:value="11.25" calcext:value-type="float">
            <text:p>11.250</text:p>
          </table:table-cell>
          <table:table-cell table:formula="of:=MIN([.A30:.D30])" office:value-type="float" office:value="2.133" calcext:value-type="float">
            <text:p>2.133</text:p>
          </table:table-cell>
          <table:table-cell table:formula="of:=[.F30]-[.G30]" office:value-type="float" office:value="9.117" calcext:value-type="float">
            <text:p>9.117</text:p>
          </table:table-cell>
          <table:table-cell table:formula="of:=[.H30]/3" office:value-type="float" office:value="3.039" calcext:value-type="float">
            <text:p>3.039</text:p>
          </table:table-cell>
          <table:table-cell table:formula="of:=[.I30]-[.G30]" office:value-type="float" office:value="0.906" calcext:value-type="float">
            <text:p>0.906</text:p>
          </table:table-cell>
          <table:table-cell table:formula="of:=IF(AND(([.$J30]&lt;[.P$2]);[.$J30]&gt;[.Q$2]);[.O$2];&quot;DIP&quot;)" office:value-type="string" office:string-value="DIP" calcext:value-type="string">
            <text:p>DIP</text:p>
          </table:table-cell>
          <table:table-cell table:formula="of:=IF(AND(([.$J30]&lt;[.$P$2]);[.$J30]&gt;[.$Q$2]);[.$O$2];IF(AND(([.$J30]&lt;[.$P$3]);[.$J30]&gt;[.$Q$3]);[.$O$3];IF(AND(([.$J30]&lt;[.$P$4]);[.$J30]&gt;[.$Q$4]);[.$O$4];IF(AND(([.$J30]&lt;[.$P$5]);[.$J30]&gt;[.$Q$5]);[.$O$5];IF(AND(([.$J30]&lt;[.$P$6]);[.$J30]&gt;[.$Q$6]);[.$O$6];IF(AND(([.$J30]&lt;[.$P$7]);[.$J30]&gt;[.$Q$7]);[.$O$7];IF(AND(([.$J30]&lt;[.$P$8]);[.$J30]&gt;[.$Q$8]);[.$O$8];IF(AND(([.$J30]&lt;[.$P$9]);[.$J30]&gt;[.$Q$9]);[.$O$9];IF(AND(([.$J30]&lt;[.$P$10]);[.$J30]&gt;[.$Q$10]);[.$O$10];IF(AND(([.$J30]&lt;[.$P$11]);[.$J30]&gt;[.$Q$11]);[.$O$11];IF(AND(([.$J30]&lt;[.$P$12]);[.$J30]&gt;[.$Q$12]);[.$O$12];&quot;Outside set limits&quot;)))))))))))" office:value-type="string" office:string-value="500&lt;Level&lt;600" calcext:value-type="string">
            <text:p>500&lt;Level&lt;600</text:p>
          </table:table-cell>
          <table:table-cell table:formula="of:=IF([.L30]=[.O$2];[.O$2];IF([.G30]=[.A30];[.A$1];IF([.G30]=[.B30];[.B$1];IF([.G30]=[.C30];[.C$1];IF([.G30]=[.D30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office:value-type="float" office:value="1.831" calcext:value-type="float">
            <text:p>1.831</text:p>
          </table:table-cell>
          <table:table-cell table:number-columns-repeated="3" office:value-type="float" office:value="3.033" calcext:value-type="float">
            <text:p>3.033</text:p>
          </table:table-cell>
          <table:table-cell/>
          <table:table-cell table:formula="of:=SUM([.A31:.D31])" office:value-type="float" office:value="10.93" calcext:value-type="float">
            <text:p>10.930</text:p>
          </table:table-cell>
          <table:table-cell table:formula="of:=MIN([.A31:.D31])" office:value-type="float" office:value="1.831" calcext:value-type="float">
            <text:p>1.831</text:p>
          </table:table-cell>
          <table:table-cell table:formula="of:=[.F31]-[.G31]" office:value-type="float" office:value="9.099" calcext:value-type="float">
            <text:p>9.099</text:p>
          </table:table-cell>
          <table:table-cell table:formula="of:=[.H31]/3" office:value-type="float" office:value="3.033" calcext:value-type="float">
            <text:p>3.033</text:p>
          </table:table-cell>
          <table:table-cell table:formula="of:=[.I31]-[.G31]" office:value-type="float" office:value="1.202" calcext:value-type="float">
            <text:p>1.202</text:p>
          </table:table-cell>
          <table:table-cell table:formula="of:=IF(AND(([.$J31]&lt;[.P$2]);[.$J31]&gt;[.Q$2]);[.O$2];&quot;DIP&quot;)" office:value-type="string" office:string-value="DIP" calcext:value-type="string">
            <text:p>DIP</text:p>
          </table:table-cell>
          <table:table-cell table:formula="of:=IF(AND(([.$J31]&lt;[.$P$2]);[.$J31]&gt;[.$Q$2]);[.$O$2];IF(AND(([.$J31]&lt;[.$P$3]);[.$J31]&gt;[.$Q$3]);[.$O$3];IF(AND(([.$J31]&lt;[.$P$4]);[.$J31]&gt;[.$Q$4]);[.$O$4];IF(AND(([.$J31]&lt;[.$P$5]);[.$J31]&gt;[.$Q$5]);[.$O$5];IF(AND(([.$J31]&lt;[.$P$6]);[.$J31]&gt;[.$Q$6]);[.$O$6];IF(AND(([.$J31]&lt;[.$P$7]);[.$J31]&gt;[.$Q$7]);[.$O$7];IF(AND(([.$J31]&lt;[.$P$8]);[.$J31]&gt;[.$Q$8]);[.$O$8];IF(AND(([.$J31]&lt;[.$P$9]);[.$J31]&gt;[.$Q$9]);[.$O$9];IF(AND(([.$J31]&lt;[.$P$10]);[.$J31]&gt;[.$Q$10]);[.$O$10];IF(AND(([.$J31]&lt;[.$P$11]);[.$J31]&gt;[.$Q$11]);[.$O$11];IF(AND(([.$J31]&lt;[.$P$12]);[.$J31]&gt;[.$Q$12]);[.$O$12];&quot;Outside set limits&quot;)))))))))))" office:value-type="string" office:string-value="600&lt;Level&lt;700" calcext:value-type="string">
            <text:p>600&lt;Level&lt;700</text:p>
          </table:table-cell>
          <table:table-cell table:formula="of:=IF([.L31]=[.O$2];[.O$2];IF([.G31]=[.A31];[.A$1];IF([.G31]=[.B31];[.B$1];IF([.G31]=[.C31];[.C$1];IF([.G31]=[.D31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033" calcext:value-type="float">
            <text:p>3.033</text:p>
          </table:table-cell>
          <table:table-cell office:value-type="float" office:value="1.831" calcext:value-type="float">
            <text:p>1.831</text:p>
          </table:table-cell>
          <table:table-cell office:value-type="float" office:value="3.033" calcext:value-type="float">
            <text:p>3.033</text:p>
          </table:table-cell>
          <table:table-cell office:value-type="float" office:value="3.031" calcext:value-type="float">
            <text:p>3.031</text:p>
          </table:table-cell>
          <table:table-cell/>
          <table:table-cell table:formula="of:=SUM([.A32:.D32])" office:value-type="float" office:value="10.928" calcext:value-type="float">
            <text:p>10.928</text:p>
          </table:table-cell>
          <table:table-cell table:formula="of:=MIN([.A32:.D32])" office:value-type="float" office:value="1.831" calcext:value-type="float">
            <text:p>1.831</text:p>
          </table:table-cell>
          <table:table-cell table:formula="of:=[.F32]-[.G32]" office:value-type="float" office:value="9.097" calcext:value-type="float">
            <text:p>9.097</text:p>
          </table:table-cell>
          <table:table-cell table:formula="of:=[.H32]/3" office:value-type="float" office:value="3.03233333333333" calcext:value-type="float">
            <text:p>3.032</text:p>
          </table:table-cell>
          <table:table-cell table:formula="of:=[.I32]-[.G32]" office:value-type="float" office:value="1.20133333333333" calcext:value-type="float">
            <text:p>1.201</text:p>
          </table:table-cell>
          <table:table-cell table:formula="of:=IF(AND(([.$J32]&lt;[.P$2]);[.$J32]&gt;[.Q$2]);[.O$2];&quot;DIP&quot;)" office:value-type="string" office:string-value="DIP" calcext:value-type="string">
            <text:p>DIP</text:p>
          </table:table-cell>
          <table:table-cell table:formula="of:=IF(AND(([.$J32]&lt;[.$P$2]);[.$J32]&gt;[.$Q$2]);[.$O$2];IF(AND(([.$J32]&lt;[.$P$3]);[.$J32]&gt;[.$Q$3]);[.$O$3];IF(AND(([.$J32]&lt;[.$P$4]);[.$J32]&gt;[.$Q$4]);[.$O$4];IF(AND(([.$J32]&lt;[.$P$5]);[.$J32]&gt;[.$Q$5]);[.$O$5];IF(AND(([.$J32]&lt;[.$P$6]);[.$J32]&gt;[.$Q$6]);[.$O$6];IF(AND(([.$J32]&lt;[.$P$7]);[.$J32]&gt;[.$Q$7]);[.$O$7];IF(AND(([.$J32]&lt;[.$P$8]);[.$J32]&gt;[.$Q$8]);[.$O$8];IF(AND(([.$J32]&lt;[.$P$9]);[.$J32]&gt;[.$Q$9]);[.$O$9];IF(AND(([.$J32]&lt;[.$P$10]);[.$J32]&gt;[.$Q$10]);[.$O$10];IF(AND(([.$J32]&lt;[.$P$11]);[.$J32]&gt;[.$Q$11]);[.$O$11];IF(AND(([.$J32]&lt;[.$P$12]);[.$J32]&gt;[.$Q$12]);[.$O$12];&quot;Outside set limits&quot;)))))))))))" office:value-type="string" office:string-value="600&lt;Level&lt;700" calcext:value-type="string">
            <text:p>600&lt;Level&lt;700</text:p>
          </table:table-cell>
          <table:table-cell table:formula="of:=IF([.L32]=[.O$2];[.O$2];IF([.G32]=[.A32];[.A$1];IF([.G32]=[.B32];[.B$1];IF([.G32]=[.C32];[.C$1];IF([.G32]=[.D32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office:value-type="float" office:value="3.033" calcext:value-type="float">
            <text:p>3.033</text:p>
          </table:table-cell>
          <table:table-cell office:value-type="float" office:value="3.031" calcext:value-type="float">
            <text:p>3.031</text:p>
          </table:table-cell>
          <table:table-cell office:value-type="float" office:value="1.837" calcext:value-type="float">
            <text:p>1.837</text:p>
          </table:table-cell>
          <table:table-cell office:value-type="float" office:value="3.031" calcext:value-type="float">
            <text:p>3.031</text:p>
          </table:table-cell>
          <table:table-cell/>
          <table:table-cell table:formula="of:=SUM([.A33:.D33])" office:value-type="float" office:value="10.932" calcext:value-type="float">
            <text:p>10.932</text:p>
          </table:table-cell>
          <table:table-cell table:formula="of:=MIN([.A33:.D33])" office:value-type="float" office:value="1.837" calcext:value-type="float">
            <text:p>1.837</text:p>
          </table:table-cell>
          <table:table-cell table:formula="of:=[.F33]-[.G33]" office:value-type="float" office:value="9.095" calcext:value-type="float">
            <text:p>9.095</text:p>
          </table:table-cell>
          <table:table-cell table:formula="of:=[.H33]/3" office:value-type="float" office:value="3.03166666666667" calcext:value-type="float">
            <text:p>3.032</text:p>
          </table:table-cell>
          <table:table-cell table:formula="of:=[.I33]-[.G33]" office:value-type="float" office:value="1.19466666666667" calcext:value-type="float">
            <text:p>1.195</text:p>
          </table:table-cell>
          <table:table-cell table:formula="of:=IF(AND(([.$J33]&lt;[.P$2]);[.$J33]&gt;[.Q$2]);[.O$2];&quot;DIP&quot;)" office:value-type="string" office:string-value="DIP" calcext:value-type="string">
            <text:p>DIP</text:p>
          </table:table-cell>
          <table:table-cell table:formula="of:=IF(AND(([.$J33]&lt;[.$P$2]);[.$J33]&gt;[.$Q$2]);[.$O$2];IF(AND(([.$J33]&lt;[.$P$3]);[.$J33]&gt;[.$Q$3]);[.$O$3];IF(AND(([.$J33]&lt;[.$P$4]);[.$J33]&gt;[.$Q$4]);[.$O$4];IF(AND(([.$J33]&lt;[.$P$5]);[.$J33]&gt;[.$Q$5]);[.$O$5];IF(AND(([.$J33]&lt;[.$P$6]);[.$J33]&gt;[.$Q$6]);[.$O$6];IF(AND(([.$J33]&lt;[.$P$7]);[.$J33]&gt;[.$Q$7]);[.$O$7];IF(AND(([.$J33]&lt;[.$P$8]);[.$J33]&gt;[.$Q$8]);[.$O$8];IF(AND(([.$J33]&lt;[.$P$9]);[.$J33]&gt;[.$Q$9]);[.$O$9];IF(AND(([.$J33]&lt;[.$P$10]);[.$J33]&gt;[.$Q$10]);[.$O$10];IF(AND(([.$J33]&lt;[.$P$11]);[.$J33]&gt;[.$Q$11]);[.$O$11];IF(AND(([.$J33]&lt;[.$P$12]);[.$J33]&gt;[.$Q$12]);[.$O$12];&quot;Outside set limits&quot;)))))))))))" office:value-type="string" office:string-value="600&lt;Level&lt;700" calcext:value-type="string">
            <text:p>600&lt;Level&lt;700</text:p>
          </table:table-cell>
          <table:table-cell table:formula="of:=IF([.L33]=[.O$2];[.O$2];IF([.G33]=[.A33];[.A$1];IF([.G33]=[.B33];[.B$1];IF([.G33]=[.C33];[.C$1];IF([.G33]=[.D33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table:number-columns-repeated="3" office:value-type="float" office:value="3.033" calcext:value-type="float">
            <text:p>3.033</text:p>
          </table:table-cell>
          <table:table-cell office:value-type="float" office:value="1.829" calcext:value-type="float">
            <text:p>1.829</text:p>
          </table:table-cell>
          <table:table-cell/>
          <table:table-cell table:formula="of:=SUM([.A34:.D34])" office:value-type="float" office:value="10.928" calcext:value-type="float">
            <text:p>10.928</text:p>
          </table:table-cell>
          <table:table-cell table:formula="of:=MIN([.A34:.D34])" office:value-type="float" office:value="1.829" calcext:value-type="float">
            <text:p>1.829</text:p>
          </table:table-cell>
          <table:table-cell table:formula="of:=[.F34]-[.G34]" office:value-type="float" office:value="9.099" calcext:value-type="float">
            <text:p>9.099</text:p>
          </table:table-cell>
          <table:table-cell table:formula="of:=[.H34]/3" office:value-type="float" office:value="3.033" calcext:value-type="float">
            <text:p>3.033</text:p>
          </table:table-cell>
          <table:table-cell table:formula="of:=[.I34]-[.G34]" office:value-type="float" office:value="1.204" calcext:value-type="float">
            <text:p>1.204</text:p>
          </table:table-cell>
          <table:table-cell table:formula="of:=IF(AND(([.$J34]&lt;[.P$2]);[.$J34]&gt;[.Q$2]);[.O$2];&quot;DIP&quot;)" office:value-type="string" office:string-value="DIP" calcext:value-type="string">
            <text:p>DIP</text:p>
          </table:table-cell>
          <table:table-cell table:formula="of:=IF(AND(([.$J34]&lt;[.$P$2]);[.$J34]&gt;[.$Q$2]);[.$O$2];IF(AND(([.$J34]&lt;[.$P$3]);[.$J34]&gt;[.$Q$3]);[.$O$3];IF(AND(([.$J34]&lt;[.$P$4]);[.$J34]&gt;[.$Q$4]);[.$O$4];IF(AND(([.$J34]&lt;[.$P$5]);[.$J34]&gt;[.$Q$5]);[.$O$5];IF(AND(([.$J34]&lt;[.$P$6]);[.$J34]&gt;[.$Q$6]);[.$O$6];IF(AND(([.$J34]&lt;[.$P$7]);[.$J34]&gt;[.$Q$7]);[.$O$7];IF(AND(([.$J34]&lt;[.$P$8]);[.$J34]&gt;[.$Q$8]);[.$O$8];IF(AND(([.$J34]&lt;[.$P$9]);[.$J34]&gt;[.$Q$9]);[.$O$9];IF(AND(([.$J34]&lt;[.$P$10]);[.$J34]&gt;[.$Q$10]);[.$O$10];IF(AND(([.$J34]&lt;[.$P$11]);[.$J34]&gt;[.$Q$11]);[.$O$11];IF(AND(([.$J34]&lt;[.$P$12]);[.$J34]&gt;[.$Q$12]);[.$O$12];&quot;Outside set limits&quot;)))))))))))" office:value-type="string" office:string-value="600&lt;Level&lt;700" calcext:value-type="string">
            <text:p>600&lt;Level&lt;700</text:p>
          </table:table-cell>
          <table:table-cell table:formula="of:=IF([.L34]=[.O$2];[.O$2];IF([.G34]=[.A34];[.A$1];IF([.G34]=[.B34];[.B$1];IF([.G34]=[.C34];[.C$1];IF([.G34]=[.D34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office:value-type="float" office:value="3.025" calcext:value-type="float">
            <text:p>3.025</text:p>
          </table:table-cell>
          <table:table-cell office:value-type="float" office:value="1.501" calcext:value-type="float">
            <text:p>1.501</text:p>
          </table:table-cell>
          <table:table-cell office:value-type="float" office:value="3.025" calcext:value-type="float">
            <text:p>3.025</text:p>
          </table:table-cell>
          <table:table-cell office:value-type="float" office:value="3.023" calcext:value-type="float">
            <text:p>3.023</text:p>
          </table:table-cell>
          <table:table-cell/>
          <table:table-cell table:formula="of:=SUM([.A35:.D35])" office:value-type="float" office:value="10.574" calcext:value-type="float">
            <text:p>10.574</text:p>
          </table:table-cell>
          <table:table-cell table:formula="of:=MIN([.A35:.D35])" office:value-type="float" office:value="1.501" calcext:value-type="float">
            <text:p>1.501</text:p>
          </table:table-cell>
          <table:table-cell table:formula="of:=[.F35]-[.G35]" office:value-type="float" office:value="9.073" calcext:value-type="float">
            <text:p>9.073</text:p>
          </table:table-cell>
          <table:table-cell table:formula="of:=[.H35]/3" office:value-type="float" office:value="3.02433333333333" calcext:value-type="float">
            <text:p>3.024</text:p>
          </table:table-cell>
          <table:table-cell table:formula="of:=[.I35]-[.G35]" office:value-type="float" office:value="1.52333333333333" calcext:value-type="float">
            <text:p>1.523</text:p>
          </table:table-cell>
          <table:table-cell table:formula="of:=IF(AND(([.$J35]&lt;[.P$2]);[.$J35]&gt;[.Q$2]);[.O$2];&quot;DIP&quot;)" office:value-type="string" office:string-value="DIP" calcext:value-type="string">
            <text:p>DIP</text:p>
          </table:table-cell>
          <table:table-cell table:formula="of:=IF(AND(([.$J35]&lt;[.$P$2]);[.$J35]&gt;[.$Q$2]);[.$O$2];IF(AND(([.$J35]&lt;[.$P$3]);[.$J35]&gt;[.$Q$3]);[.$O$3];IF(AND(([.$J35]&lt;[.$P$4]);[.$J35]&gt;[.$Q$4]);[.$O$4];IF(AND(([.$J35]&lt;[.$P$5]);[.$J35]&gt;[.$Q$5]);[.$O$5];IF(AND(([.$J35]&lt;[.$P$6]);[.$J35]&gt;[.$Q$6]);[.$O$6];IF(AND(([.$J35]&lt;[.$P$7]);[.$J35]&gt;[.$Q$7]);[.$O$7];IF(AND(([.$J35]&lt;[.$P$8]);[.$J35]&gt;[.$Q$8]);[.$O$8];IF(AND(([.$J35]&lt;[.$P$9]);[.$J35]&gt;[.$Q$9]);[.$O$9];IF(AND(([.$J35]&lt;[.$P$10]);[.$J35]&gt;[.$Q$10]);[.$O$10];IF(AND(([.$J35]&lt;[.$P$11]);[.$J35]&gt;[.$Q$11]);[.$O$11];IF(AND(([.$J35]&lt;[.$P$12]);[.$J35]&gt;[.$Q$12]);[.$O$12];&quot;Outside set limits&quot;)))))))))))" office:value-type="string" office:string-value="700&lt;Level&lt;800" calcext:value-type="string">
            <text:p>700&lt;Level&lt;800</text:p>
          </table:table-cell>
          <table:table-cell table:formula="of:=IF([.L35]=[.O$2];[.O$2];IF([.G35]=[.A35];[.A$1];IF([.G35]=[.B35];[.B$1];IF([.G35]=[.C35];[.C$1];IF([.G35]=[.D35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055" calcext:value-type="float">
            <text:p>3.055</text:p>
          </table:table-cell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  <table:table-cell/>
          <table:table-cell table:formula="of:=SUM([.A36:.D36])" office:value-type="float" office:value="12.222" calcext:value-type="float">
            <text:p>12.222</text:p>
          </table:table-cell>
          <table:table-cell table:formula="of:=MIN([.A36:.D36])" office:value-type="float" office:value="3.055" calcext:value-type="float">
            <text:p>3.055</text:p>
          </table:table-cell>
          <table:table-cell table:formula="of:=[.F36]-[.G36]" office:value-type="float" office:value="9.167" calcext:value-type="float">
            <text:p>9.167</text:p>
          </table:table-cell>
          <table:table-cell table:formula="of:=[.H36]/3" office:value-type="float" office:value="3.05566666666667" calcext:value-type="float">
            <text:p>3.056</text:p>
          </table:table-cell>
          <table:table-cell table:formula="of:=[.I36]-[.G36]" office:value-type="float" office:value="0.000666666666666593" calcext:value-type="float">
            <text:p>0.001</text:p>
          </table:table-cell>
          <table:table-cell table:formula="of:=IF(AND(([.$J36]&lt;[.P$2]);[.$J36]&gt;[.Q$2]);[.O$2];&quot;DIP&quot;)" office:value-type="string" office:string-value="ALL OFF" calcext:value-type="string">
            <text:p>ALL OFF</text:p>
          </table:table-cell>
          <table:table-cell table:formula="of:=IF(AND(([.$J36]&lt;[.$P$2]);[.$J36]&gt;[.$Q$2]);[.$O$2];IF(AND(([.$J36]&lt;[.$P$3]);[.$J36]&gt;[.$Q$3]);[.$O$3];IF(AND(([.$J36]&lt;[.$P$4]);[.$J36]&gt;[.$Q$4]);[.$O$4];IF(AND(([.$J36]&lt;[.$P$5]);[.$J36]&gt;[.$Q$5]);[.$O$5];IF(AND(([.$J36]&lt;[.$P$6]);[.$J36]&gt;[.$Q$6]);[.$O$6];IF(AND(([.$J36]&lt;[.$P$7]);[.$J36]&gt;[.$Q$7]);[.$O$7];IF(AND(([.$J36]&lt;[.$P$8]);[.$J36]&gt;[.$Q$8]);[.$O$8];IF(AND(([.$J36]&lt;[.$P$9]);[.$J36]&gt;[.$Q$9]);[.$O$9];IF(AND(([.$J36]&lt;[.$P$10]);[.$J36]&gt;[.$Q$10]);[.$O$10];IF(AND(([.$J36]&lt;[.$P$11]);[.$J36]&gt;[.$Q$11]);[.$O$11];IF(AND(([.$J36]&lt;[.$P$12]);[.$J36]&gt;[.$Q$12]);[.$O$12];&quot;Outside set limits&quot;)))))))))))" office:value-type="string" office:string-value="ALL OFF" calcext:value-type="string">
            <text:p>ALL OFF</text:p>
          </table:table-cell>
          <table:table-cell table:formula="of:=IF([.L36]=[.O$2];[.O$2];IF([.G36]=[.A36];[.A$1];IF([.G36]=[.B36];[.B$1];IF([.G36]=[.C36];[.C$1];IF([.G36]=[.D36];[.D$1];&quot;Error&quot;)))))" office:value-type="string" office:string-value="ALL OFF" calcext:value-type="string">
            <text:p>ALL OFF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027" calcext:value-type="float">
            <text:p>3.027</text:p>
          </table:table-cell>
          <table:table-cell office:value-type="float" office:value="1.509" calcext:value-type="float">
            <text:p>1.509</text:p>
          </table:table-cell>
          <table:table-cell office:value-type="float" office:value="3.027" calcext:value-type="float">
            <text:p>3.027</text:p>
          </table:table-cell>
          <table:table-cell/>
          <table:table-cell table:formula="of:=SUM([.A37:.D37])" office:value-type="float" office:value="10.59" calcext:value-type="float">
            <text:p>10.590</text:p>
          </table:table-cell>
          <table:table-cell table:formula="of:=MIN([.A37:.D37])" office:value-type="float" office:value="1.509" calcext:value-type="float">
            <text:p>1.509</text:p>
          </table:table-cell>
          <table:table-cell table:formula="of:=[.F37]-[.G37]" office:value-type="float" office:value="9.081" calcext:value-type="float">
            <text:p>9.081</text:p>
          </table:table-cell>
          <table:table-cell table:formula="of:=[.H37]/3" office:value-type="float" office:value="3.027" calcext:value-type="float">
            <text:p>3.027</text:p>
          </table:table-cell>
          <table:table-cell table:formula="of:=[.I37]-[.G37]" office:value-type="float" office:value="1.518" calcext:value-type="float">
            <text:p>1.518</text:p>
          </table:table-cell>
          <table:table-cell table:formula="of:=IF(AND(([.$J37]&lt;[.P$2]);[.$J37]&gt;[.Q$2]);[.O$2];&quot;DIP&quot;)" office:value-type="string" office:string-value="DIP" calcext:value-type="string">
            <text:p>DIP</text:p>
          </table:table-cell>
          <table:table-cell table:formula="of:=IF(AND(([.$J37]&lt;[.$P$2]);[.$J37]&gt;[.$Q$2]);[.$O$2];IF(AND(([.$J37]&lt;[.$P$3]);[.$J37]&gt;[.$Q$3]);[.$O$3];IF(AND(([.$J37]&lt;[.$P$4]);[.$J37]&gt;[.$Q$4]);[.$O$4];IF(AND(([.$J37]&lt;[.$P$5]);[.$J37]&gt;[.$Q$5]);[.$O$5];IF(AND(([.$J37]&lt;[.$P$6]);[.$J37]&gt;[.$Q$6]);[.$O$6];IF(AND(([.$J37]&lt;[.$P$7]);[.$J37]&gt;[.$Q$7]);[.$O$7];IF(AND(([.$J37]&lt;[.$P$8]);[.$J37]&gt;[.$Q$8]);[.$O$8];IF(AND(([.$J37]&lt;[.$P$9]);[.$J37]&gt;[.$Q$9]);[.$O$9];IF(AND(([.$J37]&lt;[.$P$10]);[.$J37]&gt;[.$Q$10]);[.$O$10];IF(AND(([.$J37]&lt;[.$P$11]);[.$J37]&gt;[.$Q$11]);[.$O$11];IF(AND(([.$J37]&lt;[.$P$12]);[.$J37]&gt;[.$Q$12]);[.$O$12];&quot;Outside set limits&quot;)))))))))))" office:value-type="string" office:string-value="700&lt;Level&lt;800" calcext:value-type="string">
            <text:p>700&lt;Level&lt;800</text:p>
          </table:table-cell>
          <table:table-cell table:formula="of:=IF([.L37]=[.O$2];[.O$2];IF([.G37]=[.A37];[.A$1];IF([.G37]=[.B37];[.B$1];IF([.G37]=[.C37];[.C$1];IF([.G37]=[.D37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055" calcext:value-type="float">
            <text:p>3.055</text:p>
          </table:table-cell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  <table:table-cell/>
          <table:table-cell table:formula="of:=SUM([.A38:.D38])" office:value-type="float" office:value="12.222" calcext:value-type="float">
            <text:p>12.222</text:p>
          </table:table-cell>
          <table:table-cell table:formula="of:=MIN([.A38:.D38])" office:value-type="float" office:value="3.055" calcext:value-type="float">
            <text:p>3.055</text:p>
          </table:table-cell>
          <table:table-cell table:formula="of:=[.F38]-[.G38]" office:value-type="float" office:value="9.167" calcext:value-type="float">
            <text:p>9.167</text:p>
          </table:table-cell>
          <table:table-cell table:formula="of:=[.H38]/3" office:value-type="float" office:value="3.05566666666667" calcext:value-type="float">
            <text:p>3.056</text:p>
          </table:table-cell>
          <table:table-cell table:formula="of:=[.I38]-[.G38]" office:value-type="float" office:value="0.000666666666666593" calcext:value-type="float">
            <text:p>0.001</text:p>
          </table:table-cell>
          <table:table-cell table:formula="of:=IF(AND(([.$J38]&lt;[.P$2]);[.$J38]&gt;[.Q$2]);[.O$2];&quot;DIP&quot;)" office:value-type="string" office:string-value="ALL OFF" calcext:value-type="string">
            <text:p>ALL OFF</text:p>
          </table:table-cell>
          <table:table-cell table:formula="of:=IF(AND(([.$J38]&lt;[.$P$2]);[.$J38]&gt;[.$Q$2]);[.$O$2];IF(AND(([.$J38]&lt;[.$P$3]);[.$J38]&gt;[.$Q$3]);[.$O$3];IF(AND(([.$J38]&lt;[.$P$4]);[.$J38]&gt;[.$Q$4]);[.$O$4];IF(AND(([.$J38]&lt;[.$P$5]);[.$J38]&gt;[.$Q$5]);[.$O$5];IF(AND(([.$J38]&lt;[.$P$6]);[.$J38]&gt;[.$Q$6]);[.$O$6];IF(AND(([.$J38]&lt;[.$P$7]);[.$J38]&gt;[.$Q$7]);[.$O$7];IF(AND(([.$J38]&lt;[.$P$8]);[.$J38]&gt;[.$Q$8]);[.$O$8];IF(AND(([.$J38]&lt;[.$P$9]);[.$J38]&gt;[.$Q$9]);[.$O$9];IF(AND(([.$J38]&lt;[.$P$10]);[.$J38]&gt;[.$Q$10]);[.$O$10];IF(AND(([.$J38]&lt;[.$P$11]);[.$J38]&gt;[.$Q$11]);[.$O$11];IF(AND(([.$J38]&lt;[.$P$12]);[.$J38]&gt;[.$Q$12]);[.$O$12];&quot;Outside set limits&quot;)))))))))))" office:value-type="string" office:string-value="ALL OFF" calcext:value-type="string">
            <text:p>ALL OFF</text:p>
          </table:table-cell>
          <table:table-cell table:formula="of:=IF([.L38]=[.O$2];[.O$2];IF([.G38]=[.A38];[.A$1];IF([.G38]=[.B38];[.B$1];IF([.G38]=[.C38];[.C$1];IF([.G38]=[.D38];[.D$1];&quot;Error&quot;)))))" office:value-type="string" office:string-value="ALL OFF" calcext:value-type="string">
            <text:p>ALL OFF</text:p>
          </table:table-cell>
          <table:table-cell table:number-columns-repeated="1011"/>
        </table:table-row>
        <table:table-row table:style-name="ro3">
          <table:table-cell table:number-columns-repeated="4" office:value-type="float" office:value="3.055" calcext:value-type="float">
            <text:p>3.055</text:p>
          </table:table-cell>
          <table:table-cell/>
          <table:table-cell table:formula="of:=SUM([.A39:.D39])" office:value-type="float" office:value="12.22" calcext:value-type="float">
            <text:p>12.220</text:p>
          </table:table-cell>
          <table:table-cell table:formula="of:=MIN([.A39:.D39])" office:value-type="float" office:value="3.055" calcext:value-type="float">
            <text:p>3.055</text:p>
          </table:table-cell>
          <table:table-cell table:formula="of:=[.F39]-[.G39]" office:value-type="float" office:value="9.165" calcext:value-type="float">
            <text:p>9.165</text:p>
          </table:table-cell>
          <table:table-cell table:formula="of:=[.H39]/3" office:value-type="float" office:value="3.055" calcext:value-type="float">
            <text:p>3.055</text:p>
          </table:table-cell>
          <table:table-cell table:formula="of:=[.I39]-[.G39]" office:value-type="float" office:value="0" calcext:value-type="float">
            <text:p>0.000</text:p>
          </table:table-cell>
          <table:table-cell table:formula="of:=IF(AND(([.$J39]&lt;[.P$2]);[.$J39]&gt;[.Q$2]);[.O$2];&quot;DIP&quot;)" office:value-type="string" office:string-value="ALL OFF" calcext:value-type="string">
            <text:p>ALL OFF</text:p>
          </table:table-cell>
          <table:table-cell table:formula="of:=IF(AND(([.$J39]&lt;[.$P$2]);[.$J39]&gt;[.$Q$2]);[.$O$2];IF(AND(([.$J39]&lt;[.$P$3]);[.$J39]&gt;[.$Q$3]);[.$O$3];IF(AND(([.$J39]&lt;[.$P$4]);[.$J39]&gt;[.$Q$4]);[.$O$4];IF(AND(([.$J39]&lt;[.$P$5]);[.$J39]&gt;[.$Q$5]);[.$O$5];IF(AND(([.$J39]&lt;[.$P$6]);[.$J39]&gt;[.$Q$6]);[.$O$6];IF(AND(([.$J39]&lt;[.$P$7]);[.$J39]&gt;[.$Q$7]);[.$O$7];IF(AND(([.$J39]&lt;[.$P$8]);[.$J39]&gt;[.$Q$8]);[.$O$8];IF(AND(([.$J39]&lt;[.$P$9]);[.$J39]&gt;[.$Q$9]);[.$O$9];IF(AND(([.$J39]&lt;[.$P$10]);[.$J39]&gt;[.$Q$10]);[.$O$10];IF(AND(([.$J39]&lt;[.$P$11]);[.$J39]&gt;[.$Q$11]);[.$O$11];IF(AND(([.$J39]&lt;[.$P$12]);[.$J39]&gt;[.$Q$12]);[.$O$12];&quot;Outside set limits&quot;)))))))))))" office:value-type="string" office:string-value="ALL OFF" calcext:value-type="string">
            <text:p>ALL OFF</text:p>
          </table:table-cell>
          <table:table-cell table:formula="of:=IF([.L39]=[.O$2];[.O$2];IF([.G39]=[.A39];[.A$1];IF([.G39]=[.B39];[.B$1];IF([.G39]=[.C39];[.C$1];IF([.G39]=[.D39];[.D$1];&quot;Error&quot;)))))" office:value-type="string" office:string-value="ALL OFF" calcext:value-type="string">
            <text:p>ALL OFF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055" calcext:value-type="float">
            <text:p>3.055</text:p>
          </table:table-cell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  <table:table-cell/>
          <table:table-cell table:formula="of:=SUM([.A40:.D40])" office:value-type="float" office:value="12.222" calcext:value-type="float">
            <text:p>12.222</text:p>
          </table:table-cell>
          <table:table-cell table:formula="of:=MIN([.A40:.D40])" office:value-type="float" office:value="3.055" calcext:value-type="float">
            <text:p>3.055</text:p>
          </table:table-cell>
          <table:table-cell table:formula="of:=[.F40]-[.G40]" office:value-type="float" office:value="9.167" calcext:value-type="float">
            <text:p>9.167</text:p>
          </table:table-cell>
          <table:table-cell table:formula="of:=[.H40]/3" office:value-type="float" office:value="3.05566666666667" calcext:value-type="float">
            <text:p>3.056</text:p>
          </table:table-cell>
          <table:table-cell table:formula="of:=[.I40]-[.G40]" office:value-type="float" office:value="0.000666666666666593" calcext:value-type="float">
            <text:p>0.001</text:p>
          </table:table-cell>
          <table:table-cell table:formula="of:=IF(AND(([.$J40]&lt;[.P$2]);[.$J40]&gt;[.Q$2]);[.O$2];&quot;DIP&quot;)" office:value-type="string" office:string-value="ALL OFF" calcext:value-type="string">
            <text:p>ALL OFF</text:p>
          </table:table-cell>
          <table:table-cell table:formula="of:=IF(AND(([.$J40]&lt;[.$P$2]);[.$J40]&gt;[.$Q$2]);[.$O$2];IF(AND(([.$J40]&lt;[.$P$3]);[.$J40]&gt;[.$Q$3]);[.$O$3];IF(AND(([.$J40]&lt;[.$P$4]);[.$J40]&gt;[.$Q$4]);[.$O$4];IF(AND(([.$J40]&lt;[.$P$5]);[.$J40]&gt;[.$Q$5]);[.$O$5];IF(AND(([.$J40]&lt;[.$P$6]);[.$J40]&gt;[.$Q$6]);[.$O$6];IF(AND(([.$J40]&lt;[.$P$7]);[.$J40]&gt;[.$Q$7]);[.$O$7];IF(AND(([.$J40]&lt;[.$P$8]);[.$J40]&gt;[.$Q$8]);[.$O$8];IF(AND(([.$J40]&lt;[.$P$9]);[.$J40]&gt;[.$Q$9]);[.$O$9];IF(AND(([.$J40]&lt;[.$P$10]);[.$J40]&gt;[.$Q$10]);[.$O$10];IF(AND(([.$J40]&lt;[.$P$11]);[.$J40]&gt;[.$Q$11]);[.$O$11];IF(AND(([.$J40]&lt;[.$P$12]);[.$J40]&gt;[.$Q$12]);[.$O$12];&quot;Outside set limits&quot;)))))))))))" office:value-type="string" office:string-value="ALL OFF" calcext:value-type="string">
            <text:p>ALL OFF</text:p>
          </table:table-cell>
          <table:table-cell table:formula="of:=IF([.L40]=[.O$2];[.O$2];IF([.G40]=[.A40];[.A$1];IF([.G40]=[.B40];[.B$1];IF([.G40]=[.C40];[.C$1];IF([.G40]=[.D40];[.D$1];&quot;Error&quot;)))))" office:value-type="string" office:string-value="ALL OFF" calcext:value-type="string">
            <text:p>ALL OFF</text:p>
          </table:table-cell>
          <table:table-cell table:number-columns-repeated="1011"/>
        </table:table-row>
        <table:table-row table:style-name="ro3"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  <table:table-cell/>
          <table:table-cell table:formula="of:=SUM([.A41:.D41])" office:value-type="float" office:value="12.224" calcext:value-type="float">
            <text:p>12.224</text:p>
          </table:table-cell>
          <table:table-cell table:formula="of:=MIN([.A41:.D41])" office:value-type="float" office:value="3.055" calcext:value-type="float">
            <text:p>3.055</text:p>
          </table:table-cell>
          <table:table-cell table:formula="of:=[.F41]-[.G41]" office:value-type="float" office:value="9.169" calcext:value-type="float">
            <text:p>9.169</text:p>
          </table:table-cell>
          <table:table-cell table:formula="of:=[.H41]/3" office:value-type="float" office:value="3.05633333333333" calcext:value-type="float">
            <text:p>3.056</text:p>
          </table:table-cell>
          <table:table-cell table:formula="of:=[.I41]-[.G41]" office:value-type="float" office:value="0.00133333333333319" calcext:value-type="float">
            <text:p>0.001</text:p>
          </table:table-cell>
          <table:table-cell table:formula="of:=IF(AND(([.$J41]&lt;[.P$2]);[.$J41]&gt;[.Q$2]);[.O$2];&quot;DIP&quot;)" office:value-type="string" office:string-value="ALL OFF" calcext:value-type="string">
            <text:p>ALL OFF</text:p>
          </table:table-cell>
          <table:table-cell table:formula="of:=IF(AND(([.$J41]&lt;[.$P$2]);[.$J41]&gt;[.$Q$2]);[.$O$2];IF(AND(([.$J41]&lt;[.$P$3]);[.$J41]&gt;[.$Q$3]);[.$O$3];IF(AND(([.$J41]&lt;[.$P$4]);[.$J41]&gt;[.$Q$4]);[.$O$4];IF(AND(([.$J41]&lt;[.$P$5]);[.$J41]&gt;[.$Q$5]);[.$O$5];IF(AND(([.$J41]&lt;[.$P$6]);[.$J41]&gt;[.$Q$6]);[.$O$6];IF(AND(([.$J41]&lt;[.$P$7]);[.$J41]&gt;[.$Q$7]);[.$O$7];IF(AND(([.$J41]&lt;[.$P$8]);[.$J41]&gt;[.$Q$8]);[.$O$8];IF(AND(([.$J41]&lt;[.$P$9]);[.$J41]&gt;[.$Q$9]);[.$O$9];IF(AND(([.$J41]&lt;[.$P$10]);[.$J41]&gt;[.$Q$10]);[.$O$10];IF(AND(([.$J41]&lt;[.$P$11]);[.$J41]&gt;[.$Q$11]);[.$O$11];IF(AND(([.$J41]&lt;[.$P$12]);[.$J41]&gt;[.$Q$12]);[.$O$12];&quot;Outside set limits&quot;)))))))))))" office:value-type="string" office:string-value="ALL OFF" calcext:value-type="string">
            <text:p>ALL OFF</text:p>
          </table:table-cell>
          <table:table-cell table:formula="of:=IF([.L41]=[.O$2];[.O$2];IF([.G41]=[.A41];[.A$1];IF([.G41]=[.B41];[.B$1];IF([.G41]=[.C41];[.C$1];IF([.G41]=[.D41];[.D$1];&quot;Error&quot;)))))" office:value-type="string" office:string-value="ALL OFF" calcext:value-type="string">
            <text:p>ALL OFF</text:p>
          </table:table-cell>
          <table:table-cell table:number-columns-repeated="1011"/>
        </table:table-row>
        <table:table-row table:style-name="ro3">
          <table:table-cell table:number-columns-repeated="4" office:value-type="float" office:value="3.057" calcext:value-type="float">
            <text:p>3.057</text:p>
          </table:table-cell>
          <table:table-cell/>
          <table:table-cell table:formula="of:=SUM([.A42:.D42])" office:value-type="float" office:value="12.228" calcext:value-type="float">
            <text:p>12.228</text:p>
          </table:table-cell>
          <table:table-cell table:formula="of:=MIN([.A42:.D42])" office:value-type="float" office:value="3.057" calcext:value-type="float">
            <text:p>3.057</text:p>
          </table:table-cell>
          <table:table-cell table:formula="of:=[.F42]-[.G42]" office:value-type="float" office:value="9.171" calcext:value-type="float">
            <text:p>9.171</text:p>
          </table:table-cell>
          <table:table-cell table:formula="of:=[.H42]/3" office:value-type="float" office:value="3.057" calcext:value-type="float">
            <text:p>3.057</text:p>
          </table:table-cell>
          <table:table-cell table:formula="of:=[.I42]-[.G42]" office:value-type="float" office:value="0" calcext:value-type="float">
            <text:p>0.000</text:p>
          </table:table-cell>
          <table:table-cell table:formula="of:=IF(AND(([.$J42]&lt;[.P$2]);[.$J42]&gt;[.Q$2]);[.O$2];&quot;DIP&quot;)" office:value-type="string" office:string-value="ALL OFF" calcext:value-type="string">
            <text:p>ALL OFF</text:p>
          </table:table-cell>
          <table:table-cell table:formula="of:=IF(AND(([.$J42]&lt;[.$P$2]);[.$J42]&gt;[.$Q$2]);[.$O$2];IF(AND(([.$J42]&lt;[.$P$3]);[.$J42]&gt;[.$Q$3]);[.$O$3];IF(AND(([.$J42]&lt;[.$P$4]);[.$J42]&gt;[.$Q$4]);[.$O$4];IF(AND(([.$J42]&lt;[.$P$5]);[.$J42]&gt;[.$Q$5]);[.$O$5];IF(AND(([.$J42]&lt;[.$P$6]);[.$J42]&gt;[.$Q$6]);[.$O$6];IF(AND(([.$J42]&lt;[.$P$7]);[.$J42]&gt;[.$Q$7]);[.$O$7];IF(AND(([.$J42]&lt;[.$P$8]);[.$J42]&gt;[.$Q$8]);[.$O$8];IF(AND(([.$J42]&lt;[.$P$9]);[.$J42]&gt;[.$Q$9]);[.$O$9];IF(AND(([.$J42]&lt;[.$P$10]);[.$J42]&gt;[.$Q$10]);[.$O$10];IF(AND(([.$J42]&lt;[.$P$11]);[.$J42]&gt;[.$Q$11]);[.$O$11];IF(AND(([.$J42]&lt;[.$P$12]);[.$J42]&gt;[.$Q$12]);[.$O$12];&quot;Outside set limits&quot;)))))))))))" office:value-type="string" office:string-value="ALL OFF" calcext:value-type="string">
            <text:p>ALL OFF</text:p>
          </table:table-cell>
          <table:table-cell table:formula="of:=IF([.L42]=[.O$2];[.O$2];IF([.G42]=[.A42];[.A$1];IF([.G42]=[.B42];[.B$1];IF([.G42]=[.C42];[.C$1];IF([.G42]=[.D42];[.D$1];&quot;Error&quot;)))))" office:value-type="string" office:string-value="ALL OFF" calcext:value-type="string">
            <text:p>ALL OFF</text:p>
          </table:table-cell>
          <table:table-cell table:number-columns-repeated="1011"/>
        </table:table-row>
        <table:table-row table:style-name="ro3">
          <table:table-cell table:number-columns-repeated="3" office:value-type="float" office:value="3.027" calcext:value-type="float">
            <text:p>3.027</text:p>
          </table:table-cell>
          <table:table-cell office:value-type="float" office:value="1.497" calcext:value-type="float">
            <text:p>1.497</text:p>
          </table:table-cell>
          <table:table-cell/>
          <table:table-cell table:formula="of:=SUM([.A43:.D43])" office:value-type="float" office:value="10.578" calcext:value-type="float">
            <text:p>10.578</text:p>
          </table:table-cell>
          <table:table-cell table:formula="of:=MIN([.A43:.D43])" office:value-type="float" office:value="1.497" calcext:value-type="float">
            <text:p>1.497</text:p>
          </table:table-cell>
          <table:table-cell table:formula="of:=[.F43]-[.G43]" office:value-type="float" office:value="9.081" calcext:value-type="float">
            <text:p>9.081</text:p>
          </table:table-cell>
          <table:table-cell table:formula="of:=[.H43]/3" office:value-type="float" office:value="3.027" calcext:value-type="float">
            <text:p>3.027</text:p>
          </table:table-cell>
          <table:table-cell table:formula="of:=[.I43]-[.G43]" office:value-type="float" office:value="1.53" calcext:value-type="float">
            <text:p>1.530</text:p>
          </table:table-cell>
          <table:table-cell table:formula="of:=IF(AND(([.$J43]&lt;[.P$2]);[.$J43]&gt;[.Q$2]);[.O$2];&quot;DIP&quot;)" office:value-type="string" office:string-value="DIP" calcext:value-type="string">
            <text:p>DIP</text:p>
          </table:table-cell>
          <table:table-cell table:formula="of:=IF(AND(([.$J43]&lt;[.$P$2]);[.$J43]&gt;[.$Q$2]);[.$O$2];IF(AND(([.$J43]&lt;[.$P$3]);[.$J43]&gt;[.$Q$3]);[.$O$3];IF(AND(([.$J43]&lt;[.$P$4]);[.$J43]&gt;[.$Q$4]);[.$O$4];IF(AND(([.$J43]&lt;[.$P$5]);[.$J43]&gt;[.$Q$5]);[.$O$5];IF(AND(([.$J43]&lt;[.$P$6]);[.$J43]&gt;[.$Q$6]);[.$O$6];IF(AND(([.$J43]&lt;[.$P$7]);[.$J43]&gt;[.$Q$7]);[.$O$7];IF(AND(([.$J43]&lt;[.$P$8]);[.$J43]&gt;[.$Q$8]);[.$O$8];IF(AND(([.$J43]&lt;[.$P$9]);[.$J43]&gt;[.$Q$9]);[.$O$9];IF(AND(([.$J43]&lt;[.$P$10]);[.$J43]&gt;[.$Q$10]);[.$O$10];IF(AND(([.$J43]&lt;[.$P$11]);[.$J43]&gt;[.$Q$11]);[.$O$11];IF(AND(([.$J43]&lt;[.$P$12]);[.$J43]&gt;[.$Q$12]);[.$O$12];&quot;Outside set limits&quot;)))))))))))" office:value-type="string" office:string-value="700&lt;Level&lt;800" calcext:value-type="string">
            <text:p>700&lt;Level&lt;800</text:p>
          </table:table-cell>
          <table:table-cell table:formula="of:=IF([.L43]=[.O$2];[.O$2];IF([.G43]=[.A43];[.A$1];IF([.G43]=[.B43];[.B$1];IF([.G43]=[.C43];[.C$1];IF([.G43]=[.D43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office:value-type="float" office:value="0.96" calcext:value-type="float">
            <text:p>0.96</text:p>
          </table:table-cell>
          <table:table-cell table:number-columns-repeated="2" office:value-type="float" office:value="3.015" calcext:value-type="float">
            <text:p>3.015</text:p>
          </table:table-cell>
          <table:table-cell office:value-type="float" office:value="3.013" calcext:value-type="float">
            <text:p>3.013</text:p>
          </table:table-cell>
          <table:table-cell/>
          <table:table-cell table:formula="of:=SUM([.A44:.D44])" office:value-type="float" office:value="10.003" calcext:value-type="float">
            <text:p>10.003</text:p>
          </table:table-cell>
          <table:table-cell table:formula="of:=MIN([.A44:.D44])" office:value-type="float" office:value="0.96" calcext:value-type="float">
            <text:p>0.960</text:p>
          </table:table-cell>
          <table:table-cell table:formula="of:=[.F44]-[.G44]" office:value-type="float" office:value="9.043" calcext:value-type="float">
            <text:p>9.043</text:p>
          </table:table-cell>
          <table:table-cell table:formula="of:=[.H44]/3" office:value-type="float" office:value="3.01433333333333" calcext:value-type="float">
            <text:p>3.014</text:p>
          </table:table-cell>
          <table:table-cell table:formula="of:=[.I44]-[.G44]" office:value-type="float" office:value="2.05433333333333" calcext:value-type="float">
            <text:p>2.054</text:p>
          </table:table-cell>
          <table:table-cell table:formula="of:=IF(AND(([.$J44]&lt;[.P$2]);[.$J44]&gt;[.Q$2]);[.O$2];&quot;DIP&quot;)" office:value-type="string" office:string-value="DIP" calcext:value-type="string">
            <text:p>DIP</text:p>
          </table:table-cell>
          <table:table-cell table:formula="of:=IF(AND(([.$J44]&lt;[.$P$2]);[.$J44]&gt;[.$Q$2]);[.$O$2];IF(AND(([.$J44]&lt;[.$P$3]);[.$J44]&gt;[.$Q$3]);[.$O$3];IF(AND(([.$J44]&lt;[.$P$4]);[.$J44]&gt;[.$Q$4]);[.$O$4];IF(AND(([.$J44]&lt;[.$P$5]);[.$J44]&gt;[.$Q$5]);[.$O$5];IF(AND(([.$J44]&lt;[.$P$6]);[.$J44]&gt;[.$Q$6]);[.$O$6];IF(AND(([.$J44]&lt;[.$P$7]);[.$J44]&gt;[.$Q$7]);[.$O$7];IF(AND(([.$J44]&lt;[.$P$8]);[.$J44]&gt;[.$Q$8]);[.$O$8];IF(AND(([.$J44]&lt;[.$P$9]);[.$J44]&gt;[.$Q$9]);[.$O$9];IF(AND(([.$J44]&lt;[.$P$10]);[.$J44]&gt;[.$Q$10]);[.$O$10];IF(AND(([.$J44]&lt;[.$P$11]);[.$J44]&gt;[.$Q$11]);[.$O$11];IF(AND(([.$J44]&lt;[.$P$12]);[.$J44]&gt;[.$Q$12]);[.$O$12];&quot;Outside set limits&quot;)))))))))))" office:value-type="string" office:string-value="800&lt;Level&lt;900" calcext:value-type="string">
            <text:p>800&lt;Level&lt;900</text:p>
          </table:table-cell>
          <table:table-cell table:formula="of:=IF([.L44]=[.O$2];[.O$2];IF([.G44]=[.A44];[.A$1];IF([.G44]=[.B44];[.B$1];IF([.G44]=[.C44];[.C$1];IF([.G44]=[.D44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015" calcext:value-type="float">
            <text:p>3.015</text:p>
          </table:table-cell>
          <table:table-cell office:value-type="float" office:value="0.964" calcext:value-type="float">
            <text:p>0.964</text:p>
          </table:table-cell>
          <table:table-cell office:value-type="float" office:value="3.015" calcext:value-type="float">
            <text:p>3.015</text:p>
          </table:table-cell>
          <table:table-cell office:value-type="float" office:value="3.013" calcext:value-type="float">
            <text:p>3.013</text:p>
          </table:table-cell>
          <table:table-cell/>
          <table:table-cell table:formula="of:=SUM([.A45:.D45])" office:value-type="float" office:value="10.007" calcext:value-type="float">
            <text:p>10.007</text:p>
          </table:table-cell>
          <table:table-cell table:formula="of:=MIN([.A45:.D45])" office:value-type="float" office:value="0.964" calcext:value-type="float">
            <text:p>0.964</text:p>
          </table:table-cell>
          <table:table-cell table:formula="of:=[.F45]-[.G45]" office:value-type="float" office:value="9.043" calcext:value-type="float">
            <text:p>9.043</text:p>
          </table:table-cell>
          <table:table-cell table:formula="of:=[.H45]/3" office:value-type="float" office:value="3.01433333333333" calcext:value-type="float">
            <text:p>3.014</text:p>
          </table:table-cell>
          <table:table-cell table:formula="of:=[.I45]-[.G45]" office:value-type="float" office:value="2.05033333333333" calcext:value-type="float">
            <text:p>2.050</text:p>
          </table:table-cell>
          <table:table-cell table:formula="of:=IF(AND(([.$J45]&lt;[.P$2]);[.$J45]&gt;[.Q$2]);[.O$2];&quot;DIP&quot;)" office:value-type="string" office:string-value="DIP" calcext:value-type="string">
            <text:p>DIP</text:p>
          </table:table-cell>
          <table:table-cell table:formula="of:=IF(AND(([.$J45]&lt;[.$P$2]);[.$J45]&gt;[.$Q$2]);[.$O$2];IF(AND(([.$J45]&lt;[.$P$3]);[.$J45]&gt;[.$Q$3]);[.$O$3];IF(AND(([.$J45]&lt;[.$P$4]);[.$J45]&gt;[.$Q$4]);[.$O$4];IF(AND(([.$J45]&lt;[.$P$5]);[.$J45]&gt;[.$Q$5]);[.$O$5];IF(AND(([.$J45]&lt;[.$P$6]);[.$J45]&gt;[.$Q$6]);[.$O$6];IF(AND(([.$J45]&lt;[.$P$7]);[.$J45]&gt;[.$Q$7]);[.$O$7];IF(AND(([.$J45]&lt;[.$P$8]);[.$J45]&gt;[.$Q$8]);[.$O$8];IF(AND(([.$J45]&lt;[.$P$9]);[.$J45]&gt;[.$Q$9]);[.$O$9];IF(AND(([.$J45]&lt;[.$P$10]);[.$J45]&gt;[.$Q$10]);[.$O$10];IF(AND(([.$J45]&lt;[.$P$11]);[.$J45]&gt;[.$Q$11]);[.$O$11];IF(AND(([.$J45]&lt;[.$P$12]);[.$J45]&gt;[.$Q$12]);[.$O$12];&quot;Outside set limits&quot;)))))))))))" office:value-type="string" office:string-value="800&lt;Level&lt;900" calcext:value-type="string">
            <text:p>800&lt;Level&lt;900</text:p>
          </table:table-cell>
          <table:table-cell table:formula="of:=IF([.L45]=[.O$2];[.O$2];IF([.G45]=[.A45];[.A$1];IF([.G45]=[.B45];[.B$1];IF([.G45]=[.C45];[.C$1];IF([.G45]=[.D45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015" calcext:value-type="float">
            <text:p>3.015</text:p>
          </table:table-cell>
          <table:table-cell office:value-type="float" office:value="0.968" calcext:value-type="float">
            <text:p>0.968</text:p>
          </table:table-cell>
          <table:table-cell office:value-type="float" office:value="3.015" calcext:value-type="float">
            <text:p>3.015</text:p>
          </table:table-cell>
          <table:table-cell/>
          <table:table-cell table:formula="of:=SUM([.A46:.D46])" office:value-type="float" office:value="10.013" calcext:value-type="float">
            <text:p>10.013</text:p>
          </table:table-cell>
          <table:table-cell table:formula="of:=MIN([.A46:.D46])" office:value-type="float" office:value="0.968" calcext:value-type="float">
            <text:p>0.968</text:p>
          </table:table-cell>
          <table:table-cell table:formula="of:=[.F46]-[.G46]" office:value-type="float" office:value="9.045" calcext:value-type="float">
            <text:p>9.045</text:p>
          </table:table-cell>
          <table:table-cell table:formula="of:=[.H46]/3" office:value-type="float" office:value="3.015" calcext:value-type="float">
            <text:p>3.015</text:p>
          </table:table-cell>
          <table:table-cell table:formula="of:=[.I46]-[.G46]" office:value-type="float" office:value="2.047" calcext:value-type="float">
            <text:p>2.047</text:p>
          </table:table-cell>
          <table:table-cell table:formula="of:=IF(AND(([.$J46]&lt;[.P$2]);[.$J46]&gt;[.Q$2]);[.O$2];&quot;DIP&quot;)" office:value-type="string" office:string-value="DIP" calcext:value-type="string">
            <text:p>DIP</text:p>
          </table:table-cell>
          <table:table-cell table:formula="of:=IF(AND(([.$J46]&lt;[.$P$2]);[.$J46]&gt;[.$Q$2]);[.$O$2];IF(AND(([.$J46]&lt;[.$P$3]);[.$J46]&gt;[.$Q$3]);[.$O$3];IF(AND(([.$J46]&lt;[.$P$4]);[.$J46]&gt;[.$Q$4]);[.$O$4];IF(AND(([.$J46]&lt;[.$P$5]);[.$J46]&gt;[.$Q$5]);[.$O$5];IF(AND(([.$J46]&lt;[.$P$6]);[.$J46]&gt;[.$Q$6]);[.$O$6];IF(AND(([.$J46]&lt;[.$P$7]);[.$J46]&gt;[.$Q$7]);[.$O$7];IF(AND(([.$J46]&lt;[.$P$8]);[.$J46]&gt;[.$Q$8]);[.$O$8];IF(AND(([.$J46]&lt;[.$P$9]);[.$J46]&gt;[.$Q$9]);[.$O$9];IF(AND(([.$J46]&lt;[.$P$10]);[.$J46]&gt;[.$Q$10]);[.$O$10];IF(AND(([.$J46]&lt;[.$P$11]);[.$J46]&gt;[.$Q$11]);[.$O$11];IF(AND(([.$J46]&lt;[.$P$12]);[.$J46]&gt;[.$Q$12]);[.$O$12];&quot;Outside set limits&quot;)))))))))))" office:value-type="string" office:string-value="800&lt;Level&lt;900" calcext:value-type="string">
            <text:p>800&lt;Level&lt;900</text:p>
          </table:table-cell>
          <table:table-cell table:formula="of:=IF([.L46]=[.O$2];[.O$2];IF([.G46]=[.A46];[.A$1];IF([.G46]=[.B46];[.B$1];IF([.G46]=[.C46];[.C$1];IF([.G46]=[.D46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table:number-columns-repeated="3" office:value-type="float" office:value="3.015" calcext:value-type="float">
            <text:p>3.015</text:p>
          </table:table-cell>
          <table:table-cell office:value-type="float" office:value="0.956" calcext:value-type="float">
            <text:p>0.956</text:p>
          </table:table-cell>
          <table:table-cell/>
          <table:table-cell table:formula="of:=SUM([.A47:.D47])" office:value-type="float" office:value="10.001" calcext:value-type="float">
            <text:p>10.001</text:p>
          </table:table-cell>
          <table:table-cell table:formula="of:=MIN([.A47:.D47])" office:value-type="float" office:value="0.956" calcext:value-type="float">
            <text:p>0.956</text:p>
          </table:table-cell>
          <table:table-cell table:formula="of:=[.F47]-[.G47]" office:value-type="float" office:value="9.045" calcext:value-type="float">
            <text:p>9.045</text:p>
          </table:table-cell>
          <table:table-cell table:formula="of:=[.H47]/3" office:value-type="float" office:value="3.015" calcext:value-type="float">
            <text:p>3.015</text:p>
          </table:table-cell>
          <table:table-cell table:formula="of:=[.I47]-[.G47]" office:value-type="float" office:value="2.059" calcext:value-type="float">
            <text:p>2.059</text:p>
          </table:table-cell>
          <table:table-cell table:formula="of:=IF(AND(([.$J47]&lt;[.P$2]);[.$J47]&gt;[.Q$2]);[.O$2];&quot;DIP&quot;)" office:value-type="string" office:string-value="DIP" calcext:value-type="string">
            <text:p>DIP</text:p>
          </table:table-cell>
          <table:table-cell table:formula="of:=IF(AND(([.$J47]&lt;[.$P$2]);[.$J47]&gt;[.$Q$2]);[.$O$2];IF(AND(([.$J47]&lt;[.$P$3]);[.$J47]&gt;[.$Q$3]);[.$O$3];IF(AND(([.$J47]&lt;[.$P$4]);[.$J47]&gt;[.$Q$4]);[.$O$4];IF(AND(([.$J47]&lt;[.$P$5]);[.$J47]&gt;[.$Q$5]);[.$O$5];IF(AND(([.$J47]&lt;[.$P$6]);[.$J47]&gt;[.$Q$6]);[.$O$6];IF(AND(([.$J47]&lt;[.$P$7]);[.$J47]&gt;[.$Q$7]);[.$O$7];IF(AND(([.$J47]&lt;[.$P$8]);[.$J47]&gt;[.$Q$8]);[.$O$8];IF(AND(([.$J47]&lt;[.$P$9]);[.$J47]&gt;[.$Q$9]);[.$O$9];IF(AND(([.$J47]&lt;[.$P$10]);[.$J47]&gt;[.$Q$10]);[.$O$10];IF(AND(([.$J47]&lt;[.$P$11]);[.$J47]&gt;[.$Q$11]);[.$O$11];IF(AND(([.$J47]&lt;[.$P$12]);[.$J47]&gt;[.$Q$12]);[.$O$12];&quot;Outside set limits&quot;)))))))))))" office:value-type="string" office:string-value="800&lt;Level&lt;900" calcext:value-type="string">
            <text:p>800&lt;Level&lt;900</text:p>
          </table:table-cell>
          <table:table-cell table:formula="of:=IF([.L47]=[.O$2];[.O$2];IF([.G47]=[.A47];[.A$1];IF([.G47]=[.B47];[.B$1];IF([.G47]=[.C47];[.C$1];IF([.G47]=[.D47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office:value-type="float" office:value="0.576" calcext:value-type="float">
            <text:p>0.576</text:p>
          </table:table-cell>
          <table:table-cell table:number-columns-repeated="2" office:value-type="float" office:value="3.007" calcext:value-type="float">
            <text:p>3.007</text:p>
          </table:table-cell>
          <table:table-cell office:value-type="float" office:value="3.005" calcext:value-type="float">
            <text:p>3.005</text:p>
          </table:table-cell>
          <table:table-cell/>
          <table:table-cell table:formula="of:=SUM([.A48:.D48])" office:value-type="float" office:value="9.595" calcext:value-type="float">
            <text:p>9.595</text:p>
          </table:table-cell>
          <table:table-cell table:formula="of:=MIN([.A48:.D48])" office:value-type="float" office:value="0.576" calcext:value-type="float">
            <text:p>0.576</text:p>
          </table:table-cell>
          <table:table-cell table:formula="of:=[.F48]-[.G48]" office:value-type="float" office:value="9.019" calcext:value-type="float">
            <text:p>9.019</text:p>
          </table:table-cell>
          <table:table-cell table:formula="of:=[.H48]/3" office:value-type="float" office:value="3.00633333333333" calcext:value-type="float">
            <text:p>3.006</text:p>
          </table:table-cell>
          <table:table-cell table:formula="of:=[.I48]-[.G48]" office:value-type="float" office:value="2.43033333333333" calcext:value-type="float">
            <text:p>2.430</text:p>
          </table:table-cell>
          <table:table-cell table:formula="of:=IF(AND(([.$J48]&lt;[.P$2]);[.$J48]&gt;[.Q$2]);[.O$2];&quot;DIP&quot;)" office:value-type="string" office:string-value="DIP" calcext:value-type="string">
            <text:p>DIP</text:p>
          </table:table-cell>
          <table:table-cell table:formula="of:=IF(AND(([.$J48]&lt;[.$P$2]);[.$J48]&gt;[.$Q$2]);[.$O$2];IF(AND(([.$J48]&lt;[.$P$3]);[.$J48]&gt;[.$Q$3]);[.$O$3];IF(AND(([.$J48]&lt;[.$P$4]);[.$J48]&gt;[.$Q$4]);[.$O$4];IF(AND(([.$J48]&lt;[.$P$5]);[.$J48]&gt;[.$Q$5]);[.$O$5];IF(AND(([.$J48]&lt;[.$P$6]);[.$J48]&gt;[.$Q$6]);[.$O$6];IF(AND(([.$J48]&lt;[.$P$7]);[.$J48]&gt;[.$Q$7]);[.$O$7];IF(AND(([.$J48]&lt;[.$P$8]);[.$J48]&gt;[.$Q$8]);[.$O$8];IF(AND(([.$J48]&lt;[.$P$9]);[.$J48]&gt;[.$Q$9]);[.$O$9];IF(AND(([.$J48]&lt;[.$P$10]);[.$J48]&gt;[.$Q$10]);[.$O$10];IF(AND(([.$J48]&lt;[.$P$11]);[.$J48]&gt;[.$Q$11]);[.$O$11];IF(AND(([.$J48]&lt;[.$P$12]);[.$J48]&gt;[.$Q$12]);[.$O$12];&quot;Outside set limits&quot;)))))))))))" office:value-type="string" office:string-value="900&lt;Level&lt;1000" calcext:value-type="string">
            <text:p>900&lt;Level&lt;1000</text:p>
          </table:table-cell>
          <table:table-cell table:formula="of:=IF([.L48]=[.O$2];[.O$2];IF([.G48]=[.A48];[.A$1];IF([.G48]=[.B48];[.B$1];IF([.G48]=[.C48];[.C$1];IF([.G48]=[.D48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007" calcext:value-type="float">
            <text:p>3.007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3.007" calcext:value-type="float">
            <text:p>3.007</text:p>
          </table:table-cell>
          <table:table-cell/>
          <table:table-cell table:formula="of:=SUM([.A49:.D49])" office:value-type="float" office:value="9.601" calcext:value-type="float">
            <text:p>9.601</text:p>
          </table:table-cell>
          <table:table-cell table:formula="of:=MIN([.A49:.D49])" office:value-type="float" office:value="0.58" calcext:value-type="float">
            <text:p>0.580</text:p>
          </table:table-cell>
          <table:table-cell table:formula="of:=[.F49]-[.G49]" office:value-type="float" office:value="9.021" calcext:value-type="float">
            <text:p>9.021</text:p>
          </table:table-cell>
          <table:table-cell table:formula="of:=[.H49]/3" office:value-type="float" office:value="3.007" calcext:value-type="float">
            <text:p>3.007</text:p>
          </table:table-cell>
          <table:table-cell table:formula="of:=[.I49]-[.G49]" office:value-type="float" office:value="2.427" calcext:value-type="float">
            <text:p>2.427</text:p>
          </table:table-cell>
          <table:table-cell table:formula="of:=IF(AND(([.$J49]&lt;[.P$2]);[.$J49]&gt;[.Q$2]);[.O$2];&quot;DIP&quot;)" office:value-type="string" office:string-value="DIP" calcext:value-type="string">
            <text:p>DIP</text:p>
          </table:table-cell>
          <table:table-cell table:formula="of:=IF(AND(([.$J49]&lt;[.$P$2]);[.$J49]&gt;[.$Q$2]);[.$O$2];IF(AND(([.$J49]&lt;[.$P$3]);[.$J49]&gt;[.$Q$3]);[.$O$3];IF(AND(([.$J49]&lt;[.$P$4]);[.$J49]&gt;[.$Q$4]);[.$O$4];IF(AND(([.$J49]&lt;[.$P$5]);[.$J49]&gt;[.$Q$5]);[.$O$5];IF(AND(([.$J49]&lt;[.$P$6]);[.$J49]&gt;[.$Q$6]);[.$O$6];IF(AND(([.$J49]&lt;[.$P$7]);[.$J49]&gt;[.$Q$7]);[.$O$7];IF(AND(([.$J49]&lt;[.$P$8]);[.$J49]&gt;[.$Q$8]);[.$O$8];IF(AND(([.$J49]&lt;[.$P$9]);[.$J49]&gt;[.$Q$9]);[.$O$9];IF(AND(([.$J49]&lt;[.$P$10]);[.$J49]&gt;[.$Q$10]);[.$O$10];IF(AND(([.$J49]&lt;[.$P$11]);[.$J49]&gt;[.$Q$11]);[.$O$11];IF(AND(([.$J49]&lt;[.$P$12]);[.$J49]&gt;[.$Q$12]);[.$O$12];&quot;Outside set limits&quot;)))))))))))" office:value-type="string" office:string-value="900&lt;Level&lt;1000" calcext:value-type="string">
            <text:p>900&lt;Level&lt;1000</text:p>
          </table:table-cell>
          <table:table-cell table:formula="of:=IF([.L49]=[.O$2];[.O$2];IF([.G49]=[.A49];[.A$1];IF([.G49]=[.B49];[.B$1];IF([.G49]=[.C49];[.C$1];IF([.G49]=[.D49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007" calcext:value-type="float">
            <text:p>3.007</text:p>
          </table:table-cell>
          <table:table-cell office:value-type="float" office:value="0.58" calcext:value-type="float">
            <text:p>0.58</text:p>
          </table:table-cell>
          <table:table-cell office:value-type="float" office:value="3.005" calcext:value-type="float">
            <text:p>3.005</text:p>
          </table:table-cell>
          <table:table-cell/>
          <table:table-cell table:formula="of:=SUM([.A50:.D50])" office:value-type="float" office:value="9.599" calcext:value-type="float">
            <text:p>9.599</text:p>
          </table:table-cell>
          <table:table-cell table:formula="of:=MIN([.A50:.D50])" office:value-type="float" office:value="0.58" calcext:value-type="float">
            <text:p>0.580</text:p>
          </table:table-cell>
          <table:table-cell table:formula="of:=[.F50]-[.G50]" office:value-type="float" office:value="9.019" calcext:value-type="float">
            <text:p>9.019</text:p>
          </table:table-cell>
          <table:table-cell table:formula="of:=[.H50]/3" office:value-type="float" office:value="3.00633333333333" calcext:value-type="float">
            <text:p>3.006</text:p>
          </table:table-cell>
          <table:table-cell table:formula="of:=[.I50]-[.G50]" office:value-type="float" office:value="2.42633333333333" calcext:value-type="float">
            <text:p>2.426</text:p>
          </table:table-cell>
          <table:table-cell table:formula="of:=IF(AND(([.$J50]&lt;[.P$2]);[.$J50]&gt;[.Q$2]);[.O$2];&quot;DIP&quot;)" office:value-type="string" office:string-value="DIP" calcext:value-type="string">
            <text:p>DIP</text:p>
          </table:table-cell>
          <table:table-cell table:formula="of:=IF(AND(([.$J50]&lt;[.$P$2]);[.$J50]&gt;[.$Q$2]);[.$O$2];IF(AND(([.$J50]&lt;[.$P$3]);[.$J50]&gt;[.$Q$3]);[.$O$3];IF(AND(([.$J50]&lt;[.$P$4]);[.$J50]&gt;[.$Q$4]);[.$O$4];IF(AND(([.$J50]&lt;[.$P$5]);[.$J50]&gt;[.$Q$5]);[.$O$5];IF(AND(([.$J50]&lt;[.$P$6]);[.$J50]&gt;[.$Q$6]);[.$O$6];IF(AND(([.$J50]&lt;[.$P$7]);[.$J50]&gt;[.$Q$7]);[.$O$7];IF(AND(([.$J50]&lt;[.$P$8]);[.$J50]&gt;[.$Q$8]);[.$O$8];IF(AND(([.$J50]&lt;[.$P$9]);[.$J50]&gt;[.$Q$9]);[.$O$9];IF(AND(([.$J50]&lt;[.$P$10]);[.$J50]&gt;[.$Q$10]);[.$O$10];IF(AND(([.$J50]&lt;[.$P$11]);[.$J50]&gt;[.$Q$11]);[.$O$11];IF(AND(([.$J50]&lt;[.$P$12]);[.$J50]&gt;[.$Q$12]);[.$O$12];&quot;Outside set limits&quot;)))))))))))" office:value-type="string" office:string-value="900&lt;Level&lt;1000" calcext:value-type="string">
            <text:p>900&lt;Level&lt;1000</text:p>
          </table:table-cell>
          <table:table-cell table:formula="of:=IF([.L50]=[.O$2];[.O$2];IF([.G50]=[.A50];[.A$1];IF([.G50]=[.B50];[.B$1];IF([.G50]=[.C50];[.C$1];IF([.G50]=[.D50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office:value-type="float" office:value="3.007" calcext:value-type="float">
            <text:p>3.007</text:p>
          </table:table-cell>
          <table:table-cell office:value-type="float" office:value="3.005" calcext:value-type="float">
            <text:p>3.005</text:p>
          </table:table-cell>
          <table:table-cell office:value-type="float" office:value="3.007" calcext:value-type="float">
            <text:p>3.007</text:p>
          </table:table-cell>
          <table:table-cell office:value-type="float" office:value="0.57" calcext:value-type="float">
            <text:p>0.57</text:p>
          </table:table-cell>
          <table:table-cell/>
          <table:table-cell table:formula="of:=SUM([.A51:.D51])" office:value-type="float" office:value="9.589" calcext:value-type="float">
            <text:p>9.589</text:p>
          </table:table-cell>
          <table:table-cell table:formula="of:=MIN([.A51:.D51])" office:value-type="float" office:value="0.57" calcext:value-type="float">
            <text:p>0.570</text:p>
          </table:table-cell>
          <table:table-cell table:formula="of:=[.F51]-[.G51]" office:value-type="float" office:value="9.019" calcext:value-type="float">
            <text:p>9.019</text:p>
          </table:table-cell>
          <table:table-cell table:formula="of:=[.H51]/3" office:value-type="float" office:value="3.00633333333333" calcext:value-type="float">
            <text:p>3.006</text:p>
          </table:table-cell>
          <table:table-cell table:formula="of:=[.I51]-[.G51]" office:value-type="float" office:value="2.43633333333333" calcext:value-type="float">
            <text:p>2.436</text:p>
          </table:table-cell>
          <table:table-cell table:formula="of:=IF(AND(([.$J51]&lt;[.P$2]);[.$J51]&gt;[.Q$2]);[.O$2];&quot;DIP&quot;)" office:value-type="string" office:string-value="DIP" calcext:value-type="string">
            <text:p>DIP</text:p>
          </table:table-cell>
          <table:table-cell table:formula="of:=IF(AND(([.$J51]&lt;[.$P$2]);[.$J51]&gt;[.$Q$2]);[.$O$2];IF(AND(([.$J51]&lt;[.$P$3]);[.$J51]&gt;[.$Q$3]);[.$O$3];IF(AND(([.$J51]&lt;[.$P$4]);[.$J51]&gt;[.$Q$4]);[.$O$4];IF(AND(([.$J51]&lt;[.$P$5]);[.$J51]&gt;[.$Q$5]);[.$O$5];IF(AND(([.$J51]&lt;[.$P$6]);[.$J51]&gt;[.$Q$6]);[.$O$6];IF(AND(([.$J51]&lt;[.$P$7]);[.$J51]&gt;[.$Q$7]);[.$O$7];IF(AND(([.$J51]&lt;[.$P$8]);[.$J51]&gt;[.$Q$8]);[.$O$8];IF(AND(([.$J51]&lt;[.$P$9]);[.$J51]&gt;[.$Q$9]);[.$O$9];IF(AND(([.$J51]&lt;[.$P$10]);[.$J51]&gt;[.$Q$10]);[.$O$10];IF(AND(([.$J51]&lt;[.$P$11]);[.$J51]&gt;[.$Q$11]);[.$O$11];IF(AND(([.$J51]&lt;[.$P$12]);[.$J51]&gt;[.$Q$12]);[.$O$12];&quot;Outside set limits&quot;)))))))))))" office:value-type="string" office:string-value="900&lt;Level&lt;1000" calcext:value-type="string">
            <text:p>900&lt;Level&lt;1000</text:p>
          </table:table-cell>
          <table:table-cell table:formula="of:=IF([.L51]=[.O$2];[.O$2];IF([.G51]=[.A51];[.A$1];IF([.G51]=[.B51];[.B$1];IF([.G51]=[.C51];[.C$1];IF([.G51]=[.D51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055" calcext:value-type="float">
            <text:p>3.055</text:p>
          </table:table-cell>
          <table:table-cell office:value-type="float" office:value="3.057" calcext:value-type="float">
            <text:p>3.057</text:p>
          </table:table-cell>
          <table:table-cell office:value-type="float" office:value="3.055" calcext:value-type="float">
            <text:p>3.055</text:p>
          </table:table-cell>
          <table:table-cell/>
          <table:table-cell table:formula="of:=SUM([.A52:.D52])" office:value-type="float" office:value="12.222" calcext:value-type="float">
            <text:p>12.222</text:p>
          </table:table-cell>
          <table:table-cell table:formula="of:=MIN([.A52:.D52])" office:value-type="float" office:value="3.055" calcext:value-type="float">
            <text:p>3.055</text:p>
          </table:table-cell>
          <table:table-cell table:formula="of:=[.F52]-[.G52]" office:value-type="float" office:value="9.167" calcext:value-type="float">
            <text:p>9.167</text:p>
          </table:table-cell>
          <table:table-cell table:formula="of:=[.H52]/3" office:value-type="float" office:value="3.05566666666667" calcext:value-type="float">
            <text:p>3.056</text:p>
          </table:table-cell>
          <table:table-cell table:formula="of:=[.I52]-[.G52]" office:value-type="float" office:value="0.000666666666666593" calcext:value-type="float">
            <text:p>0.001</text:p>
          </table:table-cell>
          <table:table-cell table:formula="of:=IF(AND(([.$J52]&lt;[.P$2]);[.$J52]&gt;[.Q$2]);[.O$2];&quot;DIP&quot;)" office:value-type="string" office:string-value="ALL OFF" calcext:value-type="string">
            <text:p>ALL OFF</text:p>
          </table:table-cell>
          <table:table-cell table:formula="of:=IF(AND(([.$J52]&lt;[.$P$2]);[.$J52]&gt;[.$Q$2]);[.$O$2];IF(AND(([.$J52]&lt;[.$P$3]);[.$J52]&gt;[.$Q$3]);[.$O$3];IF(AND(([.$J52]&lt;[.$P$4]);[.$J52]&gt;[.$Q$4]);[.$O$4];IF(AND(([.$J52]&lt;[.$P$5]);[.$J52]&gt;[.$Q$5]);[.$O$5];IF(AND(([.$J52]&lt;[.$P$6]);[.$J52]&gt;[.$Q$6]);[.$O$6];IF(AND(([.$J52]&lt;[.$P$7]);[.$J52]&gt;[.$Q$7]);[.$O$7];IF(AND(([.$J52]&lt;[.$P$8]);[.$J52]&gt;[.$Q$8]);[.$O$8];IF(AND(([.$J52]&lt;[.$P$9]);[.$J52]&gt;[.$Q$9]);[.$O$9];IF(AND(([.$J52]&lt;[.$P$10]);[.$J52]&gt;[.$Q$10]);[.$O$10];IF(AND(([.$J52]&lt;[.$P$11]);[.$J52]&gt;[.$Q$11]);[.$O$11];IF(AND(([.$J52]&lt;[.$P$12]);[.$J52]&gt;[.$Q$12]);[.$O$12];&quot;Outside set limits&quot;)))))))))))" office:value-type="string" office:string-value="ALL OFF" calcext:value-type="string">
            <text:p>ALL OFF</text:p>
          </table:table-cell>
          <table:table-cell table:formula="of:=IF([.L52]=[.O$2];[.O$2];IF([.G52]=[.A52];[.A$1];IF([.G52]=[.B52];[.B$1];IF([.G52]=[.C52];[.C$1];IF([.G52]=[.D52];[.D$1];&quot;Error&quot;)))))" office:value-type="string" office:string-value="ALL OFF" calcext:value-type="string">
            <text:p>ALL OFF</text:p>
          </table:table-cell>
          <table:table-cell table:number-columns-repeated="1011"/>
        </table:table-row>
      </table:table>
      <table:table table:name="Levels in numbers" table:style-name="ta1">
        <table:table-column table:style-name="co1" table:number-columns-repeated="5" table:default-cell-style-name="Default"/>
        <table:table-column table:style-name="co1" table:number-columns-repeated="5" table:default-cell-style-name="ce25"/>
        <table:table-column table:style-name="co1" table:default-cell-style-name="ce27"/>
        <table:table-column table:style-name="co2" table:number-columns-repeated="3" table:default-cell-style-name="ce27"/>
        <table:table-column table:style-name="co2" table:default-cell-style-name="Default"/>
        <table:table-column table:style-name="co1" table:number-columns-repeated="1009" table:default-cell-style-name="Default"/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75" calcext:value-type="float">
            <text:p>75</text:p>
          </table:table-cell>
          <table:table-cell table:style-name="ce24"/>
          <table:table-cell table:style-name="ce24" office:value-type="string" calcext:value-type="string">
            <text:p>Total of 4all <text:s/>values</text:p>
          </table:table-cell>
          <table:table-cell table:style-name="ce24" office:value-type="string" calcext:value-type="string">
            <text:p>Minimum value</text:p>
          </table:table-cell>
          <table:table-cell table:style-name="ce24" office:value-type="string" calcext:value-type="string">
            <text:p>Total of all 4 values less min value</text:p>
          </table:table-cell>
          <table:table-cell table:style-name="ce24" office:value-type="string" calcext:value-type="string">
            <text:p>Average of non-Min. Values</text:p>
          </table:table-cell>
          <table:table-cell table:style-name="ce24" office:value-type="string" calcext:value-type="string">
            <text:p>Effective Vref minus Min</text:p>
          </table:table-cell>
          <table:table-cell table:style-name="ce24" office:value-type="string" calcext:value-type="string">
            <text:p>Compare against ALL OFF limits</text:p>
          </table:table-cell>
          <table:table-cell table:style-name="ce24" office:value-type="string" calcext:value-type="string">
            <text:p>In dacade decade in the level?</text:p>
          </table:table-cell>
          <table:table-cell table:style-name="ce26" office:value-type="string" calcext:value-type="string">
            <text:p>Channel</text:p>
          </table:table-cell>
          <table:table-cell table:style-name="ce26" office:value-type="string" calcext:value-type="string">
            <text:p>Measured value</text:p>
          </table:table-cell>
          <table:table-cell table:style-name="ce28" office:value-type="string" calcext:value-type="string">
            <text:p>Limits base on .txt file results only</text:p>
          </table:table-cell>
          <table:table-cell table:style-name="ce31" office:value-type="string" calcext:value-type="string">
            <text:p>Hi limit</text:p>
          </table:table-cell>
          <table:table-cell table:style-name="ce31" office:value-type="string" calcext:value-type="string">
            <text:p>Lo limit</text:p>
          </table:table-cell>
          <table:table-cell table:style-name="ce26" table:number-columns-repeated="1007"/>
        </table:table-row>
        <table:table-row table:style-name="ro2">
          <table:table-cell table:number-columns-repeated="4" table:style-name="ce24" office:value-type="string" calcext:value-type="string">
            <text:p>V</text:p>
          </table:table-cell>
          <table:table-cell table:style-name="ce24" table:number-columns-repeated="4"/>
          <table:table-cell table:style-name="ce24" office:value-type="string" calcext:value-type="string">
            <text:p>Effectively Vref</text:p>
          </table:table-cell>
          <table:table-cell table:style-name="ce24"/>
          <table:table-cell table:style-name="ce26" table:number-columns-repeated="4"/>
          <table:table-cell table:style-name="ce29" office:value-type="string" calcext:value-type="string">
            <text:p>ALL OFF</text:p>
          </table:table-cell>
          <table:table-cell table:style-name="ce32" table:formula="of:=[$'Results in words'.P2]" office:value-type="float" office:value="0.01" calcext:value-type="float">
            <text:p>0.010</text:p>
          </table:table-cell>
          <table:table-cell table:style-name="ce32" table:formula="of:=[$'Results in words'.Q2]" office:value-type="float" office:value="-0.01" calcext:value-type="float">
            <text:p>-0.010</text:p>
          </table:table-cell>
          <table:table-cell table:style-name="ce26" table:number-columns-repeated="1007"/>
        </table:table-row>
        <table:table-row table:style-name="ro3">
          <table:table-cell table:formula="of:=[$'Results in words'.A3]" office:value-type="float" office:value="3.049" calcext:value-type="float">
            <text:p>3.049</text:p>
          </table:table-cell>
          <table:table-cell table:formula="of:=[$'Results in words'.B3]" office:value-type="float" office:value="3.049" calcext:value-type="float">
            <text:p>3.049</text:p>
          </table:table-cell>
          <table:table-cell table:formula="of:=[$'Results in words'.C3]" office:value-type="float" office:value="3.049" calcext:value-type="float">
            <text:p>3.049</text:p>
          </table:table-cell>
          <table:table-cell table:formula="of:=[$'Results in words'.D3]" office:value-type="float" office:value="3.049" calcext:value-type="float">
            <text:p>3.049</text:p>
          </table:table-cell>
          <table:table-cell/>
          <table:table-cell table:formula="of:=SUM([.A3:.D3])" office:value-type="float" office:value="12.196" calcext:value-type="float">
            <text:p>12.196</text:p>
          </table:table-cell>
          <table:table-cell table:formula="of:=MIN([.A3:.D3])" office:value-type="float" office:value="3.049" calcext:value-type="float">
            <text:p>3.049</text:p>
          </table:table-cell>
          <table:table-cell table:formula="of:=[.F3]-[.G3]" office:value-type="float" office:value="9.147" calcext:value-type="float">
            <text:p>9.147</text:p>
          </table:table-cell>
          <table:table-cell table:formula="of:=[.H3]/3" office:value-type="float" office:value="3.049" calcext:value-type="float">
            <text:p>3.049</text:p>
          </table:table-cell>
          <table:table-cell table:formula="of:=[.I3]-[.G3]" office:value-type="float" office:value="0" calcext:value-type="float">
            <text:p>0.000</text:p>
          </table:table-cell>
          <table:table-cell table:formula="of:=IF(AND(([.$J3]&lt;[.$P$2]);[.$J3]&gt;[.$Q$2]);[.$O$2];&quot;DIP&quot;)" office:value-type="string" office:string-value="ALL OFF" calcext:value-type="string">
            <text:p>ALL OFF</text:p>
          </table:table-cell>
          <table:table-cell table:formula="of:=IF(AND(([.$J3]&lt;[.$P$2]);[.$J3]&gt;[.$Q$2]);[.$O$2];IF(AND(([.$J3]&lt;[.$P$3]);[.$J3]&gt;[.$Q$3]);[.$O$3];IF(AND(([.$J3]&lt;[.$P$4]);[.$J3]&gt;[.$Q$4]);[.$O$4];IF(AND(([.$J3]&lt;[.$P$5]);[.$J3]&gt;[.$Q$5]);[.$O$5];IF(AND(([.$J3]&lt;[.$P$6]);[.$J3]&gt;[.$Q$6]);[.$O$6];IF(AND(([.$J3]&lt;[.$P$7]);[.$J3]&gt;[.$Q$7]);[.$O$7];IF(AND(([.$J3]&lt;[.$P$8]);[.$J3]&gt;[.$Q$8]);[.$O$8];IF(AND(([.$J3]&lt;[.$P$9]);[.$J3]&gt;[.$Q$9]);[.$O$9];IF(AND(([.$J3]&lt;[.$P$10]);[.$J3]&gt;[.$Q$10]);[.$O$10];IF(AND(([.$J3]&lt;[.$P$11]);[.$J3]&gt;[.$Q$11]);[.$O$11];IF(AND(([.$J3]&lt;[.$P$12]);[.$J3]&gt;[.$Q$12]);[.$O$12];&quot;Outside set limits&quot;)))))))))))" office:value-type="string" office:string-value="ALL OFF" calcext:value-type="string">
            <text:p>ALL OFF</text:p>
          </table:table-cell>
          <table:table-cell table:formula="of:=IF([.L3]=[.O$2];[.O$2];IF([.G3]=[.A3];[.A$1];IF([.G3]=[.B3];[.B$1];IF([.G3]=[.C3];[.C$1];IF([.G3]=[.D3];[.D$1];&quot;Error&quot;)))))" office:value-type="string" office:string-value="ALL OFF" calcext:value-type="string">
            <text:p>ALL OFF</text:p>
          </table:table-cell>
          <table:table-cell table:formula="of:=IF([.L3]=[.O$2];[.O$2];[.L3]*100+[.M3])" office:value-type="string" office:string-value="ALL OFF" calcext:value-type="string">
            <text:p>ALL OFF</text:p>
          </table:table-cell>
          <table:table-cell table:style-name="ce30" office:value-type="float" office:value="0" calcext:value-type="float">
            <text:p>0</text:p>
          </table:table-cell>
          <table:table-cell table:style-name="ce32" table:formula="of:=[$'Results in words'.P3]" office:value-type="float" office:value="0.07" calcext:value-type="float">
            <text:p>0.070</text:p>
          </table:table-cell>
          <table:table-cell table:style-name="ce32" table:formula="of:=[$'Results in words'.Q3]" office:value-type="float" office:value="0.05" calcext:value-type="float">
            <text:p>0.050</text:p>
          </table:table-cell>
          <table:table-cell table:number-columns-repeated="1007"/>
        </table:table-row>
        <table:table-row table:style-name="ro3">
          <table:table-cell table:formula="of:=[$'Results in words'.A4]" office:value-type="float" office:value="2.999" calcext:value-type="float">
            <text:p>2.999</text:p>
          </table:table-cell>
          <table:table-cell table:formula="of:=[$'Results in words'.B4]" office:value-type="float" office:value="3.057" calcext:value-type="float">
            <text:p>3.057</text:p>
          </table:table-cell>
          <table:table-cell table:formula="of:=[$'Results in words'.C4]" office:value-type="float" office:value="3.057" calcext:value-type="float">
            <text:p>3.057</text:p>
          </table:table-cell>
          <table:table-cell table:formula="of:=[$'Results in words'.D4]" office:value-type="float" office:value="3.057" calcext:value-type="float">
            <text:p>3.057</text:p>
          </table:table-cell>
          <table:table-cell/>
          <table:table-cell table:formula="of:=SUM([.A4:.D4])" office:value-type="float" office:value="12.17" calcext:value-type="float">
            <text:p>12.170</text:p>
          </table:table-cell>
          <table:table-cell table:formula="of:=MIN([.A4:.D4])" office:value-type="float" office:value="2.999" calcext:value-type="float">
            <text:p>2.999</text:p>
          </table:table-cell>
          <table:table-cell table:formula="of:=[.F4]-[.G4]" office:value-type="float" office:value="9.171" calcext:value-type="float">
            <text:p>9.171</text:p>
          </table:table-cell>
          <table:table-cell table:formula="of:=[.H4]/3" office:value-type="float" office:value="3.057" calcext:value-type="float">
            <text:p>3.057</text:p>
          </table:table-cell>
          <table:table-cell table:formula="of:=[.I4]-[.G4]" office:value-type="float" office:value="0.0579999999999998" calcext:value-type="float">
            <text:p>0.058</text:p>
          </table:table-cell>
          <table:table-cell table:formula="of:=IF(AND(([.$J4]&lt;[.P$2]);[.$J4]&gt;[.Q$2]);[.O$2];&quot;DIP&quot;)" office:value-type="string" office:string-value="DIP" calcext:value-type="string">
            <text:p>DIP</text:p>
          </table:table-cell>
          <table:table-cell table:formula="of:=IF(AND(([.$J4]&lt;[.$P$2]);[.$J4]&gt;[.$Q$2]);[.$O$2];IF(AND(([.$J4]&lt;[.$P$3]);[.$J4]&gt;[.$Q$3]);[.$O$3];IF(AND(([.$J4]&lt;[.$P$4]);[.$J4]&gt;[.$Q$4]);[.$O$4];IF(AND(([.$J4]&lt;[.$P$5]);[.$J4]&gt;[.$Q$5]);[.$O$5];IF(AND(([.$J4]&lt;[.$P$6]);[.$J4]&gt;[.$Q$6]);[.$O$6];IF(AND(([.$J4]&lt;[.$P$7]);[.$J4]&gt;[.$Q$7]);[.$O$7];IF(AND(([.$J4]&lt;[.$P$8]);[.$J4]&gt;[.$Q$8]);[.$O$8];IF(AND(([.$J4]&lt;[.$P$9]);[.$J4]&gt;[.$Q$9]);[.$O$9];IF(AND(([.$J4]&lt;[.$P$10]);[.$J4]&gt;[.$Q$10]);[.$O$10];IF(AND(([.$J4]&lt;[.$P$11]);[.$J4]&gt;[.$Q$11]);[.$O$11];IF(AND(([.$J4]&lt;[.$P$12]);[.$J4]&gt;[.$Q$12]);[.$O$12];&quot;Outside set limits&quot;)))))))))))" office:value-type="float" office:value="0" calcext:value-type="float">
            <text:p>0</text:p>
          </table:table-cell>
          <table:table-cell table:formula="of:=IF([.L4]=[.O$2];[.O$2];IF([.G4]=[.A4];[.A$1];IF([.G4]=[.B4];[.B$1];IF([.G4]=[.C4];[.C$1];IF([.G4]=[.D4];[.D$1];&quot;Error&quot;)))))" office:value-type="float" office:value="0" calcext:value-type="float">
            <text:p>0</text:p>
          </table:table-cell>
          <table:table-cell table:formula="of:=IF([.L4]=[.O$2];[.O$2];[.L4]*100+[.M4])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2" table:formula="of:=[$'Results in words'.P4]" office:value-type="float" office:value="0.17" calcext:value-type="float">
            <text:p>0.170</text:p>
          </table:table-cell>
          <table:table-cell table:style-name="ce32" table:formula="of:=[$'Results in words'.Q4]" office:value-type="float" office:value="0.15" calcext:value-type="float">
            <text:p>0.150</text:p>
          </table:table-cell>
          <table:table-cell table:number-columns-repeated="1007"/>
        </table:table-row>
        <table:table-row table:style-name="ro3">
          <table:table-cell table:formula="of:=[$'Results in words'.A5]" office:value-type="float" office:value="3.055" calcext:value-type="float">
            <text:p>3.055</text:p>
          </table:table-cell>
          <table:table-cell table:formula="of:=[$'Results in words'.B5]" office:value-type="float" office:value="2.997" calcext:value-type="float">
            <text:p>2.997</text:p>
          </table:table-cell>
          <table:table-cell table:formula="of:=[$'Results in words'.C5]" office:value-type="float" office:value="3.057" calcext:value-type="float">
            <text:p>3.057</text:p>
          </table:table-cell>
          <table:table-cell table:formula="of:=[$'Results in words'.D5]" office:value-type="float" office:value="3.055" calcext:value-type="float">
            <text:p>3.055</text:p>
          </table:table-cell>
          <table:table-cell/>
          <table:table-cell table:formula="of:=SUM([.A5:.D5])" office:value-type="float" office:value="12.164" calcext:value-type="float">
            <text:p>12.164</text:p>
          </table:table-cell>
          <table:table-cell table:formula="of:=MIN([.A5:.D5])" office:value-type="float" office:value="2.997" calcext:value-type="float">
            <text:p>2.997</text:p>
          </table:table-cell>
          <table:table-cell table:formula="of:=[.F5]-[.G5]" office:value-type="float" office:value="9.167" calcext:value-type="float">
            <text:p>9.167</text:p>
          </table:table-cell>
          <table:table-cell table:formula="of:=[.H5]/3" office:value-type="float" office:value="3.05566666666667" calcext:value-type="float">
            <text:p>3.056</text:p>
          </table:table-cell>
          <table:table-cell table:formula="of:=[.I5]-[.G5]" office:value-type="float" office:value="0.0586666666666669" calcext:value-type="float">
            <text:p>0.059</text:p>
          </table:table-cell>
          <table:table-cell table:formula="of:=IF(AND(([.$J5]&lt;[.P$2]);[.$J5]&gt;[.Q$2]);[.O$2];&quot;DIP&quot;)" office:value-type="string" office:string-value="DIP" calcext:value-type="string">
            <text:p>DIP</text:p>
          </table:table-cell>
          <table:table-cell table:formula="of:=IF(AND(([.$J5]&lt;[.$P$2]);[.$J5]&gt;[.$Q$2]);[.$O$2];IF(AND(([.$J5]&lt;[.$P$3]);[.$J5]&gt;[.$Q$3]);[.$O$3];IF(AND(([.$J5]&lt;[.$P$4]);[.$J5]&gt;[.$Q$4]);[.$O$4];IF(AND(([.$J5]&lt;[.$P$5]);[.$J5]&gt;[.$Q$5]);[.$O$5];IF(AND(([.$J5]&lt;[.$P$6]);[.$J5]&gt;[.$Q$6]);[.$O$6];IF(AND(([.$J5]&lt;[.$P$7]);[.$J5]&gt;[.$Q$7]);[.$O$7];IF(AND(([.$J5]&lt;[.$P$8]);[.$J5]&gt;[.$Q$8]);[.$O$8];IF(AND(([.$J5]&lt;[.$P$9]);[.$J5]&gt;[.$Q$9]);[.$O$9];IF(AND(([.$J5]&lt;[.$P$10]);[.$J5]&gt;[.$Q$10]);[.$O$10];IF(AND(([.$J5]&lt;[.$P$11]);[.$J5]&gt;[.$Q$11]);[.$O$11];IF(AND(([.$J5]&lt;[.$P$12]);[.$J5]&gt;[.$Q$12]);[.$O$12];&quot;Outside set limits&quot;)))))))))))" office:value-type="float" office:value="0" calcext:value-type="float">
            <text:p>0</text:p>
          </table:table-cell>
          <table:table-cell table:formula="of:=IF([.L5]=[.O$2];[.O$2];IF([.G5]=[.A5];[.A$1];IF([.G5]=[.B5];[.B$1];IF([.G5]=[.C5];[.C$1];IF([.G5]=[.D5];[.D$1];&quot;Error&quot;)))))" office:value-type="float" office:value="25" calcext:value-type="float">
            <text:p>25</text:p>
          </table:table-cell>
          <table:table-cell table:formula="of:=IF([.L5]=[.O$2];[.O$2];[.L5]*100+[.M5])" office:value-type="float" office:value="25" calcext:value-type="float">
            <text:p>25</text:p>
          </table:table-cell>
          <table:table-cell table:style-name="ce30" office:value-type="float" office:value="2" calcext:value-type="float">
            <text:p>2</text:p>
          </table:table-cell>
          <table:table-cell table:style-name="ce32" table:formula="of:=[$'Results in words'.P5]" office:value-type="float" office:value="0.35" calcext:value-type="float">
            <text:p>0.350</text:p>
          </table:table-cell>
          <table:table-cell table:style-name="ce32" table:formula="of:=[$'Results in words'.Q5]" office:value-type="float" office:value="0.33" calcext:value-type="float">
            <text:p>0.330</text:p>
          </table:table-cell>
          <table:table-cell table:number-columns-repeated="1007"/>
        </table:table-row>
        <table:table-row table:style-name="ro3">
          <table:table-cell table:formula="of:=[$'Results in words'.A6]" office:value-type="float" office:value="3.057" calcext:value-type="float">
            <text:p>3.057</text:p>
          </table:table-cell>
          <table:table-cell table:formula="of:=[$'Results in words'.B6]" office:value-type="float" office:value="2.999" calcext:value-type="float">
            <text:p>2.999</text:p>
          </table:table-cell>
          <table:table-cell table:formula="of:=[$'Results in words'.C6]" office:value-type="float" office:value="3.057" calcext:value-type="float">
            <text:p>3.057</text:p>
          </table:table-cell>
          <table:table-cell table:formula="of:=[$'Results in words'.D6]" office:value-type="float" office:value="3.055" calcext:value-type="float">
            <text:p>3.055</text:p>
          </table:table-cell>
          <table:table-cell/>
          <table:table-cell table:formula="of:=SUM([.A6:.D6])" office:value-type="float" office:value="12.168" calcext:value-type="float">
            <text:p>12.168</text:p>
          </table:table-cell>
          <table:table-cell table:formula="of:=MIN([.A6:.D6])" office:value-type="float" office:value="2.999" calcext:value-type="float">
            <text:p>2.999</text:p>
          </table:table-cell>
          <table:table-cell table:formula="of:=[.F6]-[.G6]" office:value-type="float" office:value="9.169" calcext:value-type="float">
            <text:p>9.169</text:p>
          </table:table-cell>
          <table:table-cell table:formula="of:=[.H6]/3" office:value-type="float" office:value="3.05633333333333" calcext:value-type="float">
            <text:p>3.056</text:p>
          </table:table-cell>
          <table:table-cell table:formula="of:=[.I6]-[.G6]" office:value-type="float" office:value="0.0573333333333332" calcext:value-type="float">
            <text:p>0.057</text:p>
          </table:table-cell>
          <table:table-cell table:formula="of:=IF(AND(([.$J6]&lt;[.P$2]);[.$J6]&gt;[.Q$2]);[.O$2];&quot;DIP&quot;)" office:value-type="string" office:string-value="DIP" calcext:value-type="string">
            <text:p>DIP</text:p>
          </table:table-cell>
          <table:table-cell table:formula="of:=IF(AND(([.$J6]&lt;[.$P$2]);[.$J6]&gt;[.$Q$2]);[.$O$2];IF(AND(([.$J6]&lt;[.$P$3]);[.$J6]&gt;[.$Q$3]);[.$O$3];IF(AND(([.$J6]&lt;[.$P$4]);[.$J6]&gt;[.$Q$4]);[.$O$4];IF(AND(([.$J6]&lt;[.$P$5]);[.$J6]&gt;[.$Q$5]);[.$O$5];IF(AND(([.$J6]&lt;[.$P$6]);[.$J6]&gt;[.$Q$6]);[.$O$6];IF(AND(([.$J6]&lt;[.$P$7]);[.$J6]&gt;[.$Q$7]);[.$O$7];IF(AND(([.$J6]&lt;[.$P$8]);[.$J6]&gt;[.$Q$8]);[.$O$8];IF(AND(([.$J6]&lt;[.$P$9]);[.$J6]&gt;[.$Q$9]);[.$O$9];IF(AND(([.$J6]&lt;[.$P$10]);[.$J6]&gt;[.$Q$10]);[.$O$10];IF(AND(([.$J6]&lt;[.$P$11]);[.$J6]&gt;[.$Q$11]);[.$O$11];IF(AND(([.$J6]&lt;[.$P$12]);[.$J6]&gt;[.$Q$12]);[.$O$12];&quot;Outside set limits&quot;)))))))))))" office:value-type="float" office:value="0" calcext:value-type="float">
            <text:p>0</text:p>
          </table:table-cell>
          <table:table-cell table:formula="of:=IF([.L6]=[.O$2];[.O$2];IF([.G6]=[.A6];[.A$1];IF([.G6]=[.B6];[.B$1];IF([.G6]=[.C6];[.C$1];IF([.G6]=[.D6];[.D$1];&quot;Error&quot;)))))" office:value-type="float" office:value="25" calcext:value-type="float">
            <text:p>25</text:p>
          </table:table-cell>
          <table:table-cell table:formula="of:=IF([.L6]=[.O$2];[.O$2];[.L6]*100+[.M6])" office:value-type="float" office:value="25" calcext:value-type="float">
            <text:p>25</text:p>
          </table:table-cell>
          <table:table-cell table:style-name="ce30" office:value-type="float" office:value="3" calcext:value-type="float">
            <text:p>3</text:p>
          </table:table-cell>
          <table:table-cell table:style-name="ce32" table:formula="of:=[$'Results in words'.P6]" office:value-type="float" office:value="0.56" calcext:value-type="float">
            <text:p>0.560</text:p>
          </table:table-cell>
          <table:table-cell table:style-name="ce32" table:formula="of:=[$'Results in words'.Q6]" office:value-type="float" office:value="0.53" calcext:value-type="float">
            <text:p>0.530</text:p>
          </table:table-cell>
          <table:table-cell table:number-columns-repeated="1007"/>
        </table:table-row>
        <table:table-row table:style-name="ro3">
          <table:table-cell table:formula="of:=[$'Results in words'.A7]" office:value-type="float" office:value="3.057" calcext:value-type="float">
            <text:p>3.057</text:p>
          </table:table-cell>
          <table:table-cell table:formula="of:=[$'Results in words'.B7]" office:value-type="float" office:value="3.057" calcext:value-type="float">
            <text:p>3.057</text:p>
          </table:table-cell>
          <table:table-cell table:formula="of:=[$'Results in words'.C7]" office:value-type="float" office:value="2.999" calcext:value-type="float">
            <text:p>2.999</text:p>
          </table:table-cell>
          <table:table-cell table:formula="of:=[$'Results in words'.D7]" office:value-type="float" office:value="3.055" calcext:value-type="float">
            <text:p>3.055</text:p>
          </table:table-cell>
          <table:table-cell/>
          <table:table-cell table:formula="of:=SUM([.A7:.D7])" office:value-type="float" office:value="12.168" calcext:value-type="float">
            <text:p>12.168</text:p>
          </table:table-cell>
          <table:table-cell table:formula="of:=MIN([.A7:.D7])" office:value-type="float" office:value="2.999" calcext:value-type="float">
            <text:p>2.999</text:p>
          </table:table-cell>
          <table:table-cell table:formula="of:=[.F7]-[.G7]" office:value-type="float" office:value="9.169" calcext:value-type="float">
            <text:p>9.169</text:p>
          </table:table-cell>
          <table:table-cell table:formula="of:=[.H7]/3" office:value-type="float" office:value="3.05633333333333" calcext:value-type="float">
            <text:p>3.056</text:p>
          </table:table-cell>
          <table:table-cell table:formula="of:=[.I7]-[.G7]" office:value-type="float" office:value="0.0573333333333332" calcext:value-type="float">
            <text:p>0.057</text:p>
          </table:table-cell>
          <table:table-cell table:formula="of:=IF(AND(([.$J7]&lt;[.P$2]);[.$J7]&gt;[.Q$2]);[.O$2];&quot;DIP&quot;)" office:value-type="string" office:string-value="DIP" calcext:value-type="string">
            <text:p>DIP</text:p>
          </table:table-cell>
          <table:table-cell table:formula="of:=IF(AND(([.$J7]&lt;[.$P$2]);[.$J7]&gt;[.$Q$2]);[.$O$2];IF(AND(([.$J7]&lt;[.$P$3]);[.$J7]&gt;[.$Q$3]);[.$O$3];IF(AND(([.$J7]&lt;[.$P$4]);[.$J7]&gt;[.$Q$4]);[.$O$4];IF(AND(([.$J7]&lt;[.$P$5]);[.$J7]&gt;[.$Q$5]);[.$O$5];IF(AND(([.$J7]&lt;[.$P$6]);[.$J7]&gt;[.$Q$6]);[.$O$6];IF(AND(([.$J7]&lt;[.$P$7]);[.$J7]&gt;[.$Q$7]);[.$O$7];IF(AND(([.$J7]&lt;[.$P$8]);[.$J7]&gt;[.$Q$8]);[.$O$8];IF(AND(([.$J7]&lt;[.$P$9]);[.$J7]&gt;[.$Q$9]);[.$O$9];IF(AND(([.$J7]&lt;[.$P$10]);[.$J7]&gt;[.$Q$10]);[.$O$10];IF(AND(([.$J7]&lt;[.$P$11]);[.$J7]&gt;[.$Q$11]);[.$O$11];IF(AND(([.$J7]&lt;[.$P$12]);[.$J7]&gt;[.$Q$12]);[.$O$12];&quot;Outside set limits&quot;)))))))))))" office:value-type="float" office:value="0" calcext:value-type="float">
            <text:p>0</text:p>
          </table:table-cell>
          <table:table-cell table:formula="of:=IF([.L7]=[.O$2];[.O$2];IF([.G7]=[.A7];[.A$1];IF([.G7]=[.B7];[.B$1];IF([.G7]=[.C7];[.C$1];IF([.G7]=[.D7];[.D$1];&quot;Error&quot;)))))" office:value-type="float" office:value="50" calcext:value-type="float">
            <text:p>50</text:p>
          </table:table-cell>
          <table:table-cell table:formula="of:=IF([.L7]=[.O$2];[.O$2];[.L7]*100+[.M7])" office:value-type="float" office:value="50" calcext:value-type="float">
            <text:p>50</text:p>
          </table:table-cell>
          <table:table-cell table:style-name="ce30" office:value-type="float" office:value="4" calcext:value-type="float">
            <text:p>4</text:p>
          </table:table-cell>
          <table:table-cell table:style-name="ce32" table:formula="of:=[$'Results in words'.P7]" office:value-type="float" office:value="0.73" calcext:value-type="float">
            <text:p>0.730</text:p>
          </table:table-cell>
          <table:table-cell table:style-name="ce32" table:formula="of:=[$'Results in words'.Q7]" office:value-type="float" office:value="0.7" calcext:value-type="float">
            <text:p>0.700</text:p>
          </table:table-cell>
          <table:table-cell table:number-columns-repeated="1007"/>
        </table:table-row>
        <table:table-row table:style-name="ro3">
          <table:table-cell table:formula="of:=[$'Results in words'.A8]" office:value-type="float" office:value="3.057" calcext:value-type="float">
            <text:p>3.057</text:p>
          </table:table-cell>
          <table:table-cell table:formula="of:=[$'Results in words'.B8]" office:value-type="float" office:value="3.057" calcext:value-type="float">
            <text:p>3.057</text:p>
          </table:table-cell>
          <table:table-cell table:formula="of:=[$'Results in words'.C8]" office:value-type="float" office:value="3.059" calcext:value-type="float">
            <text:p>3.059</text:p>
          </table:table-cell>
          <table:table-cell table:formula="of:=[$'Results in words'.D8]" office:value-type="float" office:value="2.997" calcext:value-type="float">
            <text:p>2.997</text:p>
          </table:table-cell>
          <table:table-cell/>
          <table:table-cell table:formula="of:=SUM([.A8:.D8])" office:value-type="float" office:value="12.17" calcext:value-type="float">
            <text:p>12.170</text:p>
          </table:table-cell>
          <table:table-cell table:formula="of:=MIN([.A8:.D8])" office:value-type="float" office:value="2.997" calcext:value-type="float">
            <text:p>2.997</text:p>
          </table:table-cell>
          <table:table-cell table:formula="of:=[.F8]-[.G8]" office:value-type="float" office:value="9.173" calcext:value-type="float">
            <text:p>9.173</text:p>
          </table:table-cell>
          <table:table-cell table:formula="of:=[.H8]/3" office:value-type="float" office:value="3.05766666666667" calcext:value-type="float">
            <text:p>3.058</text:p>
          </table:table-cell>
          <table:table-cell table:formula="of:=[.I8]-[.G8]" office:value-type="float" office:value="0.0606666666666666" calcext:value-type="float">
            <text:p>0.061</text:p>
          </table:table-cell>
          <table:table-cell table:formula="of:=IF(AND(([.$J8]&lt;[.P$2]);[.$J8]&gt;[.Q$2]);[.O$2];&quot;DIP&quot;)" office:value-type="string" office:string-value="DIP" calcext:value-type="string">
            <text:p>DIP</text:p>
          </table:table-cell>
          <table:table-cell table:formula="of:=IF(AND(([.$J8]&lt;[.$P$2]);[.$J8]&gt;[.$Q$2]);[.$O$2];IF(AND(([.$J8]&lt;[.$P$3]);[.$J8]&gt;[.$Q$3]);[.$O$3];IF(AND(([.$J8]&lt;[.$P$4]);[.$J8]&gt;[.$Q$4]);[.$O$4];IF(AND(([.$J8]&lt;[.$P$5]);[.$J8]&gt;[.$Q$5]);[.$O$5];IF(AND(([.$J8]&lt;[.$P$6]);[.$J8]&gt;[.$Q$6]);[.$O$6];IF(AND(([.$J8]&lt;[.$P$7]);[.$J8]&gt;[.$Q$7]);[.$O$7];IF(AND(([.$J8]&lt;[.$P$8]);[.$J8]&gt;[.$Q$8]);[.$O$8];IF(AND(([.$J8]&lt;[.$P$9]);[.$J8]&gt;[.$Q$9]);[.$O$9];IF(AND(([.$J8]&lt;[.$P$10]);[.$J8]&gt;[.$Q$10]);[.$O$10];IF(AND(([.$J8]&lt;[.$P$11]);[.$J8]&gt;[.$Q$11]);[.$O$11];IF(AND(([.$J8]&lt;[.$P$12]);[.$J8]&gt;[.$Q$12]);[.$O$12];&quot;Outside set limits&quot;)))))))))))" office:value-type="float" office:value="0" calcext:value-type="float">
            <text:p>0</text:p>
          </table:table-cell>
          <table:table-cell table:formula="of:=IF([.L8]=[.O$2];[.O$2];IF([.G8]=[.A8];[.A$1];IF([.G8]=[.B8];[.B$1];IF([.G8]=[.C8];[.C$1];IF([.G8]=[.D8];[.D$1];&quot;Error&quot;)))))" office:value-type="float" office:value="75" calcext:value-type="float">
            <text:p>75</text:p>
          </table:table-cell>
          <table:table-cell table:formula="of:=IF([.L8]=[.O$2];[.O$2];[.L8]*100+[.M8])" office:value-type="float" office:value="75" calcext:value-type="float">
            <text:p>75</text:p>
          </table:table-cell>
          <table:table-cell table:style-name="ce30" office:value-type="float" office:value="5" calcext:value-type="float">
            <text:p>5</text:p>
          </table:table-cell>
          <table:table-cell table:style-name="ce32" table:formula="of:=[$'Results in words'.P8]" office:value-type="float" office:value="0.92" calcext:value-type="float">
            <text:p>0.920</text:p>
          </table:table-cell>
          <table:table-cell table:style-name="ce32" table:formula="of:=[$'Results in words'.Q8]" office:value-type="float" office:value="0.88" calcext:value-type="float">
            <text:p>0.880</text:p>
          </table:table-cell>
          <table:table-cell table:number-columns-repeated="1007"/>
        </table:table-row>
        <table:table-row table:style-name="ro3">
          <table:table-cell table:formula="of:=[$'Results in words'.A9]" office:value-type="float" office:value="2.895" calcext:value-type="float">
            <text:p>2.895</text:p>
          </table:table-cell>
          <table:table-cell table:formula="of:=[$'Results in words'.B9]" office:value-type="float" office:value="3.053" calcext:value-type="float">
            <text:p>3.053</text:p>
          </table:table-cell>
          <table:table-cell table:formula="of:=[$'Results in words'.C9]" office:value-type="float" office:value="3.055" calcext:value-type="float">
            <text:p>3.055</text:p>
          </table:table-cell>
          <table:table-cell table:formula="of:=[$'Results in words'.D9]" office:value-type="float" office:value="3.053" calcext:value-type="float">
            <text:p>3.053</text:p>
          </table:table-cell>
          <table:table-cell/>
          <table:table-cell table:formula="of:=SUM([.A9:.D9])" office:value-type="float" office:value="12.056" calcext:value-type="float">
            <text:p>12.056</text:p>
          </table:table-cell>
          <table:table-cell table:formula="of:=MIN([.A9:.D9])" office:value-type="float" office:value="2.895" calcext:value-type="float">
            <text:p>2.895</text:p>
          </table:table-cell>
          <table:table-cell table:formula="of:=[.F9]-[.G9]" office:value-type="float" office:value="9.161" calcext:value-type="float">
            <text:p>9.161</text:p>
          </table:table-cell>
          <table:table-cell table:formula="of:=[.H9]/3" office:value-type="float" office:value="3.05366666666667" calcext:value-type="float">
            <text:p>3.054</text:p>
          </table:table-cell>
          <table:table-cell table:formula="of:=[.I9]-[.G9]" office:value-type="float" office:value="0.158666666666667" calcext:value-type="float">
            <text:p>0.159</text:p>
          </table:table-cell>
          <table:table-cell table:formula="of:=IF(AND(([.$J9]&lt;[.P$2]);[.$J9]&gt;[.Q$2]);[.O$2];&quot;DIP&quot;)" office:value-type="string" office:string-value="DIP" calcext:value-type="string">
            <text:p>DIP</text:p>
          </table:table-cell>
          <table:table-cell table:formula="of:=IF(AND(([.$J9]&lt;[.$P$2]);[.$J9]&gt;[.$Q$2]);[.$O$2];IF(AND(([.$J9]&lt;[.$P$3]);[.$J9]&gt;[.$Q$3]);[.$O$3];IF(AND(([.$J9]&lt;[.$P$4]);[.$J9]&gt;[.$Q$4]);[.$O$4];IF(AND(([.$J9]&lt;[.$P$5]);[.$J9]&gt;[.$Q$5]);[.$O$5];IF(AND(([.$J9]&lt;[.$P$6]);[.$J9]&gt;[.$Q$6]);[.$O$6];IF(AND(([.$J9]&lt;[.$P$7]);[.$J9]&gt;[.$Q$7]);[.$O$7];IF(AND(([.$J9]&lt;[.$P$8]);[.$J9]&gt;[.$Q$8]);[.$O$8];IF(AND(([.$J9]&lt;[.$P$9]);[.$J9]&gt;[.$Q$9]);[.$O$9];IF(AND(([.$J9]&lt;[.$P$10]);[.$J9]&gt;[.$Q$10]);[.$O$10];IF(AND(([.$J9]&lt;[.$P$11]);[.$J9]&gt;[.$Q$11]);[.$O$11];IF(AND(([.$J9]&lt;[.$P$12]);[.$J9]&gt;[.$Q$12]);[.$O$12];&quot;Outside set limits&quot;)))))))))))" office:value-type="float" office:value="1" calcext:value-type="float">
            <text:p>1</text:p>
          </table:table-cell>
          <table:table-cell table:formula="of:=IF([.L9]=[.O$2];[.O$2];IF([.G9]=[.A9];[.A$1];IF([.G9]=[.B9];[.B$1];IF([.G9]=[.C9];[.C$1];IF([.G9]=[.D9];[.D$1];&quot;Error&quot;)))))" office:value-type="float" office:value="0" calcext:value-type="float">
            <text:p>0</text:p>
          </table:table-cell>
          <table:table-cell table:formula="of:=IF([.L9]=[.O$2];[.O$2];[.L9]*100+[.M9])" office:value-type="float" office:value="100" calcext:value-type="float">
            <text:p>100</text:p>
          </table:table-cell>
          <table:table-cell table:style-name="ce30" office:value-type="float" office:value="6" calcext:value-type="float">
            <text:p>6</text:p>
          </table:table-cell>
          <table:table-cell table:style-name="ce32" table:formula="of:=[$'Results in words'.P9]" office:value-type="float" office:value="1.22" calcext:value-type="float">
            <text:p>1.220</text:p>
          </table:table-cell>
          <table:table-cell table:style-name="ce32" table:formula="of:=[$'Results in words'.Q9]" office:value-type="float" office:value="1.18" calcext:value-type="float">
            <text:p>1.180</text:p>
          </table:table-cell>
          <table:table-cell table:number-columns-repeated="1007"/>
        </table:table-row>
        <table:table-row table:style-name="ro3">
          <table:table-cell table:formula="of:=[$'Results in words'.A10]" office:value-type="float" office:value="2.893" calcext:value-type="float">
            <text:p>2.893</text:p>
          </table:table-cell>
          <table:table-cell table:formula="of:=[$'Results in words'.B10]" office:value-type="float" office:value="3.055" calcext:value-type="float">
            <text:p>3.055</text:p>
          </table:table-cell>
          <table:table-cell table:formula="of:=[$'Results in words'.C10]" office:value-type="float" office:value="3.055" calcext:value-type="float">
            <text:p>3.055</text:p>
          </table:table-cell>
          <table:table-cell table:formula="of:=[$'Results in words'.D10]" office:value-type="float" office:value="3.055" calcext:value-type="float">
            <text:p>3.055</text:p>
          </table:table-cell>
          <table:table-cell/>
          <table:table-cell table:formula="of:=SUM([.A10:.D10])" office:value-type="float" office:value="12.058" calcext:value-type="float">
            <text:p>12.058</text:p>
          </table:table-cell>
          <table:table-cell table:formula="of:=MIN([.A10:.D10])" office:value-type="float" office:value="2.893" calcext:value-type="float">
            <text:p>2.893</text:p>
          </table:table-cell>
          <table:table-cell table:formula="of:=[.F10]-[.G10]" office:value-type="float" office:value="9.165" calcext:value-type="float">
            <text:p>9.165</text:p>
          </table:table-cell>
          <table:table-cell table:formula="of:=[.H10]/3" office:value-type="float" office:value="3.055" calcext:value-type="float">
            <text:p>3.055</text:p>
          </table:table-cell>
          <table:table-cell table:formula="of:=[.I10]-[.G10]" office:value-type="float" office:value="0.162" calcext:value-type="float">
            <text:p>0.162</text:p>
          </table:table-cell>
          <table:table-cell table:formula="of:=IF(AND(([.$J10]&lt;[.P$2]);[.$J10]&gt;[.Q$2]);[.O$2];&quot;DIP&quot;)" office:value-type="string" office:string-value="DIP" calcext:value-type="string">
            <text:p>DIP</text:p>
          </table:table-cell>
          <table:table-cell table:formula="of:=IF(AND(([.$J10]&lt;[.$P$2]);[.$J10]&gt;[.$Q$2]);[.$O$2];IF(AND(([.$J10]&lt;[.$P$3]);[.$J10]&gt;[.$Q$3]);[.$O$3];IF(AND(([.$J10]&lt;[.$P$4]);[.$J10]&gt;[.$Q$4]);[.$O$4];IF(AND(([.$J10]&lt;[.$P$5]);[.$J10]&gt;[.$Q$5]);[.$O$5];IF(AND(([.$J10]&lt;[.$P$6]);[.$J10]&gt;[.$Q$6]);[.$O$6];IF(AND(([.$J10]&lt;[.$P$7]);[.$J10]&gt;[.$Q$7]);[.$O$7];IF(AND(([.$J10]&lt;[.$P$8]);[.$J10]&gt;[.$Q$8]);[.$O$8];IF(AND(([.$J10]&lt;[.$P$9]);[.$J10]&gt;[.$Q$9]);[.$O$9];IF(AND(([.$J10]&lt;[.$P$10]);[.$J10]&gt;[.$Q$10]);[.$O$10];IF(AND(([.$J10]&lt;[.$P$11]);[.$J10]&gt;[.$Q$11]);[.$O$11];IF(AND(([.$J10]&lt;[.$P$12]);[.$J10]&gt;[.$Q$12]);[.$O$12];&quot;Outside set limits&quot;)))))))))))" office:value-type="float" office:value="1" calcext:value-type="float">
            <text:p>1</text:p>
          </table:table-cell>
          <table:table-cell table:formula="of:=IF([.L10]=[.O$2];[.O$2];IF([.G10]=[.A10];[.A$1];IF([.G10]=[.B10];[.B$1];IF([.G10]=[.C10];[.C$1];IF([.G10]=[.D10];[.D$1];&quot;Error&quot;)))))" office:value-type="float" office:value="0" calcext:value-type="float">
            <text:p>0</text:p>
          </table:table-cell>
          <table:table-cell table:formula="of:=IF([.L10]=[.O$2];[.O$2];[.L10]*100+[.M10])" office:value-type="float" office:value="100" calcext:value-type="float">
            <text:p>100</text:p>
          </table:table-cell>
          <table:table-cell table:style-name="ce30" office:value-type="float" office:value="7" calcext:value-type="float">
            <text:p>7</text:p>
          </table:table-cell>
          <table:table-cell table:style-name="ce32" table:formula="of:=[$'Results in words'.P10]" office:value-type="float" office:value="1.54" calcext:value-type="float">
            <text:p>1.540</text:p>
          </table:table-cell>
          <table:table-cell table:style-name="ce32" table:formula="of:=[$'Results in words'.Q10]" office:value-type="float" office:value="1.5" calcext:value-type="float">
            <text:p>1.500</text:p>
          </table:table-cell>
          <table:table-cell table:number-columns-repeated="1007"/>
        </table:table-row>
        <table:table-row table:style-name="ro3">
          <table:table-cell table:formula="of:=[$'Results in words'.A11]" office:value-type="float" office:value="3.055" calcext:value-type="float">
            <text:p>3.055</text:p>
          </table:table-cell>
          <table:table-cell table:formula="of:=[$'Results in words'.B11]" office:value-type="float" office:value="2.893" calcext:value-type="float">
            <text:p>2.893</text:p>
          </table:table-cell>
          <table:table-cell table:formula="of:=[$'Results in words'.C11]" office:value-type="float" office:value="3.055" calcext:value-type="float">
            <text:p>3.055</text:p>
          </table:table-cell>
          <table:table-cell table:formula="of:=[$'Results in words'.D11]" office:value-type="float" office:value="3.053" calcext:value-type="float">
            <text:p>3.053</text:p>
          </table:table-cell>
          <table:table-cell/>
          <table:table-cell table:formula="of:=SUM([.A11:.D11])" office:value-type="float" office:value="12.056" calcext:value-type="float">
            <text:p>12.056</text:p>
          </table:table-cell>
          <table:table-cell table:formula="of:=MIN([.A11:.D11])" office:value-type="float" office:value="2.893" calcext:value-type="float">
            <text:p>2.893</text:p>
          </table:table-cell>
          <table:table-cell table:formula="of:=[.F11]-[.G11]" office:value-type="float" office:value="9.163" calcext:value-type="float">
            <text:p>9.163</text:p>
          </table:table-cell>
          <table:table-cell table:formula="of:=[.H11]/3" office:value-type="float" office:value="3.05433333333333" calcext:value-type="float">
            <text:p>3.054</text:p>
          </table:table-cell>
          <table:table-cell table:formula="of:=[.I11]-[.G11]" office:value-type="float" office:value="0.161333333333334" calcext:value-type="float">
            <text:p>0.161</text:p>
          </table:table-cell>
          <table:table-cell table:formula="of:=IF(AND(([.$J11]&lt;[.P$2]);[.$J11]&gt;[.Q$2]);[.O$2];&quot;DIP&quot;)" office:value-type="string" office:string-value="DIP" calcext:value-type="string">
            <text:p>DIP</text:p>
          </table:table-cell>
          <table:table-cell table:formula="of:=IF(AND(([.$J11]&lt;[.$P$2]);[.$J11]&gt;[.$Q$2]);[.$O$2];IF(AND(([.$J11]&lt;[.$P$3]);[.$J11]&gt;[.$Q$3]);[.$O$3];IF(AND(([.$J11]&lt;[.$P$4]);[.$J11]&gt;[.$Q$4]);[.$O$4];IF(AND(([.$J11]&lt;[.$P$5]);[.$J11]&gt;[.$Q$5]);[.$O$5];IF(AND(([.$J11]&lt;[.$P$6]);[.$J11]&gt;[.$Q$6]);[.$O$6];IF(AND(([.$J11]&lt;[.$P$7]);[.$J11]&gt;[.$Q$7]);[.$O$7];IF(AND(([.$J11]&lt;[.$P$8]);[.$J11]&gt;[.$Q$8]);[.$O$8];IF(AND(([.$J11]&lt;[.$P$9]);[.$J11]&gt;[.$Q$9]);[.$O$9];IF(AND(([.$J11]&lt;[.$P$10]);[.$J11]&gt;[.$Q$10]);[.$O$10];IF(AND(([.$J11]&lt;[.$P$11]);[.$J11]&gt;[.$Q$11]);[.$O$11];IF(AND(([.$J11]&lt;[.$P$12]);[.$J11]&gt;[.$Q$12]);[.$O$12];&quot;Outside set limits&quot;)))))))))))" office:value-type="float" office:value="1" calcext:value-type="float">
            <text:p>1</text:p>
          </table:table-cell>
          <table:table-cell table:formula="of:=IF([.L11]=[.O$2];[.O$2];IF([.G11]=[.A11];[.A$1];IF([.G11]=[.B11];[.B$1];IF([.G11]=[.C11];[.C$1];IF([.G11]=[.D11];[.D$1];&quot;Error&quot;)))))" office:value-type="float" office:value="25" calcext:value-type="float">
            <text:p>25</text:p>
          </table:table-cell>
          <table:table-cell table:formula="of:=IF([.L11]=[.O$2];[.O$2];[.L11]*100+[.M11])" office:value-type="float" office:value="125" calcext:value-type="float">
            <text:p>125</text:p>
          </table:table-cell>
          <table:table-cell table:style-name="ce30" office:value-type="float" office:value="8" calcext:value-type="float">
            <text:p>8</text:p>
          </table:table-cell>
          <table:table-cell table:style-name="ce32" table:formula="of:=[$'Results in words'.P11]" office:value-type="float" office:value="2.1" calcext:value-type="float">
            <text:p>2.100</text:p>
          </table:table-cell>
          <table:table-cell table:style-name="ce32" table:formula="of:=[$'Results in words'.Q11]" office:value-type="float" office:value="2" calcext:value-type="float">
            <text:p>2.000</text:p>
          </table:table-cell>
          <table:table-cell table:number-columns-repeated="1007"/>
        </table:table-row>
        <table:table-row table:style-name="ro3">
          <table:table-cell table:formula="of:=[$'Results in words'.A12]" office:value-type="float" office:value="3.055" calcext:value-type="float">
            <text:p>3.055</text:p>
          </table:table-cell>
          <table:table-cell table:formula="of:=[$'Results in words'.B12]" office:value-type="float" office:value="3.055" calcext:value-type="float">
            <text:p>3.055</text:p>
          </table:table-cell>
          <table:table-cell table:formula="of:=[$'Results in words'.C12]" office:value-type="float" office:value="2.897" calcext:value-type="float">
            <text:p>2.897</text:p>
          </table:table-cell>
          <table:table-cell table:formula="of:=[$'Results in words'.D12]" office:value-type="float" office:value="3.053" calcext:value-type="float">
            <text:p>3.053</text:p>
          </table:table-cell>
          <table:table-cell/>
          <table:table-cell table:formula="of:=SUM([.A12:.D12])" office:value-type="float" office:value="12.06" calcext:value-type="float">
            <text:p>12.060</text:p>
          </table:table-cell>
          <table:table-cell table:formula="of:=MIN([.A12:.D12])" office:value-type="float" office:value="2.897" calcext:value-type="float">
            <text:p>2.897</text:p>
          </table:table-cell>
          <table:table-cell table:formula="of:=[.F12]-[.G12]" office:value-type="float" office:value="9.163" calcext:value-type="float">
            <text:p>9.163</text:p>
          </table:table-cell>
          <table:table-cell table:formula="of:=[.H12]/3" office:value-type="float" office:value="3.05433333333333" calcext:value-type="float">
            <text:p>3.054</text:p>
          </table:table-cell>
          <table:table-cell table:formula="of:=[.I12]-[.G12]" office:value-type="float" office:value="0.157333333333332" calcext:value-type="float">
            <text:p>0.157</text:p>
          </table:table-cell>
          <table:table-cell table:formula="of:=IF(AND(([.$J12]&lt;[.P$2]);[.$J12]&gt;[.Q$2]);[.O$2];&quot;DIP&quot;)" office:value-type="string" office:string-value="DIP" calcext:value-type="string">
            <text:p>DIP</text:p>
          </table:table-cell>
          <table:table-cell table:formula="of:=IF(AND(([.$J12]&lt;[.$P$2]);[.$J12]&gt;[.$Q$2]);[.$O$2];IF(AND(([.$J12]&lt;[.$P$3]);[.$J12]&gt;[.$Q$3]);[.$O$3];IF(AND(([.$J12]&lt;[.$P$4]);[.$J12]&gt;[.$Q$4]);[.$O$4];IF(AND(([.$J12]&lt;[.$P$5]);[.$J12]&gt;[.$Q$5]);[.$O$5];IF(AND(([.$J12]&lt;[.$P$6]);[.$J12]&gt;[.$Q$6]);[.$O$6];IF(AND(([.$J12]&lt;[.$P$7]);[.$J12]&gt;[.$Q$7]);[.$O$7];IF(AND(([.$J12]&lt;[.$P$8]);[.$J12]&gt;[.$Q$8]);[.$O$8];IF(AND(([.$J12]&lt;[.$P$9]);[.$J12]&gt;[.$Q$9]);[.$O$9];IF(AND(([.$J12]&lt;[.$P$10]);[.$J12]&gt;[.$Q$10]);[.$O$10];IF(AND(([.$J12]&lt;[.$P$11]);[.$J12]&gt;[.$Q$11]);[.$O$11];IF(AND(([.$J12]&lt;[.$P$12]);[.$J12]&gt;[.$Q$12]);[.$O$12];&quot;Outside set limits&quot;)))))))))))" office:value-type="float" office:value="1" calcext:value-type="float">
            <text:p>1</text:p>
          </table:table-cell>
          <table:table-cell table:formula="of:=IF([.L12]=[.O$2];[.O$2];IF([.G12]=[.A12];[.A$1];IF([.G12]=[.B12];[.B$1];IF([.G12]=[.C12];[.C$1];IF([.G12]=[.D12];[.D$1];&quot;Error&quot;)))))" office:value-type="float" office:value="50" calcext:value-type="float">
            <text:p>50</text:p>
          </table:table-cell>
          <table:table-cell table:formula="of:=IF([.L12]=[.O$2];[.O$2];[.L12]*100+[.M12])" office:value-type="float" office:value="150" calcext:value-type="float">
            <text:p>150</text:p>
          </table:table-cell>
          <table:table-cell table:style-name="ce30" office:value-type="float" office:value="9" calcext:value-type="float">
            <text:p>9</text:p>
          </table:table-cell>
          <table:table-cell table:style-name="ce32" table:formula="of:=[$'Results in words'.P12]" office:value-type="float" office:value="2.45" calcext:value-type="float">
            <text:p>2.450</text:p>
          </table:table-cell>
          <table:table-cell table:style-name="ce32" table:formula="of:=[$'Results in words'.Q12]" office:value-type="float" office:value="2.4" calcext:value-type="float">
            <text:p>2.400</text:p>
          </table:table-cell>
          <table:table-cell table:number-columns-repeated="1007"/>
        </table:table-row>
        <table:table-row table:style-name="ro3">
          <table:table-cell table:formula="of:=[$'Results in words'.A13]" office:value-type="float" office:value="3.055" calcext:value-type="float">
            <text:p>3.055</text:p>
          </table:table-cell>
          <table:table-cell table:formula="of:=[$'Results in words'.B13]" office:value-type="float" office:value="3.055" calcext:value-type="float">
            <text:p>3.055</text:p>
          </table:table-cell>
          <table:table-cell table:formula="of:=[$'Results in words'.C13]" office:value-type="float" office:value="3.057" calcext:value-type="float">
            <text:p>3.057</text:p>
          </table:table-cell>
          <table:table-cell table:formula="of:=[$'Results in words'.D13]" office:value-type="float" office:value="2.895" calcext:value-type="float">
            <text:p>2.895</text:p>
          </table:table-cell>
          <table:table-cell/>
          <table:table-cell table:formula="of:=SUM([.A13:.D13])" office:value-type="float" office:value="12.062" calcext:value-type="float">
            <text:p>12.062</text:p>
          </table:table-cell>
          <table:table-cell table:formula="of:=MIN([.A13:.D13])" office:value-type="float" office:value="2.895" calcext:value-type="float">
            <text:p>2.895</text:p>
          </table:table-cell>
          <table:table-cell table:formula="of:=[.F13]-[.G13]" office:value-type="float" office:value="9.167" calcext:value-type="float">
            <text:p>9.167</text:p>
          </table:table-cell>
          <table:table-cell table:formula="of:=[.H13]/3" office:value-type="float" office:value="3.05566666666667" calcext:value-type="float">
            <text:p>3.056</text:p>
          </table:table-cell>
          <table:table-cell table:formula="of:=[.I13]-[.G13]" office:value-type="float" office:value="0.160666666666667" calcext:value-type="float">
            <text:p>0.161</text:p>
          </table:table-cell>
          <table:table-cell table:formula="of:=IF(AND(([.$J13]&lt;[.P$2]);[.$J13]&gt;[.Q$2]);[.O$2];&quot;DIP&quot;)" office:value-type="string" office:string-value="DIP" calcext:value-type="string">
            <text:p>DIP</text:p>
          </table:table-cell>
          <table:table-cell table:formula="of:=IF(AND(([.$J13]&lt;[.$P$2]);[.$J13]&gt;[.$Q$2]);[.$O$2];IF(AND(([.$J13]&lt;[.$P$3]);[.$J13]&gt;[.$Q$3]);[.$O$3];IF(AND(([.$J13]&lt;[.$P$4]);[.$J13]&gt;[.$Q$4]);[.$O$4];IF(AND(([.$J13]&lt;[.$P$5]);[.$J13]&gt;[.$Q$5]);[.$O$5];IF(AND(([.$J13]&lt;[.$P$6]);[.$J13]&gt;[.$Q$6]);[.$O$6];IF(AND(([.$J13]&lt;[.$P$7]);[.$J13]&gt;[.$Q$7]);[.$O$7];IF(AND(([.$J13]&lt;[.$P$8]);[.$J13]&gt;[.$Q$8]);[.$O$8];IF(AND(([.$J13]&lt;[.$P$9]);[.$J13]&gt;[.$Q$9]);[.$O$9];IF(AND(([.$J13]&lt;[.$P$10]);[.$J13]&gt;[.$Q$10]);[.$O$10];IF(AND(([.$J13]&lt;[.$P$11]);[.$J13]&gt;[.$Q$11]);[.$O$11];IF(AND(([.$J13]&lt;[.$P$12]);[.$J13]&gt;[.$Q$12]);[.$O$12];&quot;Outside set limits&quot;)))))))))))" office:value-type="float" office:value="1" calcext:value-type="float">
            <text:p>1</text:p>
          </table:table-cell>
          <table:table-cell table:formula="of:=IF([.L13]=[.O$2];[.O$2];IF([.G13]=[.A13];[.A$1];IF([.G13]=[.B13];[.B$1];IF([.G13]=[.C13];[.C$1];IF([.G13]=[.D13];[.D$1];&quot;Error&quot;)))))" office:value-type="float" office:value="75" calcext:value-type="float">
            <text:p>75</text:p>
          </table:table-cell>
          <table:table-cell table:formula="of:=IF([.L13]=[.O$2];[.O$2];[.L13]*100+[.M13])" office:value-type="float" office:value="175" calcext:value-type="float">
            <text:p>175</text:p>
          </table:table-cell>
          <table:table-cell table:number-columns-repeated="1010"/>
        </table:table-row>
        <table:table-row table:style-name="ro3">
          <table:table-cell table:formula="of:=[$'Results in words'.A14]" office:value-type="float" office:value="2.709" calcext:value-type="float">
            <text:p>2.709</text:p>
          </table:table-cell>
          <table:table-cell table:formula="of:=[$'Results in words'.B14]" office:value-type="float" office:value="3.051" calcext:value-type="float">
            <text:p>3.051</text:p>
          </table:table-cell>
          <table:table-cell table:formula="of:=[$'Results in words'.C14]" office:value-type="float" office:value="3.051" calcext:value-type="float">
            <text:p>3.051</text:p>
          </table:table-cell>
          <table:table-cell table:formula="of:=[$'Results in words'.D14]" office:value-type="float" office:value="3.051" calcext:value-type="float">
            <text:p>3.051</text:p>
          </table:table-cell>
          <table:table-cell/>
          <table:table-cell table:formula="of:=SUM([.A14:.D14])" office:value-type="float" office:value="11.862" calcext:value-type="float">
            <text:p>11.862</text:p>
          </table:table-cell>
          <table:table-cell table:formula="of:=MIN([.A14:.D14])" office:value-type="float" office:value="2.709" calcext:value-type="float">
            <text:p>2.709</text:p>
          </table:table-cell>
          <table:table-cell table:formula="of:=[.F14]-[.G14]" office:value-type="float" office:value="9.153" calcext:value-type="float">
            <text:p>9.153</text:p>
          </table:table-cell>
          <table:table-cell table:formula="of:=[.H14]/3" office:value-type="float" office:value="3.051" calcext:value-type="float">
            <text:p>3.051</text:p>
          </table:table-cell>
          <table:table-cell table:formula="of:=[.I14]-[.G14]" office:value-type="float" office:value="0.342" calcext:value-type="float">
            <text:p>0.342</text:p>
          </table:table-cell>
          <table:table-cell table:formula="of:=IF(AND(([.$J14]&lt;[.P$2]);[.$J14]&gt;[.Q$2]);[.O$2];&quot;DIP&quot;)" office:value-type="string" office:string-value="DIP" calcext:value-type="string">
            <text:p>DIP</text:p>
          </table:table-cell>
          <table:table-cell table:formula="of:=IF(AND(([.$J14]&lt;[.$P$2]);[.$J14]&gt;[.$Q$2]);[.$O$2];IF(AND(([.$J14]&lt;[.$P$3]);[.$J14]&gt;[.$Q$3]);[.$O$3];IF(AND(([.$J14]&lt;[.$P$4]);[.$J14]&gt;[.$Q$4]);[.$O$4];IF(AND(([.$J14]&lt;[.$P$5]);[.$J14]&gt;[.$Q$5]);[.$O$5];IF(AND(([.$J14]&lt;[.$P$6]);[.$J14]&gt;[.$Q$6]);[.$O$6];IF(AND(([.$J14]&lt;[.$P$7]);[.$J14]&gt;[.$Q$7]);[.$O$7];IF(AND(([.$J14]&lt;[.$P$8]);[.$J14]&gt;[.$Q$8]);[.$O$8];IF(AND(([.$J14]&lt;[.$P$9]);[.$J14]&gt;[.$Q$9]);[.$O$9];IF(AND(([.$J14]&lt;[.$P$10]);[.$J14]&gt;[.$Q$10]);[.$O$10];IF(AND(([.$J14]&lt;[.$P$11]);[.$J14]&gt;[.$Q$11]);[.$O$11];IF(AND(([.$J14]&lt;[.$P$12]);[.$J14]&gt;[.$Q$12]);[.$O$12];&quot;Outside set limits&quot;)))))))))))" office:value-type="float" office:value="2" calcext:value-type="float">
            <text:p>2</text:p>
          </table:table-cell>
          <table:table-cell table:formula="of:=IF([.L14]=[.O$2];[.O$2];IF([.G14]=[.A14];[.A$1];IF([.G14]=[.B14];[.B$1];IF([.G14]=[.C14];[.C$1];IF([.G14]=[.D14];[.D$1];&quot;Error&quot;)))))" office:value-type="float" office:value="0" calcext:value-type="float">
            <text:p>0</text:p>
          </table:table-cell>
          <table:table-cell table:formula="of:=IF([.L14]=[.O$2];[.O$2];[.L14]*100+[.M14])" office:value-type="float" office:value="200" calcext:value-type="float">
            <text:p>200</text:p>
          </table:table-cell>
          <table:table-cell table:number-columns-repeated="1010"/>
        </table:table-row>
        <table:table-row table:style-name="ro3">
          <table:table-cell table:formula="of:=[$'Results in words'.A15]" office:value-type="float" office:value="3.051" calcext:value-type="float">
            <text:p>3.051</text:p>
          </table:table-cell>
          <table:table-cell table:formula="of:=[$'Results in words'.B15]" office:value-type="float" office:value="2.709" calcext:value-type="float">
            <text:p>2.709</text:p>
          </table:table-cell>
          <table:table-cell table:formula="of:=[$'Results in words'.C15]" office:value-type="float" office:value="3.051" calcext:value-type="float">
            <text:p>3.051</text:p>
          </table:table-cell>
          <table:table-cell table:formula="of:=[$'Results in words'.D15]" office:value-type="float" office:value="3.049" calcext:value-type="float">
            <text:p>3.049</text:p>
          </table:table-cell>
          <table:table-cell/>
          <table:table-cell table:formula="of:=SUM([.A15:.D15])" office:value-type="float" office:value="11.86" calcext:value-type="float">
            <text:p>11.860</text:p>
          </table:table-cell>
          <table:table-cell table:formula="of:=MIN([.A15:.D15])" office:value-type="float" office:value="2.709" calcext:value-type="float">
            <text:p>2.709</text:p>
          </table:table-cell>
          <table:table-cell table:formula="of:=[.F15]-[.G15]" office:value-type="float" office:value="9.151" calcext:value-type="float">
            <text:p>9.151</text:p>
          </table:table-cell>
          <table:table-cell table:formula="of:=[.H15]/3" office:value-type="float" office:value="3.05033333333333" calcext:value-type="float">
            <text:p>3.050</text:p>
          </table:table-cell>
          <table:table-cell table:formula="of:=[.I15]-[.G15]" office:value-type="float" office:value="0.341333333333333" calcext:value-type="float">
            <text:p>0.341</text:p>
          </table:table-cell>
          <table:table-cell table:formula="of:=IF(AND(([.$J15]&lt;[.P$2]);[.$J15]&gt;[.Q$2]);[.O$2];&quot;DIP&quot;)" office:value-type="string" office:string-value="DIP" calcext:value-type="string">
            <text:p>DIP</text:p>
          </table:table-cell>
          <table:table-cell table:formula="of:=IF(AND(([.$J15]&lt;[.$P$2]);[.$J15]&gt;[.$Q$2]);[.$O$2];IF(AND(([.$J15]&lt;[.$P$3]);[.$J15]&gt;[.$Q$3]);[.$O$3];IF(AND(([.$J15]&lt;[.$P$4]);[.$J15]&gt;[.$Q$4]);[.$O$4];IF(AND(([.$J15]&lt;[.$P$5]);[.$J15]&gt;[.$Q$5]);[.$O$5];IF(AND(([.$J15]&lt;[.$P$6]);[.$J15]&gt;[.$Q$6]);[.$O$6];IF(AND(([.$J15]&lt;[.$P$7]);[.$J15]&gt;[.$Q$7]);[.$O$7];IF(AND(([.$J15]&lt;[.$P$8]);[.$J15]&gt;[.$Q$8]);[.$O$8];IF(AND(([.$J15]&lt;[.$P$9]);[.$J15]&gt;[.$Q$9]);[.$O$9];IF(AND(([.$J15]&lt;[.$P$10]);[.$J15]&gt;[.$Q$10]);[.$O$10];IF(AND(([.$J15]&lt;[.$P$11]);[.$J15]&gt;[.$Q$11]);[.$O$11];IF(AND(([.$J15]&lt;[.$P$12]);[.$J15]&gt;[.$Q$12]);[.$O$12];&quot;Outside set limits&quot;)))))))))))" office:value-type="float" office:value="2" calcext:value-type="float">
            <text:p>2</text:p>
          </table:table-cell>
          <table:table-cell table:formula="of:=IF([.L15]=[.O$2];[.O$2];IF([.G15]=[.A15];[.A$1];IF([.G15]=[.B15];[.B$1];IF([.G15]=[.C15];[.C$1];IF([.G15]=[.D15];[.D$1];&quot;Error&quot;)))))" office:value-type="float" office:value="25" calcext:value-type="float">
            <text:p>25</text:p>
          </table:table-cell>
          <table:table-cell table:formula="of:=IF([.L15]=[.O$2];[.O$2];[.L15]*100+[.M15])" office:value-type="float" office:value="225" calcext:value-type="float">
            <text:p>225</text:p>
          </table:table-cell>
          <table:table-cell table:number-columns-repeated="1010"/>
        </table:table-row>
        <table:table-row table:style-name="ro3">
          <table:table-cell table:formula="of:=[$'Results in words'.A16]" office:value-type="float" office:value="3.051" calcext:value-type="float">
            <text:p>3.051</text:p>
          </table:table-cell>
          <table:table-cell table:formula="of:=[$'Results in words'.B16]" office:value-type="float" office:value="2.709" calcext:value-type="float">
            <text:p>2.709</text:p>
          </table:table-cell>
          <table:table-cell table:formula="of:=[$'Results in words'.C16]" office:value-type="float" office:value="3.051" calcext:value-type="float">
            <text:p>3.051</text:p>
          </table:table-cell>
          <table:table-cell table:formula="of:=[$'Results in words'.D16]" office:value-type="float" office:value="3.051" calcext:value-type="float">
            <text:p>3.051</text:p>
          </table:table-cell>
          <table:table-cell/>
          <table:table-cell table:formula="of:=SUM([.A16:.D16])" office:value-type="float" office:value="11.862" calcext:value-type="float">
            <text:p>11.862</text:p>
          </table:table-cell>
          <table:table-cell table:formula="of:=MIN([.A16:.D16])" office:value-type="float" office:value="2.709" calcext:value-type="float">
            <text:p>2.709</text:p>
          </table:table-cell>
          <table:table-cell table:formula="of:=[.F16]-[.G16]" office:value-type="float" office:value="9.153" calcext:value-type="float">
            <text:p>9.153</text:p>
          </table:table-cell>
          <table:table-cell table:formula="of:=[.H16]/3" office:value-type="float" office:value="3.051" calcext:value-type="float">
            <text:p>3.051</text:p>
          </table:table-cell>
          <table:table-cell table:formula="of:=[.I16]-[.G16]" office:value-type="float" office:value="0.342" calcext:value-type="float">
            <text:p>0.342</text:p>
          </table:table-cell>
          <table:table-cell table:formula="of:=IF(AND(([.$J16]&lt;[.P$2]);[.$J16]&gt;[.Q$2]);[.O$2];&quot;DIP&quot;)" office:value-type="string" office:string-value="DIP" calcext:value-type="string">
            <text:p>DIP</text:p>
          </table:table-cell>
          <table:table-cell table:formula="of:=IF(AND(([.$J16]&lt;[.$P$2]);[.$J16]&gt;[.$Q$2]);[.$O$2];IF(AND(([.$J16]&lt;[.$P$3]);[.$J16]&gt;[.$Q$3]);[.$O$3];IF(AND(([.$J16]&lt;[.$P$4]);[.$J16]&gt;[.$Q$4]);[.$O$4];IF(AND(([.$J16]&lt;[.$P$5]);[.$J16]&gt;[.$Q$5]);[.$O$5];IF(AND(([.$J16]&lt;[.$P$6]);[.$J16]&gt;[.$Q$6]);[.$O$6];IF(AND(([.$J16]&lt;[.$P$7]);[.$J16]&gt;[.$Q$7]);[.$O$7];IF(AND(([.$J16]&lt;[.$P$8]);[.$J16]&gt;[.$Q$8]);[.$O$8];IF(AND(([.$J16]&lt;[.$P$9]);[.$J16]&gt;[.$Q$9]);[.$O$9];IF(AND(([.$J16]&lt;[.$P$10]);[.$J16]&gt;[.$Q$10]);[.$O$10];IF(AND(([.$J16]&lt;[.$P$11]);[.$J16]&gt;[.$Q$11]);[.$O$11];IF(AND(([.$J16]&lt;[.$P$12]);[.$J16]&gt;[.$Q$12]);[.$O$12];&quot;Outside set limits&quot;)))))))))))" office:value-type="float" office:value="2" calcext:value-type="float">
            <text:p>2</text:p>
          </table:table-cell>
          <table:table-cell table:formula="of:=IF([.L16]=[.O$2];[.O$2];IF([.G16]=[.A16];[.A$1];IF([.G16]=[.B16];[.B$1];IF([.G16]=[.C16];[.C$1];IF([.G16]=[.D16];[.D$1];&quot;Error&quot;)))))" office:value-type="float" office:value="25" calcext:value-type="float">
            <text:p>25</text:p>
          </table:table-cell>
          <table:table-cell table:formula="of:=IF([.L16]=[.O$2];[.O$2];[.L16]*100+[.M16])" office:value-type="float" office:value="225" calcext:value-type="float">
            <text:p>225</text:p>
          </table:table-cell>
          <table:table-cell table:number-columns-repeated="1010"/>
        </table:table-row>
        <table:table-row table:style-name="ro3">
          <table:table-cell table:formula="of:=[$'Results in words'.A17]" office:value-type="float" office:value="3.051" calcext:value-type="float">
            <text:p>3.051</text:p>
          </table:table-cell>
          <table:table-cell table:formula="of:=[$'Results in words'.B17]" office:value-type="float" office:value="3.051" calcext:value-type="float">
            <text:p>3.051</text:p>
          </table:table-cell>
          <table:table-cell table:formula="of:=[$'Results in words'.C17]" office:value-type="float" office:value="2.711" calcext:value-type="float">
            <text:p>2.711</text:p>
          </table:table-cell>
          <table:table-cell table:formula="of:=[$'Results in words'.D17]" office:value-type="float" office:value="3.049" calcext:value-type="float">
            <text:p>3.049</text:p>
          </table:table-cell>
          <table:table-cell/>
          <table:table-cell table:formula="of:=SUM([.A17:.D17])" office:value-type="float" office:value="11.862" calcext:value-type="float">
            <text:p>11.862</text:p>
          </table:table-cell>
          <table:table-cell table:formula="of:=MIN([.A17:.D17])" office:value-type="float" office:value="2.711" calcext:value-type="float">
            <text:p>2.711</text:p>
          </table:table-cell>
          <table:table-cell table:formula="of:=[.F17]-[.G17]" office:value-type="float" office:value="9.151" calcext:value-type="float">
            <text:p>9.151</text:p>
          </table:table-cell>
          <table:table-cell table:formula="of:=[.H17]/3" office:value-type="float" office:value="3.05033333333333" calcext:value-type="float">
            <text:p>3.050</text:p>
          </table:table-cell>
          <table:table-cell table:formula="of:=[.I17]-[.G17]" office:value-type="float" office:value="0.339333333333333" calcext:value-type="float">
            <text:p>0.339</text:p>
          </table:table-cell>
          <table:table-cell table:formula="of:=IF(AND(([.$J17]&lt;[.P$2]);[.$J17]&gt;[.Q$2]);[.O$2];&quot;DIP&quot;)" office:value-type="string" office:string-value="DIP" calcext:value-type="string">
            <text:p>DIP</text:p>
          </table:table-cell>
          <table:table-cell table:formula="of:=IF(AND(([.$J17]&lt;[.$P$2]);[.$J17]&gt;[.$Q$2]);[.$O$2];IF(AND(([.$J17]&lt;[.$P$3]);[.$J17]&gt;[.$Q$3]);[.$O$3];IF(AND(([.$J17]&lt;[.$P$4]);[.$J17]&gt;[.$Q$4]);[.$O$4];IF(AND(([.$J17]&lt;[.$P$5]);[.$J17]&gt;[.$Q$5]);[.$O$5];IF(AND(([.$J17]&lt;[.$P$6]);[.$J17]&gt;[.$Q$6]);[.$O$6];IF(AND(([.$J17]&lt;[.$P$7]);[.$J17]&gt;[.$Q$7]);[.$O$7];IF(AND(([.$J17]&lt;[.$P$8]);[.$J17]&gt;[.$Q$8]);[.$O$8];IF(AND(([.$J17]&lt;[.$P$9]);[.$J17]&gt;[.$Q$9]);[.$O$9];IF(AND(([.$J17]&lt;[.$P$10]);[.$J17]&gt;[.$Q$10]);[.$O$10];IF(AND(([.$J17]&lt;[.$P$11]);[.$J17]&gt;[.$Q$11]);[.$O$11];IF(AND(([.$J17]&lt;[.$P$12]);[.$J17]&gt;[.$Q$12]);[.$O$12];&quot;Outside set limits&quot;)))))))))))" office:value-type="float" office:value="2" calcext:value-type="float">
            <text:p>2</text:p>
          </table:table-cell>
          <table:table-cell table:formula="of:=IF([.L17]=[.O$2];[.O$2];IF([.G17]=[.A17];[.A$1];IF([.G17]=[.B17];[.B$1];IF([.G17]=[.C17];[.C$1];IF([.G17]=[.D17];[.D$1];&quot;Error&quot;)))))" office:value-type="float" office:value="50" calcext:value-type="float">
            <text:p>50</text:p>
          </table:table-cell>
          <table:table-cell table:formula="of:=IF([.L17]=[.O$2];[.O$2];[.L17]*100+[.M17])" office:value-type="float" office:value="250" calcext:value-type="float">
            <text:p>250</text:p>
          </table:table-cell>
          <table:table-cell table:number-columns-repeated="1010"/>
        </table:table-row>
        <table:table-row table:style-name="ro3">
          <table:table-cell table:formula="of:=[$'Results in words'.A18]" office:value-type="float" office:value="3.049" calcext:value-type="float">
            <text:p>3.049</text:p>
          </table:table-cell>
          <table:table-cell table:formula="of:=[$'Results in words'.B18]" office:value-type="float" office:value="3.049" calcext:value-type="float">
            <text:p>3.049</text:p>
          </table:table-cell>
          <table:table-cell table:formula="of:=[$'Results in words'.C18]" office:value-type="float" office:value="3.051" calcext:value-type="float">
            <text:p>3.051</text:p>
          </table:table-cell>
          <table:table-cell table:formula="of:=[$'Results in words'.D18]" office:value-type="float" office:value="2.707" calcext:value-type="float">
            <text:p>2.707</text:p>
          </table:table-cell>
          <table:table-cell/>
          <table:table-cell table:formula="of:=SUM([.A18:.D18])" office:value-type="float" office:value="11.856" calcext:value-type="float">
            <text:p>11.856</text:p>
          </table:table-cell>
          <table:table-cell table:formula="of:=MIN([.A18:.D18])" office:value-type="float" office:value="2.707" calcext:value-type="float">
            <text:p>2.707</text:p>
          </table:table-cell>
          <table:table-cell table:formula="of:=[.F18]-[.G18]" office:value-type="float" office:value="9.149" calcext:value-type="float">
            <text:p>9.149</text:p>
          </table:table-cell>
          <table:table-cell table:formula="of:=[.H18]/3" office:value-type="float" office:value="3.04966666666667" calcext:value-type="float">
            <text:p>3.050</text:p>
          </table:table-cell>
          <table:table-cell table:formula="of:=[.I18]-[.G18]" office:value-type="float" office:value="0.342666666666666" calcext:value-type="float">
            <text:p>0.343</text:p>
          </table:table-cell>
          <table:table-cell table:formula="of:=IF(AND(([.$J18]&lt;[.P$2]);[.$J18]&gt;[.Q$2]);[.O$2];&quot;DIP&quot;)" office:value-type="string" office:string-value="DIP" calcext:value-type="string">
            <text:p>DIP</text:p>
          </table:table-cell>
          <table:table-cell table:formula="of:=IF(AND(([.$J18]&lt;[.$P$2]);[.$J18]&gt;[.$Q$2]);[.$O$2];IF(AND(([.$J18]&lt;[.$P$3]);[.$J18]&gt;[.$Q$3]);[.$O$3];IF(AND(([.$J18]&lt;[.$P$4]);[.$J18]&gt;[.$Q$4]);[.$O$4];IF(AND(([.$J18]&lt;[.$P$5]);[.$J18]&gt;[.$Q$5]);[.$O$5];IF(AND(([.$J18]&lt;[.$P$6]);[.$J18]&gt;[.$Q$6]);[.$O$6];IF(AND(([.$J18]&lt;[.$P$7]);[.$J18]&gt;[.$Q$7]);[.$O$7];IF(AND(([.$J18]&lt;[.$P$8]);[.$J18]&gt;[.$Q$8]);[.$O$8];IF(AND(([.$J18]&lt;[.$P$9]);[.$J18]&gt;[.$Q$9]);[.$O$9];IF(AND(([.$J18]&lt;[.$P$10]);[.$J18]&gt;[.$Q$10]);[.$O$10];IF(AND(([.$J18]&lt;[.$P$11]);[.$J18]&gt;[.$Q$11]);[.$O$11];IF(AND(([.$J18]&lt;[.$P$12]);[.$J18]&gt;[.$Q$12]);[.$O$12];&quot;Outside set limits&quot;)))))))))))" office:value-type="float" office:value="2" calcext:value-type="float">
            <text:p>2</text:p>
          </table:table-cell>
          <table:table-cell table:formula="of:=IF([.L18]=[.O$2];[.O$2];IF([.G18]=[.A18];[.A$1];IF([.G18]=[.B18];[.B$1];IF([.G18]=[.C18];[.C$1];IF([.G18]=[.D18];[.D$1];&quot;Error&quot;)))))" office:value-type="float" office:value="75" calcext:value-type="float">
            <text:p>75</text:p>
          </table:table-cell>
          <table:table-cell table:formula="of:=IF([.L18]=[.O$2];[.O$2];[.L18]*100+[.M18])" office:value-type="float" office:value="275" calcext:value-type="float">
            <text:p>275</text:p>
          </table:table-cell>
          <table:table-cell table:number-columns-repeated="1010"/>
        </table:table-row>
        <table:table-row table:style-name="ro3">
          <table:table-cell table:formula="of:=[$'Results in words'.A19]" office:value-type="float" office:value="2.503" calcext:value-type="float">
            <text:p>2.503</text:p>
          </table:table-cell>
          <table:table-cell table:formula="of:=[$'Results in words'.B19]" office:value-type="float" office:value="3.047" calcext:value-type="float">
            <text:p>3.047</text:p>
          </table:table-cell>
          <table:table-cell table:formula="of:=[$'Results in words'.C19]" office:value-type="float" office:value="3.047" calcext:value-type="float">
            <text:p>3.047</text:p>
          </table:table-cell>
          <table:table-cell table:formula="of:=[$'Results in words'.D19]" office:value-type="float" office:value="3.045" calcext:value-type="float">
            <text:p>3.045</text:p>
          </table:table-cell>
          <table:table-cell/>
          <table:table-cell table:formula="of:=SUM([.A19:.D19])" office:value-type="float" office:value="11.642" calcext:value-type="float">
            <text:p>11.642</text:p>
          </table:table-cell>
          <table:table-cell table:formula="of:=MIN([.A19:.D19])" office:value-type="float" office:value="2.503" calcext:value-type="float">
            <text:p>2.503</text:p>
          </table:table-cell>
          <table:table-cell table:formula="of:=[.F19]-[.G19]" office:value-type="float" office:value="9.139" calcext:value-type="float">
            <text:p>9.139</text:p>
          </table:table-cell>
          <table:table-cell table:formula="of:=[.H19]/3" office:value-type="float" office:value="3.04633333333333" calcext:value-type="float">
            <text:p>3.046</text:p>
          </table:table-cell>
          <table:table-cell table:formula="of:=[.I19]-[.G19]" office:value-type="float" office:value="0.543333333333333" calcext:value-type="float">
            <text:p>0.543</text:p>
          </table:table-cell>
          <table:table-cell table:formula="of:=IF(AND(([.$J19]&lt;[.P$2]);[.$J19]&gt;[.Q$2]);[.O$2];&quot;DIP&quot;)" office:value-type="string" office:string-value="DIP" calcext:value-type="string">
            <text:p>DIP</text:p>
          </table:table-cell>
          <table:table-cell table:formula="of:=IF(AND(([.$J19]&lt;[.$P$2]);[.$J19]&gt;[.$Q$2]);[.$O$2];IF(AND(([.$J19]&lt;[.$P$3]);[.$J19]&gt;[.$Q$3]);[.$O$3];IF(AND(([.$J19]&lt;[.$P$4]);[.$J19]&gt;[.$Q$4]);[.$O$4];IF(AND(([.$J19]&lt;[.$P$5]);[.$J19]&gt;[.$Q$5]);[.$O$5];IF(AND(([.$J19]&lt;[.$P$6]);[.$J19]&gt;[.$Q$6]);[.$O$6];IF(AND(([.$J19]&lt;[.$P$7]);[.$J19]&gt;[.$Q$7]);[.$O$7];IF(AND(([.$J19]&lt;[.$P$8]);[.$J19]&gt;[.$Q$8]);[.$O$8];IF(AND(([.$J19]&lt;[.$P$9]);[.$J19]&gt;[.$Q$9]);[.$O$9];IF(AND(([.$J19]&lt;[.$P$10]);[.$J19]&gt;[.$Q$10]);[.$O$10];IF(AND(([.$J19]&lt;[.$P$11]);[.$J19]&gt;[.$Q$11]);[.$O$11];IF(AND(([.$J19]&lt;[.$P$12]);[.$J19]&gt;[.$Q$12]);[.$O$12];&quot;Outside set limits&quot;)))))))))))" office:value-type="float" office:value="3" calcext:value-type="float">
            <text:p>3</text:p>
          </table:table-cell>
          <table:table-cell table:formula="of:=IF([.L19]=[.O$2];[.O$2];IF([.G19]=[.A19];[.A$1];IF([.G19]=[.B19];[.B$1];IF([.G19]=[.C19];[.C$1];IF([.G19]=[.D19];[.D$1];&quot;Error&quot;)))))" office:value-type="float" office:value="0" calcext:value-type="float">
            <text:p>0</text:p>
          </table:table-cell>
          <table:table-cell table:formula="of:=IF([.L19]=[.O$2];[.O$2];[.L19]*100+[.M19])" office:value-type="float" office:value="300" calcext:value-type="float">
            <text:p>300</text:p>
          </table:table-cell>
          <table:table-cell table:number-columns-repeated="1010"/>
        </table:table-row>
        <table:table-row table:style-name="ro3">
          <table:table-cell table:formula="of:=[$'Results in words'.A20]" office:value-type="float" office:value="3.047" calcext:value-type="float">
            <text:p>3.047</text:p>
          </table:table-cell>
          <table:table-cell table:formula="of:=[$'Results in words'.B20]" office:value-type="float" office:value="2.503" calcext:value-type="float">
            <text:p>2.503</text:p>
          </table:table-cell>
          <table:table-cell table:formula="of:=[$'Results in words'.C20]" office:value-type="float" office:value="3.047" calcext:value-type="float">
            <text:p>3.047</text:p>
          </table:table-cell>
          <table:table-cell table:formula="of:=[$'Results in words'.D20]" office:value-type="float" office:value="3.045" calcext:value-type="float">
            <text:p>3.045</text:p>
          </table:table-cell>
          <table:table-cell/>
          <table:table-cell table:formula="of:=SUM([.A20:.D20])" office:value-type="float" office:value="11.642" calcext:value-type="float">
            <text:p>11.642</text:p>
          </table:table-cell>
          <table:table-cell table:formula="of:=MIN([.A20:.D20])" office:value-type="float" office:value="2.503" calcext:value-type="float">
            <text:p>2.503</text:p>
          </table:table-cell>
          <table:table-cell table:formula="of:=[.F20]-[.G20]" office:value-type="float" office:value="9.139" calcext:value-type="float">
            <text:p>9.139</text:p>
          </table:table-cell>
          <table:table-cell table:formula="of:=[.H20]/3" office:value-type="float" office:value="3.04633333333333" calcext:value-type="float">
            <text:p>3.046</text:p>
          </table:table-cell>
          <table:table-cell table:formula="of:=[.I20]-[.G20]" office:value-type="float" office:value="0.543333333333333" calcext:value-type="float">
            <text:p>0.543</text:p>
          </table:table-cell>
          <table:table-cell table:formula="of:=IF(AND(([.$J20]&lt;[.P$2]);[.$J20]&gt;[.Q$2]);[.O$2];&quot;DIP&quot;)" office:value-type="string" office:string-value="DIP" calcext:value-type="string">
            <text:p>DIP</text:p>
          </table:table-cell>
          <table:table-cell table:formula="of:=IF(AND(([.$J20]&lt;[.$P$2]);[.$J20]&gt;[.$Q$2]);[.$O$2];IF(AND(([.$J20]&lt;[.$P$3]);[.$J20]&gt;[.$Q$3]);[.$O$3];IF(AND(([.$J20]&lt;[.$P$4]);[.$J20]&gt;[.$Q$4]);[.$O$4];IF(AND(([.$J20]&lt;[.$P$5]);[.$J20]&gt;[.$Q$5]);[.$O$5];IF(AND(([.$J20]&lt;[.$P$6]);[.$J20]&gt;[.$Q$6]);[.$O$6];IF(AND(([.$J20]&lt;[.$P$7]);[.$J20]&gt;[.$Q$7]);[.$O$7];IF(AND(([.$J20]&lt;[.$P$8]);[.$J20]&gt;[.$Q$8]);[.$O$8];IF(AND(([.$J20]&lt;[.$P$9]);[.$J20]&gt;[.$Q$9]);[.$O$9];IF(AND(([.$J20]&lt;[.$P$10]);[.$J20]&gt;[.$Q$10]);[.$O$10];IF(AND(([.$J20]&lt;[.$P$11]);[.$J20]&gt;[.$Q$11]);[.$O$11];IF(AND(([.$J20]&lt;[.$P$12]);[.$J20]&gt;[.$Q$12]);[.$O$12];&quot;Outside set limits&quot;)))))))))))" office:value-type="float" office:value="3" calcext:value-type="float">
            <text:p>3</text:p>
          </table:table-cell>
          <table:table-cell table:formula="of:=IF([.L20]=[.O$2];[.O$2];IF([.G20]=[.A20];[.A$1];IF([.G20]=[.B20];[.B$1];IF([.G20]=[.C20];[.C$1];IF([.G20]=[.D20];[.D$1];&quot;Error&quot;)))))" office:value-type="float" office:value="25" calcext:value-type="float">
            <text:p>25</text:p>
          </table:table-cell>
          <table:table-cell table:formula="of:=IF([.L20]=[.O$2];[.O$2];[.L20]*100+[.M20])" office:value-type="float" office:value="325" calcext:value-type="float">
            <text:p>325</text:p>
          </table:table-cell>
          <table:table-cell table:number-columns-repeated="1010"/>
        </table:table-row>
        <table:table-row table:style-name="ro3">
          <table:table-cell table:formula="of:=[$'Results in words'.A21]" office:value-type="float" office:value="3.047" calcext:value-type="float">
            <text:p>3.047</text:p>
          </table:table-cell>
          <table:table-cell table:formula="of:=[$'Results in words'.B21]" office:value-type="float" office:value="3.047" calcext:value-type="float">
            <text:p>3.047</text:p>
          </table:table-cell>
          <table:table-cell table:formula="of:=[$'Results in words'.C21]" office:value-type="float" office:value="2.507" calcext:value-type="float">
            <text:p>2.507</text:p>
          </table:table-cell>
          <table:table-cell table:formula="of:=[$'Results in words'.D21]" office:value-type="float" office:value="3.045" calcext:value-type="float">
            <text:p>3.045</text:p>
          </table:table-cell>
          <table:table-cell/>
          <table:table-cell table:formula="of:=SUM([.A21:.D21])" office:value-type="float" office:value="11.646" calcext:value-type="float">
            <text:p>11.646</text:p>
          </table:table-cell>
          <table:table-cell table:formula="of:=MIN([.A21:.D21])" office:value-type="float" office:value="2.507" calcext:value-type="float">
            <text:p>2.507</text:p>
          </table:table-cell>
          <table:table-cell table:formula="of:=[.F21]-[.G21]" office:value-type="float" office:value="9.139" calcext:value-type="float">
            <text:p>9.139</text:p>
          </table:table-cell>
          <table:table-cell table:formula="of:=[.H21]/3" office:value-type="float" office:value="3.04633333333333" calcext:value-type="float">
            <text:p>3.046</text:p>
          </table:table-cell>
          <table:table-cell table:formula="of:=[.I21]-[.G21]" office:value-type="float" office:value="0.539333333333333" calcext:value-type="float">
            <text:p>0.539</text:p>
          </table:table-cell>
          <table:table-cell table:formula="of:=IF(AND(([.$J21]&lt;[.P$2]);[.$J21]&gt;[.Q$2]);[.O$2];&quot;DIP&quot;)" office:value-type="string" office:string-value="DIP" calcext:value-type="string">
            <text:p>DIP</text:p>
          </table:table-cell>
          <table:table-cell table:formula="of:=IF(AND(([.$J21]&lt;[.$P$2]);[.$J21]&gt;[.$Q$2]);[.$O$2];IF(AND(([.$J21]&lt;[.$P$3]);[.$J21]&gt;[.$Q$3]);[.$O$3];IF(AND(([.$J21]&lt;[.$P$4]);[.$J21]&gt;[.$Q$4]);[.$O$4];IF(AND(([.$J21]&lt;[.$P$5]);[.$J21]&gt;[.$Q$5]);[.$O$5];IF(AND(([.$J21]&lt;[.$P$6]);[.$J21]&gt;[.$Q$6]);[.$O$6];IF(AND(([.$J21]&lt;[.$P$7]);[.$J21]&gt;[.$Q$7]);[.$O$7];IF(AND(([.$J21]&lt;[.$P$8]);[.$J21]&gt;[.$Q$8]);[.$O$8];IF(AND(([.$J21]&lt;[.$P$9]);[.$J21]&gt;[.$Q$9]);[.$O$9];IF(AND(([.$J21]&lt;[.$P$10]);[.$J21]&gt;[.$Q$10]);[.$O$10];IF(AND(([.$J21]&lt;[.$P$11]);[.$J21]&gt;[.$Q$11]);[.$O$11];IF(AND(([.$J21]&lt;[.$P$12]);[.$J21]&gt;[.$Q$12]);[.$O$12];&quot;Outside set limits&quot;)))))))))))" office:value-type="float" office:value="3" calcext:value-type="float">
            <text:p>3</text:p>
          </table:table-cell>
          <table:table-cell table:formula="of:=IF([.L21]=[.O$2];[.O$2];IF([.G21]=[.A21];[.A$1];IF([.G21]=[.B21];[.B$1];IF([.G21]=[.C21];[.C$1];IF([.G21]=[.D21];[.D$1];&quot;Error&quot;)))))" office:value-type="float" office:value="50" calcext:value-type="float">
            <text:p>50</text:p>
          </table:table-cell>
          <table:table-cell table:formula="of:=IF([.L21]=[.O$2];[.O$2];[.L21]*100+[.M21])" office:value-type="float" office:value="350" calcext:value-type="float">
            <text:p>350</text:p>
          </table:table-cell>
          <table:table-cell table:number-columns-repeated="1010"/>
        </table:table-row>
        <table:table-row table:style-name="ro3">
          <table:table-cell table:formula="of:=[$'Results in words'.A22]" office:value-type="float" office:value="3.047" calcext:value-type="float">
            <text:p>3.047</text:p>
          </table:table-cell>
          <table:table-cell table:formula="of:=[$'Results in words'.B22]" office:value-type="float" office:value="3.047" calcext:value-type="float">
            <text:p>3.047</text:p>
          </table:table-cell>
          <table:table-cell table:formula="of:=[$'Results in words'.C22]" office:value-type="float" office:value="3.045" calcext:value-type="float">
            <text:p>3.045</text:p>
          </table:table-cell>
          <table:table-cell table:formula="of:=[$'Results in words'.D22]" office:value-type="float" office:value="2.499" calcext:value-type="float">
            <text:p>2.499</text:p>
          </table:table-cell>
          <table:table-cell/>
          <table:table-cell table:formula="of:=SUM([.A22:.D22])" office:value-type="float" office:value="11.638" calcext:value-type="float">
            <text:p>11.638</text:p>
          </table:table-cell>
          <table:table-cell table:formula="of:=MIN([.A22:.D22])" office:value-type="float" office:value="2.499" calcext:value-type="float">
            <text:p>2.499</text:p>
          </table:table-cell>
          <table:table-cell table:formula="of:=[.F22]-[.G22]" office:value-type="float" office:value="9.139" calcext:value-type="float">
            <text:p>9.139</text:p>
          </table:table-cell>
          <table:table-cell table:formula="of:=[.H22]/3" office:value-type="float" office:value="3.04633333333333" calcext:value-type="float">
            <text:p>3.046</text:p>
          </table:table-cell>
          <table:table-cell table:formula="of:=[.I22]-[.G22]" office:value-type="float" office:value="0.547333333333333" calcext:value-type="float">
            <text:p>0.547</text:p>
          </table:table-cell>
          <table:table-cell table:formula="of:=IF(AND(([.$J22]&lt;[.P$2]);[.$J22]&gt;[.Q$2]);[.O$2];&quot;DIP&quot;)" office:value-type="string" office:string-value="DIP" calcext:value-type="string">
            <text:p>DIP</text:p>
          </table:table-cell>
          <table:table-cell table:formula="of:=IF(AND(([.$J22]&lt;[.$P$2]);[.$J22]&gt;[.$Q$2]);[.$O$2];IF(AND(([.$J22]&lt;[.$P$3]);[.$J22]&gt;[.$Q$3]);[.$O$3];IF(AND(([.$J22]&lt;[.$P$4]);[.$J22]&gt;[.$Q$4]);[.$O$4];IF(AND(([.$J22]&lt;[.$P$5]);[.$J22]&gt;[.$Q$5]);[.$O$5];IF(AND(([.$J22]&lt;[.$P$6]);[.$J22]&gt;[.$Q$6]);[.$O$6];IF(AND(([.$J22]&lt;[.$P$7]);[.$J22]&gt;[.$Q$7]);[.$O$7];IF(AND(([.$J22]&lt;[.$P$8]);[.$J22]&gt;[.$Q$8]);[.$O$8];IF(AND(([.$J22]&lt;[.$P$9]);[.$J22]&gt;[.$Q$9]);[.$O$9];IF(AND(([.$J22]&lt;[.$P$10]);[.$J22]&gt;[.$Q$10]);[.$O$10];IF(AND(([.$J22]&lt;[.$P$11]);[.$J22]&gt;[.$Q$11]);[.$O$11];IF(AND(([.$J22]&lt;[.$P$12]);[.$J22]&gt;[.$Q$12]);[.$O$12];&quot;Outside set limits&quot;)))))))))))" office:value-type="float" office:value="3" calcext:value-type="float">
            <text:p>3</text:p>
          </table:table-cell>
          <table:table-cell table:formula="of:=IF([.L22]=[.O$2];[.O$2];IF([.G22]=[.A22];[.A$1];IF([.G22]=[.B22];[.B$1];IF([.G22]=[.C22];[.C$1];IF([.G22]=[.D22];[.D$1];&quot;Error&quot;)))))" office:value-type="float" office:value="75" calcext:value-type="float">
            <text:p>75</text:p>
          </table:table-cell>
          <table:table-cell table:formula="of:=IF([.L22]=[.O$2];[.O$2];[.L22]*100+[.M22])" office:value-type="float" office:value="375" calcext:value-type="float">
            <text:p>375</text:p>
          </table:table-cell>
          <table:table-cell table:number-columns-repeated="1010"/>
        </table:table-row>
        <table:table-row table:style-name="ro3">
          <table:table-cell table:formula="of:=[$'Results in words'.A23]" office:value-type="float" office:value="2.327" calcext:value-type="float">
            <text:p>2.327</text:p>
          </table:table-cell>
          <table:table-cell table:formula="of:=[$'Results in words'.B23]" office:value-type="float" office:value="3.043" calcext:value-type="float">
            <text:p>3.043</text:p>
          </table:table-cell>
          <table:table-cell table:formula="of:=[$'Results in words'.C23]" office:value-type="float" office:value="3.043" calcext:value-type="float">
            <text:p>3.043</text:p>
          </table:table-cell>
          <table:table-cell table:formula="of:=[$'Results in words'.D23]" office:value-type="float" office:value="3.041" calcext:value-type="float">
            <text:p>3.041</text:p>
          </table:table-cell>
          <table:table-cell/>
          <table:table-cell table:formula="of:=SUM([.A23:.D23])" office:value-type="float" office:value="11.454" calcext:value-type="float">
            <text:p>11.454</text:p>
          </table:table-cell>
          <table:table-cell table:formula="of:=MIN([.A23:.D23])" office:value-type="float" office:value="2.327" calcext:value-type="float">
            <text:p>2.327</text:p>
          </table:table-cell>
          <table:table-cell table:formula="of:=[.F23]-[.G23]" office:value-type="float" office:value="9.127" calcext:value-type="float">
            <text:p>9.127</text:p>
          </table:table-cell>
          <table:table-cell table:formula="of:=[.H23]/3" office:value-type="float" office:value="3.04233333333333" calcext:value-type="float">
            <text:p>3.042</text:p>
          </table:table-cell>
          <table:table-cell table:formula="of:=[.I23]-[.G23]" office:value-type="float" office:value="0.715333333333334" calcext:value-type="float">
            <text:p>0.715</text:p>
          </table:table-cell>
          <table:table-cell table:formula="of:=IF(AND(([.$J23]&lt;[.P$2]);[.$J23]&gt;[.Q$2]);[.O$2];&quot;DIP&quot;)" office:value-type="string" office:string-value="DIP" calcext:value-type="string">
            <text:p>DIP</text:p>
          </table:table-cell>
          <table:table-cell table:formula="of:=IF(AND(([.$J23]&lt;[.$P$2]);[.$J23]&gt;[.$Q$2]);[.$O$2];IF(AND(([.$J23]&lt;[.$P$3]);[.$J23]&gt;[.$Q$3]);[.$O$3];IF(AND(([.$J23]&lt;[.$P$4]);[.$J23]&gt;[.$Q$4]);[.$O$4];IF(AND(([.$J23]&lt;[.$P$5]);[.$J23]&gt;[.$Q$5]);[.$O$5];IF(AND(([.$J23]&lt;[.$P$6]);[.$J23]&gt;[.$Q$6]);[.$O$6];IF(AND(([.$J23]&lt;[.$P$7]);[.$J23]&gt;[.$Q$7]);[.$O$7];IF(AND(([.$J23]&lt;[.$P$8]);[.$J23]&gt;[.$Q$8]);[.$O$8];IF(AND(([.$J23]&lt;[.$P$9]);[.$J23]&gt;[.$Q$9]);[.$O$9];IF(AND(([.$J23]&lt;[.$P$10]);[.$J23]&gt;[.$Q$10]);[.$O$10];IF(AND(([.$J23]&lt;[.$P$11]);[.$J23]&gt;[.$Q$11]);[.$O$11];IF(AND(([.$J23]&lt;[.$P$12]);[.$J23]&gt;[.$Q$12]);[.$O$12];&quot;Outside set limits&quot;)))))))))))" office:value-type="float" office:value="4" calcext:value-type="float">
            <text:p>4</text:p>
          </table:table-cell>
          <table:table-cell table:formula="of:=IF([.L23]=[.O$2];[.O$2];IF([.G23]=[.A23];[.A$1];IF([.G23]=[.B23];[.B$1];IF([.G23]=[.C23];[.C$1];IF([.G23]=[.D23];[.D$1];&quot;Error&quot;)))))" office:value-type="float" office:value="0" calcext:value-type="float">
            <text:p>0</text:p>
          </table:table-cell>
          <table:table-cell table:formula="of:=IF([.L23]=[.O$2];[.O$2];[.L23]*100+[.M23])" office:value-type="float" office:value="400" calcext:value-type="float">
            <text:p>400</text:p>
          </table:table-cell>
          <table:table-cell table:number-columns-repeated="1010"/>
        </table:table-row>
        <table:table-row table:style-name="ro3">
          <table:table-cell table:formula="of:=[$'Results in words'.A24]" office:value-type="float" office:value="3.043" calcext:value-type="float">
            <text:p>3.043</text:p>
          </table:table-cell>
          <table:table-cell table:formula="of:=[$'Results in words'.B24]" office:value-type="float" office:value="2.329" calcext:value-type="float">
            <text:p>2.329</text:p>
          </table:table-cell>
          <table:table-cell table:formula="of:=[$'Results in words'.C24]" office:value-type="float" office:value="3.043" calcext:value-type="float">
            <text:p>3.043</text:p>
          </table:table-cell>
          <table:table-cell table:formula="of:=[$'Results in words'.D24]" office:value-type="float" office:value="3.043" calcext:value-type="float">
            <text:p>3.043</text:p>
          </table:table-cell>
          <table:table-cell/>
          <table:table-cell table:formula="of:=SUM([.A24:.D24])" office:value-type="float" office:value="11.458" calcext:value-type="float">
            <text:p>11.458</text:p>
          </table:table-cell>
          <table:table-cell table:formula="of:=MIN([.A24:.D24])" office:value-type="float" office:value="2.329" calcext:value-type="float">
            <text:p>2.329</text:p>
          </table:table-cell>
          <table:table-cell table:formula="of:=[.F24]-[.G24]" office:value-type="float" office:value="9.129" calcext:value-type="float">
            <text:p>9.129</text:p>
          </table:table-cell>
          <table:table-cell table:formula="of:=[.H24]/3" office:value-type="float" office:value="3.043" calcext:value-type="float">
            <text:p>3.043</text:p>
          </table:table-cell>
          <table:table-cell table:formula="of:=[.I24]-[.G24]" office:value-type="float" office:value="0.713999999999999" calcext:value-type="float">
            <text:p>0.714</text:p>
          </table:table-cell>
          <table:table-cell table:formula="of:=IF(AND(([.$J24]&lt;[.P$2]);[.$J24]&gt;[.Q$2]);[.O$2];&quot;DIP&quot;)" office:value-type="string" office:string-value="DIP" calcext:value-type="string">
            <text:p>DIP</text:p>
          </table:table-cell>
          <table:table-cell table:formula="of:=IF(AND(([.$J24]&lt;[.$P$2]);[.$J24]&gt;[.$Q$2]);[.$O$2];IF(AND(([.$J24]&lt;[.$P$3]);[.$J24]&gt;[.$Q$3]);[.$O$3];IF(AND(([.$J24]&lt;[.$P$4]);[.$J24]&gt;[.$Q$4]);[.$O$4];IF(AND(([.$J24]&lt;[.$P$5]);[.$J24]&gt;[.$Q$5]);[.$O$5];IF(AND(([.$J24]&lt;[.$P$6]);[.$J24]&gt;[.$Q$6]);[.$O$6];IF(AND(([.$J24]&lt;[.$P$7]);[.$J24]&gt;[.$Q$7]);[.$O$7];IF(AND(([.$J24]&lt;[.$P$8]);[.$J24]&gt;[.$Q$8]);[.$O$8];IF(AND(([.$J24]&lt;[.$P$9]);[.$J24]&gt;[.$Q$9]);[.$O$9];IF(AND(([.$J24]&lt;[.$P$10]);[.$J24]&gt;[.$Q$10]);[.$O$10];IF(AND(([.$J24]&lt;[.$P$11]);[.$J24]&gt;[.$Q$11]);[.$O$11];IF(AND(([.$J24]&lt;[.$P$12]);[.$J24]&gt;[.$Q$12]);[.$O$12];&quot;Outside set limits&quot;)))))))))))" office:value-type="float" office:value="4" calcext:value-type="float">
            <text:p>4</text:p>
          </table:table-cell>
          <table:table-cell table:formula="of:=IF([.L24]=[.O$2];[.O$2];IF([.G24]=[.A24];[.A$1];IF([.G24]=[.B24];[.B$1];IF([.G24]=[.C24];[.C$1];IF([.G24]=[.D24];[.D$1];&quot;Error&quot;)))))" office:value-type="float" office:value="25" calcext:value-type="float">
            <text:p>25</text:p>
          </table:table-cell>
          <table:table-cell table:formula="of:=IF([.L24]=[.O$2];[.O$2];[.L24]*100+[.M24])" office:value-type="float" office:value="425" calcext:value-type="float">
            <text:p>425</text:p>
          </table:table-cell>
          <table:table-cell table:number-columns-repeated="1010"/>
        </table:table-row>
        <table:table-row table:style-name="ro3">
          <table:table-cell table:formula="of:=[$'Results in words'.A25]" office:value-type="float" office:value="3.043" calcext:value-type="float">
            <text:p>3.043</text:p>
          </table:table-cell>
          <table:table-cell table:formula="of:=[$'Results in words'.B25]" office:value-type="float" office:value="3.045" calcext:value-type="float">
            <text:p>3.045</text:p>
          </table:table-cell>
          <table:table-cell table:formula="of:=[$'Results in words'.C25]" office:value-type="float" office:value="2.331" calcext:value-type="float">
            <text:p>2.331</text:p>
          </table:table-cell>
          <table:table-cell table:formula="of:=[$'Results in words'.D25]" office:value-type="float" office:value="3.043" calcext:value-type="float">
            <text:p>3.043</text:p>
          </table:table-cell>
          <table:table-cell/>
          <table:table-cell table:formula="of:=SUM([.A25:.D25])" office:value-type="float" office:value="11.462" calcext:value-type="float">
            <text:p>11.462</text:p>
          </table:table-cell>
          <table:table-cell table:formula="of:=MIN([.A25:.D25])" office:value-type="float" office:value="2.331" calcext:value-type="float">
            <text:p>2.331</text:p>
          </table:table-cell>
          <table:table-cell table:formula="of:=[.F25]-[.G25]" office:value-type="float" office:value="9.131" calcext:value-type="float">
            <text:p>9.131</text:p>
          </table:table-cell>
          <table:table-cell table:formula="of:=[.H25]/3" office:value-type="float" office:value="3.04366666666667" calcext:value-type="float">
            <text:p>3.044</text:p>
          </table:table-cell>
          <table:table-cell table:formula="of:=[.I25]-[.G25]" office:value-type="float" office:value="0.712666666666667" calcext:value-type="float">
            <text:p>0.713</text:p>
          </table:table-cell>
          <table:table-cell table:formula="of:=IF(AND(([.$J25]&lt;[.P$2]);[.$J25]&gt;[.Q$2]);[.O$2];&quot;DIP&quot;)" office:value-type="string" office:string-value="DIP" calcext:value-type="string">
            <text:p>DIP</text:p>
          </table:table-cell>
          <table:table-cell table:formula="of:=IF(AND(([.$J25]&lt;[.$P$2]);[.$J25]&gt;[.$Q$2]);[.$O$2];IF(AND(([.$J25]&lt;[.$P$3]);[.$J25]&gt;[.$Q$3]);[.$O$3];IF(AND(([.$J25]&lt;[.$P$4]);[.$J25]&gt;[.$Q$4]);[.$O$4];IF(AND(([.$J25]&lt;[.$P$5]);[.$J25]&gt;[.$Q$5]);[.$O$5];IF(AND(([.$J25]&lt;[.$P$6]);[.$J25]&gt;[.$Q$6]);[.$O$6];IF(AND(([.$J25]&lt;[.$P$7]);[.$J25]&gt;[.$Q$7]);[.$O$7];IF(AND(([.$J25]&lt;[.$P$8]);[.$J25]&gt;[.$Q$8]);[.$O$8];IF(AND(([.$J25]&lt;[.$P$9]);[.$J25]&gt;[.$Q$9]);[.$O$9];IF(AND(([.$J25]&lt;[.$P$10]);[.$J25]&gt;[.$Q$10]);[.$O$10];IF(AND(([.$J25]&lt;[.$P$11]);[.$J25]&gt;[.$Q$11]);[.$O$11];IF(AND(([.$J25]&lt;[.$P$12]);[.$J25]&gt;[.$Q$12]);[.$O$12];&quot;Outside set limits&quot;)))))))))))" office:value-type="float" office:value="4" calcext:value-type="float">
            <text:p>4</text:p>
          </table:table-cell>
          <table:table-cell table:formula="of:=IF([.L25]=[.O$2];[.O$2];IF([.G25]=[.A25];[.A$1];IF([.G25]=[.B25];[.B$1];IF([.G25]=[.C25];[.C$1];IF([.G25]=[.D25];[.D$1];&quot;Error&quot;)))))" office:value-type="float" office:value="50" calcext:value-type="float">
            <text:p>50</text:p>
          </table:table-cell>
          <table:table-cell table:formula="of:=IF([.L25]=[.O$2];[.O$2];[.L25]*100+[.M25])" office:value-type="float" office:value="450" calcext:value-type="float">
            <text:p>450</text:p>
          </table:table-cell>
          <table:table-cell table:number-columns-repeated="1010"/>
        </table:table-row>
        <table:table-row table:style-name="ro3">
          <table:table-cell table:formula="of:=[$'Results in words'.A26]" office:value-type="float" office:value="3.043" calcext:value-type="float">
            <text:p>3.043</text:p>
          </table:table-cell>
          <table:table-cell table:formula="of:=[$'Results in words'.B26]" office:value-type="float" office:value="3.043" calcext:value-type="float">
            <text:p>3.043</text:p>
          </table:table-cell>
          <table:table-cell table:formula="of:=[$'Results in words'.C26]" office:value-type="float" office:value="3.043" calcext:value-type="float">
            <text:p>3.043</text:p>
          </table:table-cell>
          <table:table-cell table:formula="of:=[$'Results in words'.D26]" office:value-type="float" office:value="2.323" calcext:value-type="float">
            <text:p>2.323</text:p>
          </table:table-cell>
          <table:table-cell/>
          <table:table-cell table:formula="of:=SUM([.A26:.D26])" office:value-type="float" office:value="11.452" calcext:value-type="float">
            <text:p>11.452</text:p>
          </table:table-cell>
          <table:table-cell table:formula="of:=MIN([.A26:.D26])" office:value-type="float" office:value="2.323" calcext:value-type="float">
            <text:p>2.323</text:p>
          </table:table-cell>
          <table:table-cell table:formula="of:=[.F26]-[.G26]" office:value-type="float" office:value="9.129" calcext:value-type="float">
            <text:p>9.129</text:p>
          </table:table-cell>
          <table:table-cell table:formula="of:=[.H26]/3" office:value-type="float" office:value="3.043" calcext:value-type="float">
            <text:p>3.043</text:p>
          </table:table-cell>
          <table:table-cell table:formula="of:=[.I26]-[.G26]" office:value-type="float" office:value="0.720000000000001" calcext:value-type="float">
            <text:p>0.720</text:p>
          </table:table-cell>
          <table:table-cell table:formula="of:=IF(AND(([.$J26]&lt;[.P$2]);[.$J26]&gt;[.Q$2]);[.O$2];&quot;DIP&quot;)" office:value-type="string" office:string-value="DIP" calcext:value-type="string">
            <text:p>DIP</text:p>
          </table:table-cell>
          <table:table-cell table:formula="of:=IF(AND(([.$J26]&lt;[.$P$2]);[.$J26]&gt;[.$Q$2]);[.$O$2];IF(AND(([.$J26]&lt;[.$P$3]);[.$J26]&gt;[.$Q$3]);[.$O$3];IF(AND(([.$J26]&lt;[.$P$4]);[.$J26]&gt;[.$Q$4]);[.$O$4];IF(AND(([.$J26]&lt;[.$P$5]);[.$J26]&gt;[.$Q$5]);[.$O$5];IF(AND(([.$J26]&lt;[.$P$6]);[.$J26]&gt;[.$Q$6]);[.$O$6];IF(AND(([.$J26]&lt;[.$P$7]);[.$J26]&gt;[.$Q$7]);[.$O$7];IF(AND(([.$J26]&lt;[.$P$8]);[.$J26]&gt;[.$Q$8]);[.$O$8];IF(AND(([.$J26]&lt;[.$P$9]);[.$J26]&gt;[.$Q$9]);[.$O$9];IF(AND(([.$J26]&lt;[.$P$10]);[.$J26]&gt;[.$Q$10]);[.$O$10];IF(AND(([.$J26]&lt;[.$P$11]);[.$J26]&gt;[.$Q$11]);[.$O$11];IF(AND(([.$J26]&lt;[.$P$12]);[.$J26]&gt;[.$Q$12]);[.$O$12];&quot;Outside set limits&quot;)))))))))))" office:value-type="float" office:value="4" calcext:value-type="float">
            <text:p>4</text:p>
          </table:table-cell>
          <table:table-cell table:formula="of:=IF([.L26]=[.O$2];[.O$2];IF([.G26]=[.A26];[.A$1];IF([.G26]=[.B26];[.B$1];IF([.G26]=[.C26];[.C$1];IF([.G26]=[.D26];[.D$1];&quot;Error&quot;)))))" office:value-type="float" office:value="75" calcext:value-type="float">
            <text:p>75</text:p>
          </table:table-cell>
          <table:table-cell table:formula="of:=IF([.L26]=[.O$2];[.O$2];[.L26]*100+[.M26])" office:value-type="float" office:value="475" calcext:value-type="float">
            <text:p>475</text:p>
          </table:table-cell>
          <table:table-cell table:number-columns-repeated="1010"/>
        </table:table-row>
        <table:table-row table:style-name="ro3">
          <table:table-cell table:formula="of:=[$'Results in words'.A27]" office:value-type="float" office:value="2.135" calcext:value-type="float">
            <text:p>2.135</text:p>
          </table:table-cell>
          <table:table-cell table:formula="of:=[$'Results in words'.B27]" office:value-type="float" office:value="3.037" calcext:value-type="float">
            <text:p>3.037</text:p>
          </table:table-cell>
          <table:table-cell table:formula="of:=[$'Results in words'.C27]" office:value-type="float" office:value="3.041" calcext:value-type="float">
            <text:p>3.041</text:p>
          </table:table-cell>
          <table:table-cell table:formula="of:=[$'Results in words'.D27]" office:value-type="float" office:value="3.039" calcext:value-type="float">
            <text:p>3.039</text:p>
          </table:table-cell>
          <table:table-cell/>
          <table:table-cell table:formula="of:=SUM([.A27:.D27])" office:value-type="float" office:value="11.252" calcext:value-type="float">
            <text:p>11.252</text:p>
          </table:table-cell>
          <table:table-cell table:formula="of:=MIN([.A27:.D27])" office:value-type="float" office:value="2.135" calcext:value-type="float">
            <text:p>2.135</text:p>
          </table:table-cell>
          <table:table-cell table:formula="of:=[.F27]-[.G27]" office:value-type="float" office:value="9.117" calcext:value-type="float">
            <text:p>9.117</text:p>
          </table:table-cell>
          <table:table-cell table:formula="of:=[.H27]/3" office:value-type="float" office:value="3.039" calcext:value-type="float">
            <text:p>3.039</text:p>
          </table:table-cell>
          <table:table-cell table:formula="of:=[.I27]-[.G27]" office:value-type="float" office:value="0.904" calcext:value-type="float">
            <text:p>0.904</text:p>
          </table:table-cell>
          <table:table-cell table:formula="of:=IF(AND(([.$J27]&lt;[.P$2]);[.$J27]&gt;[.Q$2]);[.O$2];&quot;DIP&quot;)" office:value-type="string" office:string-value="DIP" calcext:value-type="string">
            <text:p>DIP</text:p>
          </table:table-cell>
          <table:table-cell table:formula="of:=IF(AND(([.$J27]&lt;[.$P$2]);[.$J27]&gt;[.$Q$2]);[.$O$2];IF(AND(([.$J27]&lt;[.$P$3]);[.$J27]&gt;[.$Q$3]);[.$O$3];IF(AND(([.$J27]&lt;[.$P$4]);[.$J27]&gt;[.$Q$4]);[.$O$4];IF(AND(([.$J27]&lt;[.$P$5]);[.$J27]&gt;[.$Q$5]);[.$O$5];IF(AND(([.$J27]&lt;[.$P$6]);[.$J27]&gt;[.$Q$6]);[.$O$6];IF(AND(([.$J27]&lt;[.$P$7]);[.$J27]&gt;[.$Q$7]);[.$O$7];IF(AND(([.$J27]&lt;[.$P$8]);[.$J27]&gt;[.$Q$8]);[.$O$8];IF(AND(([.$J27]&lt;[.$P$9]);[.$J27]&gt;[.$Q$9]);[.$O$9];IF(AND(([.$J27]&lt;[.$P$10]);[.$J27]&gt;[.$Q$10]);[.$O$10];IF(AND(([.$J27]&lt;[.$P$11]);[.$J27]&gt;[.$Q$11]);[.$O$11];IF(AND(([.$J27]&lt;[.$P$12]);[.$J27]&gt;[.$Q$12]);[.$O$12];&quot;Outside set limits&quot;)))))))))))" office:value-type="float" office:value="5" calcext:value-type="float">
            <text:p>5</text:p>
          </table:table-cell>
          <table:table-cell table:formula="of:=IF([.L27]=[.O$2];[.O$2];IF([.G27]=[.A27];[.A$1];IF([.G27]=[.B27];[.B$1];IF([.G27]=[.C27];[.C$1];IF([.G27]=[.D27];[.D$1];&quot;Error&quot;)))))" office:value-type="float" office:value="0" calcext:value-type="float">
            <text:p>0</text:p>
          </table:table-cell>
          <table:table-cell table:formula="of:=IF([.L27]=[.O$2];[.O$2];[.L27]*100+[.M27])" office:value-type="float" office:value="500" calcext:value-type="float">
            <text:p>500</text:p>
          </table:table-cell>
          <table:table-cell table:number-columns-repeated="1010"/>
        </table:table-row>
        <table:table-row table:style-name="ro3">
          <table:table-cell table:formula="of:=[$'Results in words'.A28]" office:value-type="float" office:value="3.039" calcext:value-type="float">
            <text:p>3.039</text:p>
          </table:table-cell>
          <table:table-cell table:formula="of:=[$'Results in words'.B28]" office:value-type="float" office:value="2.135" calcext:value-type="float">
            <text:p>2.135</text:p>
          </table:table-cell>
          <table:table-cell table:formula="of:=[$'Results in words'.C28]" office:value-type="float" office:value="3.039" calcext:value-type="float">
            <text:p>3.039</text:p>
          </table:table-cell>
          <table:table-cell table:formula="of:=[$'Results in words'.D28]" office:value-type="float" office:value="3.037" calcext:value-type="float">
            <text:p>3.037</text:p>
          </table:table-cell>
          <table:table-cell/>
          <table:table-cell table:formula="of:=SUM([.A28:.D28])" office:value-type="float" office:value="11.25" calcext:value-type="float">
            <text:p>11.250</text:p>
          </table:table-cell>
          <table:table-cell table:formula="of:=MIN([.A28:.D28])" office:value-type="float" office:value="2.135" calcext:value-type="float">
            <text:p>2.135</text:p>
          </table:table-cell>
          <table:table-cell table:formula="of:=[.F28]-[.G28]" office:value-type="float" office:value="9.115" calcext:value-type="float">
            <text:p>9.115</text:p>
          </table:table-cell>
          <table:table-cell table:formula="of:=[.H28]/3" office:value-type="float" office:value="3.03833333333333" calcext:value-type="float">
            <text:p>3.038</text:p>
          </table:table-cell>
          <table:table-cell table:formula="of:=[.I28]-[.G28]" office:value-type="float" office:value="0.903333333333333" calcext:value-type="float">
            <text:p>0.903</text:p>
          </table:table-cell>
          <table:table-cell table:formula="of:=IF(AND(([.$J28]&lt;[.P$2]);[.$J28]&gt;[.Q$2]);[.O$2];&quot;DIP&quot;)" office:value-type="string" office:string-value="DIP" calcext:value-type="string">
            <text:p>DIP</text:p>
          </table:table-cell>
          <table:table-cell table:formula="of:=IF(AND(([.$J28]&lt;[.$P$2]);[.$J28]&gt;[.$Q$2]);[.$O$2];IF(AND(([.$J28]&lt;[.$P$3]);[.$J28]&gt;[.$Q$3]);[.$O$3];IF(AND(([.$J28]&lt;[.$P$4]);[.$J28]&gt;[.$Q$4]);[.$O$4];IF(AND(([.$J28]&lt;[.$P$5]);[.$J28]&gt;[.$Q$5]);[.$O$5];IF(AND(([.$J28]&lt;[.$P$6]);[.$J28]&gt;[.$Q$6]);[.$O$6];IF(AND(([.$J28]&lt;[.$P$7]);[.$J28]&gt;[.$Q$7]);[.$O$7];IF(AND(([.$J28]&lt;[.$P$8]);[.$J28]&gt;[.$Q$8]);[.$O$8];IF(AND(([.$J28]&lt;[.$P$9]);[.$J28]&gt;[.$Q$9]);[.$O$9];IF(AND(([.$J28]&lt;[.$P$10]);[.$J28]&gt;[.$Q$10]);[.$O$10];IF(AND(([.$J28]&lt;[.$P$11]);[.$J28]&gt;[.$Q$11]);[.$O$11];IF(AND(([.$J28]&lt;[.$P$12]);[.$J28]&gt;[.$Q$12]);[.$O$12];&quot;Outside set limits&quot;)))))))))))" office:value-type="float" office:value="5" calcext:value-type="float">
            <text:p>5</text:p>
          </table:table-cell>
          <table:table-cell table:formula="of:=IF([.L28]=[.O$2];[.O$2];IF([.G28]=[.A28];[.A$1];IF([.G28]=[.B28];[.B$1];IF([.G28]=[.C28];[.C$1];IF([.G28]=[.D28];[.D$1];&quot;Error&quot;)))))" office:value-type="float" office:value="25" calcext:value-type="float">
            <text:p>25</text:p>
          </table:table-cell>
          <table:table-cell table:formula="of:=IF([.L28]=[.O$2];[.O$2];[.L28]*100+[.M28])" office:value-type="float" office:value="525" calcext:value-type="float">
            <text:p>525</text:p>
          </table:table-cell>
          <table:table-cell table:number-columns-repeated="1010"/>
        </table:table-row>
        <table:table-row table:style-name="ro3">
          <table:table-cell table:formula="of:=[$'Results in words'.A29]" office:value-type="float" office:value="3.039" calcext:value-type="float">
            <text:p>3.039</text:p>
          </table:table-cell>
          <table:table-cell table:formula="of:=[$'Results in words'.B29]" office:value-type="float" office:value="3.039" calcext:value-type="float">
            <text:p>3.039</text:p>
          </table:table-cell>
          <table:table-cell table:formula="of:=[$'Results in words'.C29]" office:value-type="float" office:value="2.141" calcext:value-type="float">
            <text:p>2.141</text:p>
          </table:table-cell>
          <table:table-cell table:formula="of:=[$'Results in words'.D29]" office:value-type="float" office:value="3.039" calcext:value-type="float">
            <text:p>3.039</text:p>
          </table:table-cell>
          <table:table-cell/>
          <table:table-cell table:formula="of:=SUM([.A29:.D29])" office:value-type="float" office:value="11.258" calcext:value-type="float">
            <text:p>11.258</text:p>
          </table:table-cell>
          <table:table-cell table:formula="of:=MIN([.A29:.D29])" office:value-type="float" office:value="2.141" calcext:value-type="float">
            <text:p>2.141</text:p>
          </table:table-cell>
          <table:table-cell table:formula="of:=[.F29]-[.G29]" office:value-type="float" office:value="9.117" calcext:value-type="float">
            <text:p>9.117</text:p>
          </table:table-cell>
          <table:table-cell table:formula="of:=[.H29]/3" office:value-type="float" office:value="3.039" calcext:value-type="float">
            <text:p>3.039</text:p>
          </table:table-cell>
          <table:table-cell table:formula="of:=[.I29]-[.G29]" office:value-type="float" office:value="0.898" calcext:value-type="float">
            <text:p>0.898</text:p>
          </table:table-cell>
          <table:table-cell table:formula="of:=IF(AND(([.$J29]&lt;[.P$2]);[.$J29]&gt;[.Q$2]);[.O$2];&quot;DIP&quot;)" office:value-type="string" office:string-value="DIP" calcext:value-type="string">
            <text:p>DIP</text:p>
          </table:table-cell>
          <table:table-cell table:formula="of:=IF(AND(([.$J29]&lt;[.$P$2]);[.$J29]&gt;[.$Q$2]);[.$O$2];IF(AND(([.$J29]&lt;[.$P$3]);[.$J29]&gt;[.$Q$3]);[.$O$3];IF(AND(([.$J29]&lt;[.$P$4]);[.$J29]&gt;[.$Q$4]);[.$O$4];IF(AND(([.$J29]&lt;[.$P$5]);[.$J29]&gt;[.$Q$5]);[.$O$5];IF(AND(([.$J29]&lt;[.$P$6]);[.$J29]&gt;[.$Q$6]);[.$O$6];IF(AND(([.$J29]&lt;[.$P$7]);[.$J29]&gt;[.$Q$7]);[.$O$7];IF(AND(([.$J29]&lt;[.$P$8]);[.$J29]&gt;[.$Q$8]);[.$O$8];IF(AND(([.$J29]&lt;[.$P$9]);[.$J29]&gt;[.$Q$9]);[.$O$9];IF(AND(([.$J29]&lt;[.$P$10]);[.$J29]&gt;[.$Q$10]);[.$O$10];IF(AND(([.$J29]&lt;[.$P$11]);[.$J29]&gt;[.$Q$11]);[.$O$11];IF(AND(([.$J29]&lt;[.$P$12]);[.$J29]&gt;[.$Q$12]);[.$O$12];&quot;Outside set limits&quot;)))))))))))" office:value-type="float" office:value="5" calcext:value-type="float">
            <text:p>5</text:p>
          </table:table-cell>
          <table:table-cell table:formula="of:=IF([.L29]=[.O$2];[.O$2];IF([.G29]=[.A29];[.A$1];IF([.G29]=[.B29];[.B$1];IF([.G29]=[.C29];[.C$1];IF([.G29]=[.D29];[.D$1];&quot;Error&quot;)))))" office:value-type="float" office:value="50" calcext:value-type="float">
            <text:p>50</text:p>
          </table:table-cell>
          <table:table-cell table:formula="of:=IF([.L29]=[.O$2];[.O$2];[.L29]*100+[.M29])" office:value-type="float" office:value="550" calcext:value-type="float">
            <text:p>550</text:p>
          </table:table-cell>
          <table:table-cell table:number-columns-repeated="1010"/>
        </table:table-row>
        <table:table-row table:style-name="ro3">
          <table:table-cell table:formula="of:=[$'Results in words'.A30]" office:value-type="float" office:value="3.039" calcext:value-type="float">
            <text:p>3.039</text:p>
          </table:table-cell>
          <table:table-cell table:formula="of:=[$'Results in words'.B30]" office:value-type="float" office:value="3.039" calcext:value-type="float">
            <text:p>3.039</text:p>
          </table:table-cell>
          <table:table-cell table:formula="of:=[$'Results in words'.C30]" office:value-type="float" office:value="3.039" calcext:value-type="float">
            <text:p>3.039</text:p>
          </table:table-cell>
          <table:table-cell table:formula="of:=[$'Results in words'.D30]" office:value-type="float" office:value="2.133" calcext:value-type="float">
            <text:p>2.133</text:p>
          </table:table-cell>
          <table:table-cell/>
          <table:table-cell table:formula="of:=SUM([.A30:.D30])" office:value-type="float" office:value="11.25" calcext:value-type="float">
            <text:p>11.250</text:p>
          </table:table-cell>
          <table:table-cell table:formula="of:=MIN([.A30:.D30])" office:value-type="float" office:value="2.133" calcext:value-type="float">
            <text:p>2.133</text:p>
          </table:table-cell>
          <table:table-cell table:formula="of:=[.F30]-[.G30]" office:value-type="float" office:value="9.117" calcext:value-type="float">
            <text:p>9.117</text:p>
          </table:table-cell>
          <table:table-cell table:formula="of:=[.H30]/3" office:value-type="float" office:value="3.039" calcext:value-type="float">
            <text:p>3.039</text:p>
          </table:table-cell>
          <table:table-cell table:formula="of:=[.I30]-[.G30]" office:value-type="float" office:value="0.906" calcext:value-type="float">
            <text:p>0.906</text:p>
          </table:table-cell>
          <table:table-cell table:formula="of:=IF(AND(([.$J30]&lt;[.P$2]);[.$J30]&gt;[.Q$2]);[.O$2];&quot;DIP&quot;)" office:value-type="string" office:string-value="DIP" calcext:value-type="string">
            <text:p>DIP</text:p>
          </table:table-cell>
          <table:table-cell table:formula="of:=IF(AND(([.$J30]&lt;[.$P$2]);[.$J30]&gt;[.$Q$2]);[.$O$2];IF(AND(([.$J30]&lt;[.$P$3]);[.$J30]&gt;[.$Q$3]);[.$O$3];IF(AND(([.$J30]&lt;[.$P$4]);[.$J30]&gt;[.$Q$4]);[.$O$4];IF(AND(([.$J30]&lt;[.$P$5]);[.$J30]&gt;[.$Q$5]);[.$O$5];IF(AND(([.$J30]&lt;[.$P$6]);[.$J30]&gt;[.$Q$6]);[.$O$6];IF(AND(([.$J30]&lt;[.$P$7]);[.$J30]&gt;[.$Q$7]);[.$O$7];IF(AND(([.$J30]&lt;[.$P$8]);[.$J30]&gt;[.$Q$8]);[.$O$8];IF(AND(([.$J30]&lt;[.$P$9]);[.$J30]&gt;[.$Q$9]);[.$O$9];IF(AND(([.$J30]&lt;[.$P$10]);[.$J30]&gt;[.$Q$10]);[.$O$10];IF(AND(([.$J30]&lt;[.$P$11]);[.$J30]&gt;[.$Q$11]);[.$O$11];IF(AND(([.$J30]&lt;[.$P$12]);[.$J30]&gt;[.$Q$12]);[.$O$12];&quot;Outside set limits&quot;)))))))))))" office:value-type="float" office:value="5" calcext:value-type="float">
            <text:p>5</text:p>
          </table:table-cell>
          <table:table-cell table:formula="of:=IF([.L30]=[.O$2];[.O$2];IF([.G30]=[.A30];[.A$1];IF([.G30]=[.B30];[.B$1];IF([.G30]=[.C30];[.C$1];IF([.G30]=[.D30];[.D$1];&quot;Error&quot;)))))" office:value-type="float" office:value="75" calcext:value-type="float">
            <text:p>75</text:p>
          </table:table-cell>
          <table:table-cell table:formula="of:=IF([.L30]=[.O$2];[.O$2];[.L30]*100+[.M30])" office:value-type="float" office:value="575" calcext:value-type="float">
            <text:p>575</text:p>
          </table:table-cell>
          <table:table-cell table:number-columns-repeated="1010"/>
        </table:table-row>
        <table:table-row table:style-name="ro3">
          <table:table-cell table:formula="of:=[$'Results in words'.A31]" office:value-type="float" office:value="1.831" calcext:value-type="float">
            <text:p>1.831</text:p>
          </table:table-cell>
          <table:table-cell table:formula="of:=[$'Results in words'.B31]" office:value-type="float" office:value="3.033" calcext:value-type="float">
            <text:p>3.033</text:p>
          </table:table-cell>
          <table:table-cell table:formula="of:=[$'Results in words'.C31]" office:value-type="float" office:value="3.033" calcext:value-type="float">
            <text:p>3.033</text:p>
          </table:table-cell>
          <table:table-cell table:formula="of:=[$'Results in words'.D31]" office:value-type="float" office:value="3.033" calcext:value-type="float">
            <text:p>3.033</text:p>
          </table:table-cell>
          <table:table-cell/>
          <table:table-cell table:formula="of:=SUM([.A31:.D31])" office:value-type="float" office:value="10.93" calcext:value-type="float">
            <text:p>10.930</text:p>
          </table:table-cell>
          <table:table-cell table:formula="of:=MIN([.A31:.D31])" office:value-type="float" office:value="1.831" calcext:value-type="float">
            <text:p>1.831</text:p>
          </table:table-cell>
          <table:table-cell table:formula="of:=[.F31]-[.G31]" office:value-type="float" office:value="9.099" calcext:value-type="float">
            <text:p>9.099</text:p>
          </table:table-cell>
          <table:table-cell table:formula="of:=[.H31]/3" office:value-type="float" office:value="3.033" calcext:value-type="float">
            <text:p>3.033</text:p>
          </table:table-cell>
          <table:table-cell table:formula="of:=[.I31]-[.G31]" office:value-type="float" office:value="1.202" calcext:value-type="float">
            <text:p>1.202</text:p>
          </table:table-cell>
          <table:table-cell table:formula="of:=IF(AND(([.$J31]&lt;[.P$2]);[.$J31]&gt;[.Q$2]);[.O$2];&quot;DIP&quot;)" office:value-type="string" office:string-value="DIP" calcext:value-type="string">
            <text:p>DIP</text:p>
          </table:table-cell>
          <table:table-cell table:formula="of:=IF(AND(([.$J31]&lt;[.$P$2]);[.$J31]&gt;[.$Q$2]);[.$O$2];IF(AND(([.$J31]&lt;[.$P$3]);[.$J31]&gt;[.$Q$3]);[.$O$3];IF(AND(([.$J31]&lt;[.$P$4]);[.$J31]&gt;[.$Q$4]);[.$O$4];IF(AND(([.$J31]&lt;[.$P$5]);[.$J31]&gt;[.$Q$5]);[.$O$5];IF(AND(([.$J31]&lt;[.$P$6]);[.$J31]&gt;[.$Q$6]);[.$O$6];IF(AND(([.$J31]&lt;[.$P$7]);[.$J31]&gt;[.$Q$7]);[.$O$7];IF(AND(([.$J31]&lt;[.$P$8]);[.$J31]&gt;[.$Q$8]);[.$O$8];IF(AND(([.$J31]&lt;[.$P$9]);[.$J31]&gt;[.$Q$9]);[.$O$9];IF(AND(([.$J31]&lt;[.$P$10]);[.$J31]&gt;[.$Q$10]);[.$O$10];IF(AND(([.$J31]&lt;[.$P$11]);[.$J31]&gt;[.$Q$11]);[.$O$11];IF(AND(([.$J31]&lt;[.$P$12]);[.$J31]&gt;[.$Q$12]);[.$O$12];&quot;Outside set limits&quot;)))))))))))" office:value-type="float" office:value="6" calcext:value-type="float">
            <text:p>6</text:p>
          </table:table-cell>
          <table:table-cell table:formula="of:=IF([.L31]=[.O$2];[.O$2];IF([.G31]=[.A31];[.A$1];IF([.G31]=[.B31];[.B$1];IF([.G31]=[.C31];[.C$1];IF([.G31]=[.D31];[.D$1];&quot;Error&quot;)))))" office:value-type="float" office:value="0" calcext:value-type="float">
            <text:p>0</text:p>
          </table:table-cell>
          <table:table-cell table:formula="of:=IF([.L31]=[.O$2];[.O$2];[.L31]*100+[.M31])" office:value-type="float" office:value="600" calcext:value-type="float">
            <text:p>600</text:p>
          </table:table-cell>
          <table:table-cell table:number-columns-repeated="1010"/>
        </table:table-row>
        <table:table-row table:style-name="ro3">
          <table:table-cell table:formula="of:=[$'Results in words'.A32]" office:value-type="float" office:value="3.033" calcext:value-type="float">
            <text:p>3.033</text:p>
          </table:table-cell>
          <table:table-cell table:formula="of:=[$'Results in words'.B32]" office:value-type="float" office:value="1.831" calcext:value-type="float">
            <text:p>1.831</text:p>
          </table:table-cell>
          <table:table-cell table:formula="of:=[$'Results in words'.C32]" office:value-type="float" office:value="3.033" calcext:value-type="float">
            <text:p>3.033</text:p>
          </table:table-cell>
          <table:table-cell table:formula="of:=[$'Results in words'.D32]" office:value-type="float" office:value="3.031" calcext:value-type="float">
            <text:p>3.031</text:p>
          </table:table-cell>
          <table:table-cell/>
          <table:table-cell table:formula="of:=SUM([.A32:.D32])" office:value-type="float" office:value="10.928" calcext:value-type="float">
            <text:p>10.928</text:p>
          </table:table-cell>
          <table:table-cell table:formula="of:=MIN([.A32:.D32])" office:value-type="float" office:value="1.831" calcext:value-type="float">
            <text:p>1.831</text:p>
          </table:table-cell>
          <table:table-cell table:formula="of:=[.F32]-[.G32]" office:value-type="float" office:value="9.097" calcext:value-type="float">
            <text:p>9.097</text:p>
          </table:table-cell>
          <table:table-cell table:formula="of:=[.H32]/3" office:value-type="float" office:value="3.03233333333333" calcext:value-type="float">
            <text:p>3.032</text:p>
          </table:table-cell>
          <table:table-cell table:formula="of:=[.I32]-[.G32]" office:value-type="float" office:value="1.20133333333333" calcext:value-type="float">
            <text:p>1.201</text:p>
          </table:table-cell>
          <table:table-cell table:formula="of:=IF(AND(([.$J32]&lt;[.P$2]);[.$J32]&gt;[.Q$2]);[.O$2];&quot;DIP&quot;)" office:value-type="string" office:string-value="DIP" calcext:value-type="string">
            <text:p>DIP</text:p>
          </table:table-cell>
          <table:table-cell table:formula="of:=IF(AND(([.$J32]&lt;[.$P$2]);[.$J32]&gt;[.$Q$2]);[.$O$2];IF(AND(([.$J32]&lt;[.$P$3]);[.$J32]&gt;[.$Q$3]);[.$O$3];IF(AND(([.$J32]&lt;[.$P$4]);[.$J32]&gt;[.$Q$4]);[.$O$4];IF(AND(([.$J32]&lt;[.$P$5]);[.$J32]&gt;[.$Q$5]);[.$O$5];IF(AND(([.$J32]&lt;[.$P$6]);[.$J32]&gt;[.$Q$6]);[.$O$6];IF(AND(([.$J32]&lt;[.$P$7]);[.$J32]&gt;[.$Q$7]);[.$O$7];IF(AND(([.$J32]&lt;[.$P$8]);[.$J32]&gt;[.$Q$8]);[.$O$8];IF(AND(([.$J32]&lt;[.$P$9]);[.$J32]&gt;[.$Q$9]);[.$O$9];IF(AND(([.$J32]&lt;[.$P$10]);[.$J32]&gt;[.$Q$10]);[.$O$10];IF(AND(([.$J32]&lt;[.$P$11]);[.$J32]&gt;[.$Q$11]);[.$O$11];IF(AND(([.$J32]&lt;[.$P$12]);[.$J32]&gt;[.$Q$12]);[.$O$12];&quot;Outside set limits&quot;)))))))))))" office:value-type="float" office:value="6" calcext:value-type="float">
            <text:p>6</text:p>
          </table:table-cell>
          <table:table-cell table:formula="of:=IF([.L32]=[.O$2];[.O$2];IF([.G32]=[.A32];[.A$1];IF([.G32]=[.B32];[.B$1];IF([.G32]=[.C32];[.C$1];IF([.G32]=[.D32];[.D$1];&quot;Error&quot;)))))" office:value-type="float" office:value="25" calcext:value-type="float">
            <text:p>25</text:p>
          </table:table-cell>
          <table:table-cell table:formula="of:=IF([.L32]=[.O$2];[.O$2];[.L32]*100+[.M32])" office:value-type="float" office:value="625" calcext:value-type="float">
            <text:p>625</text:p>
          </table:table-cell>
          <table:table-cell table:number-columns-repeated="1010"/>
        </table:table-row>
        <table:table-row table:style-name="ro3">
          <table:table-cell table:formula="of:=[$'Results in words'.A33]" office:value-type="float" office:value="3.033" calcext:value-type="float">
            <text:p>3.033</text:p>
          </table:table-cell>
          <table:table-cell table:formula="of:=[$'Results in words'.B33]" office:value-type="float" office:value="3.031" calcext:value-type="float">
            <text:p>3.031</text:p>
          </table:table-cell>
          <table:table-cell table:formula="of:=[$'Results in words'.C33]" office:value-type="float" office:value="1.837" calcext:value-type="float">
            <text:p>1.837</text:p>
          </table:table-cell>
          <table:table-cell table:formula="of:=[$'Results in words'.D33]" office:value-type="float" office:value="3.031" calcext:value-type="float">
            <text:p>3.031</text:p>
          </table:table-cell>
          <table:table-cell/>
          <table:table-cell table:formula="of:=SUM([.A33:.D33])" office:value-type="float" office:value="10.932" calcext:value-type="float">
            <text:p>10.932</text:p>
          </table:table-cell>
          <table:table-cell table:formula="of:=MIN([.A33:.D33])" office:value-type="float" office:value="1.837" calcext:value-type="float">
            <text:p>1.837</text:p>
          </table:table-cell>
          <table:table-cell table:formula="of:=[.F33]-[.G33]" office:value-type="float" office:value="9.095" calcext:value-type="float">
            <text:p>9.095</text:p>
          </table:table-cell>
          <table:table-cell table:formula="of:=[.H33]/3" office:value-type="float" office:value="3.03166666666667" calcext:value-type="float">
            <text:p>3.032</text:p>
          </table:table-cell>
          <table:table-cell table:formula="of:=[.I33]-[.G33]" office:value-type="float" office:value="1.19466666666667" calcext:value-type="float">
            <text:p>1.195</text:p>
          </table:table-cell>
          <table:table-cell table:formula="of:=IF(AND(([.$J33]&lt;[.P$2]);[.$J33]&gt;[.Q$2]);[.O$2];&quot;DIP&quot;)" office:value-type="string" office:string-value="DIP" calcext:value-type="string">
            <text:p>DIP</text:p>
          </table:table-cell>
          <table:table-cell table:formula="of:=IF(AND(([.$J33]&lt;[.$P$2]);[.$J33]&gt;[.$Q$2]);[.$O$2];IF(AND(([.$J33]&lt;[.$P$3]);[.$J33]&gt;[.$Q$3]);[.$O$3];IF(AND(([.$J33]&lt;[.$P$4]);[.$J33]&gt;[.$Q$4]);[.$O$4];IF(AND(([.$J33]&lt;[.$P$5]);[.$J33]&gt;[.$Q$5]);[.$O$5];IF(AND(([.$J33]&lt;[.$P$6]);[.$J33]&gt;[.$Q$6]);[.$O$6];IF(AND(([.$J33]&lt;[.$P$7]);[.$J33]&gt;[.$Q$7]);[.$O$7];IF(AND(([.$J33]&lt;[.$P$8]);[.$J33]&gt;[.$Q$8]);[.$O$8];IF(AND(([.$J33]&lt;[.$P$9]);[.$J33]&gt;[.$Q$9]);[.$O$9];IF(AND(([.$J33]&lt;[.$P$10]);[.$J33]&gt;[.$Q$10]);[.$O$10];IF(AND(([.$J33]&lt;[.$P$11]);[.$J33]&gt;[.$Q$11]);[.$O$11];IF(AND(([.$J33]&lt;[.$P$12]);[.$J33]&gt;[.$Q$12]);[.$O$12];&quot;Outside set limits&quot;)))))))))))" office:value-type="float" office:value="6" calcext:value-type="float">
            <text:p>6</text:p>
          </table:table-cell>
          <table:table-cell table:formula="of:=IF([.L33]=[.O$2];[.O$2];IF([.G33]=[.A33];[.A$1];IF([.G33]=[.B33];[.B$1];IF([.G33]=[.C33];[.C$1];IF([.G33]=[.D33];[.D$1];&quot;Error&quot;)))))" office:value-type="float" office:value="50" calcext:value-type="float">
            <text:p>50</text:p>
          </table:table-cell>
          <table:table-cell table:formula="of:=IF([.L33]=[.O$2];[.O$2];[.L33]*100+[.M33])" office:value-type="float" office:value="650" calcext:value-type="float">
            <text:p>650</text:p>
          </table:table-cell>
          <table:table-cell table:number-columns-repeated="1010"/>
        </table:table-row>
        <table:table-row table:style-name="ro3">
          <table:table-cell table:formula="of:=[$'Results in words'.A34]" office:value-type="float" office:value="3.033" calcext:value-type="float">
            <text:p>3.033</text:p>
          </table:table-cell>
          <table:table-cell table:formula="of:=[$'Results in words'.B34]" office:value-type="float" office:value="3.033" calcext:value-type="float">
            <text:p>3.033</text:p>
          </table:table-cell>
          <table:table-cell table:formula="of:=[$'Results in words'.C34]" office:value-type="float" office:value="3.033" calcext:value-type="float">
            <text:p>3.033</text:p>
          </table:table-cell>
          <table:table-cell table:formula="of:=[$'Results in words'.D34]" office:value-type="float" office:value="1.829" calcext:value-type="float">
            <text:p>1.829</text:p>
          </table:table-cell>
          <table:table-cell/>
          <table:table-cell table:formula="of:=SUM([.A34:.D34])" office:value-type="float" office:value="10.928" calcext:value-type="float">
            <text:p>10.928</text:p>
          </table:table-cell>
          <table:table-cell table:formula="of:=MIN([.A34:.D34])" office:value-type="float" office:value="1.829" calcext:value-type="float">
            <text:p>1.829</text:p>
          </table:table-cell>
          <table:table-cell table:formula="of:=[.F34]-[.G34]" office:value-type="float" office:value="9.099" calcext:value-type="float">
            <text:p>9.099</text:p>
          </table:table-cell>
          <table:table-cell table:formula="of:=[.H34]/3" office:value-type="float" office:value="3.033" calcext:value-type="float">
            <text:p>3.033</text:p>
          </table:table-cell>
          <table:table-cell table:formula="of:=[.I34]-[.G34]" office:value-type="float" office:value="1.204" calcext:value-type="float">
            <text:p>1.204</text:p>
          </table:table-cell>
          <table:table-cell table:formula="of:=IF(AND(([.$J34]&lt;[.P$2]);[.$J34]&gt;[.Q$2]);[.O$2];&quot;DIP&quot;)" office:value-type="string" office:string-value="DIP" calcext:value-type="string">
            <text:p>DIP</text:p>
          </table:table-cell>
          <table:table-cell table:formula="of:=IF(AND(([.$J34]&lt;[.$P$2]);[.$J34]&gt;[.$Q$2]);[.$O$2];IF(AND(([.$J34]&lt;[.$P$3]);[.$J34]&gt;[.$Q$3]);[.$O$3];IF(AND(([.$J34]&lt;[.$P$4]);[.$J34]&gt;[.$Q$4]);[.$O$4];IF(AND(([.$J34]&lt;[.$P$5]);[.$J34]&gt;[.$Q$5]);[.$O$5];IF(AND(([.$J34]&lt;[.$P$6]);[.$J34]&gt;[.$Q$6]);[.$O$6];IF(AND(([.$J34]&lt;[.$P$7]);[.$J34]&gt;[.$Q$7]);[.$O$7];IF(AND(([.$J34]&lt;[.$P$8]);[.$J34]&gt;[.$Q$8]);[.$O$8];IF(AND(([.$J34]&lt;[.$P$9]);[.$J34]&gt;[.$Q$9]);[.$O$9];IF(AND(([.$J34]&lt;[.$P$10]);[.$J34]&gt;[.$Q$10]);[.$O$10];IF(AND(([.$J34]&lt;[.$P$11]);[.$J34]&gt;[.$Q$11]);[.$O$11];IF(AND(([.$J34]&lt;[.$P$12]);[.$J34]&gt;[.$Q$12]);[.$O$12];&quot;Outside set limits&quot;)))))))))))" office:value-type="float" office:value="6" calcext:value-type="float">
            <text:p>6</text:p>
          </table:table-cell>
          <table:table-cell table:formula="of:=IF([.L34]=[.O$2];[.O$2];IF([.G34]=[.A34];[.A$1];IF([.G34]=[.B34];[.B$1];IF([.G34]=[.C34];[.C$1];IF([.G34]=[.D34];[.D$1];&quot;Error&quot;)))))" office:value-type="float" office:value="75" calcext:value-type="float">
            <text:p>75</text:p>
          </table:table-cell>
          <table:table-cell table:formula="of:=IF([.L34]=[.O$2];[.O$2];[.L34]*100+[.M34])" office:value-type="float" office:value="675" calcext:value-type="float">
            <text:p>675</text:p>
          </table:table-cell>
          <table:table-cell table:number-columns-repeated="1010"/>
        </table:table-row>
        <table:table-row table:style-name="ro3">
          <table:table-cell table:formula="of:=[$'Results in words'.A35]" office:value-type="float" office:value="3.025" calcext:value-type="float">
            <text:p>3.025</text:p>
          </table:table-cell>
          <table:table-cell table:formula="of:=[$'Results in words'.B35]" office:value-type="float" office:value="1.501" calcext:value-type="float">
            <text:p>1.501</text:p>
          </table:table-cell>
          <table:table-cell table:formula="of:=[$'Results in words'.C35]" office:value-type="float" office:value="3.025" calcext:value-type="float">
            <text:p>3.025</text:p>
          </table:table-cell>
          <table:table-cell table:formula="of:=[$'Results in words'.D35]" office:value-type="float" office:value="3.023" calcext:value-type="float">
            <text:p>3.023</text:p>
          </table:table-cell>
          <table:table-cell/>
          <table:table-cell table:formula="of:=SUM([.A35:.D35])" office:value-type="float" office:value="10.574" calcext:value-type="float">
            <text:p>10.574</text:p>
          </table:table-cell>
          <table:table-cell table:formula="of:=MIN([.A35:.D35])" office:value-type="float" office:value="1.501" calcext:value-type="float">
            <text:p>1.501</text:p>
          </table:table-cell>
          <table:table-cell table:formula="of:=[.F35]-[.G35]" office:value-type="float" office:value="9.073" calcext:value-type="float">
            <text:p>9.073</text:p>
          </table:table-cell>
          <table:table-cell table:formula="of:=[.H35]/3" office:value-type="float" office:value="3.02433333333333" calcext:value-type="float">
            <text:p>3.024</text:p>
          </table:table-cell>
          <table:table-cell table:formula="of:=[.I35]-[.G35]" office:value-type="float" office:value="1.52333333333333" calcext:value-type="float">
            <text:p>1.523</text:p>
          </table:table-cell>
          <table:table-cell table:formula="of:=IF(AND(([.$J35]&lt;[.P$2]);[.$J35]&gt;[.Q$2]);[.O$2];&quot;DIP&quot;)" office:value-type="string" office:string-value="DIP" calcext:value-type="string">
            <text:p>DIP</text:p>
          </table:table-cell>
          <table:table-cell table:formula="of:=IF(AND(([.$J35]&lt;[.$P$2]);[.$J35]&gt;[.$Q$2]);[.$O$2];IF(AND(([.$J35]&lt;[.$P$3]);[.$J35]&gt;[.$Q$3]);[.$O$3];IF(AND(([.$J35]&lt;[.$P$4]);[.$J35]&gt;[.$Q$4]);[.$O$4];IF(AND(([.$J35]&lt;[.$P$5]);[.$J35]&gt;[.$Q$5]);[.$O$5];IF(AND(([.$J35]&lt;[.$P$6]);[.$J35]&gt;[.$Q$6]);[.$O$6];IF(AND(([.$J35]&lt;[.$P$7]);[.$J35]&gt;[.$Q$7]);[.$O$7];IF(AND(([.$J35]&lt;[.$P$8]);[.$J35]&gt;[.$Q$8]);[.$O$8];IF(AND(([.$J35]&lt;[.$P$9]);[.$J35]&gt;[.$Q$9]);[.$O$9];IF(AND(([.$J35]&lt;[.$P$10]);[.$J35]&gt;[.$Q$10]);[.$O$10];IF(AND(([.$J35]&lt;[.$P$11]);[.$J35]&gt;[.$Q$11]);[.$O$11];IF(AND(([.$J35]&lt;[.$P$12]);[.$J35]&gt;[.$Q$12]);[.$O$12];&quot;Outside set limits&quot;)))))))))))" office:value-type="float" office:value="7" calcext:value-type="float">
            <text:p>7</text:p>
          </table:table-cell>
          <table:table-cell table:formula="of:=IF([.L35]=[.O$2];[.O$2];IF([.G35]=[.A35];[.A$1];IF([.G35]=[.B35];[.B$1];IF([.G35]=[.C35];[.C$1];IF([.G35]=[.D35];[.D$1];&quot;Error&quot;)))))" office:value-type="float" office:value="25" calcext:value-type="float">
            <text:p>25</text:p>
          </table:table-cell>
          <table:table-cell table:formula="of:=IF([.L35]=[.O$2];[.O$2];[.L35]*100+[.M35])" office:value-type="float" office:value="725" calcext:value-type="float">
            <text:p>725</text:p>
          </table:table-cell>
          <table:table-cell table:number-columns-repeated="1010"/>
        </table:table-row>
        <table:table-row table:style-name="ro3">
          <table:table-cell table:formula="of:=[$'Results in words'.A36]" office:value-type="float" office:value="3.055" calcext:value-type="float">
            <text:p>3.055</text:p>
          </table:table-cell>
          <table:table-cell table:formula="of:=[$'Results in words'.B36]" office:value-type="float" office:value="3.055" calcext:value-type="float">
            <text:p>3.055</text:p>
          </table:table-cell>
          <table:table-cell table:formula="of:=[$'Results in words'.C36]" office:value-type="float" office:value="3.057" calcext:value-type="float">
            <text:p>3.057</text:p>
          </table:table-cell>
          <table:table-cell table:formula="of:=[$'Results in words'.D36]" office:value-type="float" office:value="3.055" calcext:value-type="float">
            <text:p>3.055</text:p>
          </table:table-cell>
          <table:table-cell/>
          <table:table-cell table:formula="of:=SUM([.A36:.D36])" office:value-type="float" office:value="12.222" calcext:value-type="float">
            <text:p>12.222</text:p>
          </table:table-cell>
          <table:table-cell table:formula="of:=MIN([.A36:.D36])" office:value-type="float" office:value="3.055" calcext:value-type="float">
            <text:p>3.055</text:p>
          </table:table-cell>
          <table:table-cell table:formula="of:=[.F36]-[.G36]" office:value-type="float" office:value="9.167" calcext:value-type="float">
            <text:p>9.167</text:p>
          </table:table-cell>
          <table:table-cell table:formula="of:=[.H36]/3" office:value-type="float" office:value="3.05566666666667" calcext:value-type="float">
            <text:p>3.056</text:p>
          </table:table-cell>
          <table:table-cell table:formula="of:=[.I36]-[.G36]" office:value-type="float" office:value="0.000666666666666593" calcext:value-type="float">
            <text:p>0.001</text:p>
          </table:table-cell>
          <table:table-cell table:formula="of:=IF(AND(([.$J36]&lt;[.P$2]);[.$J36]&gt;[.Q$2]);[.O$2];&quot;DIP&quot;)" office:value-type="string" office:string-value="ALL OFF" calcext:value-type="string">
            <text:p>ALL OFF</text:p>
          </table:table-cell>
          <table:table-cell table:formula="of:=IF(AND(([.$J36]&lt;[.$P$2]);[.$J36]&gt;[.$Q$2]);[.$O$2];IF(AND(([.$J36]&lt;[.$P$3]);[.$J36]&gt;[.$Q$3]);[.$O$3];IF(AND(([.$J36]&lt;[.$P$4]);[.$J36]&gt;[.$Q$4]);[.$O$4];IF(AND(([.$J36]&lt;[.$P$5]);[.$J36]&gt;[.$Q$5]);[.$O$5];IF(AND(([.$J36]&lt;[.$P$6]);[.$J36]&gt;[.$Q$6]);[.$O$6];IF(AND(([.$J36]&lt;[.$P$7]);[.$J36]&gt;[.$Q$7]);[.$O$7];IF(AND(([.$J36]&lt;[.$P$8]);[.$J36]&gt;[.$Q$8]);[.$O$8];IF(AND(([.$J36]&lt;[.$P$9]);[.$J36]&gt;[.$Q$9]);[.$O$9];IF(AND(([.$J36]&lt;[.$P$10]);[.$J36]&gt;[.$Q$10]);[.$O$10];IF(AND(([.$J36]&lt;[.$P$11]);[.$J36]&gt;[.$Q$11]);[.$O$11];IF(AND(([.$J36]&lt;[.$P$12]);[.$J36]&gt;[.$Q$12]);[.$O$12];&quot;Outside set limits&quot;)))))))))))" office:value-type="string" office:string-value="ALL OFF" calcext:value-type="string">
            <text:p>ALL OFF</text:p>
          </table:table-cell>
          <table:table-cell table:formula="of:=IF([.L36]=[.O$2];[.O$2];IF([.G36]=[.A36];[.A$1];IF([.G36]=[.B36];[.B$1];IF([.G36]=[.C36];[.C$1];IF([.G36]=[.D36];[.D$1];&quot;Error&quot;)))))" office:value-type="string" office:string-value="ALL OFF" calcext:value-type="string">
            <text:p>ALL OFF</text:p>
          </table:table-cell>
          <table:table-cell table:formula="of:=IF([.L36]=[.O$2];[.O$2];[.L36]*100+[.M36])" office:value-type="string" office:string-value="ALL OFF" calcext:value-type="string">
            <text:p>ALL OFF</text:p>
          </table:table-cell>
          <table:table-cell table:number-columns-repeated="1010"/>
        </table:table-row>
        <table:table-row table:style-name="ro3">
          <table:table-cell table:formula="of:=[$'Results in words'.A37]" office:value-type="float" office:value="3.027" calcext:value-type="float">
            <text:p>3.027</text:p>
          </table:table-cell>
          <table:table-cell table:formula="of:=[$'Results in words'.B37]" office:value-type="float" office:value="3.027" calcext:value-type="float">
            <text:p>3.027</text:p>
          </table:table-cell>
          <table:table-cell table:formula="of:=[$'Results in words'.C37]" office:value-type="float" office:value="1.509" calcext:value-type="float">
            <text:p>1.509</text:p>
          </table:table-cell>
          <table:table-cell table:formula="of:=[$'Results in words'.D37]" office:value-type="float" office:value="3.027" calcext:value-type="float">
            <text:p>3.027</text:p>
          </table:table-cell>
          <table:table-cell/>
          <table:table-cell table:formula="of:=SUM([.A37:.D37])" office:value-type="float" office:value="10.59" calcext:value-type="float">
            <text:p>10.590</text:p>
          </table:table-cell>
          <table:table-cell table:formula="of:=MIN([.A37:.D37])" office:value-type="float" office:value="1.509" calcext:value-type="float">
            <text:p>1.509</text:p>
          </table:table-cell>
          <table:table-cell table:formula="of:=[.F37]-[.G37]" office:value-type="float" office:value="9.081" calcext:value-type="float">
            <text:p>9.081</text:p>
          </table:table-cell>
          <table:table-cell table:formula="of:=[.H37]/3" office:value-type="float" office:value="3.027" calcext:value-type="float">
            <text:p>3.027</text:p>
          </table:table-cell>
          <table:table-cell table:formula="of:=[.I37]-[.G37]" office:value-type="float" office:value="1.518" calcext:value-type="float">
            <text:p>1.518</text:p>
          </table:table-cell>
          <table:table-cell table:formula="of:=IF(AND(([.$J37]&lt;[.P$2]);[.$J37]&gt;[.Q$2]);[.O$2];&quot;DIP&quot;)" office:value-type="string" office:string-value="DIP" calcext:value-type="string">
            <text:p>DIP</text:p>
          </table:table-cell>
          <table:table-cell table:formula="of:=IF(AND(([.$J37]&lt;[.$P$2]);[.$J37]&gt;[.$Q$2]);[.$O$2];IF(AND(([.$J37]&lt;[.$P$3]);[.$J37]&gt;[.$Q$3]);[.$O$3];IF(AND(([.$J37]&lt;[.$P$4]);[.$J37]&gt;[.$Q$4]);[.$O$4];IF(AND(([.$J37]&lt;[.$P$5]);[.$J37]&gt;[.$Q$5]);[.$O$5];IF(AND(([.$J37]&lt;[.$P$6]);[.$J37]&gt;[.$Q$6]);[.$O$6];IF(AND(([.$J37]&lt;[.$P$7]);[.$J37]&gt;[.$Q$7]);[.$O$7];IF(AND(([.$J37]&lt;[.$P$8]);[.$J37]&gt;[.$Q$8]);[.$O$8];IF(AND(([.$J37]&lt;[.$P$9]);[.$J37]&gt;[.$Q$9]);[.$O$9];IF(AND(([.$J37]&lt;[.$P$10]);[.$J37]&gt;[.$Q$10]);[.$O$10];IF(AND(([.$J37]&lt;[.$P$11]);[.$J37]&gt;[.$Q$11]);[.$O$11];IF(AND(([.$J37]&lt;[.$P$12]);[.$J37]&gt;[.$Q$12]);[.$O$12];&quot;Outside set limits&quot;)))))))))))" office:value-type="float" office:value="7" calcext:value-type="float">
            <text:p>7</text:p>
          </table:table-cell>
          <table:table-cell table:formula="of:=IF([.L37]=[.O$2];[.O$2];IF([.G37]=[.A37];[.A$1];IF([.G37]=[.B37];[.B$1];IF([.G37]=[.C37];[.C$1];IF([.G37]=[.D37];[.D$1];&quot;Error&quot;)))))" office:value-type="float" office:value="50" calcext:value-type="float">
            <text:p>50</text:p>
          </table:table-cell>
          <table:table-cell table:formula="of:=IF([.L37]=[.O$2];[.O$2];[.L37]*100+[.M37])" office:value-type="float" office:value="750" calcext:value-type="float">
            <text:p>750</text:p>
          </table:table-cell>
          <table:table-cell table:number-columns-repeated="1010"/>
        </table:table-row>
        <table:table-row table:style-name="ro3">
          <table:table-cell table:formula="of:=[$'Results in words'.A38]" office:value-type="float" office:value="3.055" calcext:value-type="float">
            <text:p>3.055</text:p>
          </table:table-cell>
          <table:table-cell table:formula="of:=[$'Results in words'.B38]" office:value-type="float" office:value="3.055" calcext:value-type="float">
            <text:p>3.055</text:p>
          </table:table-cell>
          <table:table-cell table:formula="of:=[$'Results in words'.C38]" office:value-type="float" office:value="3.057" calcext:value-type="float">
            <text:p>3.057</text:p>
          </table:table-cell>
          <table:table-cell table:formula="of:=[$'Results in words'.D38]" office:value-type="float" office:value="3.055" calcext:value-type="float">
            <text:p>3.055</text:p>
          </table:table-cell>
          <table:table-cell/>
          <table:table-cell table:formula="of:=SUM([.A38:.D38])" office:value-type="float" office:value="12.222" calcext:value-type="float">
            <text:p>12.222</text:p>
          </table:table-cell>
          <table:table-cell table:formula="of:=MIN([.A38:.D38])" office:value-type="float" office:value="3.055" calcext:value-type="float">
            <text:p>3.055</text:p>
          </table:table-cell>
          <table:table-cell table:formula="of:=[.F38]-[.G38]" office:value-type="float" office:value="9.167" calcext:value-type="float">
            <text:p>9.167</text:p>
          </table:table-cell>
          <table:table-cell table:formula="of:=[.H38]/3" office:value-type="float" office:value="3.05566666666667" calcext:value-type="float">
            <text:p>3.056</text:p>
          </table:table-cell>
          <table:table-cell table:formula="of:=[.I38]-[.G38]" office:value-type="float" office:value="0.000666666666666593" calcext:value-type="float">
            <text:p>0.001</text:p>
          </table:table-cell>
          <table:table-cell table:formula="of:=IF(AND(([.$J38]&lt;[.P$2]);[.$J38]&gt;[.Q$2]);[.O$2];&quot;DIP&quot;)" office:value-type="string" office:string-value="ALL OFF" calcext:value-type="string">
            <text:p>ALL OFF</text:p>
          </table:table-cell>
          <table:table-cell table:formula="of:=IF(AND(([.$J38]&lt;[.$P$2]);[.$J38]&gt;[.$Q$2]);[.$O$2];IF(AND(([.$J38]&lt;[.$P$3]);[.$J38]&gt;[.$Q$3]);[.$O$3];IF(AND(([.$J38]&lt;[.$P$4]);[.$J38]&gt;[.$Q$4]);[.$O$4];IF(AND(([.$J38]&lt;[.$P$5]);[.$J38]&gt;[.$Q$5]);[.$O$5];IF(AND(([.$J38]&lt;[.$P$6]);[.$J38]&gt;[.$Q$6]);[.$O$6];IF(AND(([.$J38]&lt;[.$P$7]);[.$J38]&gt;[.$Q$7]);[.$O$7];IF(AND(([.$J38]&lt;[.$P$8]);[.$J38]&gt;[.$Q$8]);[.$O$8];IF(AND(([.$J38]&lt;[.$P$9]);[.$J38]&gt;[.$Q$9]);[.$O$9];IF(AND(([.$J38]&lt;[.$P$10]);[.$J38]&gt;[.$Q$10]);[.$O$10];IF(AND(([.$J38]&lt;[.$P$11]);[.$J38]&gt;[.$Q$11]);[.$O$11];IF(AND(([.$J38]&lt;[.$P$12]);[.$J38]&gt;[.$Q$12]);[.$O$12];&quot;Outside set limits&quot;)))))))))))" office:value-type="string" office:string-value="ALL OFF" calcext:value-type="string">
            <text:p>ALL OFF</text:p>
          </table:table-cell>
          <table:table-cell table:formula="of:=IF([.L38]=[.O$2];[.O$2];IF([.G38]=[.A38];[.A$1];IF([.G38]=[.B38];[.B$1];IF([.G38]=[.C38];[.C$1];IF([.G38]=[.D38];[.D$1];&quot;Error&quot;)))))" office:value-type="string" office:string-value="ALL OFF" calcext:value-type="string">
            <text:p>ALL OFF</text:p>
          </table:table-cell>
          <table:table-cell table:formula="of:=IF([.L38]=[.O$2];[.O$2];[.L38]*100+[.M38])" office:value-type="string" office:string-value="ALL OFF" calcext:value-type="string">
            <text:p>ALL OFF</text:p>
          </table:table-cell>
          <table:table-cell table:number-columns-repeated="1010"/>
        </table:table-row>
        <table:table-row table:style-name="ro3">
          <table:table-cell table:formula="of:=[$'Results in words'.A39]" office:value-type="float" office:value="3.055" calcext:value-type="float">
            <text:p>3.055</text:p>
          </table:table-cell>
          <table:table-cell table:formula="of:=[$'Results in words'.B39]" office:value-type="float" office:value="3.055" calcext:value-type="float">
            <text:p>3.055</text:p>
          </table:table-cell>
          <table:table-cell table:formula="of:=[$'Results in words'.C39]" office:value-type="float" office:value="3.055" calcext:value-type="float">
            <text:p>3.055</text:p>
          </table:table-cell>
          <table:table-cell table:formula="of:=[$'Results in words'.D39]" office:value-type="float" office:value="3.055" calcext:value-type="float">
            <text:p>3.055</text:p>
          </table:table-cell>
          <table:table-cell/>
          <table:table-cell table:formula="of:=SUM([.A39:.D39])" office:value-type="float" office:value="12.22" calcext:value-type="float">
            <text:p>12.220</text:p>
          </table:table-cell>
          <table:table-cell table:formula="of:=MIN([.A39:.D39])" office:value-type="float" office:value="3.055" calcext:value-type="float">
            <text:p>3.055</text:p>
          </table:table-cell>
          <table:table-cell table:formula="of:=[.F39]-[.G39]" office:value-type="float" office:value="9.165" calcext:value-type="float">
            <text:p>9.165</text:p>
          </table:table-cell>
          <table:table-cell table:formula="of:=[.H39]/3" office:value-type="float" office:value="3.055" calcext:value-type="float">
            <text:p>3.055</text:p>
          </table:table-cell>
          <table:table-cell table:formula="of:=[.I39]-[.G39]" office:value-type="float" office:value="0" calcext:value-type="float">
            <text:p>0.000</text:p>
          </table:table-cell>
          <table:table-cell table:formula="of:=IF(AND(([.$J39]&lt;[.P$2]);[.$J39]&gt;[.Q$2]);[.O$2];&quot;DIP&quot;)" office:value-type="string" office:string-value="ALL OFF" calcext:value-type="string">
            <text:p>ALL OFF</text:p>
          </table:table-cell>
          <table:table-cell table:formula="of:=IF(AND(([.$J39]&lt;[.$P$2]);[.$J39]&gt;[.$Q$2]);[.$O$2];IF(AND(([.$J39]&lt;[.$P$3]);[.$J39]&gt;[.$Q$3]);[.$O$3];IF(AND(([.$J39]&lt;[.$P$4]);[.$J39]&gt;[.$Q$4]);[.$O$4];IF(AND(([.$J39]&lt;[.$P$5]);[.$J39]&gt;[.$Q$5]);[.$O$5];IF(AND(([.$J39]&lt;[.$P$6]);[.$J39]&gt;[.$Q$6]);[.$O$6];IF(AND(([.$J39]&lt;[.$P$7]);[.$J39]&gt;[.$Q$7]);[.$O$7];IF(AND(([.$J39]&lt;[.$P$8]);[.$J39]&gt;[.$Q$8]);[.$O$8];IF(AND(([.$J39]&lt;[.$P$9]);[.$J39]&gt;[.$Q$9]);[.$O$9];IF(AND(([.$J39]&lt;[.$P$10]);[.$J39]&gt;[.$Q$10]);[.$O$10];IF(AND(([.$J39]&lt;[.$P$11]);[.$J39]&gt;[.$Q$11]);[.$O$11];IF(AND(([.$J39]&lt;[.$P$12]);[.$J39]&gt;[.$Q$12]);[.$O$12];&quot;Outside set limits&quot;)))))))))))" office:value-type="string" office:string-value="ALL OFF" calcext:value-type="string">
            <text:p>ALL OFF</text:p>
          </table:table-cell>
          <table:table-cell table:formula="of:=IF([.L39]=[.O$2];[.O$2];IF([.G39]=[.A39];[.A$1];IF([.G39]=[.B39];[.B$1];IF([.G39]=[.C39];[.C$1];IF([.G39]=[.D39];[.D$1];&quot;Error&quot;)))))" office:value-type="string" office:string-value="ALL OFF" calcext:value-type="string">
            <text:p>ALL OFF</text:p>
          </table:table-cell>
          <table:table-cell table:formula="of:=IF([.L39]=[.O$2];[.O$2];[.L39]*100+[.M39])" office:value-type="string" office:string-value="ALL OFF" calcext:value-type="string">
            <text:p>ALL OFF</text:p>
          </table:table-cell>
          <table:table-cell table:number-columns-repeated="1010"/>
        </table:table-row>
        <table:table-row table:style-name="ro3">
          <table:table-cell table:formula="of:=[$'Results in words'.A40]" office:value-type="float" office:value="3.055" calcext:value-type="float">
            <text:p>3.055</text:p>
          </table:table-cell>
          <table:table-cell table:formula="of:=[$'Results in words'.B40]" office:value-type="float" office:value="3.055" calcext:value-type="float">
            <text:p>3.055</text:p>
          </table:table-cell>
          <table:table-cell table:formula="of:=[$'Results in words'.C40]" office:value-type="float" office:value="3.057" calcext:value-type="float">
            <text:p>3.057</text:p>
          </table:table-cell>
          <table:table-cell table:formula="of:=[$'Results in words'.D40]" office:value-type="float" office:value="3.055" calcext:value-type="float">
            <text:p>3.055</text:p>
          </table:table-cell>
          <table:table-cell/>
          <table:table-cell table:formula="of:=SUM([.A40:.D40])" office:value-type="float" office:value="12.222" calcext:value-type="float">
            <text:p>12.222</text:p>
          </table:table-cell>
          <table:table-cell table:formula="of:=MIN([.A40:.D40])" office:value-type="float" office:value="3.055" calcext:value-type="float">
            <text:p>3.055</text:p>
          </table:table-cell>
          <table:table-cell table:formula="of:=[.F40]-[.G40]" office:value-type="float" office:value="9.167" calcext:value-type="float">
            <text:p>9.167</text:p>
          </table:table-cell>
          <table:table-cell table:formula="of:=[.H40]/3" office:value-type="float" office:value="3.05566666666667" calcext:value-type="float">
            <text:p>3.056</text:p>
          </table:table-cell>
          <table:table-cell table:formula="of:=[.I40]-[.G40]" office:value-type="float" office:value="0.000666666666666593" calcext:value-type="float">
            <text:p>0.001</text:p>
          </table:table-cell>
          <table:table-cell table:formula="of:=IF(AND(([.$J40]&lt;[.P$2]);[.$J40]&gt;[.Q$2]);[.O$2];&quot;DIP&quot;)" office:value-type="string" office:string-value="ALL OFF" calcext:value-type="string">
            <text:p>ALL OFF</text:p>
          </table:table-cell>
          <table:table-cell table:formula="of:=IF(AND(([.$J40]&lt;[.$P$2]);[.$J40]&gt;[.$Q$2]);[.$O$2];IF(AND(([.$J40]&lt;[.$P$3]);[.$J40]&gt;[.$Q$3]);[.$O$3];IF(AND(([.$J40]&lt;[.$P$4]);[.$J40]&gt;[.$Q$4]);[.$O$4];IF(AND(([.$J40]&lt;[.$P$5]);[.$J40]&gt;[.$Q$5]);[.$O$5];IF(AND(([.$J40]&lt;[.$P$6]);[.$J40]&gt;[.$Q$6]);[.$O$6];IF(AND(([.$J40]&lt;[.$P$7]);[.$J40]&gt;[.$Q$7]);[.$O$7];IF(AND(([.$J40]&lt;[.$P$8]);[.$J40]&gt;[.$Q$8]);[.$O$8];IF(AND(([.$J40]&lt;[.$P$9]);[.$J40]&gt;[.$Q$9]);[.$O$9];IF(AND(([.$J40]&lt;[.$P$10]);[.$J40]&gt;[.$Q$10]);[.$O$10];IF(AND(([.$J40]&lt;[.$P$11]);[.$J40]&gt;[.$Q$11]);[.$O$11];IF(AND(([.$J40]&lt;[.$P$12]);[.$J40]&gt;[.$Q$12]);[.$O$12];&quot;Outside set limits&quot;)))))))))))" office:value-type="string" office:string-value="ALL OFF" calcext:value-type="string">
            <text:p>ALL OFF</text:p>
          </table:table-cell>
          <table:table-cell table:formula="of:=IF([.L40]=[.O$2];[.O$2];IF([.G40]=[.A40];[.A$1];IF([.G40]=[.B40];[.B$1];IF([.G40]=[.C40];[.C$1];IF([.G40]=[.D40];[.D$1];&quot;Error&quot;)))))" office:value-type="string" office:string-value="ALL OFF" calcext:value-type="string">
            <text:p>ALL OFF</text:p>
          </table:table-cell>
          <table:table-cell table:formula="of:=IF([.L40]=[.O$2];[.O$2];[.L40]*100+[.M40])" office:value-type="string" office:string-value="ALL OFF" calcext:value-type="string">
            <text:p>ALL OFF</text:p>
          </table:table-cell>
          <table:table-cell table:number-columns-repeated="1010"/>
        </table:table-row>
        <table:table-row table:style-name="ro3">
          <table:table-cell table:formula="of:=[$'Results in words'.A41]" office:value-type="float" office:value="3.057" calcext:value-type="float">
            <text:p>3.057</text:p>
          </table:table-cell>
          <table:table-cell table:formula="of:=[$'Results in words'.B41]" office:value-type="float" office:value="3.055" calcext:value-type="float">
            <text:p>3.055</text:p>
          </table:table-cell>
          <table:table-cell table:formula="of:=[$'Results in words'.C41]" office:value-type="float" office:value="3.057" calcext:value-type="float">
            <text:p>3.057</text:p>
          </table:table-cell>
          <table:table-cell table:formula="of:=[$'Results in words'.D41]" office:value-type="float" office:value="3.055" calcext:value-type="float">
            <text:p>3.055</text:p>
          </table:table-cell>
          <table:table-cell/>
          <table:table-cell table:formula="of:=SUM([.A41:.D41])" office:value-type="float" office:value="12.224" calcext:value-type="float">
            <text:p>12.224</text:p>
          </table:table-cell>
          <table:table-cell table:formula="of:=MIN([.A41:.D41])" office:value-type="float" office:value="3.055" calcext:value-type="float">
            <text:p>3.055</text:p>
          </table:table-cell>
          <table:table-cell table:formula="of:=[.F41]-[.G41]" office:value-type="float" office:value="9.169" calcext:value-type="float">
            <text:p>9.169</text:p>
          </table:table-cell>
          <table:table-cell table:formula="of:=[.H41]/3" office:value-type="float" office:value="3.05633333333333" calcext:value-type="float">
            <text:p>3.056</text:p>
          </table:table-cell>
          <table:table-cell table:formula="of:=[.I41]-[.G41]" office:value-type="float" office:value="0.00133333333333319" calcext:value-type="float">
            <text:p>0.001</text:p>
          </table:table-cell>
          <table:table-cell table:formula="of:=IF(AND(([.$J41]&lt;[.P$2]);[.$J41]&gt;[.Q$2]);[.O$2];&quot;DIP&quot;)" office:value-type="string" office:string-value="ALL OFF" calcext:value-type="string">
            <text:p>ALL OFF</text:p>
          </table:table-cell>
          <table:table-cell table:formula="of:=IF(AND(([.$J41]&lt;[.$P$2]);[.$J41]&gt;[.$Q$2]);[.$O$2];IF(AND(([.$J41]&lt;[.$P$3]);[.$J41]&gt;[.$Q$3]);[.$O$3];IF(AND(([.$J41]&lt;[.$P$4]);[.$J41]&gt;[.$Q$4]);[.$O$4];IF(AND(([.$J41]&lt;[.$P$5]);[.$J41]&gt;[.$Q$5]);[.$O$5];IF(AND(([.$J41]&lt;[.$P$6]);[.$J41]&gt;[.$Q$6]);[.$O$6];IF(AND(([.$J41]&lt;[.$P$7]);[.$J41]&gt;[.$Q$7]);[.$O$7];IF(AND(([.$J41]&lt;[.$P$8]);[.$J41]&gt;[.$Q$8]);[.$O$8];IF(AND(([.$J41]&lt;[.$P$9]);[.$J41]&gt;[.$Q$9]);[.$O$9];IF(AND(([.$J41]&lt;[.$P$10]);[.$J41]&gt;[.$Q$10]);[.$O$10];IF(AND(([.$J41]&lt;[.$P$11]);[.$J41]&gt;[.$Q$11]);[.$O$11];IF(AND(([.$J41]&lt;[.$P$12]);[.$J41]&gt;[.$Q$12]);[.$O$12];&quot;Outside set limits&quot;)))))))))))" office:value-type="string" office:string-value="ALL OFF" calcext:value-type="string">
            <text:p>ALL OFF</text:p>
          </table:table-cell>
          <table:table-cell table:formula="of:=IF([.L41]=[.O$2];[.O$2];IF([.G41]=[.A41];[.A$1];IF([.G41]=[.B41];[.B$1];IF([.G41]=[.C41];[.C$1];IF([.G41]=[.D41];[.D$1];&quot;Error&quot;)))))" office:value-type="string" office:string-value="ALL OFF" calcext:value-type="string">
            <text:p>ALL OFF</text:p>
          </table:table-cell>
          <table:table-cell table:formula="of:=IF([.L41]=[.O$2];[.O$2];[.L41]*100+[.M41])" office:value-type="string" office:string-value="ALL OFF" calcext:value-type="string">
            <text:p>ALL OFF</text:p>
          </table:table-cell>
          <table:table-cell table:number-columns-repeated="1010"/>
        </table:table-row>
        <table:table-row table:style-name="ro3">
          <table:table-cell table:formula="of:=[$'Results in words'.A42]" office:value-type="float" office:value="3.057" calcext:value-type="float">
            <text:p>3.057</text:p>
          </table:table-cell>
          <table:table-cell table:formula="of:=[$'Results in words'.B42]" office:value-type="float" office:value="3.057" calcext:value-type="float">
            <text:p>3.057</text:p>
          </table:table-cell>
          <table:table-cell table:formula="of:=[$'Results in words'.C42]" office:value-type="float" office:value="3.057" calcext:value-type="float">
            <text:p>3.057</text:p>
          </table:table-cell>
          <table:table-cell table:formula="of:=[$'Results in words'.D42]" office:value-type="float" office:value="3.057" calcext:value-type="float">
            <text:p>3.057</text:p>
          </table:table-cell>
          <table:table-cell/>
          <table:table-cell table:formula="of:=SUM([.A42:.D42])" office:value-type="float" office:value="12.228" calcext:value-type="float">
            <text:p>12.228</text:p>
          </table:table-cell>
          <table:table-cell table:formula="of:=MIN([.A42:.D42])" office:value-type="float" office:value="3.057" calcext:value-type="float">
            <text:p>3.057</text:p>
          </table:table-cell>
          <table:table-cell table:formula="of:=[.F42]-[.G42]" office:value-type="float" office:value="9.171" calcext:value-type="float">
            <text:p>9.171</text:p>
          </table:table-cell>
          <table:table-cell table:formula="of:=[.H42]/3" office:value-type="float" office:value="3.057" calcext:value-type="float">
            <text:p>3.057</text:p>
          </table:table-cell>
          <table:table-cell table:formula="of:=[.I42]-[.G42]" office:value-type="float" office:value="0" calcext:value-type="float">
            <text:p>0.000</text:p>
          </table:table-cell>
          <table:table-cell table:formula="of:=IF(AND(([.$J42]&lt;[.P$2]);[.$J42]&gt;[.Q$2]);[.O$2];&quot;DIP&quot;)" office:value-type="string" office:string-value="ALL OFF" calcext:value-type="string">
            <text:p>ALL OFF</text:p>
          </table:table-cell>
          <table:table-cell table:formula="of:=IF(AND(([.$J42]&lt;[.$P$2]);[.$J42]&gt;[.$Q$2]);[.$O$2];IF(AND(([.$J42]&lt;[.$P$3]);[.$J42]&gt;[.$Q$3]);[.$O$3];IF(AND(([.$J42]&lt;[.$P$4]);[.$J42]&gt;[.$Q$4]);[.$O$4];IF(AND(([.$J42]&lt;[.$P$5]);[.$J42]&gt;[.$Q$5]);[.$O$5];IF(AND(([.$J42]&lt;[.$P$6]);[.$J42]&gt;[.$Q$6]);[.$O$6];IF(AND(([.$J42]&lt;[.$P$7]);[.$J42]&gt;[.$Q$7]);[.$O$7];IF(AND(([.$J42]&lt;[.$P$8]);[.$J42]&gt;[.$Q$8]);[.$O$8];IF(AND(([.$J42]&lt;[.$P$9]);[.$J42]&gt;[.$Q$9]);[.$O$9];IF(AND(([.$J42]&lt;[.$P$10]);[.$J42]&gt;[.$Q$10]);[.$O$10];IF(AND(([.$J42]&lt;[.$P$11]);[.$J42]&gt;[.$Q$11]);[.$O$11];IF(AND(([.$J42]&lt;[.$P$12]);[.$J42]&gt;[.$Q$12]);[.$O$12];&quot;Outside set limits&quot;)))))))))))" office:value-type="string" office:string-value="ALL OFF" calcext:value-type="string">
            <text:p>ALL OFF</text:p>
          </table:table-cell>
          <table:table-cell table:formula="of:=IF([.L42]=[.O$2];[.O$2];IF([.G42]=[.A42];[.A$1];IF([.G42]=[.B42];[.B$1];IF([.G42]=[.C42];[.C$1];IF([.G42]=[.D42];[.D$1];&quot;Error&quot;)))))" office:value-type="string" office:string-value="ALL OFF" calcext:value-type="string">
            <text:p>ALL OFF</text:p>
          </table:table-cell>
          <table:table-cell table:formula="of:=IF([.L42]=[.O$2];[.O$2];[.L42]*100+[.M42])" office:value-type="string" office:string-value="ALL OFF" calcext:value-type="string">
            <text:p>ALL OFF</text:p>
          </table:table-cell>
          <table:table-cell table:number-columns-repeated="1010"/>
        </table:table-row>
        <table:table-row table:style-name="ro3">
          <table:table-cell table:formula="of:=[$'Results in words'.A43]" office:value-type="float" office:value="3.027" calcext:value-type="float">
            <text:p>3.027</text:p>
          </table:table-cell>
          <table:table-cell table:formula="of:=[$'Results in words'.B43]" office:value-type="float" office:value="3.027" calcext:value-type="float">
            <text:p>3.027</text:p>
          </table:table-cell>
          <table:table-cell table:formula="of:=[$'Results in words'.C43]" office:value-type="float" office:value="3.027" calcext:value-type="float">
            <text:p>3.027</text:p>
          </table:table-cell>
          <table:table-cell table:formula="of:=[$'Results in words'.D43]" office:value-type="float" office:value="1.497" calcext:value-type="float">
            <text:p>1.497</text:p>
          </table:table-cell>
          <table:table-cell/>
          <table:table-cell table:formula="of:=SUM([.A43:.D43])" office:value-type="float" office:value="10.578" calcext:value-type="float">
            <text:p>10.578</text:p>
          </table:table-cell>
          <table:table-cell table:formula="of:=MIN([.A43:.D43])" office:value-type="float" office:value="1.497" calcext:value-type="float">
            <text:p>1.497</text:p>
          </table:table-cell>
          <table:table-cell table:formula="of:=[.F43]-[.G43]" office:value-type="float" office:value="9.081" calcext:value-type="float">
            <text:p>9.081</text:p>
          </table:table-cell>
          <table:table-cell table:formula="of:=[.H43]/3" office:value-type="float" office:value="3.027" calcext:value-type="float">
            <text:p>3.027</text:p>
          </table:table-cell>
          <table:table-cell table:formula="of:=[.I43]-[.G43]" office:value-type="float" office:value="1.53" calcext:value-type="float">
            <text:p>1.530</text:p>
          </table:table-cell>
          <table:table-cell table:formula="of:=IF(AND(([.$J43]&lt;[.P$2]);[.$J43]&gt;[.Q$2]);[.O$2];&quot;DIP&quot;)" office:value-type="string" office:string-value="DIP" calcext:value-type="string">
            <text:p>DIP</text:p>
          </table:table-cell>
          <table:table-cell table:formula="of:=IF(AND(([.$J43]&lt;[.$P$2]);[.$J43]&gt;[.$Q$2]);[.$O$2];IF(AND(([.$J43]&lt;[.$P$3]);[.$J43]&gt;[.$Q$3]);[.$O$3];IF(AND(([.$J43]&lt;[.$P$4]);[.$J43]&gt;[.$Q$4]);[.$O$4];IF(AND(([.$J43]&lt;[.$P$5]);[.$J43]&gt;[.$Q$5]);[.$O$5];IF(AND(([.$J43]&lt;[.$P$6]);[.$J43]&gt;[.$Q$6]);[.$O$6];IF(AND(([.$J43]&lt;[.$P$7]);[.$J43]&gt;[.$Q$7]);[.$O$7];IF(AND(([.$J43]&lt;[.$P$8]);[.$J43]&gt;[.$Q$8]);[.$O$8];IF(AND(([.$J43]&lt;[.$P$9]);[.$J43]&gt;[.$Q$9]);[.$O$9];IF(AND(([.$J43]&lt;[.$P$10]);[.$J43]&gt;[.$Q$10]);[.$O$10];IF(AND(([.$J43]&lt;[.$P$11]);[.$J43]&gt;[.$Q$11]);[.$O$11];IF(AND(([.$J43]&lt;[.$P$12]);[.$J43]&gt;[.$Q$12]);[.$O$12];&quot;Outside set limits&quot;)))))))))))" office:value-type="float" office:value="7" calcext:value-type="float">
            <text:p>7</text:p>
          </table:table-cell>
          <table:table-cell table:formula="of:=IF([.L43]=[.O$2];[.O$2];IF([.G43]=[.A43];[.A$1];IF([.G43]=[.B43];[.B$1];IF([.G43]=[.C43];[.C$1];IF([.G43]=[.D43];[.D$1];&quot;Error&quot;)))))" office:value-type="float" office:value="75" calcext:value-type="float">
            <text:p>75</text:p>
          </table:table-cell>
          <table:table-cell table:formula="of:=IF([.L43]=[.O$2];[.O$2];[.L43]*100+[.M43])" office:value-type="float" office:value="775" calcext:value-type="float">
            <text:p>775</text:p>
          </table:table-cell>
          <table:table-cell table:number-columns-repeated="1010"/>
        </table:table-row>
        <table:table-row table:style-name="ro3">
          <table:table-cell table:formula="of:=[$'Results in words'.A44]" office:value-type="float" office:value="0.96" calcext:value-type="float">
            <text:p>0.96</text:p>
          </table:table-cell>
          <table:table-cell table:formula="of:=[$'Results in words'.B44]" office:value-type="float" office:value="3.015" calcext:value-type="float">
            <text:p>3.015</text:p>
          </table:table-cell>
          <table:table-cell table:formula="of:=[$'Results in words'.C44]" office:value-type="float" office:value="3.015" calcext:value-type="float">
            <text:p>3.015</text:p>
          </table:table-cell>
          <table:table-cell table:formula="of:=[$'Results in words'.D44]" office:value-type="float" office:value="3.013" calcext:value-type="float">
            <text:p>3.013</text:p>
          </table:table-cell>
          <table:table-cell/>
          <table:table-cell table:formula="of:=SUM([.A44:.D44])" office:value-type="float" office:value="10.003" calcext:value-type="float">
            <text:p>10.003</text:p>
          </table:table-cell>
          <table:table-cell table:formula="of:=MIN([.A44:.D44])" office:value-type="float" office:value="0.96" calcext:value-type="float">
            <text:p>0.960</text:p>
          </table:table-cell>
          <table:table-cell table:formula="of:=[.F44]-[.G44]" office:value-type="float" office:value="9.043" calcext:value-type="float">
            <text:p>9.043</text:p>
          </table:table-cell>
          <table:table-cell table:formula="of:=[.H44]/3" office:value-type="float" office:value="3.01433333333333" calcext:value-type="float">
            <text:p>3.014</text:p>
          </table:table-cell>
          <table:table-cell table:formula="of:=[.I44]-[.G44]" office:value-type="float" office:value="2.05433333333333" calcext:value-type="float">
            <text:p>2.054</text:p>
          </table:table-cell>
          <table:table-cell table:formula="of:=IF(AND(([.$J44]&lt;[.P$2]);[.$J44]&gt;[.Q$2]);[.O$2];&quot;DIP&quot;)" office:value-type="string" office:string-value="DIP" calcext:value-type="string">
            <text:p>DIP</text:p>
          </table:table-cell>
          <table:table-cell table:formula="of:=IF(AND(([.$J44]&lt;[.$P$2]);[.$J44]&gt;[.$Q$2]);[.$O$2];IF(AND(([.$J44]&lt;[.$P$3]);[.$J44]&gt;[.$Q$3]);[.$O$3];IF(AND(([.$J44]&lt;[.$P$4]);[.$J44]&gt;[.$Q$4]);[.$O$4];IF(AND(([.$J44]&lt;[.$P$5]);[.$J44]&gt;[.$Q$5]);[.$O$5];IF(AND(([.$J44]&lt;[.$P$6]);[.$J44]&gt;[.$Q$6]);[.$O$6];IF(AND(([.$J44]&lt;[.$P$7]);[.$J44]&gt;[.$Q$7]);[.$O$7];IF(AND(([.$J44]&lt;[.$P$8]);[.$J44]&gt;[.$Q$8]);[.$O$8];IF(AND(([.$J44]&lt;[.$P$9]);[.$J44]&gt;[.$Q$9]);[.$O$9];IF(AND(([.$J44]&lt;[.$P$10]);[.$J44]&gt;[.$Q$10]);[.$O$10];IF(AND(([.$J44]&lt;[.$P$11]);[.$J44]&gt;[.$Q$11]);[.$O$11];IF(AND(([.$J44]&lt;[.$P$12]);[.$J44]&gt;[.$Q$12]);[.$O$12];&quot;Outside set limits&quot;)))))))))))" office:value-type="float" office:value="8" calcext:value-type="float">
            <text:p>8</text:p>
          </table:table-cell>
          <table:table-cell table:formula="of:=IF([.L44]=[.O$2];[.O$2];IF([.G44]=[.A44];[.A$1];IF([.G44]=[.B44];[.B$1];IF([.G44]=[.C44];[.C$1];IF([.G44]=[.D44];[.D$1];&quot;Error&quot;)))))" office:value-type="float" office:value="0" calcext:value-type="float">
            <text:p>0</text:p>
          </table:table-cell>
          <table:table-cell table:formula="of:=IF([.L44]=[.O$2];[.O$2];[.L44]*100+[.M44])" office:value-type="float" office:value="800" calcext:value-type="float">
            <text:p>800</text:p>
          </table:table-cell>
          <table:table-cell table:number-columns-repeated="1010"/>
        </table:table-row>
        <table:table-row table:style-name="ro3">
          <table:table-cell table:formula="of:=[$'Results in words'.A45]" office:value-type="float" office:value="3.015" calcext:value-type="float">
            <text:p>3.015</text:p>
          </table:table-cell>
          <table:table-cell table:formula="of:=[$'Results in words'.B45]" office:value-type="float" office:value="0.964" calcext:value-type="float">
            <text:p>0.964</text:p>
          </table:table-cell>
          <table:table-cell table:formula="of:=[$'Results in words'.C45]" office:value-type="float" office:value="3.015" calcext:value-type="float">
            <text:p>3.015</text:p>
          </table:table-cell>
          <table:table-cell table:formula="of:=[$'Results in words'.D45]" office:value-type="float" office:value="3.013" calcext:value-type="float">
            <text:p>3.013</text:p>
          </table:table-cell>
          <table:table-cell/>
          <table:table-cell table:formula="of:=SUM([.A45:.D45])" office:value-type="float" office:value="10.007" calcext:value-type="float">
            <text:p>10.007</text:p>
          </table:table-cell>
          <table:table-cell table:formula="of:=MIN([.A45:.D45])" office:value-type="float" office:value="0.964" calcext:value-type="float">
            <text:p>0.964</text:p>
          </table:table-cell>
          <table:table-cell table:formula="of:=[.F45]-[.G45]" office:value-type="float" office:value="9.043" calcext:value-type="float">
            <text:p>9.043</text:p>
          </table:table-cell>
          <table:table-cell table:formula="of:=[.H45]/3" office:value-type="float" office:value="3.01433333333333" calcext:value-type="float">
            <text:p>3.014</text:p>
          </table:table-cell>
          <table:table-cell table:formula="of:=[.I45]-[.G45]" office:value-type="float" office:value="2.05033333333333" calcext:value-type="float">
            <text:p>2.050</text:p>
          </table:table-cell>
          <table:table-cell table:formula="of:=IF(AND(([.$J45]&lt;[.P$2]);[.$J45]&gt;[.Q$2]);[.O$2];&quot;DIP&quot;)" office:value-type="string" office:string-value="DIP" calcext:value-type="string">
            <text:p>DIP</text:p>
          </table:table-cell>
          <table:table-cell table:formula="of:=IF(AND(([.$J45]&lt;[.$P$2]);[.$J45]&gt;[.$Q$2]);[.$O$2];IF(AND(([.$J45]&lt;[.$P$3]);[.$J45]&gt;[.$Q$3]);[.$O$3];IF(AND(([.$J45]&lt;[.$P$4]);[.$J45]&gt;[.$Q$4]);[.$O$4];IF(AND(([.$J45]&lt;[.$P$5]);[.$J45]&gt;[.$Q$5]);[.$O$5];IF(AND(([.$J45]&lt;[.$P$6]);[.$J45]&gt;[.$Q$6]);[.$O$6];IF(AND(([.$J45]&lt;[.$P$7]);[.$J45]&gt;[.$Q$7]);[.$O$7];IF(AND(([.$J45]&lt;[.$P$8]);[.$J45]&gt;[.$Q$8]);[.$O$8];IF(AND(([.$J45]&lt;[.$P$9]);[.$J45]&gt;[.$Q$9]);[.$O$9];IF(AND(([.$J45]&lt;[.$P$10]);[.$J45]&gt;[.$Q$10]);[.$O$10];IF(AND(([.$J45]&lt;[.$P$11]);[.$J45]&gt;[.$Q$11]);[.$O$11];IF(AND(([.$J45]&lt;[.$P$12]);[.$J45]&gt;[.$Q$12]);[.$O$12];&quot;Outside set limits&quot;)))))))))))" office:value-type="float" office:value="8" calcext:value-type="float">
            <text:p>8</text:p>
          </table:table-cell>
          <table:table-cell table:formula="of:=IF([.L45]=[.O$2];[.O$2];IF([.G45]=[.A45];[.A$1];IF([.G45]=[.B45];[.B$1];IF([.G45]=[.C45];[.C$1];IF([.G45]=[.D45];[.D$1];&quot;Error&quot;)))))" office:value-type="float" office:value="25" calcext:value-type="float">
            <text:p>25</text:p>
          </table:table-cell>
          <table:table-cell table:formula="of:=IF([.L45]=[.O$2];[.O$2];[.L45]*100+[.M45])" office:value-type="float" office:value="825" calcext:value-type="float">
            <text:p>825</text:p>
          </table:table-cell>
          <table:table-cell table:number-columns-repeated="1010"/>
        </table:table-row>
        <table:table-row table:style-name="ro3">
          <table:table-cell table:formula="of:=[$'Results in words'.A46]" office:value-type="float" office:value="3.015" calcext:value-type="float">
            <text:p>3.015</text:p>
          </table:table-cell>
          <table:table-cell table:formula="of:=[$'Results in words'.B46]" office:value-type="float" office:value="3.015" calcext:value-type="float">
            <text:p>3.015</text:p>
          </table:table-cell>
          <table:table-cell table:formula="of:=[$'Results in words'.C46]" office:value-type="float" office:value="0.968" calcext:value-type="float">
            <text:p>0.968</text:p>
          </table:table-cell>
          <table:table-cell table:formula="of:=[$'Results in words'.D46]" office:value-type="float" office:value="3.015" calcext:value-type="float">
            <text:p>3.015</text:p>
          </table:table-cell>
          <table:table-cell/>
          <table:table-cell table:formula="of:=SUM([.A46:.D46])" office:value-type="float" office:value="10.013" calcext:value-type="float">
            <text:p>10.013</text:p>
          </table:table-cell>
          <table:table-cell table:formula="of:=MIN([.A46:.D46])" office:value-type="float" office:value="0.968" calcext:value-type="float">
            <text:p>0.968</text:p>
          </table:table-cell>
          <table:table-cell table:formula="of:=[.F46]-[.G46]" office:value-type="float" office:value="9.045" calcext:value-type="float">
            <text:p>9.045</text:p>
          </table:table-cell>
          <table:table-cell table:formula="of:=[.H46]/3" office:value-type="float" office:value="3.015" calcext:value-type="float">
            <text:p>3.015</text:p>
          </table:table-cell>
          <table:table-cell table:formula="of:=[.I46]-[.G46]" office:value-type="float" office:value="2.047" calcext:value-type="float">
            <text:p>2.047</text:p>
          </table:table-cell>
          <table:table-cell table:formula="of:=IF(AND(([.$J46]&lt;[.P$2]);[.$J46]&gt;[.Q$2]);[.O$2];&quot;DIP&quot;)" office:value-type="string" office:string-value="DIP" calcext:value-type="string">
            <text:p>DIP</text:p>
          </table:table-cell>
          <table:table-cell table:formula="of:=IF(AND(([.$J46]&lt;[.$P$2]);[.$J46]&gt;[.$Q$2]);[.$O$2];IF(AND(([.$J46]&lt;[.$P$3]);[.$J46]&gt;[.$Q$3]);[.$O$3];IF(AND(([.$J46]&lt;[.$P$4]);[.$J46]&gt;[.$Q$4]);[.$O$4];IF(AND(([.$J46]&lt;[.$P$5]);[.$J46]&gt;[.$Q$5]);[.$O$5];IF(AND(([.$J46]&lt;[.$P$6]);[.$J46]&gt;[.$Q$6]);[.$O$6];IF(AND(([.$J46]&lt;[.$P$7]);[.$J46]&gt;[.$Q$7]);[.$O$7];IF(AND(([.$J46]&lt;[.$P$8]);[.$J46]&gt;[.$Q$8]);[.$O$8];IF(AND(([.$J46]&lt;[.$P$9]);[.$J46]&gt;[.$Q$9]);[.$O$9];IF(AND(([.$J46]&lt;[.$P$10]);[.$J46]&gt;[.$Q$10]);[.$O$10];IF(AND(([.$J46]&lt;[.$P$11]);[.$J46]&gt;[.$Q$11]);[.$O$11];IF(AND(([.$J46]&lt;[.$P$12]);[.$J46]&gt;[.$Q$12]);[.$O$12];&quot;Outside set limits&quot;)))))))))))" office:value-type="float" office:value="8" calcext:value-type="float">
            <text:p>8</text:p>
          </table:table-cell>
          <table:table-cell table:formula="of:=IF([.L46]=[.O$2];[.O$2];IF([.G46]=[.A46];[.A$1];IF([.G46]=[.B46];[.B$1];IF([.G46]=[.C46];[.C$1];IF([.G46]=[.D46];[.D$1];&quot;Error&quot;)))))" office:value-type="float" office:value="50" calcext:value-type="float">
            <text:p>50</text:p>
          </table:table-cell>
          <table:table-cell table:formula="of:=IF([.L46]=[.O$2];[.O$2];[.L46]*100+[.M46])" office:value-type="float" office:value="850" calcext:value-type="float">
            <text:p>850</text:p>
          </table:table-cell>
          <table:table-cell table:number-columns-repeated="1010"/>
        </table:table-row>
        <table:table-row table:style-name="ro3">
          <table:table-cell table:formula="of:=[$'Results in words'.A47]" office:value-type="float" office:value="3.015" calcext:value-type="float">
            <text:p>3.015</text:p>
          </table:table-cell>
          <table:table-cell table:formula="of:=[$'Results in words'.B47]" office:value-type="float" office:value="3.015" calcext:value-type="float">
            <text:p>3.015</text:p>
          </table:table-cell>
          <table:table-cell table:formula="of:=[$'Results in words'.C47]" office:value-type="float" office:value="3.015" calcext:value-type="float">
            <text:p>3.015</text:p>
          </table:table-cell>
          <table:table-cell table:formula="of:=[$'Results in words'.D47]" office:value-type="float" office:value="0.956" calcext:value-type="float">
            <text:p>0.956</text:p>
          </table:table-cell>
          <table:table-cell/>
          <table:table-cell table:formula="of:=SUM([.A47:.D47])" office:value-type="float" office:value="10.001" calcext:value-type="float">
            <text:p>10.001</text:p>
          </table:table-cell>
          <table:table-cell table:formula="of:=MIN([.A47:.D47])" office:value-type="float" office:value="0.956" calcext:value-type="float">
            <text:p>0.956</text:p>
          </table:table-cell>
          <table:table-cell table:formula="of:=[.F47]-[.G47]" office:value-type="float" office:value="9.045" calcext:value-type="float">
            <text:p>9.045</text:p>
          </table:table-cell>
          <table:table-cell table:formula="of:=[.H47]/3" office:value-type="float" office:value="3.015" calcext:value-type="float">
            <text:p>3.015</text:p>
          </table:table-cell>
          <table:table-cell table:formula="of:=[.I47]-[.G47]" office:value-type="float" office:value="2.059" calcext:value-type="float">
            <text:p>2.059</text:p>
          </table:table-cell>
          <table:table-cell table:formula="of:=IF(AND(([.$J47]&lt;[.P$2]);[.$J47]&gt;[.Q$2]);[.O$2];&quot;DIP&quot;)" office:value-type="string" office:string-value="DIP" calcext:value-type="string">
            <text:p>DIP</text:p>
          </table:table-cell>
          <table:table-cell table:formula="of:=IF(AND(([.$J47]&lt;[.$P$2]);[.$J47]&gt;[.$Q$2]);[.$O$2];IF(AND(([.$J47]&lt;[.$P$3]);[.$J47]&gt;[.$Q$3]);[.$O$3];IF(AND(([.$J47]&lt;[.$P$4]);[.$J47]&gt;[.$Q$4]);[.$O$4];IF(AND(([.$J47]&lt;[.$P$5]);[.$J47]&gt;[.$Q$5]);[.$O$5];IF(AND(([.$J47]&lt;[.$P$6]);[.$J47]&gt;[.$Q$6]);[.$O$6];IF(AND(([.$J47]&lt;[.$P$7]);[.$J47]&gt;[.$Q$7]);[.$O$7];IF(AND(([.$J47]&lt;[.$P$8]);[.$J47]&gt;[.$Q$8]);[.$O$8];IF(AND(([.$J47]&lt;[.$P$9]);[.$J47]&gt;[.$Q$9]);[.$O$9];IF(AND(([.$J47]&lt;[.$P$10]);[.$J47]&gt;[.$Q$10]);[.$O$10];IF(AND(([.$J47]&lt;[.$P$11]);[.$J47]&gt;[.$Q$11]);[.$O$11];IF(AND(([.$J47]&lt;[.$P$12]);[.$J47]&gt;[.$Q$12]);[.$O$12];&quot;Outside set limits&quot;)))))))))))" office:value-type="float" office:value="8" calcext:value-type="float">
            <text:p>8</text:p>
          </table:table-cell>
          <table:table-cell table:formula="of:=IF([.L47]=[.O$2];[.O$2];IF([.G47]=[.A47];[.A$1];IF([.G47]=[.B47];[.B$1];IF([.G47]=[.C47];[.C$1];IF([.G47]=[.D47];[.D$1];&quot;Error&quot;)))))" office:value-type="float" office:value="75" calcext:value-type="float">
            <text:p>75</text:p>
          </table:table-cell>
          <table:table-cell table:formula="of:=IF([.L47]=[.O$2];[.O$2];[.L47]*100+[.M47])" office:value-type="float" office:value="875" calcext:value-type="float">
            <text:p>875</text:p>
          </table:table-cell>
          <table:table-cell table:number-columns-repeated="1010"/>
        </table:table-row>
        <table:table-row table:style-name="ro3">
          <table:table-cell table:formula="of:=[$'Results in words'.A48]" office:value-type="float" office:value="0.576" calcext:value-type="float">
            <text:p>0.576</text:p>
          </table:table-cell>
          <table:table-cell table:formula="of:=[$'Results in words'.B48]" office:value-type="float" office:value="3.007" calcext:value-type="float">
            <text:p>3.007</text:p>
          </table:table-cell>
          <table:table-cell table:formula="of:=[$'Results in words'.C48]" office:value-type="float" office:value="3.007" calcext:value-type="float">
            <text:p>3.007</text:p>
          </table:table-cell>
          <table:table-cell table:formula="of:=[$'Results in words'.D48]" office:value-type="float" office:value="3.005" calcext:value-type="float">
            <text:p>3.005</text:p>
          </table:table-cell>
          <table:table-cell/>
          <table:table-cell table:formula="of:=SUM([.A48:.D48])" office:value-type="float" office:value="9.595" calcext:value-type="float">
            <text:p>9.595</text:p>
          </table:table-cell>
          <table:table-cell table:formula="of:=MIN([.A48:.D48])" office:value-type="float" office:value="0.576" calcext:value-type="float">
            <text:p>0.576</text:p>
          </table:table-cell>
          <table:table-cell table:formula="of:=[.F48]-[.G48]" office:value-type="float" office:value="9.019" calcext:value-type="float">
            <text:p>9.019</text:p>
          </table:table-cell>
          <table:table-cell table:formula="of:=[.H48]/3" office:value-type="float" office:value="3.00633333333333" calcext:value-type="float">
            <text:p>3.006</text:p>
          </table:table-cell>
          <table:table-cell table:formula="of:=[.I48]-[.G48]" office:value-type="float" office:value="2.43033333333333" calcext:value-type="float">
            <text:p>2.430</text:p>
          </table:table-cell>
          <table:table-cell table:formula="of:=IF(AND(([.$J48]&lt;[.P$2]);[.$J48]&gt;[.Q$2]);[.O$2];&quot;DIP&quot;)" office:value-type="string" office:string-value="DIP" calcext:value-type="string">
            <text:p>DIP</text:p>
          </table:table-cell>
          <table:table-cell table:formula="of:=IF(AND(([.$J48]&lt;[.$P$2]);[.$J48]&gt;[.$Q$2]);[.$O$2];IF(AND(([.$J48]&lt;[.$P$3]);[.$J48]&gt;[.$Q$3]);[.$O$3];IF(AND(([.$J48]&lt;[.$P$4]);[.$J48]&gt;[.$Q$4]);[.$O$4];IF(AND(([.$J48]&lt;[.$P$5]);[.$J48]&gt;[.$Q$5]);[.$O$5];IF(AND(([.$J48]&lt;[.$P$6]);[.$J48]&gt;[.$Q$6]);[.$O$6];IF(AND(([.$J48]&lt;[.$P$7]);[.$J48]&gt;[.$Q$7]);[.$O$7];IF(AND(([.$J48]&lt;[.$P$8]);[.$J48]&gt;[.$Q$8]);[.$O$8];IF(AND(([.$J48]&lt;[.$P$9]);[.$J48]&gt;[.$Q$9]);[.$O$9];IF(AND(([.$J48]&lt;[.$P$10]);[.$J48]&gt;[.$Q$10]);[.$O$10];IF(AND(([.$J48]&lt;[.$P$11]);[.$J48]&gt;[.$Q$11]);[.$O$11];IF(AND(([.$J48]&lt;[.$P$12]);[.$J48]&gt;[.$Q$12]);[.$O$12];&quot;Outside set limits&quot;)))))))))))" office:value-type="float" office:value="9" calcext:value-type="float">
            <text:p>9</text:p>
          </table:table-cell>
          <table:table-cell table:formula="of:=IF([.L48]=[.O$2];[.O$2];IF([.G48]=[.A48];[.A$1];IF([.G48]=[.B48];[.B$1];IF([.G48]=[.C48];[.C$1];IF([.G48]=[.D48];[.D$1];&quot;Error&quot;)))))" office:value-type="float" office:value="0" calcext:value-type="float">
            <text:p>0</text:p>
          </table:table-cell>
          <table:table-cell table:formula="of:=IF([.L48]=[.O$2];[.O$2];[.L48]*100+[.M48])" office:value-type="float" office:value="900" calcext:value-type="float">
            <text:p>900</text:p>
          </table:table-cell>
          <table:table-cell table:number-columns-repeated="1010"/>
        </table:table-row>
        <table:table-row table:style-name="ro3">
          <table:table-cell table:formula="of:=[$'Results in words'.A49]" office:value-type="float" office:value="3.007" calcext:value-type="float">
            <text:p>3.007</text:p>
          </table:table-cell>
          <table:table-cell table:formula="of:=[$'Results in words'.B49]" office:value-type="float" office:value="0.58" calcext:value-type="float">
            <text:p>0.58</text:p>
          </table:table-cell>
          <table:table-cell table:formula="of:=[$'Results in words'.C49]" office:value-type="float" office:value="3.007" calcext:value-type="float">
            <text:p>3.007</text:p>
          </table:table-cell>
          <table:table-cell table:formula="of:=[$'Results in words'.D49]" office:value-type="float" office:value="3.007" calcext:value-type="float">
            <text:p>3.007</text:p>
          </table:table-cell>
          <table:table-cell/>
          <table:table-cell table:formula="of:=SUM([.A49:.D49])" office:value-type="float" office:value="9.601" calcext:value-type="float">
            <text:p>9.601</text:p>
          </table:table-cell>
          <table:table-cell table:formula="of:=MIN([.A49:.D49])" office:value-type="float" office:value="0.58" calcext:value-type="float">
            <text:p>0.580</text:p>
          </table:table-cell>
          <table:table-cell table:formula="of:=[.F49]-[.G49]" office:value-type="float" office:value="9.021" calcext:value-type="float">
            <text:p>9.021</text:p>
          </table:table-cell>
          <table:table-cell table:formula="of:=[.H49]/3" office:value-type="float" office:value="3.007" calcext:value-type="float">
            <text:p>3.007</text:p>
          </table:table-cell>
          <table:table-cell table:formula="of:=[.I49]-[.G49]" office:value-type="float" office:value="2.427" calcext:value-type="float">
            <text:p>2.427</text:p>
          </table:table-cell>
          <table:table-cell table:formula="of:=IF(AND(([.$J49]&lt;[.P$2]);[.$J49]&gt;[.Q$2]);[.O$2];&quot;DIP&quot;)" office:value-type="string" office:string-value="DIP" calcext:value-type="string">
            <text:p>DIP</text:p>
          </table:table-cell>
          <table:table-cell table:formula="of:=IF(AND(([.$J49]&lt;[.$P$2]);[.$J49]&gt;[.$Q$2]);[.$O$2];IF(AND(([.$J49]&lt;[.$P$3]);[.$J49]&gt;[.$Q$3]);[.$O$3];IF(AND(([.$J49]&lt;[.$P$4]);[.$J49]&gt;[.$Q$4]);[.$O$4];IF(AND(([.$J49]&lt;[.$P$5]);[.$J49]&gt;[.$Q$5]);[.$O$5];IF(AND(([.$J49]&lt;[.$P$6]);[.$J49]&gt;[.$Q$6]);[.$O$6];IF(AND(([.$J49]&lt;[.$P$7]);[.$J49]&gt;[.$Q$7]);[.$O$7];IF(AND(([.$J49]&lt;[.$P$8]);[.$J49]&gt;[.$Q$8]);[.$O$8];IF(AND(([.$J49]&lt;[.$P$9]);[.$J49]&gt;[.$Q$9]);[.$O$9];IF(AND(([.$J49]&lt;[.$P$10]);[.$J49]&gt;[.$Q$10]);[.$O$10];IF(AND(([.$J49]&lt;[.$P$11]);[.$J49]&gt;[.$Q$11]);[.$O$11];IF(AND(([.$J49]&lt;[.$P$12]);[.$J49]&gt;[.$Q$12]);[.$O$12];&quot;Outside set limits&quot;)))))))))))" office:value-type="float" office:value="9" calcext:value-type="float">
            <text:p>9</text:p>
          </table:table-cell>
          <table:table-cell table:formula="of:=IF([.L49]=[.O$2];[.O$2];IF([.G49]=[.A49];[.A$1];IF([.G49]=[.B49];[.B$1];IF([.G49]=[.C49];[.C$1];IF([.G49]=[.D49];[.D$1];&quot;Error&quot;)))))" office:value-type="float" office:value="25" calcext:value-type="float">
            <text:p>25</text:p>
          </table:table-cell>
          <table:table-cell table:formula="of:=IF([.L49]=[.O$2];[.O$2];[.L49]*100+[.M49])" office:value-type="float" office:value="925" calcext:value-type="float">
            <text:p>925</text:p>
          </table:table-cell>
          <table:table-cell table:number-columns-repeated="1010"/>
        </table:table-row>
        <table:table-row table:style-name="ro3">
          <table:table-cell table:formula="of:=[$'Results in words'.A50]" office:value-type="float" office:value="3.007" calcext:value-type="float">
            <text:p>3.007</text:p>
          </table:table-cell>
          <table:table-cell table:formula="of:=[$'Results in words'.B50]" office:value-type="float" office:value="3.007" calcext:value-type="float">
            <text:p>3.007</text:p>
          </table:table-cell>
          <table:table-cell table:formula="of:=[$'Results in words'.C50]" office:value-type="float" office:value="0.58" calcext:value-type="float">
            <text:p>0.58</text:p>
          </table:table-cell>
          <table:table-cell table:formula="of:=[$'Results in words'.D50]" office:value-type="float" office:value="3.005" calcext:value-type="float">
            <text:p>3.005</text:p>
          </table:table-cell>
          <table:table-cell/>
          <table:table-cell table:formula="of:=SUM([.A50:.D50])" office:value-type="float" office:value="9.599" calcext:value-type="float">
            <text:p>9.599</text:p>
          </table:table-cell>
          <table:table-cell table:formula="of:=MIN([.A50:.D50])" office:value-type="float" office:value="0.58" calcext:value-type="float">
            <text:p>0.580</text:p>
          </table:table-cell>
          <table:table-cell table:formula="of:=[.F50]-[.G50]" office:value-type="float" office:value="9.019" calcext:value-type="float">
            <text:p>9.019</text:p>
          </table:table-cell>
          <table:table-cell table:formula="of:=[.H50]/3" office:value-type="float" office:value="3.00633333333333" calcext:value-type="float">
            <text:p>3.006</text:p>
          </table:table-cell>
          <table:table-cell table:formula="of:=[.I50]-[.G50]" office:value-type="float" office:value="2.42633333333333" calcext:value-type="float">
            <text:p>2.426</text:p>
          </table:table-cell>
          <table:table-cell table:formula="of:=IF(AND(([.$J50]&lt;[.P$2]);[.$J50]&gt;[.Q$2]);[.O$2];&quot;DIP&quot;)" office:value-type="string" office:string-value="DIP" calcext:value-type="string">
            <text:p>DIP</text:p>
          </table:table-cell>
          <table:table-cell table:formula="of:=IF(AND(([.$J50]&lt;[.$P$2]);[.$J50]&gt;[.$Q$2]);[.$O$2];IF(AND(([.$J50]&lt;[.$P$3]);[.$J50]&gt;[.$Q$3]);[.$O$3];IF(AND(([.$J50]&lt;[.$P$4]);[.$J50]&gt;[.$Q$4]);[.$O$4];IF(AND(([.$J50]&lt;[.$P$5]);[.$J50]&gt;[.$Q$5]);[.$O$5];IF(AND(([.$J50]&lt;[.$P$6]);[.$J50]&gt;[.$Q$6]);[.$O$6];IF(AND(([.$J50]&lt;[.$P$7]);[.$J50]&gt;[.$Q$7]);[.$O$7];IF(AND(([.$J50]&lt;[.$P$8]);[.$J50]&gt;[.$Q$8]);[.$O$8];IF(AND(([.$J50]&lt;[.$P$9]);[.$J50]&gt;[.$Q$9]);[.$O$9];IF(AND(([.$J50]&lt;[.$P$10]);[.$J50]&gt;[.$Q$10]);[.$O$10];IF(AND(([.$J50]&lt;[.$P$11]);[.$J50]&gt;[.$Q$11]);[.$O$11];IF(AND(([.$J50]&lt;[.$P$12]);[.$J50]&gt;[.$Q$12]);[.$O$12];&quot;Outside set limits&quot;)))))))))))" office:value-type="float" office:value="9" calcext:value-type="float">
            <text:p>9</text:p>
          </table:table-cell>
          <table:table-cell table:formula="of:=IF([.L50]=[.O$2];[.O$2];IF([.G50]=[.A50];[.A$1];IF([.G50]=[.B50];[.B$1];IF([.G50]=[.C50];[.C$1];IF([.G50]=[.D50];[.D$1];&quot;Error&quot;)))))" office:value-type="float" office:value="50" calcext:value-type="float">
            <text:p>50</text:p>
          </table:table-cell>
          <table:table-cell table:formula="of:=IF([.L50]=[.O$2];[.O$2];[.L50]*100+[.M50])" office:value-type="float" office:value="950" calcext:value-type="float">
            <text:p>950</text:p>
          </table:table-cell>
          <table:table-cell table:number-columns-repeated="1010"/>
        </table:table-row>
        <table:table-row table:style-name="ro3">
          <table:table-cell table:formula="of:=[$'Results in words'.A51]" office:value-type="float" office:value="3.007" calcext:value-type="float">
            <text:p>3.007</text:p>
          </table:table-cell>
          <table:table-cell table:formula="of:=[$'Results in words'.B51]" office:value-type="float" office:value="3.005" calcext:value-type="float">
            <text:p>3.005</text:p>
          </table:table-cell>
          <table:table-cell table:formula="of:=[$'Results in words'.C51]" office:value-type="float" office:value="3.007" calcext:value-type="float">
            <text:p>3.007</text:p>
          </table:table-cell>
          <table:table-cell table:formula="of:=[$'Results in words'.D51]" office:value-type="float" office:value="0.57" calcext:value-type="float">
            <text:p>0.57</text:p>
          </table:table-cell>
          <table:table-cell/>
          <table:table-cell table:formula="of:=SUM([.A51:.D51])" office:value-type="float" office:value="9.589" calcext:value-type="float">
            <text:p>9.589</text:p>
          </table:table-cell>
          <table:table-cell table:formula="of:=MIN([.A51:.D51])" office:value-type="float" office:value="0.57" calcext:value-type="float">
            <text:p>0.570</text:p>
          </table:table-cell>
          <table:table-cell table:formula="of:=[.F51]-[.G51]" office:value-type="float" office:value="9.019" calcext:value-type="float">
            <text:p>9.019</text:p>
          </table:table-cell>
          <table:table-cell table:formula="of:=[.H51]/3" office:value-type="float" office:value="3.00633333333333" calcext:value-type="float">
            <text:p>3.006</text:p>
          </table:table-cell>
          <table:table-cell table:formula="of:=[.I51]-[.G51]" office:value-type="float" office:value="2.43633333333333" calcext:value-type="float">
            <text:p>2.436</text:p>
          </table:table-cell>
          <table:table-cell table:formula="of:=IF(AND(([.$J51]&lt;[.P$2]);[.$J51]&gt;[.Q$2]);[.O$2];&quot;DIP&quot;)" office:value-type="string" office:string-value="DIP" calcext:value-type="string">
            <text:p>DIP</text:p>
          </table:table-cell>
          <table:table-cell table:formula="of:=IF(AND(([.$J51]&lt;[.$P$2]);[.$J51]&gt;[.$Q$2]);[.$O$2];IF(AND(([.$J51]&lt;[.$P$3]);[.$J51]&gt;[.$Q$3]);[.$O$3];IF(AND(([.$J51]&lt;[.$P$4]);[.$J51]&gt;[.$Q$4]);[.$O$4];IF(AND(([.$J51]&lt;[.$P$5]);[.$J51]&gt;[.$Q$5]);[.$O$5];IF(AND(([.$J51]&lt;[.$P$6]);[.$J51]&gt;[.$Q$6]);[.$O$6];IF(AND(([.$J51]&lt;[.$P$7]);[.$J51]&gt;[.$Q$7]);[.$O$7];IF(AND(([.$J51]&lt;[.$P$8]);[.$J51]&gt;[.$Q$8]);[.$O$8];IF(AND(([.$J51]&lt;[.$P$9]);[.$J51]&gt;[.$Q$9]);[.$O$9];IF(AND(([.$J51]&lt;[.$P$10]);[.$J51]&gt;[.$Q$10]);[.$O$10];IF(AND(([.$J51]&lt;[.$P$11]);[.$J51]&gt;[.$Q$11]);[.$O$11];IF(AND(([.$J51]&lt;[.$P$12]);[.$J51]&gt;[.$Q$12]);[.$O$12];&quot;Outside set limits&quot;)))))))))))" office:value-type="float" office:value="9" calcext:value-type="float">
            <text:p>9</text:p>
          </table:table-cell>
          <table:table-cell table:formula="of:=IF([.L51]=[.O$2];[.O$2];IF([.G51]=[.A51];[.A$1];IF([.G51]=[.B51];[.B$1];IF([.G51]=[.C51];[.C$1];IF([.G51]=[.D51];[.D$1];&quot;Error&quot;)))))" office:value-type="float" office:value="75" calcext:value-type="float">
            <text:p>75</text:p>
          </table:table-cell>
          <table:table-cell table:formula="of:=IF([.L51]=[.O$2];[.O$2];[.L51]*100+[.M51])" office:value-type="float" office:value="975" calcext:value-type="float">
            <text:p>975</text:p>
          </table:table-cell>
          <table:table-cell table:number-columns-repeated="1010"/>
        </table:table-row>
        <table:table-row table:style-name="ro3">
          <table:table-cell table:formula="of:=[$'Results in words'.A52]" office:value-type="float" office:value="3.055" calcext:value-type="float">
            <text:p>3.055</text:p>
          </table:table-cell>
          <table:table-cell table:formula="of:=[$'Results in words'.B52]" office:value-type="float" office:value="3.055" calcext:value-type="float">
            <text:p>3.055</text:p>
          </table:table-cell>
          <table:table-cell table:formula="of:=[$'Results in words'.C52]" office:value-type="float" office:value="3.057" calcext:value-type="float">
            <text:p>3.057</text:p>
          </table:table-cell>
          <table:table-cell table:formula="of:=[$'Results in words'.D52]" office:value-type="float" office:value="3.055" calcext:value-type="float">
            <text:p>3.055</text:p>
          </table:table-cell>
          <table:table-cell/>
          <table:table-cell table:formula="of:=SUM([.A52:.D52])" office:value-type="float" office:value="12.222" calcext:value-type="float">
            <text:p>12.222</text:p>
          </table:table-cell>
          <table:table-cell table:formula="of:=MIN([.A52:.D52])" office:value-type="float" office:value="3.055" calcext:value-type="float">
            <text:p>3.055</text:p>
          </table:table-cell>
          <table:table-cell table:formula="of:=[.F52]-[.G52]" office:value-type="float" office:value="9.167" calcext:value-type="float">
            <text:p>9.167</text:p>
          </table:table-cell>
          <table:table-cell table:formula="of:=[.H52]/3" office:value-type="float" office:value="3.05566666666667" calcext:value-type="float">
            <text:p>3.056</text:p>
          </table:table-cell>
          <table:table-cell table:formula="of:=[.I52]-[.G52]" office:value-type="float" office:value="0.000666666666666593" calcext:value-type="float">
            <text:p>0.001</text:p>
          </table:table-cell>
          <table:table-cell table:formula="of:=IF(AND(([.$J52]&lt;[.P$2]);[.$J52]&gt;[.Q$2]);[.O$2];&quot;DIP&quot;)" office:value-type="string" office:string-value="ALL OFF" calcext:value-type="string">
            <text:p>ALL OFF</text:p>
          </table:table-cell>
          <table:table-cell table:formula="of:=IF(AND(([.$J52]&lt;[.$P$2]);[.$J52]&gt;[.$Q$2]);[.$O$2];IF(AND(([.$J52]&lt;[.$P$3]);[.$J52]&gt;[.$Q$3]);[.$O$3];IF(AND(([.$J52]&lt;[.$P$4]);[.$J52]&gt;[.$Q$4]);[.$O$4];IF(AND(([.$J52]&lt;[.$P$5]);[.$J52]&gt;[.$Q$5]);[.$O$5];IF(AND(([.$J52]&lt;[.$P$6]);[.$J52]&gt;[.$Q$6]);[.$O$6];IF(AND(([.$J52]&lt;[.$P$7]);[.$J52]&gt;[.$Q$7]);[.$O$7];IF(AND(([.$J52]&lt;[.$P$8]);[.$J52]&gt;[.$Q$8]);[.$O$8];IF(AND(([.$J52]&lt;[.$P$9]);[.$J52]&gt;[.$Q$9]);[.$O$9];IF(AND(([.$J52]&lt;[.$P$10]);[.$J52]&gt;[.$Q$10]);[.$O$10];IF(AND(([.$J52]&lt;[.$P$11]);[.$J52]&gt;[.$Q$11]);[.$O$11];IF(AND(([.$J52]&lt;[.$P$12]);[.$J52]&gt;[.$Q$12]);[.$O$12];&quot;Outside set limits&quot;)))))))))))" office:value-type="string" office:string-value="ALL OFF" calcext:value-type="string">
            <text:p>ALL OFF</text:p>
          </table:table-cell>
          <table:table-cell table:formula="of:=IF([.L52]=[.O$2];[.O$2];IF([.G52]=[.A52];[.A$1];IF([.G52]=[.B52];[.B$1];IF([.G52]=[.C52];[.C$1];IF([.G52]=[.D52];[.D$1];&quot;Error&quot;)))))" office:value-type="string" office:string-value="ALL OFF" calcext:value-type="string">
            <text:p>ALL OFF</text:p>
          </table:table-cell>
          <table:table-cell table:formula="of:=IF([.L52]=[.O$2];[.O$2];[.L52]*100+[.M52])" office:value-type="string" office:string-value="ALL OFF" calcext:value-type="string">
            <text:p>ALL OFF</text:p>
          </table:table-cell>
          <table:table-cell table:number-columns-repeated="1010"/>
        </table:table-row>
        <table:table-row table:style-name="ro3" table:number-rows-repeated="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09:55:52.984589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23:06:26.135596173</meta:creation-date>
    <dc:date>2019-01-20T09:56:22.662591381</dc:date>
    <meta:editing-duration>PT58M7S</meta:editing-duration>
    <meta:editing-cycles>8</meta:editing-cycles>
    <meta:generator>LibreOffice_Vanilla/6.1.3.5$MacOSX_X86_64 LibreOffice_project/15843ed45a7b807506f7cf3529f9e15dd77e4b8b</meta:generator>
    <meta:document-statistic meta:table-count="2" meta:cell-count="1357" meta:object-count="0"/>
  </office:meta>
</office:document-meta>
</file>